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英文名稱</text:p>
          </table:table-cell>
          <table:table-cell office:value-type="string">
            <text:p>中文名稱</text:p>
          </table:table-cell>
          <table:table-cell office:value-type="string">
            <text:p>圖片</text:p>
          </table:table-cell>
          <table:table-cell office:value-type="string">
            <text:p>中國大陸譯名</text:p>
          </table:table-cell>
          <table:table-cell office:value-type="string">
            <text:p>更新日期</text:p>
          </table:table-cell>
        </table:table-row>
        <table:table-row>
          <table:table-cell office:value-type="string">
            <text:p>2453348</text:p>
          </table:table-cell>
          <table:table-cell office:value-type="string">
            <text:p>See abnormal end</text:p>
          </table:table-cell>
          <table:table-cell office:value-type="string">
            <text:p>異常終止</text:p>
          </table:table-cell>
          <table:table-cell office:value-type="string">
            <text:p/>
          </table:table-cell>
          <table:table-cell office:value-type="string">
            <text:p>反常结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49</text:p>
          </table:table-cell>
          <table:table-cell office:value-type="string">
            <text:p>abort</text:p>
          </table:table-cell>
          <table:table-cell office:value-type="string">
            <text:p>打斷；放棄；異常中止；中斷；故障(測試；發射)；飛行故障；空中損壞</text:p>
          </table:table-cell>
          <table:table-cell office:value-type="string">
            <text:p/>
          </table:table-cell>
          <table:table-cell office:value-type="string">
            <text:p>夭折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0</text:p>
          </table:table-cell>
          <table:table-cell office:value-type="string">
            <text:p>accelerator</text:p>
          </table:table-cell>
          <table:table-cell office:value-type="string">
            <text:p>加速器</text:p>
          </table:table-cell>
          <table:table-cell office:value-type="string">
            <text:p/>
          </table:table-cell>
          <table:table-cell office:value-type="string">
            <text:p>加速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1</text:p>
          </table:table-cell>
          <table:table-cell office:value-type="string">
            <text:p>access</text:p>
          </table:table-cell>
          <table:table-cell office:value-type="string">
            <text:p>存取；進接；讀取；進出；擷取；</text:p>
          </table:table-cell>
          <table:table-cell office:value-type="string">
            <text:p/>
          </table:table-cell>
          <table:table-cell office:value-type="string">
            <text:p>访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2</text:p>
          </table:table-cell>
          <table:table-cell office:value-type="string">
            <text:p>access path</text:p>
          </table:table-cell>
          <table:table-cell office:value-type="string">
            <text:p>存取路徑</text:p>
          </table:table-cell>
          <table:table-cell office:value-type="string">
            <text:p/>
          </table:table-cell>
          <table:table-cell office:value-type="string">
            <text:p>访问路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3</text:p>
          </table:table-cell>
          <table:table-cell office:value-type="string">
            <text:p>access right</text:p>
          </table:table-cell>
          <table:table-cell office:value-type="string">
            <text:p>存取權；使用權限</text:p>
          </table:table-cell>
          <table:table-cell office:value-type="string">
            <text:p/>
          </table:table-cell>
          <table:table-cell office:value-type="string">
            <text:p>访问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4</text:p>
          </table:table-cell>
          <table:table-cell office:value-type="string">
            <text:p>accountability</text:p>
          </table:table-cell>
          <table:table-cell office:value-type="string">
            <text:p>可歸責性</text:p>
          </table:table-cell>
          <table:table-cell office:value-type="string">
            <text:p/>
          </table:table-cell>
          <table:table-cell office:value-type="string">
            <text:p>可核查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5</text:p>
          </table:table-cell>
          <table:table-cell office:value-type="string">
            <text:p>accumulator</text:p>
          </table:table-cell>
          <table:table-cell office:value-type="string">
            <text:p>存儲器；累加器；蓄電池；儲能電路</text:p>
          </table:table-cell>
          <table:table-cell office:value-type="string">
            <text:p/>
          </table:table-cell>
          <table:table-cell office:value-type="string">
            <text:p>累加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6</text:p>
          </table:table-cell>
          <table:table-cell office:value-type="string">
            <text:p>acknowledgment</text:p>
          </table:table-cell>
          <table:table-cell office:value-type="string">
            <text:p>應答</text:p>
          </table:table-cell>
          <table:table-cell office:value-type="string">
            <text:p/>
          </table:table-cell>
          <table:table-cell office:value-type="string">
            <text:p>确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7</text:p>
          </table:table-cell>
          <table:table-cell office:value-type="string">
            <text:p>adapter; adaptor</text:p>
          </table:table-cell>
          <table:table-cell office:value-type="string">
            <text:p>adapter 接頭；配接器；轉接器；接合器。adaptor 配接器</text:p>
          </table:table-cell>
          <table:table-cell office:value-type="string">
            <text:p/>
          </table:table-cell>
          <table:table-cell office:value-type="string">
            <text:p>适配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8</text:p>
          </table:table-cell>
          <table:table-cell office:value-type="string">
            <text:p>address</text:p>
          </table:table-cell>
          <table:table-cell office:value-type="string">
            <text:p>位址；地址</text:p>
          </table:table-cell>
          <table:table-cell office:value-type="string">
            <text:p/>
          </table:table-cell>
          <table:table-cell office:value-type="string">
            <text:p>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59</text:p>
          </table:table-cell>
          <table:table-cell office:value-type="string">
            <text:p>addressing</text:p>
          </table:table-cell>
          <table:table-cell office:value-type="string">
            <text:p>尋址；選址；定址</text:p>
          </table:table-cell>
          <table:table-cell office:value-type="string">
            <text:p/>
          </table:table-cell>
          <table:table-cell office:value-type="string">
            <text:p>寻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0</text:p>
          </table:table-cell>
          <table:table-cell office:value-type="string">
            <text:p>affirmation</text:p>
          </table:table-cell>
          <table:table-cell office:value-type="string">
            <text:p>收信確認</text:p>
          </table:table-cell>
          <table:table-cell office:value-type="string">
            <text:p/>
          </table:table-cell>
          <table:table-cell office:value-type="string">
            <text:p>认定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1</text:p>
          </table:table-cell>
          <table:table-cell office:value-type="string">
            <text:p>agent</text:p>
          </table:table-cell>
          <table:table-cell office:value-type="string">
            <text:p>代理者</text:p>
          </table:table-cell>
          <table:table-cell office:value-type="string">
            <text:p/>
          </table:table-cell>
          <table:table-cell office:value-type="string">
            <text:p>代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2</text:p>
          </table:table-cell>
          <table:table-cell office:value-type="string">
            <text:p>alarm</text:p>
          </table:table-cell>
          <table:table-cell office:value-type="string">
            <text:p>警報信號；警鈴；警報機</text:p>
          </table:table-cell>
          <table:table-cell office:value-type="string">
            <text:p/>
          </table:table-cell>
          <table:table-cell office:value-type="string">
            <text:p>报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3</text:p>
          </table:table-cell>
          <table:table-cell office:value-type="string">
            <text:p>algorithm</text:p>
          </table:table-cell>
          <table:table-cell office:value-type="string">
            <text:p>演算法(一套規則；方法)</text:p>
          </table:table-cell>
          <table:table-cell office:value-type="string">
            <text:p/>
          </table:table-cell>
          <table:table-cell office:value-type="string">
            <text:p>算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4</text:p>
          </table:table-cell>
          <table:table-cell office:value-type="string">
            <text:p>alignment</text:p>
          </table:table-cell>
          <table:table-cell office:value-type="string">
            <text:p>調正；對齊；對準；；排列成行；軸線平行性</text:p>
          </table:table-cell>
          <table:table-cell office:value-type="string">
            <text:p/>
          </table:table-cell>
          <table:table-cell office:value-type="string">
            <text:p>对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5</text:p>
          </table:table-cell>
          <table:table-cell office:value-type="string">
            <text:p>allocation</text:p>
          </table:table-cell>
          <table:table-cell office:value-type="string">
            <text:p>分配；配置；指派；配置算法</text:p>
          </table:table-cell>
          <table:table-cell office:value-type="string">
            <text:p/>
          </table:table-cell>
          <table:table-cell office:value-type="string">
            <text:p>分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6</text:p>
          </table:table-cell>
          <table:table-cell office:value-type="string">
            <text:p>alphabet</text:p>
          </table:table-cell>
          <table:table-cell office:value-type="string">
            <text:p>字符</text:p>
          </table:table-cell>
          <table:table-cell office:value-type="string">
            <text:p/>
          </table:table-cell>
          <table:table-cell office:value-type="string">
            <text:p>字母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7</text:p>
          </table:table-cell>
          <table:table-cell office:value-type="string">
            <text:p>alphanumeric</text:p>
          </table:table-cell>
          <table:table-cell office:value-type="string">
            <text:p>文數</text:p>
          </table:table-cell>
          <table:table-cell office:value-type="string">
            <text:p/>
          </table:table-cell>
          <table:table-cell office:value-type="string">
            <text:p>字母数字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8</text:p>
          </table:table-cell>
          <table:table-cell office:value-type="string">
            <text:p>analog data</text:p>
          </table:table-cell>
          <table:table-cell office:value-type="string">
            <text:p>類比資料</text:p>
          </table:table-cell>
          <table:table-cell office:value-type="string">
            <text:p/>
          </table:table-cell>
          <table:table-cell office:value-type="string">
            <text:p>模拟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69</text:p>
          </table:table-cell>
          <table:table-cell office:value-type="string">
            <text:p>analog-to-digital converter (ADC)</text:p>
          </table:table-cell>
          <table:table-cell office:value-type="string">
            <text:p>類比-數位轉換器</text:p>
          </table:table-cell>
          <table:table-cell office:value-type="string">
            <text:p/>
          </table:table-cell>
          <table:table-cell office:value-type="string">
            <text:p>模数转换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0</text:p>
          </table:table-cell>
          <table:table-cell office:value-type="string">
            <text:p>AND gate</text:p>
          </table:table-cell>
          <table:table-cell office:value-type="string">
            <text:p>及閘</text:p>
          </table:table-cell>
          <table:table-cell office:value-type="string">
            <text:p/>
          </table:table-cell>
          <table:table-cell office:value-type="string">
            <text:p>“与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1</text:p>
          </table:table-cell>
          <table:table-cell office:value-type="string">
            <text:p>animation</text:p>
          </table:table-cell>
          <table:table-cell office:value-type="string">
            <text:p>動畫</text:p>
          </table:table-cell>
          <table:table-cell office:value-type="string">
            <text:p/>
          </table:table-cell>
          <table:table-cell office:value-type="string">
            <text:p>动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2</text:p>
          </table:table-cell>
          <table:table-cell office:value-type="string">
            <text:p>application software</text:p>
          </table:table-cell>
          <table:table-cell office:value-type="string">
            <text:p>應用軟體</text:p>
          </table:table-cell>
          <table:table-cell office:value-type="string">
            <text:p/>
          </table:table-cell>
          <table:table-cell office:value-type="string">
            <text:p>应用软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3</text:p>
          </table:table-cell>
          <table:table-cell office:value-type="string">
            <text:p>arbitration</text:p>
          </table:table-cell>
          <table:table-cell office:value-type="string">
            <text:p>仲裁</text:p>
          </table:table-cell>
          <table:table-cell office:value-type="string">
            <text:p/>
          </table:table-cell>
          <table:table-cell office:value-type="string">
            <text:p>仲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4</text:p>
          </table:table-cell>
          <table:table-cell office:value-type="string">
            <text:p>architecture</text:p>
          </table:table-cell>
          <table:table-cell office:value-type="string">
            <text:p>架構；結構</text:p>
          </table:table-cell>
          <table:table-cell office:value-type="string">
            <text:p/>
          </table:table-cell>
          <table:table-cell office:value-type="string">
            <text:p>体系结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5</text:p>
          </table:table-cell>
          <table:table-cell office:value-type="string">
            <text:p>arithmetic and logic unit</text:p>
          </table:table-cell>
          <table:table-cell office:value-type="string">
            <text:p>算術與邏輯單元</text:p>
          </table:table-cell>
          <table:table-cell office:value-type="string">
            <text:p/>
          </table:table-cell>
          <table:table-cell office:value-type="string">
            <text:p>运算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6</text:p>
          </table:table-cell>
          <table:table-cell office:value-type="string">
            <text:p>arithmetic operator</text:p>
          </table:table-cell>
          <table:table-cell office:value-type="string">
            <text:p>算術運算子</text:p>
          </table:table-cell>
          <table:table-cell office:value-type="string">
            <text:p/>
          </table:table-cell>
          <table:table-cell office:value-type="string">
            <text:p>算术运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7</text:p>
          </table:table-cell>
          <table:table-cell office:value-type="string">
            <text:p>address resolution protocol，ARP</text:p>
          </table:table-cell>
          <table:table-cell office:value-type="string">
            <text:p>位址解析協定</text:p>
          </table:table-cell>
          <table:table-cell office:value-type="string">
            <text:p/>
          </table:table-cell>
          <table:table-cell office:value-type="string">
            <text:p>地址解析协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8</text:p>
          </table:table-cell>
          <table:table-cell office:value-type="string">
            <text:p>array</text:p>
          </table:table-cell>
          <table:table-cell office:value-type="string">
            <text:p>陣列</text:p>
          </table:table-cell>
          <table:table-cell office:value-type="string">
            <text:p/>
          </table:table-cell>
          <table:table-cell office:value-type="string">
            <text:p>数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79</text:p>
          </table:table-cell>
          <table:table-cell office:value-type="string">
            <text:p>artificial intelligence (AI)</text:p>
          </table:table-cell>
          <table:table-cell office:value-type="string">
            <text:p>人工智慧</text:p>
          </table:table-cell>
          <table:table-cell office:value-type="string">
            <text:p/>
          </table:table-cell>
          <table:table-cell office:value-type="string">
            <text:p>人工智能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0</text:p>
          </table:table-cell>
          <table:table-cell office:value-type="string">
            <text:p>ASCII character set</text:p>
          </table:table-cell>
          <table:table-cell office:value-type="string">
            <text:p>美國資訊交換標準碼字元集</text:p>
          </table:table-cell>
          <table:table-cell office:value-type="string">
            <text:p/>
          </table:table-cell>
          <table:table-cell office:value-type="string">
            <text:p>ASCII 字符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1</text:p>
          </table:table-cell>
          <table:table-cell office:value-type="string">
            <text:p>assembler</text:p>
          </table:table-cell>
          <table:table-cell office:value-type="string">
            <text:p>組合程式；組譯器</text:p>
          </table:table-cell>
          <table:table-cell office:value-type="string">
            <text:p/>
          </table:table-cell>
          <table:table-cell office:value-type="string">
            <text:p>汇编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2</text:p>
          </table:table-cell>
          <table:table-cell office:value-type="string">
            <text:p>assignment</text:p>
          </table:table-cell>
          <table:table-cell office:value-type="string">
            <text:p>指定；賦值</text:p>
          </table:table-cell>
          <table:table-cell office:value-type="string">
            <text:p/>
          </table:table-cell>
          <table:table-cell office:value-type="string">
            <text:p>赋值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3</text:p>
          </table:table-cell>
          <table:table-cell office:value-type="string">
            <text:p>asynchronous</text:p>
          </table:table-cell>
          <table:table-cell office:value-type="string">
            <text:p>異步；非同步；異步的；非同步的</text:p>
          </table:table-cell>
          <table:table-cell office:value-type="string">
            <text:p/>
          </table:table-cell>
          <table:table-cell office:value-type="string">
            <text:p>异步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4</text:p>
          </table:table-cell>
          <table:table-cell office:value-type="string">
            <text:p>attribute</text:p>
          </table:table-cell>
          <table:table-cell office:value-type="string">
            <text:p>屬性；特徵</text:p>
          </table:table-cell>
          <table:table-cell office:value-type="string">
            <text:p/>
          </table:table-cell>
          <table:table-cell office:value-type="string">
            <text:p>属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5</text:p>
          </table:table-cell>
          <table:table-cell office:value-type="string">
            <text:p>audio compression</text:p>
          </table:table-cell>
          <table:table-cell office:value-type="string">
            <text:p>聲頻壓縮</text:p>
          </table:table-cell>
          <table:table-cell office:value-type="string">
            <text:p/>
          </table:table-cell>
          <table:table-cell office:value-type="string">
            <text:p>音频压缩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6</text:p>
          </table:table-cell>
          <table:table-cell office:value-type="string">
            <text:p>audit</text:p>
          </table:table-cell>
          <table:table-cell office:value-type="string">
            <text:p>審計；稽核；查帳</text:p>
          </table:table-cell>
          <table:table-cell office:value-type="string">
            <text:p/>
          </table:table-cell>
          <table:table-cell office:value-type="string">
            <text:p>审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7</text:p>
          </table:table-cell>
          <table:table-cell office:value-type="string">
            <text:p>authentication</text:p>
          </table:table-cell>
          <table:table-cell office:value-type="string">
            <text:p>鑑別；鑑定；鑑認；驗證；認證</text:p>
          </table:table-cell>
          <table:table-cell office:value-type="string">
            <text:p/>
          </table:table-cell>
          <table:table-cell office:value-type="string">
            <text:p>鉴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8</text:p>
          </table:table-cell>
          <table:table-cell office:value-type="string">
            <text:p>automated information system (AIS)</text:p>
          </table:table-cell>
          <table:table-cell office:value-type="string">
            <text:p>自動化資訊系統</text:p>
          </table:table-cell>
          <table:table-cell office:value-type="string">
            <text:p/>
          </table:table-cell>
          <table:table-cell office:value-type="string">
            <text:p>自动化信息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89</text:p>
          </table:table-cell>
          <table:table-cell office:value-type="string">
            <text:p>automated office</text:p>
          </table:table-cell>
          <table:table-cell office:value-type="string">
            <text:p>自動化辦公室</text:p>
          </table:table-cell>
          <table:table-cell office:value-type="string">
            <text:p/>
          </table:table-cell>
          <table:table-cell office:value-type="string">
            <text:p>自动化办公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0</text:p>
          </table:table-cell>
          <table:table-cell office:value-type="string">
            <text:p>automated teller machine</text:p>
          </table:table-cell>
          <table:table-cell office:value-type="string">
            <text:p>自動櫃員機</text:p>
          </table:table-cell>
          <table:table-cell office:value-type="string">
            <text:p/>
          </table:table-cell>
          <table:table-cell office:value-type="string">
            <text:p>自动柜员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1</text:p>
          </table:table-cell>
          <table:table-cell office:value-type="string">
            <text:p>automatic patching</text:p>
          </table:table-cell>
          <table:table-cell office:value-type="string">
            <text:p>自動修補系統</text:p>
          </table:table-cell>
          <table:table-cell office:value-type="string">
            <text:p/>
          </table:table-cell>
          <table:table-cell office:value-type="string">
            <text:p>自动修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2</text:p>
          </table:table-cell>
          <table:table-cell office:value-type="string">
            <text:p>auxiliary storage</text:p>
          </table:table-cell>
          <table:table-cell office:value-type="string">
            <text:p>輔助儲存器；輔助記憶體</text:p>
          </table:table-cell>
          <table:table-cell office:value-type="string">
            <text:p/>
          </table:table-cell>
          <table:table-cell office:value-type="string">
            <text:p>辅助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3</text:p>
          </table:table-cell>
          <table:table-cell office:value-type="string">
            <text:p>availability</text:p>
          </table:table-cell>
          <table:table-cell office:value-type="string">
            <text:p>可用性</text:p>
          </table:table-cell>
          <table:table-cell office:value-type="string">
            <text:p/>
          </table:table-cell>
          <table:table-cell office:value-type="string">
            <text:p>可用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4</text:p>
          </table:table-cell>
          <table:table-cell office:value-type="string">
            <text:p>background</text:p>
          </table:table-cell>
          <table:table-cell office:value-type="string">
            <text:p>後台；背景；底色</text:p>
          </table:table-cell>
          <table:table-cell office:value-type="string">
            <text:p/>
          </table:table-cell>
          <table:table-cell office:value-type="string">
            <text:p>背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5</text:p>
          </table:table-cell>
          <table:table-cell office:value-type="string">
            <text:p>background</text:p>
          </table:table-cell>
          <table:table-cell office:value-type="string">
            <text:p>後台；背景；底色</text:p>
          </table:table-cell>
          <table:table-cell office:value-type="string">
            <text:p/>
          </table:table-cell>
          <table:table-cell office:value-type="string">
            <text:p>后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6</text:p>
          </table:table-cell>
          <table:table-cell office:value-type="string">
            <text:p>backup</text:p>
          </table:table-cell>
          <table:table-cell office:value-type="string">
            <text:p>後備；備用；備份；備製</text:p>
          </table:table-cell>
          <table:table-cell office:value-type="string">
            <text:p/>
          </table:table-cell>
          <table:table-cell office:value-type="string">
            <text:p>后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7</text:p>
          </table:table-cell>
          <table:table-cell office:value-type="string">
            <text:p>backward recovery</text:p>
          </table:table-cell>
          <table:table-cell office:value-type="string">
            <text:p>反向恢復</text:p>
          </table:table-cell>
          <table:table-cell office:value-type="string">
            <text:p/>
          </table:table-cell>
          <table:table-cell office:value-type="string">
            <text:p>反向恢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8</text:p>
          </table:table-cell>
          <table:table-cell office:value-type="string">
            <text:p>bacterium</text:p>
          </table:table-cell>
          <table:table-cell office:value-type="string">
            <text:p>細菌</text:p>
          </table:table-cell>
          <table:table-cell office:value-type="string">
            <text:p/>
          </table:table-cell>
          <table:table-cell office:value-type="string">
            <text:p>细菌[程序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399</text:p>
          </table:table-cell>
          <table:table-cell office:value-type="string">
            <text:p>banner</text:p>
          </table:table-cell>
          <table:table-cell office:value-type="string">
            <text:p>標題</text:p>
          </table:table-cell>
          <table:table-cell office:value-type="string">
            <text:p/>
          </table:table-cell>
          <table:table-cell office:value-type="string">
            <text:p>横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0</text:p>
          </table:table-cell>
          <table:table-cell office:value-type="string">
            <text:p>bar code</text:p>
          </table:table-cell>
          <table:table-cell office:value-type="string">
            <text:p>條碼</text:p>
          </table:table-cell>
          <table:table-cell office:value-type="string">
            <text:p/>
          </table:table-cell>
          <table:table-cell office:value-type="string">
            <text:p>条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1</text:p>
          </table:table-cell>
          <table:table-cell office:value-type="string">
            <text:p>baseline</text:p>
          </table:table-cell>
          <table:table-cell office:value-type="string">
            <text:p>基線</text:p>
          </table:table-cell>
          <table:table-cell office:value-type="string">
            <text:p/>
          </table:table-cell>
          <table:table-cell office:value-type="string">
            <text:p>基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2</text:p>
          </table:table-cell>
          <table:table-cell office:value-type="string">
            <text:p>batch processing</text:p>
          </table:table-cell>
          <table:table-cell office:value-type="string">
            <text:p>批次處理；整批處理；程序組處理；成批處理</text:p>
          </table:table-cell>
          <table:table-cell office:value-type="string">
            <text:p/>
          </table:table-cell>
          <table:table-cell office:value-type="string">
            <text:p>批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3</text:p>
          </table:table-cell>
          <table:table-cell office:value-type="string">
            <text:p>beacon</text:p>
          </table:table-cell>
          <table:table-cell office:value-type="string">
            <text:p>信標</text:p>
          </table:table-cell>
          <table:table-cell office:value-type="string">
            <text:p/>
          </table:table-cell>
          <table:table-cell office:value-type="string">
            <text:p>信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4</text:p>
          </table:table-cell>
          <table:table-cell office:value-type="string">
            <text:p>before image</text:p>
          </table:table-cell>
          <table:table-cell office:value-type="string">
            <text:p>前影像</text:p>
          </table:table-cell>
          <table:table-cell office:value-type="string">
            <text:p/>
          </table:table-cell>
          <table:table-cell office:value-type="string">
            <text:p>前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5</text:p>
          </table:table-cell>
          <table:table-cell office:value-type="string">
            <text:p>benchmark</text:p>
          </table:table-cell>
          <table:table-cell office:value-type="string">
            <text:p>基準；系統測試規範</text:p>
          </table:table-cell>
          <table:table-cell office:value-type="string">
            <text:p/>
          </table:table-cell>
          <table:table-cell office:value-type="string">
            <text:p>基准测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6</text:p>
          </table:table-cell>
          <table:table-cell office:value-type="string">
            <text:p>benign environment</text:p>
          </table:table-cell>
          <table:table-cell office:value-type="string">
            <text:p>良性病毒環境</text:p>
          </table:table-cell>
          <table:table-cell office:value-type="string">
            <text:p/>
          </table:table-cell>
          <table:table-cell office:value-type="string">
            <text:p>良性环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7</text:p>
          </table:table-cell>
          <table:table-cell office:value-type="string">
            <text:p>beta test</text:p>
          </table:table-cell>
          <table:table-cell office:value-type="string">
            <text:p>貝他測試</text:p>
          </table:table-cell>
          <table:table-cell office:value-type="string">
            <text:p/>
          </table:table-cell>
          <table:table-cell office:value-type="string">
            <text:p>β测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8</text:p>
          </table:table-cell>
          <table:table-cell office:value-type="string">
            <text:p>bias</text:p>
          </table:table-cell>
          <table:table-cell office:value-type="string">
            <text:p>偏差；偏移；偏壓</text:p>
          </table:table-cell>
          <table:table-cell office:value-type="string">
            <text:p/>
          </table:table-cell>
          <table:table-cell office:value-type="string">
            <text:p>偏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09</text:p>
          </table:table-cell>
          <table:table-cell office:value-type="string">
            <text:p>big endian</text:p>
          </table:table-cell>
          <table:table-cell office:value-type="string">
            <text:p>大端式</text:p>
          </table:table-cell>
          <table:table-cell office:value-type="string">
            <text:p/>
          </table:table-cell>
          <table:table-cell office:value-type="string">
            <text:p>大端式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0</text:p>
          </table:table-cell>
          <table:table-cell office:value-type="string">
            <text:p>binary</text:p>
          </table:table-cell>
          <table:table-cell office:value-type="string">
            <text:p>二進制；二元</text:p>
          </table:table-cell>
          <table:table-cell office:value-type="string">
            <text:p/>
          </table:table-cell>
          <table:table-cell office:value-type="string">
            <text:p>二进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1</text:p>
          </table:table-cell>
          <table:table-cell office:value-type="string">
            <text:p>bind</text:p>
          </table:table-cell>
          <table:table-cell office:value-type="string">
            <text:p>連結；結合</text:p>
          </table:table-cell>
          <table:table-cell office:value-type="string">
            <text:p/>
          </table:table-cell>
          <table:table-cell office:value-type="string">
            <text:p>绑定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2</text:p>
          </table:table-cell>
          <table:table-cell office:value-type="string">
            <text:p>biometric</text:p>
          </table:table-cell>
          <table:table-cell office:value-type="string">
            <text:p>生物特徵量測學</text:p>
          </table:table-cell>
          <table:table-cell office:value-type="string">
            <text:p/>
          </table:table-cell>
          <table:table-cell office:value-type="string">
            <text:p>生物测定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3</text:p>
          </table:table-cell>
          <table:table-cell office:value-type="string">
            <text:p>bipolar</text:p>
          </table:table-cell>
          <table:table-cell office:value-type="string">
            <text:p>雙極；雙極性</text:p>
          </table:table-cell>
          <table:table-cell office:value-type="string">
            <text:p/>
          </table:table-cell>
          <table:table-cell office:value-type="string">
            <text:p>双极[性]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4</text:p>
          </table:table-cell>
          <table:table-cell office:value-type="string">
            <text:p>bistable</text:p>
          </table:table-cell>
          <table:table-cell office:value-type="string">
            <text:p>雙穩的</text:p>
          </table:table-cell>
          <table:table-cell office:value-type="string">
            <text:p/>
          </table:table-cell>
          <table:table-cell office:value-type="string">
            <text:p>双稳[态]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5</text:p>
          </table:table-cell>
          <table:table-cell office:value-type="string">
            <text:p>bit</text:p>
          </table:table-cell>
          <table:table-cell office:value-type="string">
            <text:p>位元；比</text:p>
          </table:table-cell>
          <table:table-cell office:value-type="string">
            <text:p/>
          </table:table-cell>
          <table:table-cell office:value-type="string">
            <text:p>[二进制]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6</text:p>
          </table:table-cell>
          <table:table-cell office:value-type="string">
            <text:p>bit string</text:p>
          </table:table-cell>
          <table:table-cell office:value-type="string">
            <text:p>位元串</text:p>
          </table:table-cell>
          <table:table-cell office:value-type="string">
            <text:p/>
          </table:table-cell>
          <table:table-cell office:value-type="string">
            <text:p>位串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7</text:p>
          </table:table-cell>
          <table:table-cell office:value-type="string">
            <text:p>bitmap</text:p>
          </table:table-cell>
          <table:table-cell office:value-type="string">
            <text:p>位元映像</text:p>
          </table:table-cell>
          <table:table-cell office:value-type="string">
            <text:p/>
          </table:table-cell>
          <table:table-cell office:value-type="string">
            <text:p>位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8</text:p>
          </table:table-cell>
          <table:table-cell office:value-type="string">
            <text:p>black box testing</text:p>
          </table:table-cell>
          <table:table-cell office:value-type="string">
            <text:p>黑箱測試</text:p>
          </table:table-cell>
          <table:table-cell office:value-type="string">
            <text:p/>
          </table:table-cell>
          <table:table-cell office:value-type="string">
            <text:p>黑盒测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19</text:p>
          </table:table-cell>
          <table:table-cell office:value-type="string">
            <text:p>blink</text:p>
          </table:table-cell>
          <table:table-cell office:value-type="string">
            <text:p>閃爍；閃視</text:p>
          </table:table-cell>
          <table:table-cell office:value-type="string">
            <text:p/>
          </table:table-cell>
          <table:table-cell office:value-type="string">
            <text:p>闪烁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0</text:p>
          </table:table-cell>
          <table:table-cell office:value-type="string">
            <text:p>block</text:p>
          </table:table-cell>
          <table:table-cell office:value-type="string">
            <text:p>塊；段；資料段；成塊；區塊；阻擋</text:p>
          </table:table-cell>
          <table:table-cell office:value-type="string">
            <text:p/>
          </table:table-cell>
          <table:table-cell office:value-type="string">
            <text:p>阻塞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1</text:p>
          </table:table-cell>
          <table:table-cell office:value-type="string">
            <text:p>block</text:p>
          </table:table-cell>
          <table:table-cell office:value-type="string">
            <text:p>塊；段；資料段；成塊；區塊；阻擋</text:p>
          </table:table-cell>
          <table:table-cell office:value-type="string">
            <text:p/>
          </table:table-cell>
          <table:table-cell office:value-type="string">
            <text:p>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2</text:p>
          </table:table-cell>
          <table:table-cell office:value-type="string">
            <text:p>block diagram</text:p>
          </table:table-cell>
          <table:table-cell office:value-type="string">
            <text:p>方塊圖</text:p>
          </table:table-cell>
          <table:table-cell office:value-type="string">
            <text:p/>
          </table:table-cell>
          <table:table-cell office:value-type="string">
            <text:p>框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3</text:p>
          </table:table-cell>
          <table:table-cell office:value-type="string">
            <text:p>board</text:p>
          </table:table-cell>
          <table:table-cell office:value-type="string">
            <text:p>板；接線板；交換台(電話)</text:p>
          </table:table-cell>
          <table:table-cell office:value-type="string">
            <text:p/>
          </table:table-cell>
          <table:table-cell office:value-type="string">
            <text:p>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4</text:p>
          </table:table-cell>
          <table:table-cell office:value-type="string">
            <text:p>board computer</text:p>
          </table:table-cell>
          <table:table-cell office:value-type="string">
            <text:p>板電腦</text:p>
          </table:table-cell>
          <table:table-cell office:value-type="string">
            <text:p/>
          </table:table-cell>
          <table:table-cell office:value-type="string">
            <text:p>单板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5</text:p>
          </table:table-cell>
          <table:table-cell office:value-type="string">
            <text:p>bomb</text:p>
          </table:table-cell>
          <table:table-cell office:value-type="string">
            <text:p>炸彈</text:p>
          </table:table-cell>
          <table:table-cell office:value-type="string">
            <text:p/>
          </table:table-cell>
          <table:table-cell office:value-type="string">
            <text:p>炸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6</text:p>
          </table:table-cell>
          <table:table-cell office:value-type="string">
            <text:p>bombing</text:p>
          </table:table-cell>
          <table:table-cell office:value-type="string">
            <text:p>病毒惡意轟炸</text:p>
          </table:table-cell>
          <table:table-cell office:value-type="string">
            <text:p/>
          </table:table-cell>
          <table:table-cell office:value-type="string">
            <text:p>轰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7</text:p>
          </table:table-cell>
          <table:table-cell office:value-type="string">
            <text:p>Boolean</text:p>
          </table:table-cell>
          <table:table-cell office:value-type="string">
            <text:p>布林運算</text:p>
          </table:table-cell>
          <table:table-cell office:value-type="string">
            <text:p/>
          </table:table-cell>
          <table:table-cell office:value-type="string">
            <text:p>布尔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8</text:p>
          </table:table-cell>
          <table:table-cell office:value-type="string">
            <text:p>Boolean operation</text:p>
          </table:table-cell>
          <table:table-cell office:value-type="string">
            <text:p>布林運算</text:p>
          </table:table-cell>
          <table:table-cell office:value-type="string">
            <text:p/>
          </table:table-cell>
          <table:table-cell office:value-type="string">
            <text:p>布尔运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29</text:p>
          </table:table-cell>
          <table:table-cell office:value-type="string">
            <text:p>boot</text:p>
          </table:table-cell>
          <table:table-cell office:value-type="string">
            <text:p>引導；啟動</text:p>
          </table:table-cell>
          <table:table-cell office:value-type="string">
            <text:p/>
          </table:table-cell>
          <table:table-cell office:value-type="string">
            <text:p>引导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0</text:p>
          </table:table-cell>
          <table:table-cell office:value-type="string">
            <text:p>bootstrap</text:p>
          </table:table-cell>
          <table:table-cell office:value-type="string">
            <text:p>自舉；自我啟動；啟動程式</text:p>
          </table:table-cell>
          <table:table-cell office:value-type="string">
            <text:p/>
          </table:table-cell>
          <table:table-cell office:value-type="string">
            <text:p>自展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1</text:p>
          </table:table-cell>
          <table:table-cell office:value-type="string">
            <text:p>border</text:p>
          </table:table-cell>
          <table:table-cell office:value-type="string">
            <text:p>邊界</text:p>
          </table:table-cell>
          <table:table-cell office:value-type="string">
            <text:p/>
          </table:table-cell>
          <table:table-cell office:value-type="string">
            <text:p>边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2</text:p>
          </table:table-cell>
          <table:table-cell office:value-type="string">
            <text:p>bot</text:p>
          </table:table-cell>
          <table:table-cell office:value-type="string">
            <text:p>執行重複功能程式</text:p>
          </table:table-cell>
          <table:table-cell office:value-type="string">
            <text:p/>
          </table:table-cell>
          <table:table-cell office:value-type="string">
            <text:p>[网上]机器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3</text:p>
          </table:table-cell>
          <table:table-cell office:value-type="string">
            <text:p>bottom-up</text:p>
          </table:table-cell>
          <table:table-cell office:value-type="string">
            <text:p>由下而上</text:p>
          </table:table-cell>
          <table:table-cell office:value-type="string">
            <text:p/>
          </table:table-cell>
          <table:table-cell office:value-type="string">
            <text:p>自底向上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4</text:p>
          </table:table-cell>
          <table:table-cell office:value-type="string">
            <text:p>bounding box</text:p>
          </table:table-cell>
          <table:table-cell office:value-type="string">
            <text:p>定界框</text:p>
          </table:table-cell>
          <table:table-cell office:value-type="string">
            <text:p/>
          </table:table-cell>
          <table:table-cell office:value-type="string">
            <text:p>限界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5</text:p>
          </table:table-cell>
          <table:table-cell office:value-type="string">
            <text:p>branch</text:p>
          </table:table-cell>
          <table:table-cell office:value-type="string">
            <text:p>分支；轉移；；分路；支路；分局；支局</text:p>
          </table:table-cell>
          <table:table-cell office:value-type="string">
            <text:p/>
          </table:table-cell>
          <table:table-cell office:value-type="string">
            <text:p>分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6</text:p>
          </table:table-cell>
          <table:table-cell office:value-type="string">
            <text:p>breach</text:p>
          </table:table-cell>
          <table:table-cell office:value-type="string">
            <text:p>破壞；違反</text:p>
          </table:table-cell>
          <table:table-cell office:value-type="string">
            <text:p/>
          </table:table-cell>
          <table:table-cell office:value-type="string">
            <text:p>攻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7</text:p>
          </table:table-cell>
          <table:table-cell office:value-type="string">
            <text:p>break</text:p>
          </table:table-cell>
          <table:table-cell office:value-type="string">
            <text:p>破裂；中斷；斷線；斷路；截斷</text:p>
          </table:table-cell>
          <table:table-cell office:value-type="string">
            <text:p/>
          </table:table-cell>
          <table:table-cell office:value-type="string">
            <text:p>停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8</text:p>
          </table:table-cell>
          <table:table-cell office:value-type="string">
            <text:p>breakpoint</text:p>
          </table:table-cell>
          <table:table-cell office:value-type="string">
            <text:p>分界點；斷點；暫停點</text:p>
          </table:table-cell>
          <table:table-cell office:value-type="string">
            <text:p/>
          </table:table-cell>
          <table:table-cell office:value-type="string">
            <text:p>断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39</text:p>
          </table:table-cell>
          <table:table-cell office:value-type="string">
            <text:p>browse</text:p>
          </table:table-cell>
          <table:table-cell office:value-type="string">
            <text:p>瀏覽</text:p>
          </table:table-cell>
          <table:table-cell office:value-type="string">
            <text:p/>
          </table:table-cell>
          <table:table-cell office:value-type="string">
            <text:p>浏览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0</text:p>
          </table:table-cell>
          <table:table-cell office:value-type="string">
            <text:p>brute-force attack</text:p>
          </table:table-cell>
          <table:table-cell office:value-type="string">
            <text:p>蠻力攻擊；蠻攻</text:p>
          </table:table-cell>
          <table:table-cell office:value-type="string">
            <text:p/>
          </table:table-cell>
          <table:table-cell office:value-type="string">
            <text:p>蛮干攻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1</text:p>
          </table:table-cell>
          <table:table-cell office:value-type="string">
            <text:p>buffer</text:p>
          </table:table-cell>
          <table:table-cell office:value-type="string">
            <text:p>緩衝；緩衝器；緩衝區</text:p>
          </table:table-cell>
          <table:table-cell office:value-type="string">
            <text:p/>
          </table:table-cell>
          <table:table-cell office:value-type="string">
            <text:p>缓冲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2</text:p>
          </table:table-cell>
          <table:table-cell office:value-type="string">
            <text:p>bug</text:p>
          </table:table-cell>
          <table:table-cell office:value-type="string">
            <text:p>錯誤</text:p>
          </table:table-cell>
          <table:table-cell office:value-type="string">
            <text:p/>
          </table:table-cell>
          <table:table-cell office:value-type="string">
            <text:p>隐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3</text:p>
          </table:table-cell>
          <table:table-cell office:value-type="string">
            <text:p>built-in</text:p>
          </table:table-cell>
          <table:table-cell office:value-type="string">
            <text:p>內建</text:p>
          </table:table-cell>
          <table:table-cell office:value-type="string">
            <text:p/>
          </table:table-cell>
          <table:table-cell office:value-type="string">
            <text:p>内置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4</text:p>
          </table:table-cell>
          <table:table-cell office:value-type="string">
            <text:p>bulletin board</text:p>
          </table:table-cell>
          <table:table-cell office:value-type="string">
            <text:p>佈告欄</text:p>
          </table:table-cell>
          <table:table-cell office:value-type="string">
            <text:p/>
          </table:table-cell>
          <table:table-cell office:value-type="string">
            <text:p>公告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5</text:p>
          </table:table-cell>
          <table:table-cell office:value-type="string">
            <text:p>bulletin board system (BBS)</text:p>
          </table:table-cell>
          <table:table-cell office:value-type="string">
            <text:p>電子佈告欄系統</text:p>
          </table:table-cell>
          <table:table-cell office:value-type="string">
            <text:p/>
          </table:table-cell>
          <table:table-cell office:value-type="string">
            <text:p>公告板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6</text:p>
          </table:table-cell>
          <table:table-cell office:value-type="string">
            <text:p>bus</text:p>
          </table:table-cell>
          <table:table-cell office:value-type="string">
            <text:p>匯流排</text:p>
          </table:table-cell>
          <table:table-cell office:value-type="string">
            <text:p/>
          </table:table-cell>
          <table:table-cell office:value-type="string">
            <text:p>总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7</text:p>
          </table:table-cell>
          <table:table-cell office:value-type="string">
            <text:p>bypass</text:p>
          </table:table-cell>
          <table:table-cell office:value-type="string">
            <text:p>旁路；跳過；略過</text:p>
          </table:table-cell>
          <table:table-cell office:value-type="string">
            <text:p/>
          </table:table-cell>
          <table:table-cell office:value-type="string">
            <text:p>旁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8</text:p>
          </table:table-cell>
          <table:table-cell office:value-type="string">
            <text:p>byte</text:p>
          </table:table-cell>
          <table:table-cell office:value-type="string">
            <text:p>位元組；拜</text:p>
          </table:table-cell>
          <table:table-cell office:value-type="string">
            <text:p/>
          </table:table-cell>
          <table:table-cell office:value-type="string">
            <text:p>字节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49</text:p>
          </table:table-cell>
          <table:table-cell office:value-type="string">
            <text:p>cache</text:p>
          </table:table-cell>
          <table:table-cell office:value-type="string">
            <text:p>高速緩衝記憶體；快取</text:p>
          </table:table-cell>
          <table:table-cell office:value-type="string">
            <text:p/>
          </table:table-cell>
          <table:table-cell office:value-type="string">
            <text:p>高速缓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0</text:p>
          </table:table-cell>
          <table:table-cell office:value-type="string">
            <text:p>calculator</text:p>
          </table:table-cell>
          <table:table-cell office:value-type="string">
            <text:p>計算器</text:p>
          </table:table-cell>
          <table:table-cell office:value-type="string">
            <text:p/>
          </table:table-cell>
          <table:table-cell office:value-type="string">
            <text:p>计算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1</text:p>
          </table:table-cell>
          <table:table-cell office:value-type="string">
            <text:p>calendar program</text:p>
          </table:table-cell>
          <table:table-cell office:value-type="string">
            <text:p>行事曆程式</text:p>
          </table:table-cell>
          <table:table-cell office:value-type="string">
            <text:p/>
          </table:table-cell>
          <table:table-cell office:value-type="string">
            <text:p>日历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2</text:p>
          </table:table-cell>
          <table:table-cell office:value-type="string">
            <text:p>call</text:p>
          </table:table-cell>
          <table:table-cell office:value-type="string">
            <text:p>呼叫；撥叫；召用</text:p>
          </table:table-cell>
          <table:table-cell office:value-type="string">
            <text:p/>
          </table:table-cell>
          <table:table-cell office:value-type="string">
            <text:p>调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3</text:p>
          </table:table-cell>
          <table:table-cell office:value-type="string">
            <text:p>callback</text:p>
          </table:table-cell>
          <table:table-cell office:value-type="string">
            <text:p>回撥；回叫；回呼</text:p>
          </table:table-cell>
          <table:table-cell office:value-type="string">
            <text:p/>
          </table:table-cell>
          <table:table-cell office:value-type="string">
            <text:p>回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4</text:p>
          </table:table-cell>
          <table:table-cell office:value-type="string">
            <text:p>CAM</text:p>
          </table:table-cell>
          <table:table-cell office:value-type="string">
            <text:p>凸輪、電腦輔助製造</text:p>
          </table:table-cell>
          <table:table-cell office:value-type="string">
            <text:p/>
          </table:table-cell>
          <table:table-cell office:value-type="string">
            <text:p>计算机辅助制造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5</text:p>
          </table:table-cell>
          <table:table-cell office:value-type="string">
            <text:p>campus wide information system</text:p>
          </table:table-cell>
          <table:table-cell office:value-type="string">
            <text:p>校園資訊系統</text:p>
          </table:table-cell>
          <table:table-cell office:value-type="string">
            <text:p/>
          </table:table-cell>
          <table:table-cell office:value-type="string">
            <text:p>校园信息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6</text:p>
          </table:table-cell>
          <table:table-cell office:value-type="string">
            <text:p>capture</text:p>
          </table:table-cell>
          <table:table-cell office:value-type="string">
            <text:p>擷取</text:p>
          </table:table-cell>
          <table:table-cell office:value-type="string">
            <text:p/>
          </table:table-cell>
          <table:table-cell office:value-type="string">
            <text:p>捕获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7</text:p>
          </table:table-cell>
          <table:table-cell office:value-type="string">
            <text:p>card</text:p>
          </table:table-cell>
          <table:table-cell office:value-type="string">
            <text:p>卡；板</text:p>
          </table:table-cell>
          <table:table-cell office:value-type="string">
            <text:p/>
          </table:table-cell>
          <table:table-cell office:value-type="string">
            <text:p>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8</text:p>
          </table:table-cell>
          <table:table-cell office:value-type="string">
            <text:p>card cage</text:p>
          </table:table-cell>
          <table:table-cell office:value-type="string">
            <text:p>卡片機架</text:p>
          </table:table-cell>
          <table:table-cell office:value-type="string">
            <text:p/>
          </table:table-cell>
          <table:table-cell office:value-type="string">
            <text:p>插件箱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59</text:p>
          </table:table-cell>
          <table:table-cell office:value-type="string">
            <text:p>cardinal number</text:p>
          </table:table-cell>
          <table:table-cell office:value-type="string">
            <text:p>基數</text:p>
          </table:table-cell>
          <table:table-cell office:value-type="string">
            <text:p/>
          </table:table-cell>
          <table:table-cell office:value-type="string">
            <text:p>基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0</text:p>
          </table:table-cell>
          <table:table-cell office:value-type="string">
            <text:p>carriage return</text:p>
          </table:table-cell>
          <table:table-cell office:value-type="string">
            <text:p>輸送筒轉回；回車</text:p>
          </table:table-cell>
          <table:table-cell office:value-type="string">
            <text:p/>
          </table:table-cell>
          <table:table-cell office:value-type="string">
            <text:p>回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1</text:p>
          </table:table-cell>
          <table:table-cell office:value-type="string">
            <text:p>carry</text:p>
          </table:table-cell>
          <table:table-cell office:value-type="string">
            <text:p>進位</text:p>
          </table:table-cell>
          <table:table-cell office:value-type="string">
            <text:p/>
          </table:table-cell>
          <table:table-cell office:value-type="string">
            <text:p>进位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2</text:p>
          </table:table-cell>
          <table:table-cell office:value-type="string">
            <text:p>case sensitivity</text:p>
          </table:table-cell>
          <table:table-cell office:value-type="string">
            <text:p>大小寫敏感</text:p>
          </table:table-cell>
          <table:table-cell office:value-type="string">
            <text:p/>
          </table:table-cell>
          <table:table-cell office:value-type="string">
            <text:p>大小写敏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3</text:p>
          </table:table-cell>
          <table:table-cell office:value-type="string">
            <text:p>cell</text:p>
          </table:table-cell>
          <table:table-cell office:value-type="string">
            <text:p>細胞(行動通訊系統中的一個服務區)</text:p>
          </table:table-cell>
          <table:table-cell office:value-type="string">
            <text:p/>
          </table:table-cell>
          <table:table-cell office:value-type="string">
            <text:p>表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4</text:p>
          </table:table-cell>
          <table:table-cell office:value-type="string">
            <text:p>cell</text:p>
          </table:table-cell>
          <table:table-cell office:value-type="string">
            <text:p>細胞(行動通訊系統中的一個服務區)</text:p>
          </table:table-cell>
          <table:table-cell office:value-type="string">
            <text:p/>
          </table:table-cell>
          <table:table-cell office:value-type="string">
            <text:p>单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5</text:p>
          </table:table-cell>
          <table:table-cell office:value-type="string">
            <text:p>cell</text:p>
          </table:table-cell>
          <table:table-cell office:value-type="string">
            <text:p>細胞(行動通訊系統中的一個服務區)</text:p>
          </table:table-cell>
          <table:table-cell office:value-type="string">
            <text:p/>
          </table:table-cell>
          <table:table-cell office:value-type="string">
            <text:p>小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6</text:p>
          </table:table-cell>
          <table:table-cell office:value-type="string">
            <text:p>certificate</text:p>
          </table:table-cell>
          <table:table-cell office:value-type="string">
            <text:p>憑證</text:p>
          </table:table-cell>
          <table:table-cell office:value-type="string">
            <text:p/>
          </table:table-cell>
          <table:table-cell office:value-type="string">
            <text:p>证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7</text:p>
          </table:table-cell>
          <table:table-cell office:value-type="string">
            <text:p>certification</text:p>
          </table:table-cell>
          <table:table-cell office:value-type="string">
            <text:p>認證</text:p>
          </table:table-cell>
          <table:table-cell office:value-type="string">
            <text:p/>
          </table:table-cell>
          <table:table-cell office:value-type="string">
            <text:p>认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8</text:p>
          </table:table-cell>
          <table:table-cell office:value-type="string">
            <text:p>chaining</text:p>
          </table:table-cell>
          <table:table-cell office:value-type="string">
            <text:p>鍊接；鏈結</text:p>
          </table:table-cell>
          <table:table-cell office:value-type="string">
            <text:p/>
          </table:table-cell>
          <table:table-cell office:value-type="string">
            <text:p>链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69</text:p>
          </table:table-cell>
          <table:table-cell office:value-type="string">
            <text:p>change file</text:p>
          </table:table-cell>
          <table:table-cell office:value-type="string">
            <text:p>變更檔案</text:p>
          </table:table-cell>
          <table:table-cell office:value-type="string">
            <text:p/>
          </table:table-cell>
          <table:table-cell office:value-type="string">
            <text:p>变更文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0</text:p>
          </table:table-cell>
          <table:table-cell office:value-type="string">
            <text:p>channel</text:p>
          </table:table-cell>
          <table:table-cell office:value-type="string">
            <text:p>通道</text:p>
          </table:table-cell>
          <table:table-cell office:value-type="string">
            <text:p/>
          </table:table-cell>
          <table:table-cell office:value-type="string">
            <text:p>通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1</text:p>
          </table:table-cell>
          <table:table-cell office:value-type="string">
            <text:p>character</text:p>
          </table:table-cell>
          <table:table-cell office:value-type="string">
            <text:p>字符；字元</text:p>
          </table:table-cell>
          <table:table-cell office:value-type="string">
            <text:p/>
          </table:table-cell>
          <table:table-cell office:value-type="string">
            <text:p>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2</text:p>
          </table:table-cell>
          <table:table-cell office:value-type="string">
            <text:p>character display device</text:p>
          </table:table-cell>
          <table:table-cell office:value-type="string">
            <text:p>字元顯示裝置</text:p>
          </table:table-cell>
          <table:table-cell office:value-type="string">
            <text:p/>
          </table:table-cell>
          <table:table-cell office:value-type="string">
            <text:p>字符显示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3</text:p>
          </table:table-cell>
          <table:table-cell office:value-type="string">
            <text:p>character generator</text:p>
          </table:table-cell>
          <table:table-cell office:value-type="string">
            <text:p>字元產生器</text:p>
          </table:table-cell>
          <table:table-cell office:value-type="string">
            <text:p/>
          </table:table-cell>
          <table:table-cell office:value-type="string">
            <text:p>字符生成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4</text:p>
          </table:table-cell>
          <table:table-cell office:value-type="string">
            <text:p>character printer</text:p>
          </table:table-cell>
          <table:table-cell office:value-type="string">
            <text:p>字元列印機</text:p>
          </table:table-cell>
          <table:table-cell office:value-type="string">
            <text:p/>
          </table:table-cell>
          <table:table-cell office:value-type="string">
            <text:p>字符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5</text:p>
          </table:table-cell>
          <table:table-cell office:value-type="string">
            <text:p>character set</text:p>
          </table:table-cell>
          <table:table-cell office:value-type="string">
            <text:p>字元集</text:p>
          </table:table-cell>
          <table:table-cell office:value-type="string">
            <text:p/>
          </table:table-cell>
          <table:table-cell office:value-type="string">
            <text:p>字符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6</text:p>
          </table:table-cell>
          <table:table-cell office:value-type="string">
            <text:p>character string</text:p>
          </table:table-cell>
          <table:table-cell office:value-type="string">
            <text:p>字串；字元字串</text:p>
          </table:table-cell>
          <table:table-cell office:value-type="string">
            <text:p/>
          </table:table-cell>
          <table:table-cell office:value-type="string">
            <text:p>字符串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7</text:p>
          </table:table-cell>
          <table:table-cell office:value-type="string">
            <text:p>check bit</text:p>
          </table:table-cell>
          <table:table-cell office:value-type="string">
            <text:p>核對位元</text:p>
          </table:table-cell>
          <table:table-cell office:value-type="string">
            <text:p/>
          </table:table-cell>
          <table:table-cell office:value-type="string">
            <text:p>检验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8</text:p>
          </table:table-cell>
          <table:table-cell office:value-type="string">
            <text:p>checkout</text:p>
          </table:table-cell>
          <table:table-cell office:value-type="string">
            <text:p>檢測；檢驗；結賬</text:p>
          </table:table-cell>
          <table:table-cell office:value-type="string">
            <text:p/>
          </table:table-cell>
          <table:table-cell office:value-type="string">
            <text:p>检查（出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79</text:p>
          </table:table-cell>
          <table:table-cell office:value-type="string">
            <text:p>checkpoint</text:p>
          </table:table-cell>
          <table:table-cell office:value-type="string">
            <text:p>核對點；檢查點；查驗點</text:p>
          </table:table-cell>
          <table:table-cell office:value-type="string">
            <text:p/>
          </table:table-cell>
          <table:table-cell office:value-type="string">
            <text:p>检查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0</text:p>
          </table:table-cell>
          <table:table-cell office:value-type="string">
            <text:p>checksum</text:p>
          </table:table-cell>
          <table:table-cell office:value-type="string">
            <text:p>核對和；檢查總和</text:p>
          </table:table-cell>
          <table:table-cell office:value-type="string">
            <text:p/>
          </table:table-cell>
          <table:table-cell office:value-type="string">
            <text:p>检验（查）和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1</text:p>
          </table:table-cell>
          <table:table-cell office:value-type="string">
            <text:p>chip</text:p>
          </table:table-cell>
          <table:table-cell office:value-type="string">
            <text:p>晶片</text:p>
          </table:table-cell>
          <table:table-cell office:value-type="string">
            <text:p/>
          </table:table-cell>
          <table:table-cell office:value-type="string">
            <text:p>芯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2</text:p>
          </table:table-cell>
          <table:table-cell office:value-type="string">
            <text:p>computer integrated manufacturing，CIM</text:p>
          </table:table-cell>
          <table:table-cell office:value-type="string">
            <text:p>電腦整合製造</text:p>
          </table:table-cell>
          <table:table-cell office:value-type="string">
            <text:p/>
          </table:table-cell>
          <table:table-cell office:value-type="string">
            <text:p>计算机集成制造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3</text:p>
          </table:table-cell>
          <table:table-cell office:value-type="string">
            <text:p>cipher</text:p>
          </table:table-cell>
          <table:table-cell office:value-type="string">
            <text:p>凱撒加密法；密碼</text:p>
          </table:table-cell>
          <table:table-cell office:value-type="string">
            <text:p/>
          </table:table-cell>
          <table:table-cell office:value-type="string">
            <text:p>密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4</text:p>
          </table:table-cell>
          <table:table-cell office:value-type="string">
            <text:p>ciphertext</text:p>
          </table:table-cell>
          <table:table-cell office:value-type="string">
            <text:p>密文</text:p>
          </table:table-cell>
          <table:table-cell office:value-type="string">
            <text:p/>
          </table:table-cell>
          <table:table-cell office:value-type="string">
            <text:p>密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5</text:p>
          </table:table-cell>
          <table:table-cell office:value-type="string">
            <text:p>circuit board</text:p>
          </table:table-cell>
          <table:table-cell office:value-type="string">
            <text:p>電路板</text:p>
          </table:table-cell>
          <table:table-cell office:value-type="string">
            <text:p/>
          </table:table-cell>
          <table:table-cell office:value-type="string">
            <text:p>电路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6</text:p>
          </table:table-cell>
          <table:table-cell office:value-type="string">
            <text:p>clear</text:p>
          </table:table-cell>
          <table:table-cell office:value-type="string">
            <text:p>清除</text:p>
          </table:table-cell>
          <table:table-cell office:value-type="string">
            <text:p/>
          </table:table-cell>
          <table:table-cell office:value-type="string">
            <text:p>清除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7</text:p>
          </table:table-cell>
          <table:table-cell office:value-type="string">
            <text:p>click</text:p>
          </table:table-cell>
          <table:table-cell office:value-type="string">
            <text:p>按；鍵音</text:p>
          </table:table-cell>
          <table:table-cell office:value-type="string">
            <text:p/>
          </table:table-cell>
          <table:table-cell office:value-type="string">
            <text:p>单击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8</text:p>
          </table:table-cell>
          <table:table-cell office:value-type="string">
            <text:p>click rate</text:p>
          </table:table-cell>
          <table:table-cell office:value-type="string">
            <text:p>鍵擊率</text:p>
          </table:table-cell>
          <table:table-cell office:value-type="string">
            <text:p/>
          </table:table-cell>
          <table:table-cell office:value-type="string">
            <text:p>点击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89</text:p>
          </table:table-cell>
          <table:table-cell office:value-type="string">
            <text:p>clickthrough</text:p>
          </table:table-cell>
          <table:table-cell office:value-type="string">
            <text:p>點選連結</text:p>
          </table:table-cell>
          <table:table-cell office:value-type="string">
            <text:p/>
          </table:table-cell>
          <table:table-cell office:value-type="string">
            <text:p>击通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0</text:p>
          </table:table-cell>
          <table:table-cell office:value-type="string">
            <text:p>client</text:p>
          </table:table-cell>
          <table:table-cell office:value-type="string">
            <text:p>客戶</text:p>
          </table:table-cell>
          <table:table-cell office:value-type="string">
            <text:p/>
          </table:table-cell>
          <table:table-cell office:value-type="string">
            <text:p>客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1</text:p>
          </table:table-cell>
          <table:table-cell office:value-type="string">
            <text:p>client-server</text:p>
          </table:table-cell>
          <table:table-cell office:value-type="string">
            <text:p>主從</text:p>
          </table:table-cell>
          <table:table-cell office:value-type="string">
            <text:p/>
          </table:table-cell>
          <table:table-cell office:value-type="string">
            <text:p>客户-服务器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2</text:p>
          </table:table-cell>
          <table:table-cell office:value-type="string">
            <text:p>clipboard</text:p>
          </table:table-cell>
          <table:table-cell office:value-type="string">
            <text:p>剪輯板</text:p>
          </table:table-cell>
          <table:table-cell office:value-type="string">
            <text:p/>
          </table:table-cell>
          <table:table-cell office:value-type="string">
            <text:p>剪贴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3</text:p>
          </table:table-cell>
          <table:table-cell office:value-type="string">
            <text:p>clock rate</text:p>
          </table:table-cell>
          <table:table-cell office:value-type="string">
            <text:p>時鐘率</text:p>
          </table:table-cell>
          <table:table-cell office:value-type="string">
            <text:p/>
          </table:table-cell>
          <table:table-cell office:value-type="string">
            <text:p>时钟[速]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4</text:p>
          </table:table-cell>
          <table:table-cell office:value-type="string">
            <text:p>clone</text:p>
          </table:table-cell>
          <table:table-cell office:value-type="string">
            <text:p>仿製品</text:p>
          </table:table-cell>
          <table:table-cell office:value-type="string">
            <text:p/>
          </table:table-cell>
          <table:table-cell office:value-type="string">
            <text:p>克隆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5</text:p>
          </table:table-cell>
          <table:table-cell office:value-type="string">
            <text:p>closed system</text:p>
          </table:table-cell>
          <table:table-cell office:value-type="string">
            <text:p>封閉系統；封閉性系統</text:p>
          </table:table-cell>
          <table:table-cell office:value-type="string">
            <text:p/>
          </table:table-cell>
          <table:table-cell office:value-type="string">
            <text:p>封闭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6</text:p>
          </table:table-cell>
          <table:table-cell office:value-type="string">
            <text:p>cloud computing</text:p>
          </table:table-cell>
          <table:table-cell office:value-type="string">
            <text:p>雲端計算；雲端運算</text:p>
          </table:table-cell>
          <table:table-cell office:value-type="string">
            <text:p/>
          </table:table-cell>
          <table:table-cell office:value-type="string">
            <text:p>云计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7</text:p>
          </table:table-cell>
          <table:table-cell office:value-type="string">
            <text:p>code by section-position</text:p>
          </table:table-cell>
          <table:table-cell office:value-type="string">
            <text:p>區位碼</text:p>
          </table:table-cell>
          <table:table-cell office:value-type="string">
            <text:p/>
          </table:table-cell>
          <table:table-cell office:value-type="string">
            <text:p>区位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8</text:p>
          </table:table-cell>
          <table:table-cell office:value-type="string">
            <text:p>code generator</text:p>
          </table:table-cell>
          <table:table-cell office:value-type="string">
            <text:p>碼產生器</text:p>
          </table:table-cell>
          <table:table-cell office:value-type="string">
            <text:p/>
          </table:table-cell>
          <table:table-cell office:value-type="string">
            <text:p>代码生成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499</text:p>
          </table:table-cell>
          <table:table-cell office:value-type="string">
            <text:p>codec</text:p>
          </table:table-cell>
          <table:table-cell office:value-type="string">
            <text:p>編碼譯碼器；編解碼器</text:p>
          </table:table-cell>
          <table:table-cell office:value-type="string">
            <text:p/>
          </table:table-cell>
          <table:table-cell office:value-type="string">
            <text:p>压缩解压缩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0</text:p>
          </table:table-cell>
          <table:table-cell office:value-type="string">
            <text:p>coded set</text:p>
          </table:table-cell>
          <table:table-cell office:value-type="string">
            <text:p>編碼集</text:p>
          </table:table-cell>
          <table:table-cell office:value-type="string">
            <text:p/>
          </table:table-cell>
          <table:table-cell office:value-type="string">
            <text:p>编码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1</text:p>
          </table:table-cell>
          <table:table-cell office:value-type="string">
            <text:p>collision</text:p>
          </table:table-cell>
          <table:table-cell office:value-type="string">
            <text:p>碰撞</text:p>
          </table:table-cell>
          <table:table-cell office:value-type="string">
            <text:p/>
          </table:table-cell>
          <table:table-cell office:value-type="string">
            <text:p>碰撞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2</text:p>
          </table:table-cell>
          <table:table-cell office:value-type="string">
            <text:p>color map</text:p>
          </table:table-cell>
          <table:table-cell office:value-type="string">
            <text:p>色彩圖</text:p>
          </table:table-cell>
          <table:table-cell office:value-type="string">
            <text:p/>
          </table:table-cell>
          <table:table-cell office:value-type="string">
            <text:p>[彩]色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3</text:p>
          </table:table-cell>
          <table:table-cell office:value-type="string">
            <text:p>color monitor</text:p>
          </table:table-cell>
          <table:table-cell office:value-type="string">
            <text:p>彩色螢幕</text:p>
          </table:table-cell>
          <table:table-cell office:value-type="string">
            <text:p/>
          </table:table-cell>
          <table:table-cell office:value-type="string">
            <text:p>彩色监视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4</text:p>
          </table:table-cell>
          <table:table-cell office:value-type="string">
            <text:p>color printer</text:p>
          </table:table-cell>
          <table:table-cell office:value-type="string">
            <text:p>彩色列印機</text:p>
          </table:table-cell>
          <table:table-cell office:value-type="string">
            <text:p/>
          </table:table-cell>
          <table:table-cell office:value-type="string">
            <text:p>彩色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5</text:p>
          </table:table-cell>
          <table:table-cell office:value-type="string">
            <text:p>color scanner</text:p>
          </table:table-cell>
          <table:table-cell office:value-type="string">
            <text:p>彩色掃瞄器</text:p>
          </table:table-cell>
          <table:table-cell office:value-type="string">
            <text:p/>
          </table:table-cell>
          <table:table-cell office:value-type="string">
            <text:p>彩色扫描仪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6</text:p>
          </table:table-cell>
          <table:table-cell office:value-type="string">
            <text:p>command</text:p>
          </table:table-cell>
          <table:table-cell office:value-type="string">
            <text:p>命令</text:p>
          </table:table-cell>
          <table:table-cell office:value-type="string">
            <text:p/>
          </table:table-cell>
          <table:table-cell office:value-type="string">
            <text:p>命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7</text:p>
          </table:table-cell>
          <table:table-cell office:value-type="string">
            <text:p>compact</text:p>
          </table:table-cell>
          <table:table-cell office:value-type="string">
            <text:p>緊密；均收</text:p>
          </table:table-cell>
          <table:table-cell office:value-type="string">
            <text:p/>
          </table:table-cell>
          <table:table-cell office:value-type="string">
            <text:p>紧缩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8</text:p>
          </table:table-cell>
          <table:table-cell office:value-type="string">
            <text:p>compact disc</text:p>
          </table:table-cell>
          <table:table-cell office:value-type="string">
            <text:p>光碟</text:p>
          </table:table-cell>
          <table:table-cell office:value-type="string">
            <text:p/>
          </table:table-cell>
          <table:table-cell office:value-type="string">
            <text:p>光盘（碟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09</text:p>
          </table:table-cell>
          <table:table-cell office:value-type="string">
            <text:p>compact disk; CD</text:p>
          </table:table-cell>
          <table:table-cell office:value-type="string">
            <text:p>光碟</text:p>
          </table:table-cell>
          <table:table-cell office:value-type="string">
            <text:p/>
          </table:table-cell>
          <table:table-cell office:value-type="string">
            <text:p>光盘（碟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0</text:p>
          </table:table-cell>
          <table:table-cell office:value-type="string">
            <text:p>comparator</text:p>
          </table:table-cell>
          <table:table-cell office:value-type="string">
            <text:p>比較器</text:p>
          </table:table-cell>
          <table:table-cell office:value-type="string">
            <text:p/>
          </table:table-cell>
          <table:table-cell office:value-type="string">
            <text:p>比较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1</text:p>
          </table:table-cell>
          <table:table-cell office:value-type="string">
            <text:p>compartmentalization</text:p>
          </table:table-cell>
          <table:table-cell office:value-type="string">
            <text:p>象限化分割</text:p>
          </table:table-cell>
          <table:table-cell office:value-type="string">
            <text:p/>
          </table:table-cell>
          <table:table-cell office:value-type="string">
            <text:p>隔间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2</text:p>
          </table:table-cell>
          <table:table-cell office:value-type="string">
            <text:p>compatibility</text:p>
          </table:table-cell>
          <table:table-cell office:value-type="string">
            <text:p>相容性</text:p>
          </table:table-cell>
          <table:table-cell office:value-type="string">
            <text:p/>
          </table:table-cell>
          <table:table-cell office:value-type="string">
            <text:p>兼容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3</text:p>
          </table:table-cell>
          <table:table-cell office:value-type="string">
            <text:p>compilation</text:p>
          </table:table-cell>
          <table:table-cell office:value-type="string">
            <text:p>編譯</text:p>
          </table:table-cell>
          <table:table-cell office:value-type="string">
            <text:p/>
          </table:table-cell>
          <table:table-cell office:value-type="string">
            <text:p>编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4</text:p>
          </table:table-cell>
          <table:table-cell office:value-type="string">
            <text:p>compiler</text:p>
          </table:table-cell>
          <table:table-cell office:value-type="string">
            <text:p>編譯程式；編譯器</text:p>
          </table:table-cell>
          <table:table-cell office:value-type="string">
            <text:p/>
          </table:table-cell>
          <table:table-cell office:value-type="string">
            <text:p>编译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5</text:p>
          </table:table-cell>
          <table:table-cell office:value-type="string">
            <text:p>complement</text:p>
          </table:table-cell>
          <table:table-cell office:value-type="string">
            <text:p>補數；互補色；補角</text:p>
          </table:table-cell>
          <table:table-cell office:value-type="string">
            <text:p/>
          </table:table-cell>
          <table:table-cell office:value-type="string">
            <text:p>补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6</text:p>
          </table:table-cell>
          <table:table-cell office:value-type="string">
            <text:p>complexity</text:p>
          </table:table-cell>
          <table:table-cell office:value-type="string">
            <text:p>複雜性</text:p>
          </table:table-cell>
          <table:table-cell office:value-type="string">
            <text:p/>
          </table:table-cell>
          <table:table-cell office:value-type="string">
            <text:p>复杂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7</text:p>
          </table:table-cell>
          <table:table-cell office:value-type="string">
            <text:p>compromise</text:p>
          </table:table-cell>
          <table:table-cell office:value-type="string">
            <text:p>破解</text:p>
          </table:table-cell>
          <table:table-cell office:value-type="string">
            <text:p/>
          </table:table-cell>
          <table:table-cell office:value-type="string">
            <text:p>泄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8</text:p>
          </table:table-cell>
          <table:table-cell office:value-type="string">
            <text:p>computer</text:p>
          </table:table-cell>
          <table:table-cell office:value-type="string">
            <text:p>電腦；計算機</text:p>
          </table:table-cell>
          <table:table-cell office:value-type="string">
            <text:p/>
          </table:table-cell>
          <table:table-cell office:value-type="string">
            <text:p>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19</text:p>
          </table:table-cell>
          <table:table-cell office:value-type="string">
            <text:p>computer art</text:p>
          </table:table-cell>
          <table:table-cell office:value-type="string">
            <text:p>藝術</text:p>
          </table:table-cell>
          <table:table-cell office:value-type="string">
            <text:p/>
          </table:table-cell>
          <table:table-cell office:value-type="string">
            <text:p>计算机艺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0</text:p>
          </table:table-cell>
          <table:table-cell office:value-type="string">
            <text:p>computer center</text:p>
          </table:table-cell>
          <table:table-cell office:value-type="string">
            <text:p>計算機中心</text:p>
          </table:table-cell>
          <table:table-cell office:value-type="string">
            <text:p/>
          </table:table-cell>
          <table:table-cell office:value-type="string">
            <text:p>计算中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1</text:p>
          </table:table-cell>
          <table:table-cell office:value-type="string">
            <text:p>computer crime</text:p>
          </table:table-cell>
          <table:table-cell office:value-type="string">
            <text:p>計算機犯罪；電腦犯罪</text:p>
          </table:table-cell>
          <table:table-cell office:value-type="string">
            <text:p/>
          </table:table-cell>
          <table:table-cell office:value-type="string">
            <text:p>计算机犯罪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2</text:p>
          </table:table-cell>
          <table:table-cell office:value-type="string">
            <text:p>computer fraud</text:p>
          </table:table-cell>
          <table:table-cell office:value-type="string">
            <text:p>電腦詐欺</text:p>
          </table:table-cell>
          <table:table-cell office:value-type="string">
            <text:p/>
          </table:table-cell>
          <table:table-cell office:value-type="string">
            <text:p>计算机诈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3</text:p>
          </table:table-cell>
          <table:table-cell office:value-type="string">
            <text:p>computer game</text:p>
          </table:table-cell>
          <table:table-cell office:value-type="string">
            <text:p>電腦遊戲</text:p>
          </table:table-cell>
          <table:table-cell office:value-type="string">
            <text:p/>
          </table:table-cell>
          <table:table-cell office:value-type="string">
            <text:p>计算机游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4</text:p>
          </table:table-cell>
          <table:table-cell office:value-type="string">
            <text:p>computer generation</text:p>
          </table:table-cell>
          <table:table-cell office:value-type="string">
            <text:p>電腦世代</text:p>
          </table:table-cell>
          <table:table-cell office:value-type="string">
            <text:p/>
          </table:table-cell>
          <table:table-cell office:value-type="string">
            <text:p>计算机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5</text:p>
          </table:table-cell>
          <table:table-cell office:value-type="string">
            <text:p>computer graphics</text:p>
          </table:table-cell>
          <table:table-cell office:value-type="string">
            <text:p>電腦圖形；計算機圖學</text:p>
          </table:table-cell>
          <table:table-cell office:value-type="string">
            <text:p/>
          </table:table-cell>
          <table:table-cell office:value-type="string">
            <text:p>计算机图形技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6</text:p>
          </table:table-cell>
          <table:table-cell office:value-type="string">
            <text:p>computer instruction</text:p>
          </table:table-cell>
          <table:table-cell office:value-type="string">
            <text:p>計算機指令</text:p>
          </table:table-cell>
          <table:table-cell office:value-type="string">
            <text:p/>
          </table:table-cell>
          <table:table-cell office:value-type="string">
            <text:p>计算机教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7</text:p>
          </table:table-cell>
          <table:table-cell office:value-type="string">
            <text:p>computer instruction</text:p>
          </table:table-cell>
          <table:table-cell office:value-type="string">
            <text:p>計算機指令</text:p>
          </table:table-cell>
          <table:table-cell office:value-type="string">
            <text:p/>
          </table:table-cell>
          <table:table-cell office:value-type="string">
            <text:p>计算机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8</text:p>
          </table:table-cell>
          <table:table-cell office:value-type="string">
            <text:p>computer Intrusion</text:p>
          </table:table-cell>
          <table:table-cell office:value-type="string">
            <text:p>計算機侵入</text:p>
          </table:table-cell>
          <table:table-cell office:value-type="string">
            <text:p/>
          </table:table-cell>
          <table:table-cell office:value-type="string">
            <text:p>计算机入侵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29</text:p>
          </table:table-cell>
          <table:table-cell office:value-type="string">
            <text:p>computer language</text:p>
          </table:table-cell>
          <table:table-cell office:value-type="string">
            <text:p>電腦語言；計算機語言；機器語言</text:p>
          </table:table-cell>
          <table:table-cell office:value-type="string">
            <text:p/>
          </table:table-cell>
          <table:table-cell office:value-type="string">
            <text:p>计算机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0</text:p>
          </table:table-cell>
          <table:table-cell office:value-type="string">
            <text:p>computer network</text:p>
          </table:table-cell>
          <table:table-cell office:value-type="string">
            <text:p>計算機網路；電腦網路</text:p>
          </table:table-cell>
          <table:table-cell office:value-type="string">
            <text:p/>
          </table:table-cell>
          <table:table-cell office:value-type="string">
            <text:p>计算机网络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1</text:p>
          </table:table-cell>
          <table:table-cell office:value-type="string">
            <text:p>computer program</text:p>
          </table:table-cell>
          <table:table-cell office:value-type="string">
            <text:p>電腦程式</text:p>
          </table:table-cell>
          <table:table-cell office:value-type="string">
            <text:p/>
          </table:table-cell>
          <table:table-cell office:value-type="string">
            <text:p>计算机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2</text:p>
          </table:table-cell>
          <table:table-cell office:value-type="string">
            <text:p>computer security (COMPUSEC)</text:p>
          </table:table-cell>
          <table:table-cell office:value-type="string">
            <text:p>計算機安全性</text:p>
          </table:table-cell>
          <table:table-cell office:value-type="string">
            <text:p/>
          </table:table-cell>
          <table:table-cell office:value-type="string">
            <text:p>计算机安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3</text:p>
          </table:table-cell>
          <table:table-cell office:value-type="string">
            <text:p>computer simulation</text:p>
          </table:table-cell>
          <table:table-cell office:value-type="string">
            <text:p>計算機模擬</text:p>
          </table:table-cell>
          <table:table-cell office:value-type="string">
            <text:p/>
          </table:table-cell>
          <table:table-cell office:value-type="string">
            <text:p>计算机模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4</text:p>
          </table:table-cell>
          <table:table-cell office:value-type="string">
            <text:p>computer system</text:p>
          </table:table-cell>
          <table:table-cell office:value-type="string">
            <text:p>計算機系統</text:p>
          </table:table-cell>
          <table:table-cell office:value-type="string">
            <text:p/>
          </table:table-cell>
          <table:table-cell office:value-type="string">
            <text:p>计算机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5</text:p>
          </table:table-cell>
          <table:table-cell office:value-type="string">
            <text:p>computer typesetting</text:p>
          </table:table-cell>
          <table:table-cell office:value-type="string">
            <text:p>電腦排版</text:p>
          </table:table-cell>
          <table:table-cell office:value-type="string">
            <text:p/>
          </table:table-cell>
          <table:table-cell office:value-type="string">
            <text:p>计算机排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6</text:p>
          </table:table-cell>
          <table:table-cell office:value-type="string">
            <text:p>computer vision</text:p>
          </table:table-cell>
          <table:table-cell office:value-type="string">
            <text:p>電腦；電腦視覺</text:p>
          </table:table-cell>
          <table:table-cell office:value-type="string">
            <text:p/>
          </table:table-cell>
          <table:table-cell office:value-type="string">
            <text:p>计算机视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7</text:p>
          </table:table-cell>
          <table:table-cell office:value-type="string">
            <text:p>computer word</text:p>
          </table:table-cell>
          <table:table-cell office:value-type="string">
            <text:p>計算機字</text:p>
          </table:table-cell>
          <table:table-cell office:value-type="string">
            <text:p/>
          </table:table-cell>
          <table:table-cell office:value-type="string">
            <text:p>计算机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8</text:p>
          </table:table-cell>
          <table:table-cell office:value-type="string">
            <text:p>computer aided design and manufacturing，CAD/CAM</text:p>
          </table:table-cell>
          <table:table-cell office:value-type="string">
            <text:p>電腦輔助設計及製造</text:p>
          </table:table-cell>
          <table:table-cell office:value-type="string">
            <text:p/>
          </table:table-cell>
          <table:table-cell office:value-type="string">
            <text:p>计算机辅助设计与制造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39</text:p>
          </table:table-cell>
          <table:table-cell office:value-type="string">
            <text:p>concatenate</text:p>
          </table:table-cell>
          <table:table-cell office:value-type="string">
            <text:p>序連；連接</text:p>
          </table:table-cell>
          <table:table-cell office:value-type="string">
            <text:p/>
          </table:table-cell>
          <table:table-cell office:value-type="string">
            <text:p>拼接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0</text:p>
          </table:table-cell>
          <table:table-cell office:value-type="string">
            <text:p>concept description</text:p>
          </table:table-cell>
          <table:table-cell office:value-type="string">
            <text:p>概念描述</text:p>
          </table:table-cell>
          <table:table-cell office:value-type="string">
            <text:p/>
          </table:table-cell>
          <table:table-cell office:value-type="string">
            <text:p>概念描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1</text:p>
          </table:table-cell>
          <table:table-cell office:value-type="string">
            <text:p>concept formation</text:p>
          </table:table-cell>
          <table:table-cell office:value-type="string">
            <text:p>概念形成</text:p>
          </table:table-cell>
          <table:table-cell office:value-type="string">
            <text:p/>
          </table:table-cell>
          <table:table-cell office:value-type="string">
            <text:p>概念形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2</text:p>
          </table:table-cell>
          <table:table-cell office:value-type="string">
            <text:p>concept generalization</text:p>
          </table:table-cell>
          <table:table-cell office:value-type="string">
            <text:p>概念生成</text:p>
          </table:table-cell>
          <table:table-cell office:value-type="string">
            <text:p/>
          </table:table-cell>
          <table:table-cell office:value-type="string">
            <text:p>概念泛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3</text:p>
          </table:table-cell>
          <table:table-cell office:value-type="string">
            <text:p>concurrent execution</text:p>
          </table:table-cell>
          <table:table-cell office:value-type="string">
            <text:p>同作執行</text:p>
          </table:table-cell>
          <table:table-cell office:value-type="string">
            <text:p/>
          </table:table-cell>
          <table:table-cell office:value-type="string">
            <text:p>并发执行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4</text:p>
          </table:table-cell>
          <table:table-cell office:value-type="string">
            <text:p>concurrent processes</text:p>
          </table:table-cell>
          <table:table-cell office:value-type="string">
            <text:p>同作處理</text:p>
          </table:table-cell>
          <table:table-cell office:value-type="string">
            <text:p/>
          </table:table-cell>
          <table:table-cell office:value-type="string">
            <text:p>并发进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5</text:p>
          </table:table-cell>
          <table:table-cell office:value-type="string">
            <text:p>conditional statement</text:p>
          </table:table-cell>
          <table:table-cell office:value-type="string">
            <text:p>條件敘述</text:p>
          </table:table-cell>
          <table:table-cell office:value-type="string">
            <text:p/>
          </table:table-cell>
          <table:table-cell office:value-type="string">
            <text:p>条件语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6</text:p>
          </table:table-cell>
          <table:table-cell office:value-type="string">
            <text:p>configuration management (CM)</text:p>
          </table:table-cell>
          <table:table-cell office:value-type="string">
            <text:p>組態管理；配置管理</text:p>
          </table:table-cell>
          <table:table-cell office:value-type="string">
            <text:p/>
          </table:table-cell>
          <table:table-cell office:value-type="string">
            <text:p>配置管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7</text:p>
          </table:table-cell>
          <table:table-cell office:value-type="string">
            <text:p>congestion</text:p>
          </table:table-cell>
          <table:table-cell office:value-type="string">
            <text:p>擁擠；擁塞；阻塞</text:p>
          </table:table-cell>
          <table:table-cell office:value-type="string">
            <text:p/>
          </table:table-cell>
          <table:table-cell office:value-type="string">
            <text:p>拥塞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8</text:p>
          </table:table-cell>
          <table:table-cell office:value-type="string">
            <text:p>connectability</text:p>
          </table:table-cell>
          <table:table-cell office:value-type="string">
            <text:p>可連接性</text:p>
          </table:table-cell>
          <table:table-cell office:value-type="string">
            <text:p/>
          </table:table-cell>
          <table:table-cell office:value-type="string">
            <text:p>可连通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49</text:p>
          </table:table-cell>
          <table:table-cell office:value-type="string">
            <text:p>connection</text:p>
          </table:table-cell>
          <table:table-cell office:value-type="string">
            <text:p>連接</text:p>
          </table:table-cell>
          <table:table-cell office:value-type="string">
            <text:p/>
          </table:table-cell>
          <table:table-cell office:value-type="string">
            <text:p>连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0</text:p>
          </table:table-cell>
          <table:table-cell office:value-type="string">
            <text:p>connectivity</text:p>
          </table:table-cell>
          <table:table-cell office:value-type="string">
            <text:p>連接性</text:p>
          </table:table-cell>
          <table:table-cell office:value-type="string">
            <text:p/>
          </table:table-cell>
          <table:table-cell office:value-type="string">
            <text:p>连通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1</text:p>
          </table:table-cell>
          <table:table-cell office:value-type="string">
            <text:p>connector</text:p>
          </table:table-cell>
          <table:table-cell office:value-type="string">
            <text:p>連接器；連接符號</text:p>
          </table:table-cell>
          <table:table-cell office:value-type="string">
            <text:p/>
          </table:table-cell>
          <table:table-cell office:value-type="string">
            <text:p>连接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2</text:p>
          </table:table-cell>
          <table:table-cell office:value-type="string">
            <text:p>consistency</text:p>
          </table:table-cell>
          <table:table-cell office:value-type="string">
            <text:p>一致</text:p>
          </table:table-cell>
          <table:table-cell office:value-type="string">
            <text:p/>
          </table:table-cell>
          <table:table-cell office:value-type="string">
            <text:p>一致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3</text:p>
          </table:table-cell>
          <table:table-cell office:value-type="string">
            <text:p>console; CON</text:p>
          </table:table-cell>
          <table:table-cell office:value-type="string">
            <text:p>控制台；主控制板</text:p>
          </table:table-cell>
          <table:table-cell office:value-type="string">
            <text:p/>
          </table:table-cell>
          <table:table-cell office:value-type="string">
            <text:p>控制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4</text:p>
          </table:table-cell>
          <table:table-cell office:value-type="string">
            <text:p>constant</text:p>
          </table:table-cell>
          <table:table-cell office:value-type="string">
            <text:p>常數</text:p>
          </table:table-cell>
          <table:table-cell office:value-type="string">
            <text:p/>
          </table:table-cell>
          <table:table-cell office:value-type="string">
            <text:p>常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5</text:p>
          </table:table-cell>
          <table:table-cell office:value-type="string">
            <text:p>constraint</text:p>
          </table:table-cell>
          <table:table-cell office:value-type="string">
            <text:p>約束</text:p>
          </table:table-cell>
          <table:table-cell office:value-type="string">
            <text:p/>
          </table:table-cell>
          <table:table-cell office:value-type="string">
            <text:p>约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6</text:p>
          </table:table-cell>
          <table:table-cell office:value-type="string">
            <text:p>container</text:p>
          </table:table-cell>
          <table:table-cell office:value-type="string">
            <text:p>容器</text:p>
          </table:table-cell>
          <table:table-cell office:value-type="string">
            <text:p/>
          </table:table-cell>
          <table:table-cell office:value-type="string">
            <text:p>容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7</text:p>
          </table:table-cell>
          <table:table-cell office:value-type="string">
            <text:p>content provider</text:p>
          </table:table-cell>
          <table:table-cell office:value-type="string">
            <text:p>內容提供者</text:p>
          </table:table-cell>
          <table:table-cell office:value-type="string">
            <text:p/>
          </table:table-cell>
          <table:table-cell office:value-type="string">
            <text:p>内容提供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8</text:p>
          </table:table-cell>
          <table:table-cell office:value-type="string">
            <text:p>context</text:p>
          </table:table-cell>
          <table:table-cell office:value-type="string">
            <text:p>上下文</text:p>
          </table:table-cell>
          <table:table-cell office:value-type="string">
            <text:p/>
          </table:table-cell>
          <table:table-cell office:value-type="string">
            <text:p>上下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59</text:p>
          </table:table-cell>
          <table:table-cell office:value-type="string">
            <text:p>contextual search</text:p>
          </table:table-cell>
          <table:table-cell office:value-type="string">
            <text:p>上下文搜尋</text:p>
          </table:table-cell>
          <table:table-cell office:value-type="string">
            <text:p/>
          </table:table-cell>
          <table:table-cell office:value-type="string">
            <text:p>上下文搜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0</text:p>
          </table:table-cell>
          <table:table-cell office:value-type="string">
            <text:p>contingency procedure</text:p>
          </table:table-cell>
          <table:table-cell office:value-type="string">
            <text:p>偶發事故程序</text:p>
          </table:table-cell>
          <table:table-cell office:value-type="string">
            <text:p/>
          </table:table-cell>
          <table:table-cell office:value-type="string">
            <text:p>应急过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1</text:p>
          </table:table-cell>
          <table:table-cell office:value-type="string">
            <text:p>continuous forms</text:p>
          </table:table-cell>
          <table:table-cell office:value-type="string">
            <text:p>連續報表</text:p>
          </table:table-cell>
          <table:table-cell office:value-type="string">
            <text:p/>
          </table:table-cell>
          <table:table-cell office:value-type="string">
            <text:p>连续格式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2</text:p>
          </table:table-cell>
          <table:table-cell office:value-type="string">
            <text:p>contraction</text:p>
          </table:table-cell>
          <table:table-cell office:value-type="string">
            <text:p>收縮</text:p>
          </table:table-cell>
          <table:table-cell office:value-type="string">
            <text:p/>
          </table:table-cell>
          <table:table-cell office:value-type="string">
            <text:p>收缩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3</text:p>
          </table:table-cell>
          <table:table-cell office:value-type="string">
            <text:p>contrast</text:p>
          </table:table-cell>
          <table:table-cell office:value-type="string">
            <text:p>對比</text:p>
          </table:table-cell>
          <table:table-cell office:value-type="string">
            <text:p/>
          </table:table-cell>
          <table:table-cell office:value-type="string">
            <text:p>反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4</text:p>
          </table:table-cell>
          <table:table-cell office:value-type="string">
            <text:p>control</text:p>
          </table:table-cell>
          <table:table-cell office:value-type="string">
            <text:p>控制</text:p>
          </table:table-cell>
          <table:table-cell office:value-type="string">
            <text:p/>
          </table:table-cell>
          <table:table-cell office:value-type="string">
            <text:p>控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5</text:p>
          </table:table-cell>
          <table:table-cell office:value-type="string">
            <text:p>control character</text:p>
          </table:table-cell>
          <table:table-cell office:value-type="string">
            <text:p>控制字元</text:p>
          </table:table-cell>
          <table:table-cell office:value-type="string">
            <text:p/>
          </table:table-cell>
          <table:table-cell office:value-type="string">
            <text:p>控制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6</text:p>
          </table:table-cell>
          <table:table-cell office:value-type="string">
            <text:p>control panel</text:p>
          </table:table-cell>
          <table:table-cell office:value-type="string">
            <text:p>控制面板</text:p>
          </table:table-cell>
          <table:table-cell office:value-type="string">
            <text:p/>
          </table:table-cell>
          <table:table-cell office:value-type="string">
            <text:p>控制面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7</text:p>
          </table:table-cell>
          <table:table-cell office:value-type="string">
            <text:p>controller</text:p>
          </table:table-cell>
          <table:table-cell office:value-type="string">
            <text:p>控制器</text:p>
          </table:table-cell>
          <table:table-cell office:value-type="string">
            <text:p/>
          </table:table-cell>
          <table:table-cell office:value-type="string">
            <text:p>控制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8</text:p>
          </table:table-cell>
          <table:table-cell office:value-type="string">
            <text:p>convention</text:p>
          </table:table-cell>
          <table:table-cell office:value-type="string">
            <text:p>規約；約定；慣例</text:p>
          </table:table-cell>
          <table:table-cell office:value-type="string">
            <text:p/>
          </table:table-cell>
          <table:table-cell office:value-type="string">
            <text:p>约定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69</text:p>
          </table:table-cell>
          <table:table-cell office:value-type="string">
            <text:p>conversational</text:p>
          </table:table-cell>
          <table:table-cell office:value-type="string">
            <text:p>交談式</text:p>
          </table:table-cell>
          <table:table-cell office:value-type="string">
            <text:p/>
          </table:table-cell>
          <table:table-cell office:value-type="string">
            <text:p>会话式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0</text:p>
          </table:table-cell>
          <table:table-cell office:value-type="string">
            <text:p>conversion</text:p>
          </table:table-cell>
          <table:table-cell office:value-type="string">
            <text:p>轉換</text:p>
          </table:table-cell>
          <table:table-cell office:value-type="string">
            <text:p/>
          </table:table-cell>
          <table:table-cell office:value-type="string">
            <text:p>转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1</text:p>
          </table:table-cell>
          <table:table-cell office:value-type="string">
            <text:p>converter</text:p>
          </table:table-cell>
          <table:table-cell office:value-type="string">
            <text:p>變流器；轉換器；轉換程式</text:p>
          </table:table-cell>
          <table:table-cell office:value-type="string">
            <text:p/>
          </table:table-cell>
          <table:table-cell office:value-type="string">
            <text:p>转换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2</text:p>
          </table:table-cell>
          <table:table-cell office:value-type="string">
            <text:p>copy</text:p>
          </table:table-cell>
          <table:table-cell office:value-type="string">
            <text:p>複製；抄寫；拷貝；複本</text:p>
          </table:table-cell>
          <table:table-cell office:value-type="string">
            <text:p/>
          </table:table-cell>
          <table:table-cell office:value-type="string">
            <text:p>拷贝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3</text:p>
          </table:table-cell>
          <table:table-cell office:value-type="string">
            <text:p>copy</text:p>
          </table:table-cell>
          <table:table-cell office:value-type="string">
            <text:p>複製；抄寫；拷貝；複本</text:p>
          </table:table-cell>
          <table:table-cell office:value-type="string">
            <text:p/>
          </table:table-cell>
          <table:table-cell office:value-type="string">
            <text:p>副本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4</text:p>
          </table:table-cell>
          <table:table-cell office:value-type="string">
            <text:p>counter</text:p>
          </table:table-cell>
          <table:table-cell office:value-type="string">
            <text:p>計數器</text:p>
          </table:table-cell>
          <table:table-cell office:value-type="string">
            <text:p/>
          </table:table-cell>
          <table:table-cell office:value-type="string">
            <text:p>计数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5</text:p>
          </table:table-cell>
          <table:table-cell office:value-type="string">
            <text:p>courseware</text:p>
          </table:table-cell>
          <table:table-cell office:value-type="string">
            <text:p>教材；教學軟體</text:p>
          </table:table-cell>
          <table:table-cell office:value-type="string">
            <text:p/>
          </table:table-cell>
          <table:table-cell office:value-type="string">
            <text:p>课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6</text:p>
          </table:table-cell>
          <table:table-cell office:value-type="string">
            <text:p>CPU</text:p>
          </table:table-cell>
          <table:table-cell office:value-type="string">
            <text:p>中央處理單元</text:p>
          </table:table-cell>
          <table:table-cell office:value-type="string">
            <text:p/>
          </table:table-cell>
          <table:table-cell office:value-type="string">
            <text:p>中央处理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7</text:p>
          </table:table-cell>
          <table:table-cell office:value-type="string">
            <text:p>crash</text:p>
          </table:table-cell>
          <table:table-cell office:value-type="string">
            <text:p>當機；故障的；系統故障</text:p>
          </table:table-cell>
          <table:table-cell office:value-type="string">
            <text:p/>
          </table:table-cell>
          <table:table-cell office:value-type="string">
            <text:p>崩溃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8</text:p>
          </table:table-cell>
          <table:table-cell office:value-type="string">
            <text:p>credentials</text:p>
          </table:table-cell>
          <table:table-cell office:value-type="string">
            <text:p>證件</text:p>
          </table:table-cell>
          <table:table-cell office:value-type="string">
            <text:p/>
          </table:table-cell>
          <table:table-cell office:value-type="string">
            <text:p>凭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79</text:p>
          </table:table-cell>
          <table:table-cell office:value-type="string">
            <text:p>critical error</text:p>
          </table:table-cell>
          <table:table-cell office:value-type="string">
            <text:p>臨界錯誤</text:p>
          </table:table-cell>
          <table:table-cell office:value-type="string">
            <text:p/>
          </table:table-cell>
          <table:table-cell office:value-type="string">
            <text:p>要害差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0</text:p>
          </table:table-cell>
          <table:table-cell office:value-type="string">
            <text:p>critical path</text:p>
          </table:table-cell>
          <table:table-cell office:value-type="string">
            <text:p>關鍵路徑</text:p>
          </table:table-cell>
          <table:table-cell office:value-type="string">
            <text:p/>
          </table:table-cell>
          <table:table-cell office:value-type="string">
            <text:p>关键路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1</text:p>
          </table:table-cell>
          <table:table-cell office:value-type="string">
            <text:p>cryptoanalysis</text:p>
          </table:table-cell>
          <table:table-cell office:value-type="string">
            <text:p>密碼分析</text:p>
          </table:table-cell>
          <table:table-cell office:value-type="string">
            <text:p/>
          </table:table-cell>
          <table:table-cell office:value-type="string">
            <text:p>密码分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2</text:p>
          </table:table-cell>
          <table:table-cell office:value-type="string">
            <text:p>cryptography</text:p>
          </table:table-cell>
          <table:table-cell office:value-type="string">
            <text:p>密碼學；密碼；密碼打字機</text:p>
          </table:table-cell>
          <table:table-cell office:value-type="string">
            <text:p/>
          </table:table-cell>
          <table:table-cell office:value-type="string">
            <text:p>密码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3</text:p>
          </table:table-cell>
          <table:table-cell office:value-type="string">
            <text:p>cryptology</text:p>
          </table:table-cell>
          <table:table-cell office:value-type="string">
            <text:p>密碼術；暗碼學；密碼學</text:p>
          </table:table-cell>
          <table:table-cell office:value-type="string">
            <text:p/>
          </table:table-cell>
          <table:table-cell office:value-type="string">
            <text:p>密码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4</text:p>
          </table:table-cell>
          <table:table-cell office:value-type="string">
            <text:p>cursor</text:p>
          </table:table-cell>
          <table:table-cell office:value-type="string">
            <text:p>游標</text:p>
          </table:table-cell>
          <table:table-cell office:value-type="string">
            <text:p/>
          </table:table-cell>
          <table:table-cell office:value-type="string">
            <text:p>光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5</text:p>
          </table:table-cell>
          <table:table-cell office:value-type="string">
            <text:p>cursor</text:p>
          </table:table-cell>
          <table:table-cell office:value-type="string">
            <text:p>游標</text:p>
          </table:table-cell>
          <table:table-cell office:value-type="string">
            <text:p/>
          </table:table-cell>
          <table:table-cell office:value-type="string">
            <text:p>游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6</text:p>
          </table:table-cell>
          <table:table-cell office:value-type="string">
            <text:p>custom software</text:p>
          </table:table-cell>
          <table:table-cell office:value-type="string">
            <text:p>定製軟體</text:p>
          </table:table-cell>
          <table:table-cell office:value-type="string">
            <text:p/>
          </table:table-cell>
          <table:table-cell office:value-type="string">
            <text:p>定制软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7</text:p>
          </table:table-cell>
          <table:table-cell office:value-type="string">
            <text:p>customize</text:p>
          </table:table-cell>
          <table:table-cell office:value-type="string">
            <text:p>自定；定制；設定客戶規格</text:p>
          </table:table-cell>
          <table:table-cell office:value-type="string">
            <text:p/>
          </table:table-cell>
          <table:table-cell office:value-type="string">
            <text:p>定制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8</text:p>
          </table:table-cell>
          <table:table-cell office:value-type="string">
            <text:p>cut and paste</text:p>
          </table:table-cell>
          <table:table-cell office:value-type="string">
            <text:p>剪貼</text:p>
          </table:table-cell>
          <table:table-cell office:value-type="string">
            <text:p/>
          </table:table-cell>
          <table:table-cell office:value-type="string">
            <text:p>剪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89</text:p>
          </table:table-cell>
          <table:table-cell office:value-type="string">
            <text:p>cyberspace</text:p>
          </table:table-cell>
          <table:table-cell office:value-type="string">
            <text:p>異度空間</text:p>
          </table:table-cell>
          <table:table-cell office:value-type="string">
            <text:p/>
          </table:table-cell>
          <table:table-cell office:value-type="string">
            <text:p>信息空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0</text:p>
          </table:table-cell>
          <table:table-cell office:value-type="string">
            <text:p>cybersquatter</text:p>
          </table:table-cell>
          <table:table-cell office:value-type="string">
            <text:p>網路蟑螂</text:p>
          </table:table-cell>
          <table:table-cell office:value-type="string">
            <text:p/>
          </table:table-cell>
          <table:table-cell office:value-type="string">
            <text:p>域名抢注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1</text:p>
          </table:table-cell>
          <table:table-cell office:value-type="string">
            <text:p>cycle</text:p>
          </table:table-cell>
          <table:table-cell office:value-type="string">
            <text:p>循環；週期</text:p>
          </table:table-cell>
          <table:table-cell office:value-type="string">
            <text:p/>
          </table:table-cell>
          <table:table-cell office:value-type="string">
            <text:p>周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2</text:p>
          </table:table-cell>
          <table:table-cell office:value-type="string">
            <text:p>cylinder</text:p>
          </table:table-cell>
          <table:table-cell office:value-type="string">
            <text:p>磁柱；圓柱</text:p>
          </table:table-cell>
          <table:table-cell office:value-type="string">
            <text:p/>
          </table:table-cell>
          <table:table-cell office:value-type="string">
            <text:p>柱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3</text:p>
          </table:table-cell>
          <table:table-cell office:value-type="string">
            <text:p>daemon</text:p>
          </table:table-cell>
          <table:table-cell office:value-type="string">
            <text:p>常駐程式</text:p>
          </table:table-cell>
          <table:table-cell office:value-type="string">
            <text:p/>
          </table:table-cell>
          <table:table-cell office:value-type="string">
            <text:p>守护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4</text:p>
          </table:table-cell>
          <table:table-cell office:value-type="string">
            <text:p>data</text:p>
          </table:table-cell>
          <table:table-cell office:value-type="string">
            <text:p>資料；數據</text:p>
          </table:table-cell>
          <table:table-cell office:value-type="string">
            <text:p/>
          </table:table-cell>
          <table:table-cell office:value-type="string">
            <text:p>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5</text:p>
          </table:table-cell>
          <table:table-cell office:value-type="string">
            <text:p>data acquisition</text:p>
          </table:table-cell>
          <table:table-cell office:value-type="string">
            <text:p>資料獲取；數據獲取</text:p>
          </table:table-cell>
          <table:table-cell office:value-type="string">
            <text:p/>
          </table:table-cell>
          <table:table-cell office:value-type="string">
            <text:p>数据采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6</text:p>
          </table:table-cell>
          <table:table-cell office:value-type="string">
            <text:p>data administration</text:p>
          </table:table-cell>
          <table:table-cell office:value-type="string">
            <text:p>資料管理</text:p>
          </table:table-cell>
          <table:table-cell office:value-type="string">
            <text:p/>
          </table:table-cell>
          <table:table-cell office:value-type="string">
            <text:p>数据管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7</text:p>
          </table:table-cell>
          <table:table-cell office:value-type="string">
            <text:p>data administrator (DA)</text:p>
          </table:table-cell>
          <table:table-cell office:value-type="string">
            <text:p>資料管理者；資料管理程式</text:p>
          </table:table-cell>
          <table:table-cell office:value-type="string">
            <text:p/>
          </table:table-cell>
          <table:table-cell office:value-type="string">
            <text:p>数据管理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8</text:p>
          </table:table-cell>
          <table:table-cell office:value-type="string">
            <text:p>data bus</text:p>
          </table:table-cell>
          <table:table-cell office:value-type="string">
            <text:p>資料匯流排</text:p>
          </table:table-cell>
          <table:table-cell office:value-type="string">
            <text:p/>
          </table:table-cell>
          <table:table-cell office:value-type="string">
            <text:p>数据总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599</text:p>
          </table:table-cell>
          <table:table-cell office:value-type="string">
            <text:p>data circuit</text:p>
          </table:table-cell>
          <table:table-cell office:value-type="string">
            <text:p>數據電路</text:p>
          </table:table-cell>
          <table:table-cell office:value-type="string">
            <text:p/>
          </table:table-cell>
          <table:table-cell office:value-type="string">
            <text:p>数据电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0</text:p>
          </table:table-cell>
          <table:table-cell office:value-type="string">
            <text:p>data collection</text:p>
          </table:table-cell>
          <table:table-cell office:value-type="string">
            <text:p>資料收集</text:p>
          </table:table-cell>
          <table:table-cell office:value-type="string">
            <text:p/>
          </table:table-cell>
          <table:table-cell office:value-type="string">
            <text:p>数据汇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1</text:p>
          </table:table-cell>
          <table:table-cell office:value-type="string">
            <text:p>data communication</text:p>
          </table:table-cell>
          <table:table-cell office:value-type="string">
            <text:p>資料通訊；數據通訊</text:p>
          </table:table-cell>
          <table:table-cell office:value-type="string">
            <text:p/>
          </table:table-cell>
          <table:table-cell office:value-type="string">
            <text:p>数据通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2</text:p>
          </table:table-cell>
          <table:table-cell office:value-type="string">
            <text:p>data compression</text:p>
          </table:table-cell>
          <table:table-cell office:value-type="string">
            <text:p>資料壓縮；數據壓縮</text:p>
          </table:table-cell>
          <table:table-cell office:value-type="string">
            <text:p/>
          </table:table-cell>
          <table:table-cell office:value-type="string">
            <text:p>数据压缩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3</text:p>
          </table:table-cell>
          <table:table-cell office:value-type="string">
            <text:p>data concentrator</text:p>
          </table:table-cell>
          <table:table-cell office:value-type="string">
            <text:p>資料集中器；數據集中機</text:p>
          </table:table-cell>
          <table:table-cell office:value-type="string">
            <text:p/>
          </table:table-cell>
          <table:table-cell office:value-type="string">
            <text:p>数据集中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4</text:p>
          </table:table-cell>
          <table:table-cell office:value-type="string">
            <text:p>data dictionary</text:p>
          </table:table-cell>
          <table:table-cell office:value-type="string">
            <text:p>資料字典</text:p>
          </table:table-cell>
          <table:table-cell office:value-type="string">
            <text:p/>
          </table:table-cell>
          <table:table-cell office:value-type="string">
            <text:p>数据字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5</text:p>
          </table:table-cell>
          <table:table-cell office:value-type="string">
            <text:p>data directory</text:p>
          </table:table-cell>
          <table:table-cell office:value-type="string">
            <text:p>資料目錄</text:p>
          </table:table-cell>
          <table:table-cell office:value-type="string">
            <text:p/>
          </table:table-cell>
          <table:table-cell office:value-type="string">
            <text:p>数据目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6</text:p>
          </table:table-cell>
          <table:table-cell office:value-type="string">
            <text:p>data element</text:p>
          </table:table-cell>
          <table:table-cell office:value-type="string">
            <text:p>資料元件；資料元</text:p>
          </table:table-cell>
          <table:table-cell office:value-type="string">
            <text:p/>
          </table:table-cell>
          <table:table-cell office:value-type="string">
            <text:p>数据元[素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7</text:p>
          </table:table-cell>
          <table:table-cell office:value-type="string">
            <text:p>data encapsulation</text:p>
          </table:table-cell>
          <table:table-cell office:value-type="string">
            <text:p>資料封閉性</text:p>
          </table:table-cell>
          <table:table-cell office:value-type="string">
            <text:p/>
          </table:table-cell>
          <table:table-cell office:value-type="string">
            <text:p>数据封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8</text:p>
          </table:table-cell>
          <table:table-cell office:value-type="string">
            <text:p>data encryption</text:p>
          </table:table-cell>
          <table:table-cell office:value-type="string">
            <text:p>資料加密</text:p>
          </table:table-cell>
          <table:table-cell office:value-type="string">
            <text:p/>
          </table:table-cell>
          <table:table-cell office:value-type="string">
            <text:p>数据加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09</text:p>
          </table:table-cell>
          <table:table-cell office:value-type="string">
            <text:p>data entry</text:p>
          </table:table-cell>
          <table:table-cell office:value-type="string">
            <text:p>資料登錄</text:p>
          </table:table-cell>
          <table:table-cell office:value-type="string">
            <text:p/>
          </table:table-cell>
          <table:table-cell office:value-type="string">
            <text:p>数据录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0</text:p>
          </table:table-cell>
          <table:table-cell office:value-type="string">
            <text:p>data file</text:p>
          </table:table-cell>
          <table:table-cell office:value-type="string">
            <text:p>資料檔案</text:p>
          </table:table-cell>
          <table:table-cell office:value-type="string">
            <text:p/>
          </table:table-cell>
          <table:table-cell office:value-type="string">
            <text:p>数据文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1</text:p>
          </table:table-cell>
          <table:table-cell office:value-type="string">
            <text:p>data flow</text:p>
          </table:table-cell>
          <table:table-cell office:value-type="string">
            <text:p>資料流；資料流程</text:p>
          </table:table-cell>
          <table:table-cell office:value-type="string">
            <text:p/>
          </table:table-cell>
          <table:table-cell office:value-type="string">
            <text:p>数据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2</text:p>
          </table:table-cell>
          <table:table-cell office:value-type="string">
            <text:p>data flow diagram</text:p>
          </table:table-cell>
          <table:table-cell office:value-type="string">
            <text:p>資料流程圖</text:p>
          </table:table-cell>
          <table:table-cell office:value-type="string">
            <text:p/>
          </table:table-cell>
          <table:table-cell office:value-type="string">
            <text:p>数据流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3</text:p>
          </table:table-cell>
          <table:table-cell office:value-type="string">
            <text:p>data format</text:p>
          </table:table-cell>
          <table:table-cell office:value-type="string">
            <text:p>資料格式</text:p>
          </table:table-cell>
          <table:table-cell office:value-type="string">
            <text:p/>
          </table:table-cell>
          <table:table-cell office:value-type="string">
            <text:p>数据格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4</text:p>
          </table:table-cell>
          <table:table-cell office:value-type="string">
            <text:p>data link</text:p>
          </table:table-cell>
          <table:table-cell office:value-type="string">
            <text:p>數據鏈路；資料連結</text:p>
          </table:table-cell>
          <table:table-cell office:value-type="string">
            <text:p/>
          </table:table-cell>
          <table:table-cell office:value-type="string">
            <text:p>数据链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5</text:p>
          </table:table-cell>
          <table:table-cell office:value-type="string">
            <text:p>data management</text:p>
          </table:table-cell>
          <table:table-cell office:value-type="string">
            <text:p>資料管理</text:p>
          </table:table-cell>
          <table:table-cell office:value-type="string">
            <text:p/>
          </table:table-cell>
          <table:table-cell office:value-type="string">
            <text:p>数据管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6</text:p>
          </table:table-cell>
          <table:table-cell office:value-type="string">
            <text:p>data mining</text:p>
          </table:table-cell>
          <table:table-cell office:value-type="string">
            <text:p>資料挖掘</text:p>
          </table:table-cell>
          <table:table-cell office:value-type="string">
            <text:p/>
          </table:table-cell>
          <table:table-cell office:value-type="string">
            <text:p>数据采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7</text:p>
          </table:table-cell>
          <table:table-cell office:value-type="string">
            <text:p>data model</text:p>
          </table:table-cell>
          <table:table-cell office:value-type="string">
            <text:p>資料模型</text:p>
          </table:table-cell>
          <table:table-cell office:value-type="string">
            <text:p/>
          </table:table-cell>
          <table:table-cell office:value-type="string">
            <text:p>数据模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8</text:p>
          </table:table-cell>
          <table:table-cell office:value-type="string">
            <text:p>data network</text:p>
          </table:table-cell>
          <table:table-cell office:value-type="string">
            <text:p>數據網路；資料網路</text:p>
          </table:table-cell>
          <table:table-cell office:value-type="string">
            <text:p/>
          </table:table-cell>
          <table:table-cell office:value-type="string">
            <text:p>数据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19</text:p>
          </table:table-cell>
          <table:table-cell office:value-type="string">
            <text:p>data processing (DP)</text:p>
          </table:table-cell>
          <table:table-cell office:value-type="string">
            <text:p>資料處理</text:p>
          </table:table-cell>
          <table:table-cell office:value-type="string">
            <text:p/>
          </table:table-cell>
          <table:table-cell office:value-type="string">
            <text:p>数据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0</text:p>
          </table:table-cell>
          <table:table-cell office:value-type="string">
            <text:p>data protection</text:p>
          </table:table-cell>
          <table:table-cell office:value-type="string">
            <text:p>資料保護</text:p>
          </table:table-cell>
          <table:table-cell office:value-type="string">
            <text:p/>
          </table:table-cell>
          <table:table-cell office:value-type="string">
            <text:p>数据保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1</text:p>
          </table:table-cell>
          <table:table-cell office:value-type="string">
            <text:p>data rate</text:p>
          </table:table-cell>
          <table:table-cell office:value-type="string">
            <text:p>資料速率；資料率；資料傳輸率</text:p>
          </table:table-cell>
          <table:table-cell office:value-type="string">
            <text:p/>
          </table:table-cell>
          <table:table-cell office:value-type="string">
            <text:p>数据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2</text:p>
          </table:table-cell>
          <table:table-cell office:value-type="string">
            <text:p>data sharing</text:p>
          </table:table-cell>
          <table:table-cell office:value-type="string">
            <text:p>資料共享</text:p>
          </table:table-cell>
          <table:table-cell office:value-type="string">
            <text:p/>
          </table:table-cell>
          <table:table-cell office:value-type="string">
            <text:p>数据共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3</text:p>
          </table:table-cell>
          <table:table-cell office:value-type="string">
            <text:p>data station</text:p>
          </table:table-cell>
          <table:table-cell office:value-type="string">
            <text:p>資料站；數據站</text:p>
          </table:table-cell>
          <table:table-cell office:value-type="string">
            <text:p/>
          </table:table-cell>
          <table:table-cell office:value-type="string">
            <text:p>数据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4</text:p>
          </table:table-cell>
          <table:table-cell office:value-type="string">
            <text:p>data structure</text:p>
          </table:table-cell>
          <table:table-cell office:value-type="string">
            <text:p>資料結構</text:p>
          </table:table-cell>
          <table:table-cell office:value-type="string">
            <text:p/>
          </table:table-cell>
          <table:table-cell office:value-type="string">
            <text:p>数据结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5</text:p>
          </table:table-cell>
          <table:table-cell office:value-type="string">
            <text:p>data switching exchange (DSE)</text:p>
          </table:table-cell>
          <table:table-cell office:value-type="string">
            <text:p>資料交換中心</text:p>
          </table:table-cell>
          <table:table-cell office:value-type="string">
            <text:p/>
          </table:table-cell>
          <table:table-cell office:value-type="string">
            <text:p>数据交换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6</text:p>
          </table:table-cell>
          <table:table-cell office:value-type="string">
            <text:p>data terminal equipment (DTE)</text:p>
          </table:table-cell>
          <table:table-cell office:value-type="string">
            <text:p>數據終端設備</text:p>
          </table:table-cell>
          <table:table-cell office:value-type="string">
            <text:p/>
          </table:table-cell>
          <table:table-cell office:value-type="string">
            <text:p>数据终端设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7</text:p>
          </table:table-cell>
          <table:table-cell office:value-type="string">
            <text:p>data type</text:p>
          </table:table-cell>
          <table:table-cell office:value-type="string">
            <text:p>資料類型</text:p>
          </table:table-cell>
          <table:table-cell office:value-type="string">
            <text:p/>
          </table:table-cell>
          <table:table-cell office:value-type="string">
            <text:p>数据类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8</text:p>
          </table:table-cell>
          <table:table-cell office:value-type="string">
            <text:p>data warehouse</text:p>
          </table:table-cell>
          <table:table-cell office:value-type="string">
            <text:p>資料儲倉</text:p>
          </table:table-cell>
          <table:table-cell office:value-type="string">
            <text:p/>
          </table:table-cell>
          <table:table-cell office:value-type="string">
            <text:p>数据仓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29</text:p>
          </table:table-cell>
          <table:table-cell office:value-type="string">
            <text:p>database</text:p>
          </table:table-cell>
          <table:table-cell office:value-type="string">
            <text:p>資料庫</text:p>
          </table:table-cell>
          <table:table-cell office:value-type="string">
            <text:p/>
          </table:table-cell>
          <table:table-cell office:value-type="string">
            <text:p>数据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0</text:p>
          </table:table-cell>
          <table:table-cell office:value-type="string">
            <text:p>database language</text:p>
          </table:table-cell>
          <table:table-cell office:value-type="string">
            <text:p>資料庫語言</text:p>
          </table:table-cell>
          <table:table-cell office:value-type="string">
            <text:p/>
          </table:table-cell>
          <table:table-cell office:value-type="string">
            <text:p>数据库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1</text:p>
          </table:table-cell>
          <table:table-cell office:value-type="string">
            <text:p>database management system (DBMS)</text:p>
          </table:table-cell>
          <table:table-cell office:value-type="string">
            <text:p>資料庫管理系統</text:p>
          </table:table-cell>
          <table:table-cell office:value-type="string">
            <text:p/>
          </table:table-cell>
          <table:table-cell office:value-type="string">
            <text:p>数据库管理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2</text:p>
          </table:table-cell>
          <table:table-cell office:value-type="string">
            <text:p>date and time stamp</text:p>
          </table:table-cell>
          <table:table-cell office:value-type="string">
            <text:p>日期及時間戳記</text:p>
          </table:table-cell>
          <table:table-cell office:value-type="string">
            <text:p/>
          </table:table-cell>
          <table:table-cell office:value-type="string">
            <text:p>日时戳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3</text:p>
          </table:table-cell>
          <table:table-cell office:value-type="string">
            <text:p>de facto standard</text:p>
          </table:table-cell>
          <table:table-cell office:value-type="string">
            <text:p>實際的標準</text:p>
          </table:table-cell>
          <table:table-cell office:value-type="string">
            <text:p/>
          </table:table-cell>
          <table:table-cell office:value-type="string">
            <text:p>事实标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4</text:p>
          </table:table-cell>
          <table:table-cell office:value-type="string">
            <text:p>deadlock</text:p>
          </table:table-cell>
          <table:table-cell office:value-type="string">
            <text:p>死鎖；鎖死</text:p>
          </table:table-cell>
          <table:table-cell office:value-type="string">
            <text:p/>
          </table:table-cell>
          <table:table-cell office:value-type="string">
            <text:p>死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5</text:p>
          </table:table-cell>
          <table:table-cell office:value-type="string">
            <text:p>debug</text:p>
          </table:table-cell>
          <table:table-cell office:value-type="string">
            <text:p>除錯</text:p>
          </table:table-cell>
          <table:table-cell office:value-type="string">
            <text:p/>
          </table:table-cell>
          <table:table-cell office:value-type="string">
            <text:p>调试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6</text:p>
          </table:table-cell>
          <table:table-cell office:value-type="string">
            <text:p>debugger</text:p>
          </table:table-cell>
          <table:table-cell office:value-type="string">
            <text:p>除錯器</text:p>
          </table:table-cell>
          <table:table-cell office:value-type="string">
            <text:p/>
          </table:table-cell>
          <table:table-cell office:value-type="string">
            <text:p>调试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7</text:p>
          </table:table-cell>
          <table:table-cell office:value-type="string">
            <text:p>decipher</text:p>
          </table:table-cell>
          <table:table-cell office:value-type="string">
            <text:p>解密</text:p>
          </table:table-cell>
          <table:table-cell office:value-type="string">
            <text:p/>
          </table:table-cell>
          <table:table-cell office:value-type="string">
            <text:p>解密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8</text:p>
          </table:table-cell>
          <table:table-cell office:value-type="string">
            <text:p>declaration</text:p>
          </table:table-cell>
          <table:table-cell office:value-type="string">
            <text:p>宣告</text:p>
          </table:table-cell>
          <table:table-cell office:value-type="string">
            <text:p/>
          </table:table-cell>
          <table:table-cell office:value-type="string">
            <text:p>声明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39</text:p>
          </table:table-cell>
          <table:table-cell office:value-type="string">
            <text:p>decode</text:p>
          </table:table-cell>
          <table:table-cell office:value-type="string">
            <text:p>解碼</text:p>
          </table:table-cell>
          <table:table-cell office:value-type="string">
            <text:p/>
          </table:table-cell>
          <table:table-cell office:value-type="string">
            <text:p>译码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0</text:p>
          </table:table-cell>
          <table:table-cell office:value-type="string">
            <text:p>decryption</text:p>
          </table:table-cell>
          <table:table-cell office:value-type="string">
            <text:p>解密</text:p>
          </table:table-cell>
          <table:table-cell office:value-type="string">
            <text:p/>
          </table:table-cell>
          <table:table-cell office:value-type="string">
            <text:p>解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1</text:p>
          </table:table-cell>
          <table:table-cell office:value-type="string">
            <text:p>default</text:p>
          </table:table-cell>
          <table:table-cell office:value-type="string">
            <text:p>預設；內定</text:p>
          </table:table-cell>
          <table:table-cell office:value-type="string">
            <text:p/>
          </table:table-cell>
          <table:table-cell office:value-type="string">
            <text:p>默认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2</text:p>
          </table:table-cell>
          <table:table-cell office:value-type="string">
            <text:p>deference</text:p>
          </table:table-cell>
          <table:table-cell office:value-type="string">
            <text:p>推遲</text:p>
          </table:table-cell>
          <table:table-cell office:value-type="string">
            <text:p/>
          </table:table-cell>
          <table:table-cell office:value-type="string">
            <text:p>延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3</text:p>
          </table:table-cell>
          <table:table-cell office:value-type="string">
            <text:p>definition</text:p>
          </table:table-cell>
          <table:table-cell office:value-type="string">
            <text:p>定義；確定</text:p>
          </table:table-cell>
          <table:table-cell office:value-type="string">
            <text:p/>
          </table:table-cell>
          <table:table-cell office:value-type="string">
            <text:p>清晰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4</text:p>
          </table:table-cell>
          <table:table-cell office:value-type="string">
            <text:p>delete</text:p>
          </table:table-cell>
          <table:table-cell office:value-type="string">
            <text:p>刪除</text:p>
          </table:table-cell>
          <table:table-cell office:value-type="string">
            <text:p/>
          </table:table-cell>
          <table:table-cell office:value-type="string">
            <text:p>删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5</text:p>
          </table:table-cell>
          <table:table-cell office:value-type="string">
            <text:p>delimiter</text:p>
          </table:table-cell>
          <table:table-cell office:value-type="string">
            <text:p>定界符</text:p>
          </table:table-cell>
          <table:table-cell office:value-type="string">
            <text:p/>
          </table:table-cell>
          <table:table-cell office:value-type="string">
            <text:p>定界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6</text:p>
          </table:table-cell>
          <table:table-cell office:value-type="string">
            <text:p>demonstration</text:p>
          </table:table-cell>
          <table:table-cell office:value-type="string">
            <text:p>示範</text:p>
          </table:table-cell>
          <table:table-cell office:value-type="string">
            <text:p/>
          </table:table-cell>
          <table:table-cell office:value-type="string">
            <text:p>演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7</text:p>
          </table:table-cell>
          <table:table-cell office:value-type="string">
            <text:p>descriptor</text:p>
          </table:table-cell>
          <table:table-cell office:value-type="string">
            <text:p>描述符</text:p>
          </table:table-cell>
          <table:table-cell office:value-type="string">
            <text:p/>
          </table:table-cell>
          <table:table-cell office:value-type="string">
            <text:p>描述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8</text:p>
          </table:table-cell>
          <table:table-cell office:value-type="string">
            <text:p>desktop</text:p>
          </table:table-cell>
          <table:table-cell office:value-type="string">
            <text:p>桌上</text:p>
          </table:table-cell>
          <table:table-cell office:value-type="string">
            <text:p/>
          </table:table-cell>
          <table:table-cell office:value-type="string">
            <text:p>桌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49</text:p>
          </table:table-cell>
          <table:table-cell office:value-type="string">
            <text:p>desktop computer</text:p>
          </table:table-cell>
          <table:table-cell office:value-type="string">
            <text:p>桌上計算機</text:p>
          </table:table-cell>
          <table:table-cell office:value-type="string">
            <text:p/>
          </table:table-cell>
          <table:table-cell office:value-type="string">
            <text:p>台式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0</text:p>
          </table:table-cell>
          <table:table-cell office:value-type="string">
            <text:p>destination</text:p>
          </table:table-cell>
          <table:table-cell office:value-type="string">
            <text:p>目的地；目的；收報局；收報台；終點局</text:p>
          </table:table-cell>
          <table:table-cell office:value-type="string">
            <text:p/>
          </table:table-cell>
          <table:table-cell office:value-type="string">
            <text:p>目的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1</text:p>
          </table:table-cell>
          <table:table-cell office:value-type="string">
            <text:p>detection</text:p>
          </table:table-cell>
          <table:table-cell office:value-type="string">
            <text:p>檢測；偵測；檢波</text:p>
          </table:table-cell>
          <table:table-cell office:value-type="string">
            <text:p/>
          </table:table-cell>
          <table:table-cell office:value-type="string">
            <text:p>检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2</text:p>
          </table:table-cell>
          <table:table-cell office:value-type="string">
            <text:p>developer</text:p>
          </table:table-cell>
          <table:table-cell office:value-type="string">
            <text:p>顯影器</text:p>
          </table:table-cell>
          <table:table-cell office:value-type="string">
            <text:p/>
          </table:table-cell>
          <table:table-cell office:value-type="string">
            <text:p>开发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3</text:p>
          </table:table-cell>
          <table:table-cell office:value-type="string">
            <text:p>deviation</text:p>
          </table:table-cell>
          <table:table-cell office:value-type="string">
            <text:p>偏差</text:p>
          </table:table-cell>
          <table:table-cell office:value-type="string">
            <text:p/>
          </table:table-cell>
          <table:table-cell office:value-type="string">
            <text:p>偏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4</text:p>
          </table:table-cell>
          <table:table-cell office:value-type="string">
            <text:p>device</text:p>
          </table:table-cell>
          <table:table-cell office:value-type="string">
            <text:p>裝置；設備</text:p>
          </table:table-cell>
          <table:table-cell office:value-type="string">
            <text:p/>
          </table:table-cell>
          <table:table-cell office:value-type="string">
            <text:p>器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5</text:p>
          </table:table-cell>
          <table:table-cell office:value-type="string">
            <text:p>diagnostic program</text:p>
          </table:table-cell>
          <table:table-cell office:value-type="string">
            <text:p>偵錯程式；診斷程式</text:p>
          </table:table-cell>
          <table:table-cell office:value-type="string">
            <text:p/>
          </table:table-cell>
          <table:table-cell office:value-type="string">
            <text:p>诊断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6</text:p>
          </table:table-cell>
          <table:table-cell office:value-type="string">
            <text:p>diagram</text:p>
          </table:table-cell>
          <table:table-cell office:value-type="string">
            <text:p>圖（解）</text:p>
          </table:table-cell>
          <table:table-cell office:value-type="string">
            <text:p/>
          </table:table-cell>
          <table:table-cell office:value-type="string">
            <text:p>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7</text:p>
          </table:table-cell>
          <table:table-cell office:value-type="string">
            <text:p>dialog</text:p>
          </table:table-cell>
          <table:table-cell office:value-type="string">
            <text:p>DIALOG系統、對話、交談</text:p>
          </table:table-cell>
          <table:table-cell office:value-type="string">
            <text:p/>
          </table:table-cell>
          <table:table-cell office:value-type="string">
            <text:p>对话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8</text:p>
          </table:table-cell>
          <table:table-cell office:value-type="string">
            <text:p>dialog box</text:p>
          </table:table-cell>
          <table:table-cell office:value-type="string">
            <text:p>對話框</text:p>
          </table:table-cell>
          <table:table-cell office:value-type="string">
            <text:p/>
          </table:table-cell>
          <table:table-cell office:value-type="string">
            <text:p>对话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59</text:p>
          </table:table-cell>
          <table:table-cell office:value-type="string">
            <text:p>dictionary attack</text:p>
          </table:table-cell>
          <table:table-cell office:value-type="string">
            <text:p>字典式攻擊</text:p>
          </table:table-cell>
          <table:table-cell office:value-type="string">
            <text:p/>
          </table:table-cell>
          <table:table-cell office:value-type="string">
            <text:p>字典式攻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0</text:p>
          </table:table-cell>
          <table:table-cell office:value-type="string">
            <text:p>digital</text:p>
          </table:table-cell>
          <table:table-cell office:value-type="string">
            <text:p>數位；數位的；數位式的</text:p>
          </table:table-cell>
          <table:table-cell office:value-type="string">
            <text:p/>
          </table:table-cell>
          <table:table-cell office:value-type="string">
            <text:p>数字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1</text:p>
          </table:table-cell>
          <table:table-cell office:value-type="string">
            <text:p>digital computer</text:p>
          </table:table-cell>
          <table:table-cell office:value-type="string">
            <text:p>數位計算機；數位電腦</text:p>
          </table:table-cell>
          <table:table-cell office:value-type="string">
            <text:p/>
          </table:table-cell>
          <table:table-cell office:value-type="string">
            <text:p>数字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2</text:p>
          </table:table-cell>
          <table:table-cell office:value-type="string">
            <text:p>digital video disc (DVD)</text:p>
          </table:table-cell>
          <table:table-cell office:value-type="string">
            <text:p>數位視訊光碟</text:p>
          </table:table-cell>
          <table:table-cell office:value-type="string">
            <text:p/>
          </table:table-cell>
          <table:table-cell office:value-type="string">
            <text:p>数字影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3</text:p>
          </table:table-cell>
          <table:table-cell office:value-type="string">
            <text:p>digital watermark</text:p>
          </table:table-cell>
          <table:table-cell office:value-type="string">
            <text:p>數位浮水印</text:p>
          </table:table-cell>
          <table:table-cell office:value-type="string">
            <text:p/>
          </table:table-cell>
          <table:table-cell office:value-type="string">
            <text:p>数字水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4</text:p>
          </table:table-cell>
          <table:table-cell office:value-type="string">
            <text:p>digitizer</text:p>
          </table:table-cell>
          <table:table-cell office:value-type="string">
            <text:p>數化器</text:p>
          </table:table-cell>
          <table:table-cell office:value-type="string">
            <text:p/>
          </table:table-cell>
          <table:table-cell office:value-type="string">
            <text:p>数字化仪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5</text:p>
          </table:table-cell>
          <table:table-cell office:value-type="string">
            <text:p>direct access</text:p>
          </table:table-cell>
          <table:table-cell office:value-type="string">
            <text:p>直接存取</text:p>
          </table:table-cell>
          <table:table-cell office:value-type="string">
            <text:p/>
          </table:table-cell>
          <table:table-cell office:value-type="string">
            <text:p>直接存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6</text:p>
          </table:table-cell>
          <table:table-cell office:value-type="string">
            <text:p>direct access storage</text:p>
          </table:table-cell>
          <table:table-cell office:value-type="string">
            <text:p>直接存取儲存器</text:p>
          </table:table-cell>
          <table:table-cell office:value-type="string">
            <text:p/>
          </table:table-cell>
          <table:table-cell office:value-type="string">
            <text:p>直接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7</text:p>
          </table:table-cell>
          <table:table-cell office:value-type="string">
            <text:p>direct address</text:p>
          </table:table-cell>
          <table:table-cell office:value-type="string">
            <text:p>直接位址</text:p>
          </table:table-cell>
          <table:table-cell office:value-type="string">
            <text:p/>
          </table:table-cell>
          <table:table-cell office:value-type="string">
            <text:p>直接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8</text:p>
          </table:table-cell>
          <table:table-cell office:value-type="string">
            <text:p>directed graph；digraph</text:p>
          </table:table-cell>
          <table:table-cell office:value-type="string">
            <text:p>有向圖</text:p>
          </table:table-cell>
          <table:table-cell office:value-type="string">
            <text:p/>
          </table:table-cell>
          <table:table-cell office:value-type="string">
            <text:p>有向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69</text:p>
          </table:table-cell>
          <table:table-cell office:value-type="string">
            <text:p>disassemble</text:p>
          </table:table-cell>
          <table:table-cell office:value-type="string">
            <text:p>分解；拆卸；解組合</text:p>
          </table:table-cell>
          <table:table-cell office:value-type="string">
            <text:p/>
          </table:table-cell>
          <table:table-cell office:value-type="string">
            <text:p>反汇编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0</text:p>
          </table:table-cell>
          <table:table-cell office:value-type="string">
            <text:p>disc</text:p>
          </table:table-cell>
          <table:table-cell office:value-type="string">
            <text:p>磁碟</text:p>
          </table:table-cell>
          <table:table-cell office:value-type="string">
            <text:p/>
          </table:table-cell>
          <table:table-cell office:value-type="string">
            <text:p>光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1</text:p>
          </table:table-cell>
          <table:table-cell office:value-type="string">
            <text:p>disclosure</text:p>
          </table:table-cell>
          <table:table-cell office:value-type="string">
            <text:p>公佈；解密</text:p>
          </table:table-cell>
          <table:table-cell office:value-type="string">
            <text:p/>
          </table:table-cell>
          <table:table-cell office:value-type="string">
            <text:p>泄露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2</text:p>
          </table:table-cell>
          <table:table-cell office:value-type="string">
            <text:p>discrete data</text:p>
          </table:table-cell>
          <table:table-cell office:value-type="string">
            <text:p>離散資料；離散的資料</text:p>
          </table:table-cell>
          <table:table-cell office:value-type="string">
            <text:p/>
          </table:table-cell>
          <table:table-cell office:value-type="string">
            <text:p>离散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3</text:p>
          </table:table-cell>
          <table:table-cell office:value-type="string">
            <text:p>discrete signal</text:p>
          </table:table-cell>
          <table:table-cell office:value-type="string">
            <text:p>離散信號</text:p>
          </table:table-cell>
          <table:table-cell office:value-type="string">
            <text:p/>
          </table:table-cell>
          <table:table-cell office:value-type="string">
            <text:p>离散信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4</text:p>
          </table:table-cell>
          <table:table-cell office:value-type="string">
            <text:p>disk</text:p>
          </table:table-cell>
          <table:table-cell office:value-type="string">
            <text:p>磁碟</text:p>
          </table:table-cell>
          <table:table-cell office:value-type="string">
            <text:p/>
          </table:table-cell>
          <table:table-cell office:value-type="string">
            <text:p>[磁]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5</text:p>
          </table:table-cell>
          <table:table-cell office:value-type="string">
            <text:p>display</text:p>
          </table:table-cell>
          <table:table-cell office:value-type="string">
            <text:p>顯示；顯示器</text:p>
          </table:table-cell>
          <table:table-cell office:value-type="string">
            <text:p/>
          </table:table-cell>
          <table:table-cell office:value-type="string">
            <text:p>显示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6</text:p>
          </table:table-cell>
          <table:table-cell office:value-type="string">
            <text:p>display device</text:p>
          </table:table-cell>
          <table:table-cell office:value-type="string">
            <text:p>顯示裝置</text:p>
          </table:table-cell>
          <table:table-cell office:value-type="string">
            <text:p/>
          </table:table-cell>
          <table:table-cell office:value-type="string">
            <text:p>显示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7</text:p>
          </table:table-cell>
          <table:table-cell office:value-type="string">
            <text:p>display screen</text:p>
          </table:table-cell>
          <table:table-cell office:value-type="string">
            <text:p>顯示螢幕</text:p>
          </table:table-cell>
          <table:table-cell office:value-type="string">
            <text:p/>
          </table:table-cell>
          <table:table-cell office:value-type="string">
            <text:p>显示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8</text:p>
          </table:table-cell>
          <table:table-cell office:value-type="string">
            <text:p>distance learning</text:p>
          </table:table-cell>
          <table:table-cell office:value-type="string">
            <text:p>遠距教學</text:p>
          </table:table-cell>
          <table:table-cell office:value-type="string">
            <text:p/>
          </table:table-cell>
          <table:table-cell office:value-type="string">
            <text:p>远程学习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79</text:p>
          </table:table-cell>
          <table:table-cell office:value-type="string">
            <text:p>distributed database</text:p>
          </table:table-cell>
          <table:table-cell office:value-type="string">
            <text:p>分散式資料庫</text:p>
          </table:table-cell>
          <table:table-cell office:value-type="string">
            <text:p/>
          </table:table-cell>
          <table:table-cell office:value-type="string">
            <text:p>分布式数据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0</text:p>
          </table:table-cell>
          <table:table-cell office:value-type="string">
            <text:p>distributed processing</text:p>
          </table:table-cell>
          <table:table-cell office:value-type="string">
            <text:p>分散式處理</text:p>
          </table:table-cell>
          <table:table-cell office:value-type="string">
            <text:p/>
          </table:table-cell>
          <table:table-cell office:value-type="string">
            <text:p>分布式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1</text:p>
          </table:table-cell>
          <table:table-cell office:value-type="string">
            <text:p>distribution group</text:p>
          </table:table-cell>
          <table:table-cell office:value-type="string">
            <text:p>分佈群(組)；分配群(組)</text:p>
          </table:table-cell>
          <table:table-cell office:value-type="string">
            <text:p/>
          </table:table-cell>
          <table:table-cell office:value-type="string">
            <text:p>分发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2</text:p>
          </table:table-cell>
          <table:table-cell office:value-type="string">
            <text:p>dock</text:p>
          </table:table-cell>
          <table:table-cell office:value-type="string">
            <text:p>碼頭</text:p>
          </table:table-cell>
          <table:table-cell office:value-type="string">
            <text:p/>
          </table:table-cell>
          <table:table-cell office:value-type="string">
            <text:p>入坞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3</text:p>
          </table:table-cell>
          <table:table-cell office:value-type="string">
            <text:p>document</text:p>
          </table:table-cell>
          <table:table-cell office:value-type="string">
            <text:p>文件</text:p>
          </table:table-cell>
          <table:table-cell office:value-type="string">
            <text:p/>
          </table:table-cell>
          <table:table-cell office:value-type="string">
            <text:p>文档（件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4</text:p>
          </table:table-cell>
          <table:table-cell office:value-type="string">
            <text:p>domain model</text:p>
          </table:table-cell>
          <table:table-cell office:value-type="string">
            <text:p>領域模型</text:p>
          </table:table-cell>
          <table:table-cell office:value-type="string">
            <text:p/>
          </table:table-cell>
          <table:table-cell office:value-type="string">
            <text:p>领域模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5</text:p>
          </table:table-cell>
          <table:table-cell office:value-type="string">
            <text:p>domain name</text:p>
          </table:table-cell>
          <table:table-cell office:value-type="string">
            <text:p>領域名稱</text:p>
          </table:table-cell>
          <table:table-cell office:value-type="string">
            <text:p/>
          </table:table-cell>
          <table:table-cell office:value-type="string">
            <text:p>域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6</text:p>
          </table:table-cell>
          <table:table-cell office:value-type="string">
            <text:p>domain slamming</text:p>
          </table:table-cell>
          <table:table-cell office:value-type="string">
            <text:p>域遠程通話服務</text:p>
          </table:table-cell>
          <table:table-cell office:value-type="string">
            <text:p/>
          </table:table-cell>
          <table:table-cell office:value-type="string">
            <text:p>域名抢占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7</text:p>
          </table:table-cell>
          <table:table-cell office:value-type="string">
            <text:p>dongle</text:p>
          </table:table-cell>
          <table:table-cell office:value-type="string">
            <text:p>伺服器鑰</text:p>
          </table:table-cell>
          <table:table-cell office:value-type="string">
            <text:p/>
          </table:table-cell>
          <table:table-cell office:value-type="string">
            <text:p>软件保护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8</text:p>
          </table:table-cell>
          <table:table-cell office:value-type="string">
            <text:p>dopant</text:p>
          </table:table-cell>
          <table:table-cell office:value-type="string">
            <text:p>摻雜物</text:p>
          </table:table-cell>
          <table:table-cell office:value-type="string">
            <text:p/>
          </table:table-cell>
          <table:table-cell office:value-type="string">
            <text:p>掺杂剂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89</text:p>
          </table:table-cell>
          <table:table-cell office:value-type="string">
            <text:p>DOS</text:p>
          </table:table-cell>
          <table:table-cell office:value-type="string">
            <text:p>磁碟作業系統</text:p>
          </table:table-cell>
          <table:table-cell office:value-type="string">
            <text:p/>
          </table:table-cell>
          <table:table-cell office:value-type="string">
            <text:p>磁盘操作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0</text:p>
          </table:table-cell>
          <table:table-cell office:value-type="string">
            <text:p>dot-matrix printer</text:p>
          </table:table-cell>
          <table:table-cell office:value-type="string">
            <text:p>點矩陣式列印機</text:p>
          </table:table-cell>
          <table:table-cell office:value-type="string">
            <text:p/>
          </table:table-cell>
          <table:table-cell office:value-type="string">
            <text:p>点阵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1</text:p>
          </table:table-cell>
          <table:table-cell office:value-type="string">
            <text:p>double precision</text:p>
          </table:table-cell>
          <table:table-cell office:value-type="string">
            <text:p>雙倍精度；雙精確度</text:p>
          </table:table-cell>
          <table:table-cell office:value-type="string">
            <text:p/>
          </table:table-cell>
          <table:table-cell office:value-type="string">
            <text:p>双精度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2</text:p>
          </table:table-cell>
          <table:table-cell office:value-type="string">
            <text:p>double-click</text:p>
          </table:table-cell>
          <table:table-cell office:value-type="string">
            <text:p>快按兩次；雙擊</text:p>
          </table:table-cell>
          <table:table-cell office:value-type="string">
            <text:p/>
          </table:table-cell>
          <table:table-cell office:value-type="string">
            <text:p>双击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3</text:p>
          </table:table-cell>
          <table:table-cell office:value-type="string">
            <text:p>down time</text:p>
          </table:table-cell>
          <table:table-cell office:value-type="string">
            <text:p>停機時間</text:p>
          </table:table-cell>
          <table:table-cell office:value-type="string">
            <text:p/>
          </table:table-cell>
          <table:table-cell office:value-type="string">
            <text:p>停机时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4</text:p>
          </table:table-cell>
          <table:table-cell office:value-type="string">
            <text:p>download</text:p>
          </table:table-cell>
          <table:table-cell office:value-type="string">
            <text:p>下載</text:p>
          </table:table-cell>
          <table:table-cell office:value-type="string">
            <text:p/>
          </table:table-cell>
          <table:table-cell office:value-type="string">
            <text:p>下载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5</text:p>
          </table:table-cell>
          <table:table-cell office:value-type="string">
            <text:p>downstream</text:p>
          </table:table-cell>
          <table:table-cell office:value-type="string">
            <text:p>下游</text:p>
          </table:table-cell>
          <table:table-cell office:value-type="string">
            <text:p/>
          </table:table-cell>
          <table:table-cell office:value-type="string">
            <text:p>下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6</text:p>
          </table:table-cell>
          <table:table-cell office:value-type="string">
            <text:p>downward compatibility</text:p>
          </table:table-cell>
          <table:table-cell office:value-type="string">
            <text:p>向下相容性</text:p>
          </table:table-cell>
          <table:table-cell office:value-type="string">
            <text:p/>
          </table:table-cell>
          <table:table-cell office:value-type="string">
            <text:p>向下兼容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7</text:p>
          </table:table-cell>
          <table:table-cell office:value-type="string">
            <text:p>drag</text:p>
          </table:table-cell>
          <table:table-cell office:value-type="string">
            <text:p>牽曳</text:p>
          </table:table-cell>
          <table:table-cell office:value-type="string">
            <text:p/>
          </table:table-cell>
          <table:table-cell office:value-type="string">
            <text:p>拖[动]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8</text:p>
          </table:table-cell>
          <table:table-cell office:value-type="string">
            <text:p>drag and drop</text:p>
          </table:table-cell>
          <table:table-cell office:value-type="string">
            <text:p>拖曳及放下</text:p>
          </table:table-cell>
          <table:table-cell office:value-type="string">
            <text:p/>
          </table:table-cell>
          <table:table-cell office:value-type="string">
            <text:p>拖放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699</text:p>
          </table:table-cell>
          <table:table-cell office:value-type="string">
            <text:p>drop-dead halt</text:p>
          </table:table-cell>
          <table:table-cell office:value-type="string">
            <text:p>完全停機，突然停機</text:p>
          </table:table-cell>
          <table:table-cell office:value-type="string">
            <text:p/>
          </table:table-cell>
          <table:table-cell office:value-type="string">
            <text:p>死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0</text:p>
          </table:table-cell>
          <table:table-cell office:value-type="string">
            <text:p>dummy</text:p>
          </table:table-cell>
          <table:table-cell office:value-type="string">
            <text:p>虛擬</text:p>
          </table:table-cell>
          <table:table-cell office:value-type="string">
            <text:p/>
          </table:table-cell>
          <table:table-cell office:value-type="string">
            <text:p>哑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1</text:p>
          </table:table-cell>
          <table:table-cell office:value-type="string">
            <text:p>dummy instruction</text:p>
          </table:table-cell>
          <table:table-cell office:value-type="string">
            <text:p>虛擬指令</text:p>
          </table:table-cell>
          <table:table-cell office:value-type="string">
            <text:p/>
          </table:table-cell>
          <table:table-cell office:value-type="string">
            <text:p>哑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2</text:p>
          </table:table-cell>
          <table:table-cell office:value-type="string">
            <text:p>dump</text:p>
          </table:table-cell>
          <table:table-cell office:value-type="string">
            <text:p>傾印；倒出</text:p>
          </table:table-cell>
          <table:table-cell office:value-type="string">
            <text:p/>
          </table:table-cell>
          <table:table-cell office:value-type="string">
            <text:p>转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3</text:p>
          </table:table-cell>
          <table:table-cell office:value-type="string">
            <text:p>duplex printer</text:p>
          </table:table-cell>
          <table:table-cell office:value-type="string">
            <text:p>雙工列印機</text:p>
          </table:table-cell>
          <table:table-cell office:value-type="string">
            <text:p/>
          </table:table-cell>
          <table:table-cell office:value-type="string">
            <text:p>双面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4</text:p>
          </table:table-cell>
          <table:table-cell office:value-type="string">
            <text:p>dynamic allocation</text:p>
          </table:table-cell>
          <table:table-cell office:value-type="string">
            <text:p>動態分配</text:p>
          </table:table-cell>
          <table:table-cell office:value-type="string">
            <text:p/>
          </table:table-cell>
          <table:table-cell office:value-type="string">
            <text:p>动态分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5</text:p>
          </table:table-cell>
          <table:table-cell office:value-type="string">
            <text:p>e-business</text:p>
          </table:table-cell>
          <table:table-cell office:value-type="string">
            <text:p>電子化企業</text:p>
          </table:table-cell>
          <table:table-cell office:value-type="string">
            <text:p/>
          </table:table-cell>
          <table:table-cell office:value-type="string">
            <text:p>电子商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6</text:p>
          </table:table-cell>
          <table:table-cell office:value-type="string">
            <text:p>electronic cash</text:p>
          </table:table-cell>
          <table:table-cell office:value-type="string">
            <text:p>電子錢</text:p>
          </table:table-cell>
          <table:table-cell office:value-type="string">
            <text:p/>
          </table:table-cell>
          <table:table-cell office:value-type="string">
            <text:p>电子现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7</text:p>
          </table:table-cell>
          <table:table-cell office:value-type="string">
            <text:p>e-commerce</text:p>
          </table:table-cell>
          <table:table-cell office:value-type="string">
            <text:p>電子商務</text:p>
          </table:table-cell>
          <table:table-cell office:value-type="string">
            <text:p/>
          </table:table-cell>
          <table:table-cell office:value-type="string">
            <text:p>电子商业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8</text:p>
          </table:table-cell>
          <table:table-cell office:value-type="string">
            <text:p>e-currency</text:p>
          </table:table-cell>
          <table:table-cell office:value-type="string">
            <text:p>电子貨幣；电子流通</text:p>
          </table:table-cell>
          <table:table-cell office:value-type="string">
            <text:p/>
          </table:table-cell>
          <table:table-cell office:value-type="string">
            <text:p>电子货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09</text:p>
          </table:table-cell>
          <table:table-cell office:value-type="string">
            <text:p>edit</text:p>
          </table:table-cell>
          <table:table-cell office:value-type="string">
            <text:p>編輯</text:p>
          </table:table-cell>
          <table:table-cell office:value-type="string">
            <text:p/>
          </table:table-cell>
          <table:table-cell office:value-type="string">
            <text:p>编辑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0</text:p>
          </table:table-cell>
          <table:table-cell office:value-type="string">
            <text:p>editor</text:p>
          </table:table-cell>
          <table:table-cell office:value-type="string">
            <text:p>編輯器；編輯程式</text:p>
          </table:table-cell>
          <table:table-cell office:value-type="string">
            <text:p/>
          </table:table-cell>
          <table:table-cell office:value-type="string">
            <text:p>编辑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1</text:p>
          </table:table-cell>
          <table:table-cell office:value-type="string">
            <text:p>electronic form</text:p>
          </table:table-cell>
          <table:table-cell office:value-type="string">
            <text:p>電子表格</text:p>
          </table:table-cell>
          <table:table-cell office:value-type="string">
            <text:p/>
          </table:table-cell>
          <table:table-cell office:value-type="string">
            <text:p>电子表格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2</text:p>
          </table:table-cell>
          <table:table-cell office:value-type="string">
            <text:p>e-govemment affairs</text:p>
          </table:table-cell>
          <table:table-cell office:value-type="string">
            <text:p>電子政務</text:p>
          </table:table-cell>
          <table:table-cell office:value-type="string">
            <text:p/>
          </table:table-cell>
          <table:table-cell office:value-type="string">
            <text:p>电子政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3</text:p>
          </table:table-cell>
          <table:table-cell office:value-type="string">
            <text:p>electronic document interchange (EDI)</text:p>
          </table:table-cell>
          <table:table-cell office:value-type="string">
            <text:p>電子文件交換</text:p>
          </table:table-cell>
          <table:table-cell office:value-type="string">
            <text:p/>
          </table:table-cell>
          <table:table-cell office:value-type="string">
            <text:p>电子文档交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4</text:p>
          </table:table-cell>
          <table:table-cell office:value-type="string">
            <text:p>electronic paper</text:p>
          </table:table-cell>
          <table:table-cell office:value-type="string">
            <text:p>電子紙</text:p>
          </table:table-cell>
          <table:table-cell office:value-type="string">
            <text:p/>
          </table:table-cell>
          <table:table-cell office:value-type="string">
            <text:p>电子纸[张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5</text:p>
          </table:table-cell>
          <table:table-cell office:value-type="string">
            <text:p>electronic publishing</text:p>
          </table:table-cell>
          <table:table-cell office:value-type="string">
            <text:p>電子出版</text:p>
          </table:table-cell>
          <table:table-cell office:value-type="string">
            <text:p/>
          </table:table-cell>
          <table:table-cell office:value-type="string">
            <text:p>电子出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6</text:p>
          </table:table-cell>
          <table:table-cell office:value-type="string">
            <text:p>embedded</text:p>
          </table:table-cell>
          <table:table-cell office:value-type="string">
            <text:p>嵌式</text:p>
          </table:table-cell>
          <table:table-cell office:value-type="string">
            <text:p/>
          </table:table-cell>
          <table:table-cell office:value-type="string">
            <text:p>嵌入式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7</text:p>
          </table:table-cell>
          <table:table-cell office:value-type="string">
            <text:p>emoticons</text:p>
          </table:table-cell>
          <table:table-cell office:value-type="string">
            <text:p>心情符號；表情圖像</text:p>
          </table:table-cell>
          <table:table-cell office:value-type="string">
            <text:p/>
          </table:table-cell>
          <table:table-cell office:value-type="string">
            <text:p>情绪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8</text:p>
          </table:table-cell>
          <table:table-cell office:value-type="string">
            <text:p>empty medium</text:p>
          </table:table-cell>
          <table:table-cell office:value-type="string">
            <text:p>空媒體</text:p>
          </table:table-cell>
          <table:table-cell office:value-type="string">
            <text:p/>
          </table:table-cell>
          <table:table-cell office:value-type="string">
            <text:p>空媒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19</text:p>
          </table:table-cell>
          <table:table-cell office:value-type="string">
            <text:p>emulation</text:p>
          </table:table-cell>
          <table:table-cell office:value-type="string">
            <text:p>仿真；模倣</text:p>
          </table:table-cell>
          <table:table-cell office:value-type="string">
            <text:p/>
          </table:table-cell>
          <table:table-cell office:value-type="string">
            <text:p>仿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0</text:p>
          </table:table-cell>
          <table:table-cell office:value-type="string">
            <text:p>enable</text:p>
          </table:table-cell>
          <table:table-cell office:value-type="string">
            <text:p>賦能</text:p>
          </table:table-cell>
          <table:table-cell office:value-type="string">
            <text:p/>
          </table:table-cell>
          <table:table-cell office:value-type="string">
            <text:p>使能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1</text:p>
          </table:table-cell>
          <table:table-cell office:value-type="string">
            <text:p>encode</text:p>
          </table:table-cell>
          <table:table-cell office:value-type="string">
            <text:p>編碼</text:p>
          </table:table-cell>
          <table:table-cell office:value-type="string">
            <text:p/>
          </table:table-cell>
          <table:table-cell office:value-type="string">
            <text:p>编码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2</text:p>
          </table:table-cell>
          <table:table-cell office:value-type="string">
            <text:p>encoder</text:p>
          </table:table-cell>
          <table:table-cell office:value-type="string">
            <text:p>編碼器</text:p>
          </table:table-cell>
          <table:table-cell office:value-type="string">
            <text:p/>
          </table:table-cell>
          <table:table-cell office:value-type="string">
            <text:p>编码器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3</text:p>
          </table:table-cell>
          <table:table-cell office:value-type="string">
            <text:p>encrypt</text:p>
          </table:table-cell>
          <table:table-cell office:value-type="string">
            <text:p>加密</text:p>
          </table:table-cell>
          <table:table-cell office:value-type="string">
            <text:p/>
          </table:table-cell>
          <table:table-cell office:value-type="string">
            <text:p>加密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4</text:p>
          </table:table-cell>
          <table:table-cell office:value-type="string">
            <text:p>end to end encryption</text:p>
          </table:table-cell>
          <table:table-cell office:value-type="string">
            <text:p>端對端加密</text:p>
          </table:table-cell>
          <table:table-cell office:value-type="string">
            <text:p/>
          </table:table-cell>
          <table:table-cell office:value-type="string">
            <text:p>端对端加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5</text:p>
          </table:table-cell>
          <table:table-cell office:value-type="string">
            <text:p>engine</text:p>
          </table:table-cell>
          <table:table-cell office:value-type="string">
            <text:p>機；引擎；發動機</text:p>
          </table:table-cell>
          <table:table-cell office:value-type="string">
            <text:p/>
          </table:table-cell>
          <table:table-cell office:value-type="string">
            <text:p>引擎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6</text:p>
          </table:table-cell>
          <table:table-cell office:value-type="string">
            <text:p>enterprise network</text:p>
          </table:table-cell>
          <table:table-cell office:value-type="string">
            <text:p>企業網路</text:p>
          </table:table-cell>
          <table:table-cell office:value-type="string">
            <text:p/>
          </table:table-cell>
          <table:table-cell office:value-type="string">
            <text:p>企业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7</text:p>
          </table:table-cell>
          <table:table-cell office:value-type="string">
            <text:p>entity</text:p>
          </table:table-cell>
          <table:table-cell office:value-type="string">
            <text:p>實體；實質；實體物</text:p>
          </table:table-cell>
          <table:table-cell office:value-type="string">
            <text:p/>
          </table:table-cell>
          <table:table-cell office:value-type="string">
            <text:p>实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8</text:p>
          </table:table-cell>
          <table:table-cell office:value-type="string">
            <text:p>entrance</text:p>
          </table:table-cell>
          <table:table-cell office:value-type="string">
            <text:p>入口</text:p>
          </table:table-cell>
          <table:table-cell office:value-type="string">
            <text:p/>
          </table:table-cell>
          <table:table-cell office:value-type="string">
            <text:p>入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29</text:p>
          </table:table-cell>
          <table:table-cell office:value-type="string">
            <text:p>entrapment</text:p>
          </table:table-cell>
          <table:table-cell office:value-type="string">
            <text:p>設陷阱;防侵陷阱</text:p>
          </table:table-cell>
          <table:table-cell office:value-type="string">
            <text:p/>
          </table:table-cell>
          <table:table-cell office:value-type="string">
            <text:p>设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0</text:p>
          </table:table-cell>
          <table:table-cell office:value-type="string">
            <text:p>envelope</text:p>
          </table:table-cell>
          <table:table-cell office:value-type="string">
            <text:p>包跡；封頭；波封</text:p>
          </table:table-cell>
          <table:table-cell office:value-type="string">
            <text:p/>
          </table:table-cell>
          <table:table-cell office:value-type="string">
            <text:p>包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1</text:p>
          </table:table-cell>
          <table:table-cell office:value-type="string">
            <text:p>environment</text:p>
          </table:table-cell>
          <table:table-cell office:value-type="string">
            <text:p>環境</text:p>
          </table:table-cell>
          <table:table-cell office:value-type="string">
            <text:p/>
          </table:table-cell>
          <table:table-cell office:value-type="string">
            <text:p>环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2</text:p>
          </table:table-cell>
          <table:table-cell office:value-type="string">
            <text:p>equivalence</text:p>
          </table:table-cell>
          <table:table-cell office:value-type="string">
            <text:p>等值；等價；等效</text:p>
          </table:table-cell>
          <table:table-cell office:value-type="string">
            <text:p/>
          </table:table-cell>
          <table:table-cell office:value-type="string">
            <text:p>等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3</text:p>
          </table:table-cell>
          <table:table-cell office:value-type="string">
            <text:p>equivalence gate</text:p>
          </table:table-cell>
          <table:table-cell office:value-type="string">
            <text:p>等效閘</text:p>
          </table:table-cell>
          <table:table-cell office:value-type="string">
            <text:p/>
          </table:table-cell>
          <table:table-cell office:value-type="string">
            <text:p>“同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4</text:p>
          </table:table-cell>
          <table:table-cell office:value-type="string">
            <text:p>erasable storage</text:p>
          </table:table-cell>
          <table:table-cell office:value-type="string">
            <text:p>可抹除儲存；可抹除儲存器</text:p>
          </table:table-cell>
          <table:table-cell office:value-type="string">
            <text:p/>
          </table:table-cell>
          <table:table-cell office:value-type="string">
            <text:p>可擦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5</text:p>
          </table:table-cell>
          <table:table-cell office:value-type="string">
            <text:p>erase</text:p>
          </table:table-cell>
          <table:table-cell office:value-type="string">
            <text:p>抹除；擦除</text:p>
          </table:table-cell>
          <table:table-cell office:value-type="string">
            <text:p/>
          </table:table-cell>
          <table:table-cell office:value-type="string">
            <text:p>擦除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6</text:p>
          </table:table-cell>
          <table:table-cell office:value-type="string">
            <text:p>error</text:p>
          </table:table-cell>
          <table:table-cell office:value-type="string">
            <text:p>錯誤；誤差</text:p>
          </table:table-cell>
          <table:table-cell office:value-type="string">
            <text:p/>
          </table:table-cell>
          <table:table-cell office:value-type="string">
            <text:p>差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7</text:p>
          </table:table-cell>
          <table:table-cell office:value-type="string">
            <text:p>error</text:p>
          </table:table-cell>
          <table:table-cell office:value-type="string">
            <text:p>錯誤；誤差</text:p>
          </table:table-cell>
          <table:table-cell office:value-type="string">
            <text:p/>
          </table:table-cell>
          <table:table-cell office:value-type="string">
            <text:p>误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8</text:p>
          </table:table-cell>
          <table:table-cell office:value-type="string">
            <text:p>error rate</text:p>
          </table:table-cell>
          <table:table-cell office:value-type="string">
            <text:p>錯誤率</text:p>
          </table:table-cell>
          <table:table-cell office:value-type="string">
            <text:p/>
          </table:table-cell>
          <table:table-cell office:value-type="string">
            <text:p>出错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39</text:p>
          </table:table-cell>
          <table:table-cell office:value-type="string">
            <text:p>error ratio</text:p>
          </table:table-cell>
          <table:table-cell office:value-type="string">
            <text:p>錯誤比</text:p>
          </table:table-cell>
          <table:table-cell office:value-type="string">
            <text:p/>
          </table:table-cell>
          <table:table-cell office:value-type="string">
            <text:p>出错比[率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0</text:p>
          </table:table-cell>
          <table:table-cell office:value-type="string">
            <text:p>escape character (ESC)</text:p>
          </table:table-cell>
          <table:table-cell office:value-type="string">
            <text:p>逸出字元；分離字元</text:p>
          </table:table-cell>
          <table:table-cell office:value-type="string">
            <text:p/>
          </table:table-cell>
          <table:table-cell office:value-type="string">
            <text:p>转义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1</text:p>
          </table:table-cell>
          <table:table-cell office:value-type="string">
            <text:p>electronic wallet；wallet</text:p>
          </table:table-cell>
          <table:table-cell office:value-type="string">
            <text:p>電子錢包</text:p>
          </table:table-cell>
          <table:table-cell office:value-type="string">
            <text:p/>
          </table:table-cell>
          <table:table-cell office:value-type="string">
            <text:p>电子钱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2</text:p>
          </table:table-cell>
          <table:table-cell office:value-type="string">
            <text:p>exception</text:p>
          </table:table-cell>
          <table:table-cell office:value-type="string">
            <text:p>異常；例外</text:p>
          </table:table-cell>
          <table:table-cell office:value-type="string">
            <text:p/>
          </table:table-cell>
          <table:table-cell office:value-type="string">
            <text:p>异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3</text:p>
          </table:table-cell>
          <table:table-cell office:value-type="string">
            <text:p>EXCLUSIVE-OR gate</text:p>
          </table:table-cell>
          <table:table-cell office:value-type="string">
            <text:p>互斥或閘</text:p>
          </table:table-cell>
          <table:table-cell office:value-type="string">
            <text:p/>
          </table:table-cell>
          <table:table-cell office:value-type="string">
            <text:p>“异或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4</text:p>
          </table:table-cell>
          <table:table-cell office:value-type="string">
            <text:p>EXCLUSIVE-OR operation</text:p>
          </table:table-cell>
          <table:table-cell office:value-type="string">
            <text:p>互斥或作業</text:p>
          </table:table-cell>
          <table:table-cell office:value-type="string">
            <text:p/>
          </table:table-cell>
          <table:table-cell office:value-type="string">
            <text:p>“异或”运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5</text:p>
          </table:table-cell>
          <table:table-cell office:value-type="string">
            <text:p>execution</text:p>
          </table:table-cell>
          <table:table-cell office:value-type="string">
            <text:p>執行；執行過程</text:p>
          </table:table-cell>
          <table:table-cell office:value-type="string">
            <text:p/>
          </table:table-cell>
          <table:table-cell office:value-type="string">
            <text:p>执行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6</text:p>
          </table:table-cell>
          <table:table-cell office:value-type="string">
            <text:p>exhaustive attack</text:p>
          </table:table-cell>
          <table:table-cell office:value-type="string">
            <text:p>窮舉攻擊</text:p>
          </table:table-cell>
          <table:table-cell office:value-type="string">
            <text:p/>
          </table:table-cell>
          <table:table-cell office:value-type="string">
            <text:p>穷举攻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7</text:p>
          </table:table-cell>
          <table:table-cell office:value-type="string">
            <text:p>exit</text:p>
          </table:table-cell>
          <table:table-cell office:value-type="string">
            <text:p>出口，跳出</text:p>
          </table:table-cell>
          <table:table-cell office:value-type="string">
            <text:p/>
          </table:table-cell>
          <table:table-cell office:value-type="string">
            <text:p>退出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8</text:p>
          </table:table-cell>
          <table:table-cell office:value-type="string">
            <text:p>expand</text:p>
          </table:table-cell>
          <table:table-cell office:value-type="string">
            <text:p>擴充</text:p>
          </table:table-cell>
          <table:table-cell office:value-type="string">
            <text:p/>
          </table:table-cell>
          <table:table-cell office:value-type="string">
            <text:p>扩大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49</text:p>
          </table:table-cell>
          <table:table-cell office:value-type="string">
            <text:p>expansion board</text:p>
          </table:table-cell>
          <table:table-cell office:value-type="string">
            <text:p>擴充板</text:p>
          </table:table-cell>
          <table:table-cell office:value-type="string">
            <text:p/>
          </table:table-cell>
          <table:table-cell office:value-type="string">
            <text:p>扩充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0</text:p>
          </table:table-cell>
          <table:table-cell office:value-type="string">
            <text:p>expert system</text:p>
          </table:table-cell>
          <table:table-cell office:value-type="string">
            <text:p>專家系統</text:p>
          </table:table-cell>
          <table:table-cell office:value-type="string">
            <text:p/>
          </table:table-cell>
          <table:table-cell office:value-type="string">
            <text:p>专家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1</text:p>
          </table:table-cell>
          <table:table-cell office:value-type="string">
            <text:p>explosion-proof</text:p>
          </table:table-cell>
          <table:table-cell office:value-type="string">
            <text:p>防爆器</text:p>
          </table:table-cell>
          <table:table-cell office:value-type="string">
            <text:p/>
          </table:table-cell>
          <table:table-cell office:value-type="string">
            <text:p>防爆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2</text:p>
          </table:table-cell>
          <table:table-cell office:value-type="string">
            <text:p>export/import</text:p>
          </table:table-cell>
          <table:table-cell office:value-type="string">
            <text:p>輸出/輸入</text:p>
          </table:table-cell>
          <table:table-cell office:value-type="string">
            <text:p/>
          </table:table-cell>
          <table:table-cell office:value-type="string">
            <text:p>引出引入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3</text:p>
          </table:table-cell>
          <table:table-cell office:value-type="string">
            <text:p>exposure</text:p>
          </table:table-cell>
          <table:table-cell office:value-type="string">
            <text:p>曝光</text:p>
          </table:table-cell>
          <table:table-cell office:value-type="string">
            <text:p/>
          </table:table-cell>
          <table:table-cell office:value-type="string">
            <text:p>暴露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4</text:p>
          </table:table-cell>
          <table:table-cell office:value-type="string">
            <text:p>expression</text:p>
          </table:table-cell>
          <table:table-cell office:value-type="string">
            <text:p>表式；陳式</text:p>
          </table:table-cell>
          <table:table-cell office:value-type="string">
            <text:p/>
          </table:table-cell>
          <table:table-cell office:value-type="string">
            <text:p>表达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5</text:p>
          </table:table-cell>
          <table:table-cell office:value-type="string">
            <text:p>extend</text:p>
          </table:table-cell>
          <table:table-cell office:value-type="string">
            <text:p>延伸；擴充</text:p>
          </table:table-cell>
          <table:table-cell office:value-type="string">
            <text:p/>
          </table:table-cell>
          <table:table-cell office:value-type="string">
            <text:p>扩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6</text:p>
          </table:table-cell>
          <table:table-cell office:value-type="string">
            <text:p>extendability</text:p>
          </table:table-cell>
          <table:table-cell office:value-type="string">
            <text:p>可延伸性</text:p>
          </table:table-cell>
          <table:table-cell office:value-type="string">
            <text:p/>
          </table:table-cell>
          <table:table-cell office:value-type="string">
            <text:p>可扩展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7</text:p>
          </table:table-cell>
          <table:table-cell office:value-type="string">
            <text:p>extract</text:p>
          </table:table-cell>
          <table:table-cell office:value-type="string">
            <text:p>擷取；抽取；萃取</text:p>
          </table:table-cell>
          <table:table-cell office:value-type="string">
            <text:p/>
          </table:table-cell>
          <table:table-cell office:value-type="string">
            <text:p>抽取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8</text:p>
          </table:table-cell>
          <table:table-cell office:value-type="string">
            <text:p>e-zine</text:p>
          </table:table-cell>
          <table:table-cell office:value-type="string">
            <text:p>電子雜誌</text:p>
          </table:table-cell>
          <table:table-cell office:value-type="string">
            <text:p/>
          </table:table-cell>
          <table:table-cell office:value-type="string">
            <text:p>电子杂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59</text:p>
          </table:table-cell>
          <table:table-cell office:value-type="string">
            <text:p>fact</text:p>
          </table:table-cell>
          <table:table-cell office:value-type="string">
            <text:p>事實</text:p>
          </table:table-cell>
          <table:table-cell office:value-type="string">
            <text:p/>
          </table:table-cell>
          <table:table-cell office:value-type="string">
            <text:p>事实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0</text:p>
          </table:table-cell>
          <table:table-cell office:value-type="string">
            <text:p>failsafe</text:p>
          </table:table-cell>
          <table:table-cell office:value-type="string">
            <text:p>失效仍安全；故障安全</text:p>
          </table:table-cell>
          <table:table-cell office:value-type="string">
            <text:p/>
          </table:table-cell>
          <table:table-cell office:value-type="string">
            <text:p>故障保险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1</text:p>
          </table:table-cell>
          <table:table-cell office:value-type="string">
            <text:p>failsoft</text:p>
          </table:table-cell>
          <table:table-cell office:value-type="string">
            <text:p>故障弱化</text:p>
          </table:table-cell>
          <table:table-cell office:value-type="string">
            <text:p/>
          </table:table-cell>
          <table:table-cell office:value-type="string">
            <text:p>故障弱化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2</text:p>
          </table:table-cell>
          <table:table-cell office:value-type="string">
            <text:p>failure recovery</text:p>
          </table:table-cell>
          <table:table-cell office:value-type="string">
            <text:p>故障恢復</text:p>
          </table:table-cell>
          <table:table-cell office:value-type="string">
            <text:p/>
          </table:table-cell>
          <table:table-cell office:value-type="string">
            <text:p>失效[后]恢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3</text:p>
          </table:table-cell>
          <table:table-cell office:value-type="string">
            <text:p>fan-in</text:p>
          </table:table-cell>
          <table:table-cell office:value-type="string">
            <text:p>扇入</text:p>
          </table:table-cell>
          <table:table-cell office:value-type="string">
            <text:p/>
          </table:table-cell>
          <table:table-cell office:value-type="string">
            <text:p>扇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4</text:p>
          </table:table-cell>
          <table:table-cell office:value-type="string">
            <text:p>fan-out</text:p>
          </table:table-cell>
          <table:table-cell office:value-type="string">
            <text:p>扇出</text:p>
          </table:table-cell>
          <table:table-cell office:value-type="string">
            <text:p/>
          </table:table-cell>
          <table:table-cell office:value-type="string">
            <text:p>扇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5</text:p>
          </table:table-cell>
          <table:table-cell office:value-type="string">
            <text:p>fault tolerance</text:p>
          </table:table-cell>
          <table:table-cell office:value-type="string">
            <text:p>故障容許度</text:p>
          </table:table-cell>
          <table:table-cell office:value-type="string">
            <text:p/>
          </table:table-cell>
          <table:table-cell office:value-type="string">
            <text:p>容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6</text:p>
          </table:table-cell>
          <table:table-cell office:value-type="string">
            <text:p>feasibility</text:p>
          </table:table-cell>
          <table:table-cell office:value-type="string">
            <text:p>可行性</text:p>
          </table:table-cell>
          <table:table-cell office:value-type="string">
            <text:p/>
          </table:table-cell>
          <table:table-cell office:value-type="string">
            <text:p>可行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7</text:p>
          </table:table-cell>
          <table:table-cell office:value-type="string">
            <text:p>feature</text:p>
          </table:table-cell>
          <table:table-cell office:value-type="string">
            <text:p>特徵</text:p>
          </table:table-cell>
          <table:table-cell office:value-type="string">
            <text:p/>
          </table:table-cell>
          <table:table-cell office:value-type="string">
            <text:p>特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8</text:p>
          </table:table-cell>
          <table:table-cell office:value-type="string">
            <text:p>field</text:p>
          </table:table-cell>
          <table:table-cell office:value-type="string">
            <text:p>欄位；域；欄；圖場；場</text:p>
          </table:table-cell>
          <table:table-cell office:value-type="string">
            <text:p/>
          </table:table-cell>
          <table:table-cell office:value-type="string">
            <text:p>字段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69</text:p>
          </table:table-cell>
          <table:table-cell office:value-type="string">
            <text:p>FIFO</text:p>
          </table:table-cell>
          <table:table-cell office:value-type="string">
            <text:p>先進先出</text:p>
          </table:table-cell>
          <table:table-cell office:value-type="string">
            <text:p/>
          </table:table-cell>
          <table:table-cell office:value-type="string">
            <text:p>先进先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0</text:p>
          </table:table-cell>
          <table:table-cell office:value-type="string">
            <text:p>fifth generation language</text:p>
          </table:table-cell>
          <table:table-cell office:value-type="string">
            <text:p>第五代語言</text:p>
          </table:table-cell>
          <table:table-cell office:value-type="string">
            <text:p/>
          </table:table-cell>
          <table:table-cell office:value-type="string">
            <text:p>第五代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1</text:p>
          </table:table-cell>
          <table:table-cell office:value-type="string">
            <text:p>file</text:p>
          </table:table-cell>
          <table:table-cell office:value-type="string">
            <text:p>檔案；歸檔</text:p>
          </table:table-cell>
          <table:table-cell office:value-type="string">
            <text:p/>
          </table:table-cell>
          <table:table-cell office:value-type="string">
            <text:p>文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2</text:p>
          </table:table-cell>
          <table:table-cell office:value-type="string">
            <text:p>file allocation table</text:p>
          </table:table-cell>
          <table:table-cell office:value-type="string">
            <text:p>檔案配置表</text:p>
          </table:table-cell>
          <table:table-cell office:value-type="string">
            <text:p/>
          </table:table-cell>
          <table:table-cell office:value-type="string">
            <text:p>文件分配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3</text:p>
          </table:table-cell>
          <table:table-cell office:value-type="string">
            <text:p>file management system</text:p>
          </table:table-cell>
          <table:table-cell office:value-type="string">
            <text:p>檔案管理系統</text:p>
          </table:table-cell>
          <table:table-cell office:value-type="string">
            <text:p/>
          </table:table-cell>
          <table:table-cell office:value-type="string">
            <text:p>文件管理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4</text:p>
          </table:table-cell>
          <table:table-cell office:value-type="string">
            <text:p>fill</text:p>
          </table:table-cell>
          <table:table-cell office:value-type="string">
            <text:p>填充</text:p>
          </table:table-cell>
          <table:table-cell office:value-type="string">
            <text:p/>
          </table:table-cell>
          <table:table-cell office:value-type="string">
            <text:p>填充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5</text:p>
          </table:table-cell>
          <table:table-cell office:value-type="string">
            <text:p>filler</text:p>
          </table:table-cell>
          <table:table-cell office:value-type="string">
            <text:p>填料；資料墊</text:p>
          </table:table-cell>
          <table:table-cell office:value-type="string">
            <text:p/>
          </table:table-cell>
          <table:table-cell office:value-type="string">
            <text:p>填充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6</text:p>
          </table:table-cell>
          <table:table-cell office:value-type="string">
            <text:p>filter</text:p>
          </table:table-cell>
          <table:table-cell office:value-type="string">
            <text:p>過濾器；濾波器</text:p>
          </table:table-cell>
          <table:table-cell office:value-type="string">
            <text:p/>
          </table:table-cell>
          <table:table-cell office:value-type="string">
            <text:p>过滤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7</text:p>
          </table:table-cell>
          <table:table-cell office:value-type="string">
            <text:p>find</text:p>
          </table:table-cell>
          <table:table-cell office:value-type="string">
            <text:p>尋找</text:p>
          </table:table-cell>
          <table:table-cell office:value-type="string">
            <text:p/>
          </table:table-cell>
          <table:table-cell office:value-type="string">
            <text:p>查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8</text:p>
          </table:table-cell>
          <table:table-cell office:value-type="string">
            <text:p>fingerprint</text:p>
          </table:table-cell>
          <table:table-cell office:value-type="string">
            <text:p>指紋</text:p>
          </table:table-cell>
          <table:table-cell office:value-type="string">
            <text:p/>
          </table:table-cell>
          <table:table-cell office:value-type="string">
            <text:p>指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79</text:p>
          </table:table-cell>
          <table:table-cell office:value-type="string">
            <text:p>fingerprint recognition</text:p>
          </table:table-cell>
          <table:table-cell office:value-type="string">
            <text:p>指紋辨識</text:p>
          </table:table-cell>
          <table:table-cell office:value-type="string">
            <text:p/>
          </table:table-cell>
          <table:table-cell office:value-type="string">
            <text:p>指纹识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0</text:p>
          </table:table-cell>
          <table:table-cell office:value-type="string">
            <text:p>firmware</text:p>
          </table:table-cell>
          <table:table-cell office:value-type="string">
            <text:p>韌體</text:p>
          </table:table-cell>
          <table:table-cell office:value-type="string">
            <text:p/>
          </table:table-cell>
          <table:table-cell office:value-type="string">
            <text:p>固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1</text:p>
          </table:table-cell>
          <table:table-cell office:value-type="string">
            <text:p>first generation language</text:p>
          </table:table-cell>
          <table:table-cell office:value-type="string">
            <text:p>第一代語言</text:p>
          </table:table-cell>
          <table:table-cell office:value-type="string">
            <text:p/>
          </table:table-cell>
          <table:table-cell office:value-type="string">
            <text:p>第一代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2</text:p>
          </table:table-cell>
          <table:table-cell office:value-type="string">
            <text:p>first in first out</text:p>
          </table:table-cell>
          <table:table-cell office:value-type="string">
            <text:p>先進先出</text:p>
          </table:table-cell>
          <table:table-cell office:value-type="string">
            <text:p/>
          </table:table-cell>
          <table:table-cell office:value-type="string">
            <text:p>先进先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3</text:p>
          </table:table-cell>
          <table:table-cell office:value-type="string">
            <text:p>fixed point arithmetic</text:p>
          </table:table-cell>
          <table:table-cell office:value-type="string">
            <text:p>定點運算；定點算術</text:p>
          </table:table-cell>
          <table:table-cell office:value-type="string">
            <text:p/>
          </table:table-cell>
          <table:table-cell office:value-type="string">
            <text:p>定点运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4</text:p>
          </table:table-cell>
          <table:table-cell office:value-type="string">
            <text:p>flash card</text:p>
          </table:table-cell>
          <table:table-cell office:value-type="string">
            <text:p>閃光卡</text:p>
          </table:table-cell>
          <table:table-cell office:value-type="string">
            <text:p/>
          </table:table-cell>
          <table:table-cell office:value-type="string">
            <text:p>闪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5</text:p>
          </table:table-cell>
          <table:table-cell office:value-type="string">
            <text:p>flash memory</text:p>
          </table:table-cell>
          <table:table-cell office:value-type="string">
            <text:p>快閃記憶體</text:p>
          </table:table-cell>
          <table:table-cell office:value-type="string">
            <text:p/>
          </table:table-cell>
          <table:table-cell office:value-type="string">
            <text:p>闪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6</text:p>
          </table:table-cell>
          <table:table-cell office:value-type="string">
            <text:p>flat file</text:p>
          </table:table-cell>
          <table:table-cell office:value-type="string">
            <text:p>平坦檔；平面檔</text:p>
          </table:table-cell>
          <table:table-cell office:value-type="string">
            <text:p/>
          </table:table-cell>
          <table:table-cell office:value-type="string">
            <text:p>平面文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7</text:p>
          </table:table-cell>
          <table:table-cell office:value-type="string">
            <text:p>flaw</text:p>
          </table:table-cell>
          <table:table-cell office:value-type="string">
            <text:p>裂隙；瑕疪；缺陷；隙痕；斷裂；弗老風；橫推斷層 ; 疵裂；疵點；缺點；橫推斷層；捩斷層；走向滑斷層；裂縫；裂紋；裂痕</text:p>
          </table:table-cell>
          <table:table-cell office:value-type="string">
            <text:p/>
          </table:table-cell>
          <table:table-cell office:value-type="string">
            <text:p>瑕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8</text:p>
          </table:table-cell>
          <table:table-cell office:value-type="string">
            <text:p>floating-point number</text:p>
          </table:table-cell>
          <table:table-cell office:value-type="string">
            <text:p>浮點數</text:p>
          </table:table-cell>
          <table:table-cell office:value-type="string">
            <text:p/>
          </table:table-cell>
          <table:table-cell office:value-type="string">
            <text:p>浮点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89</text:p>
          </table:table-cell>
          <table:table-cell office:value-type="string">
            <text:p>flowchart</text:p>
          </table:table-cell>
          <table:table-cell office:value-type="string">
            <text:p>流程圖</text:p>
          </table:table-cell>
          <table:table-cell office:value-type="string">
            <text:p/>
          </table:table-cell>
          <table:table-cell office:value-type="string">
            <text:p>流程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0</text:p>
          </table:table-cell>
          <table:table-cell office:value-type="string">
            <text:p>foreground</text:p>
          </table:table-cell>
          <table:table-cell office:value-type="string">
            <text:p>前景；前台</text:p>
          </table:table-cell>
          <table:table-cell office:value-type="string">
            <text:p/>
          </table:table-cell>
          <table:table-cell office:value-type="string">
            <text:p>前台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1</text:p>
          </table:table-cell>
          <table:table-cell office:value-type="string">
            <text:p>foreground image</text:p>
          </table:table-cell>
          <table:table-cell office:value-type="string">
            <text:p>前景影像</text:p>
          </table:table-cell>
          <table:table-cell office:value-type="string">
            <text:p/>
          </table:table-cell>
          <table:table-cell office:value-type="string">
            <text:p>前景图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2</text:p>
          </table:table-cell>
          <table:table-cell office:value-type="string">
            <text:p>foreground processing</text:p>
          </table:table-cell>
          <table:table-cell office:value-type="string">
            <text:p>前台處理</text:p>
          </table:table-cell>
          <table:table-cell office:value-type="string">
            <text:p/>
          </table:table-cell>
          <table:table-cell office:value-type="string">
            <text:p>前台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3</text:p>
          </table:table-cell>
          <table:table-cell office:value-type="string">
            <text:p>fork</text:p>
          </table:table-cell>
          <table:table-cell office:value-type="string">
            <text:p>FORK指令、叉路</text:p>
          </table:table-cell>
          <table:table-cell office:value-type="string">
            <text:p/>
          </table:table-cell>
          <table:table-cell office:value-type="string">
            <text:p>分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4</text:p>
          </table:table-cell>
          <table:table-cell office:value-type="string">
            <text:p>form factor</text:p>
          </table:table-cell>
          <table:table-cell office:value-type="string">
            <text:p>形狀因數</text:p>
          </table:table-cell>
          <table:table-cell office:value-type="string">
            <text:p/>
          </table:table-cell>
          <table:table-cell office:value-type="string">
            <text:p>形状因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5</text:p>
          </table:table-cell>
          <table:table-cell office:value-type="string">
            <text:p>formal logic</text:p>
          </table:table-cell>
          <table:table-cell office:value-type="string">
            <text:p>形式邏輯</text:p>
          </table:table-cell>
          <table:table-cell office:value-type="string">
            <text:p/>
          </table:table-cell>
          <table:table-cell office:value-type="string">
            <text:p>形式逻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6</text:p>
          </table:table-cell>
          <table:table-cell office:value-type="string">
            <text:p>format</text:p>
          </table:table-cell>
          <table:table-cell office:value-type="string">
            <text:p>格式；製作格式</text:p>
          </table:table-cell>
          <table:table-cell office:value-type="string">
            <text:p/>
          </table:table-cell>
          <table:table-cell office:value-type="string">
            <text:p>格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7</text:p>
          </table:table-cell>
          <table:table-cell office:value-type="string">
            <text:p>format effector</text:p>
          </table:table-cell>
          <table:table-cell office:value-type="string">
            <text:p>格式控號；格式控制字元</text:p>
          </table:table-cell>
          <table:table-cell office:value-type="string">
            <text:p/>
          </table:table-cell>
          <table:table-cell office:value-type="string">
            <text:p>格式控制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8</text:p>
          </table:table-cell>
          <table:table-cell office:value-type="string">
            <text:p>formatting</text:p>
          </table:table-cell>
          <table:table-cell office:value-type="string">
            <text:p>格式化中</text:p>
          </table:table-cell>
          <table:table-cell office:value-type="string">
            <text:p/>
          </table:table-cell>
          <table:table-cell office:value-type="string">
            <text:p>格式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799</text:p>
          </table:table-cell>
          <table:table-cell office:value-type="string">
            <text:p>fourth generation language</text:p>
          </table:table-cell>
          <table:table-cell office:value-type="string">
            <text:p>第四代語言</text:p>
          </table:table-cell>
          <table:table-cell office:value-type="string">
            <text:p/>
          </table:table-cell>
          <table:table-cell office:value-type="string">
            <text:p>第四代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0</text:p>
          </table:table-cell>
          <table:table-cell office:value-type="string">
            <text:p>fragmentation</text:p>
          </table:table-cell>
          <table:table-cell office:value-type="string">
            <text:p>儲存片；片段儲存；分割</text:p>
          </table:table-cell>
          <table:table-cell office:value-type="string">
            <text:p/>
          </table:table-cell>
          <table:table-cell office:value-type="string">
            <text:p>分段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1</text:p>
          </table:table-cell>
          <table:table-cell office:value-type="string">
            <text:p>frame</text:p>
          </table:table-cell>
          <table:table-cell office:value-type="string">
            <text:p>框；資訊框</text:p>
          </table:table-cell>
          <table:table-cell office:value-type="string">
            <text:p/>
          </table:table-cell>
          <table:table-cell office:value-type="string">
            <text:p>框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2</text:p>
          </table:table-cell>
          <table:table-cell office:value-type="string">
            <text:p>frame rate</text:p>
          </table:table-cell>
          <table:table-cell office:value-type="string">
            <text:p>框速率；框率</text:p>
          </table:table-cell>
          <table:table-cell office:value-type="string">
            <text:p/>
          </table:table-cell>
          <table:table-cell office:value-type="string">
            <text:p>帧速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3</text:p>
          </table:table-cell>
          <table:table-cell office:value-type="string">
            <text:p>frame relay</text:p>
          </table:table-cell>
          <table:table-cell office:value-type="string">
            <text:p>訊框中繼</text:p>
          </table:table-cell>
          <table:table-cell office:value-type="string">
            <text:p/>
          </table:table-cell>
          <table:table-cell office:value-type="string">
            <text:p>帧中继[协议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4</text:p>
          </table:table-cell>
          <table:table-cell office:value-type="string">
            <text:p>framework</text:p>
          </table:table-cell>
          <table:table-cell office:value-type="string">
            <text:p>框架</text:p>
          </table:table-cell>
          <table:table-cell office:value-type="string">
            <text:p/>
          </table:table-cell>
          <table:table-cell office:value-type="string">
            <text:p>框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5</text:p>
          </table:table-cell>
          <table:table-cell office:value-type="string">
            <text:p>frequently asked questions(FAQ)</text:p>
          </table:table-cell>
          <table:table-cell office:value-type="string">
            <text:p>常見問題</text:p>
          </table:table-cell>
          <table:table-cell office:value-type="string">
            <text:p/>
          </table:table-cell>
          <table:table-cell office:value-type="string">
            <text:p>常问问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6</text:p>
          </table:table-cell>
          <table:table-cell office:value-type="string">
            <text:p>front-end processor(FEP)</text:p>
          </table:table-cell>
          <table:table-cell office:value-type="string">
            <text:p>前端處理器</text:p>
          </table:table-cell>
          <table:table-cell office:value-type="string">
            <text:p/>
          </table:table-cell>
          <table:table-cell office:value-type="string">
            <text:p>前端处理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7</text:p>
          </table:table-cell>
          <table:table-cell office:value-type="string">
            <text:p>FTP</text:p>
          </table:table-cell>
          <table:table-cell office:value-type="string">
            <text:p>檔案傳送協定</text:p>
          </table:table-cell>
          <table:table-cell office:value-type="string">
            <text:p/>
          </table:table-cell>
          <table:table-cell office:value-type="string">
            <text:p>文件传送协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8</text:p>
          </table:table-cell>
          <table:table-cell office:value-type="string">
            <text:p>full adder</text:p>
          </table:table-cell>
          <table:table-cell office:value-type="string">
            <text:p>全加器</text:p>
          </table:table-cell>
          <table:table-cell office:value-type="string">
            <text:p/>
          </table:table-cell>
          <table:table-cell office:value-type="string">
            <text:p>全加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09</text:p>
          </table:table-cell>
          <table:table-cell office:value-type="string">
            <text:p>full subtracter</text:p>
          </table:table-cell>
          <table:table-cell office:value-type="string">
            <text:p>全減法器；全減器</text:p>
          </table:table-cell>
          <table:table-cell office:value-type="string">
            <text:p/>
          </table:table-cell>
          <table:table-cell office:value-type="string">
            <text:p>全减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0</text:p>
          </table:table-cell>
          <table:table-cell office:value-type="string">
            <text:p>function</text:p>
          </table:table-cell>
          <table:table-cell office:value-type="string">
            <text:p>函數；功能</text:p>
          </table:table-cell>
          <table:table-cell office:value-type="string">
            <text:p/>
          </table:table-cell>
          <table:table-cell office:value-type="string">
            <text:p>函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1</text:p>
          </table:table-cell>
          <table:table-cell office:value-type="string">
            <text:p>function call</text:p>
          </table:table-cell>
          <table:table-cell office:value-type="string">
            <text:p>函數呼叫</text:p>
          </table:table-cell>
          <table:table-cell office:value-type="string">
            <text:p/>
          </table:table-cell>
          <table:table-cell office:value-type="string">
            <text:p>函数调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2</text:p>
          </table:table-cell>
          <table:table-cell office:value-type="string">
            <text:p>function library</text:p>
          </table:table-cell>
          <table:table-cell office:value-type="string">
            <text:p>函數程式館</text:p>
          </table:table-cell>
          <table:table-cell office:value-type="string">
            <text:p/>
          </table:table-cell>
          <table:table-cell office:value-type="string">
            <text:p>函数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3</text:p>
          </table:table-cell>
          <table:table-cell office:value-type="string">
            <text:p>functional design</text:p>
          </table:table-cell>
          <table:table-cell office:value-type="string">
            <text:p>功能設計</text:p>
          </table:table-cell>
          <table:table-cell office:value-type="string">
            <text:p/>
          </table:table-cell>
          <table:table-cell office:value-type="string">
            <text:p>功能设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4</text:p>
          </table:table-cell>
          <table:table-cell office:value-type="string">
            <text:p>electronic funds transfer ；EFT</text:p>
          </table:table-cell>
          <table:table-cell office:value-type="string">
            <text:p>電子轉帳</text:p>
          </table:table-cell>
          <table:table-cell office:value-type="string">
            <text:p/>
          </table:table-cell>
          <table:table-cell office:value-type="string">
            <text:p>电子转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5</text:p>
          </table:table-cell>
          <table:table-cell office:value-type="string">
            <text:p>fuzzy computing</text:p>
          </table:table-cell>
          <table:table-cell office:value-type="string">
            <text:p>乏晰計算</text:p>
          </table:table-cell>
          <table:table-cell office:value-type="string">
            <text:p/>
          </table:table-cell>
          <table:table-cell office:value-type="string">
            <text:p>模糊计算技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6</text:p>
          </table:table-cell>
          <table:table-cell office:value-type="string">
            <text:p>fuzzy logic</text:p>
          </table:table-cell>
          <table:table-cell office:value-type="string">
            <text:p>乏晰邏輯</text:p>
          </table:table-cell>
          <table:table-cell office:value-type="string">
            <text:p/>
          </table:table-cell>
          <table:table-cell office:value-type="string">
            <text:p>模糊逻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7</text:p>
          </table:table-cell>
          <table:table-cell office:value-type="string">
            <text:p>gate</text:p>
          </table:table-cell>
          <table:table-cell office:value-type="string">
            <text:p>閘</text:p>
          </table:table-cell>
          <table:table-cell office:value-type="string">
            <text:p/>
          </table:table-cell>
          <table:table-cell office:value-type="string">
            <text:p>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8</text:p>
          </table:table-cell>
          <table:table-cell office:value-type="string">
            <text:p>gate array</text:p>
          </table:table-cell>
          <table:table-cell office:value-type="string">
            <text:p>閘陣列</text:p>
          </table:table-cell>
          <table:table-cell office:value-type="string">
            <text:p/>
          </table:table-cell>
          <table:table-cell office:value-type="string">
            <text:p>门阵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19</text:p>
          </table:table-cell>
          <table:table-cell office:value-type="string">
            <text:p>generalization</text:p>
          </table:table-cell>
          <table:table-cell office:value-type="string">
            <text:p>簡約化；類化；一般化；概推；推廣；通則化；概化；類推；推論；廣義化；普遍化；全身化</text:p>
          </table:table-cell>
          <table:table-cell office:value-type="string">
            <text:p/>
          </table:table-cell>
          <table:table-cell office:value-type="string">
            <text:p>泛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0</text:p>
          </table:table-cell>
          <table:table-cell office:value-type="string">
            <text:p>general-purpose computer</text:p>
          </table:table-cell>
          <table:table-cell office:value-type="string">
            <text:p>通用型電腦</text:p>
          </table:table-cell>
          <table:table-cell office:value-type="string">
            <text:p/>
          </table:table-cell>
          <table:table-cell office:value-type="string">
            <text:p>通用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1</text:p>
          </table:table-cell>
          <table:table-cell office:value-type="string">
            <text:p>generator</text:p>
          </table:table-cell>
          <table:table-cell office:value-type="string">
            <text:p>產生器</text:p>
          </table:table-cell>
          <table:table-cell office:value-type="string">
            <text:p/>
          </table:table-cell>
          <table:table-cell office:value-type="string">
            <text:p>生成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2</text:p>
          </table:table-cell>
          <table:table-cell office:value-type="string">
            <text:p>genetic programming</text:p>
          </table:table-cell>
          <table:table-cell office:value-type="string">
            <text:p>基因程式設計</text:p>
          </table:table-cell>
          <table:table-cell office:value-type="string">
            <text:p/>
          </table:table-cell>
          <table:table-cell office:value-type="string">
            <text:p>遗传编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3</text:p>
          </table:table-cell>
          <table:table-cell office:value-type="string">
            <text:p>gestural input</text:p>
          </table:table-cell>
          <table:table-cell office:value-type="string">
            <text:p>姿態輸入</text:p>
          </table:table-cell>
          <table:table-cell office:value-type="string">
            <text:p/>
          </table:table-cell>
          <table:table-cell office:value-type="string">
            <text:p>姿势输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4</text:p>
          </table:table-cell>
          <table:table-cell office:value-type="string">
            <text:p>ghost</text:p>
          </table:table-cell>
          <table:table-cell office:value-type="string">
            <text:p>重影</text:p>
          </table:table-cell>
          <table:table-cell office:value-type="string">
            <text:p/>
          </table:table-cell>
          <table:table-cell office:value-type="string">
            <text:p>重影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5</text:p>
          </table:table-cell>
          <table:table-cell office:value-type="string">
            <text:p>glass-box testing</text:p>
          </table:table-cell>
          <table:table-cell office:value-type="string">
            <text:p>玻璃箱測試</text:p>
          </table:table-cell>
          <table:table-cell office:value-type="string">
            <text:p/>
          </table:table-cell>
          <table:table-cell office:value-type="string">
            <text:p>白盒测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6</text:p>
          </table:table-cell>
          <table:table-cell office:value-type="string">
            <text:p>global search and replace</text:p>
          </table:table-cell>
          <table:table-cell office:value-type="string">
            <text:p>總體搜尋與取代</text:p>
          </table:table-cell>
          <table:table-cell office:value-type="string">
            <text:p/>
          </table:table-cell>
          <table:table-cell office:value-type="string">
            <text:p>全程搜索并替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7</text:p>
          </table:table-cell>
          <table:table-cell office:value-type="string">
            <text:p>glove input</text:p>
          </table:table-cell>
          <table:table-cell office:value-type="string">
            <text:p>手套式輸入裝置</text:p>
          </table:table-cell>
          <table:table-cell office:value-type="string">
            <text:p/>
          </table:table-cell>
          <table:table-cell office:value-type="string">
            <text:p>手套输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8</text:p>
          </table:table-cell>
          <table:table-cell office:value-type="string">
            <text:p>grammar</text:p>
          </table:table-cell>
          <table:table-cell office:value-type="string">
            <text:p>文法</text:p>
          </table:table-cell>
          <table:table-cell office:value-type="string">
            <text:p/>
          </table:table-cell>
          <table:table-cell office:value-type="string">
            <text:p>语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29</text:p>
          </table:table-cell>
          <table:table-cell office:value-type="string">
            <text:p>graph</text:p>
          </table:table-cell>
          <table:table-cell office:value-type="string">
            <text:p>圖形；圖</text:p>
          </table:table-cell>
          <table:table-cell office:value-type="string">
            <text:p/>
          </table:table-cell>
          <table:table-cell office:value-type="string">
            <text:p>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0</text:p>
          </table:table-cell>
          <table:table-cell office:value-type="string">
            <text:p>graphic character</text:p>
          </table:table-cell>
          <table:table-cell office:value-type="string">
            <text:p>圖號；圖形字元；圖示字元</text:p>
          </table:table-cell>
          <table:table-cell office:value-type="string">
            <text:p/>
          </table:table-cell>
          <table:table-cell office:value-type="string">
            <text:p>图形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1</text:p>
          </table:table-cell>
          <table:table-cell office:value-type="string">
            <text:p>graphics card</text:p>
          </table:table-cell>
          <table:table-cell office:value-type="string">
            <text:p>圖形卡</text:p>
          </table:table-cell>
          <table:table-cell office:value-type="string">
            <text:p/>
          </table:table-cell>
          <table:table-cell office:value-type="string">
            <text:p>图形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2</text:p>
          </table:table-cell>
          <table:table-cell office:value-type="string">
            <text:p>graphics terminal</text:p>
          </table:table-cell>
          <table:table-cell office:value-type="string">
            <text:p>圖形終端機</text:p>
          </table:table-cell>
          <table:table-cell office:value-type="string">
            <text:p/>
          </table:table-cell>
          <table:table-cell office:value-type="string">
            <text:p>图形终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3</text:p>
          </table:table-cell>
          <table:table-cell office:value-type="string">
            <text:p>gray level</text:p>
          </table:table-cell>
          <table:table-cell office:value-type="string">
            <text:p>灰階</text:p>
          </table:table-cell>
          <table:table-cell office:value-type="string">
            <text:p/>
          </table:table-cell>
          <table:table-cell office:value-type="string">
            <text:p>灰度[级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4</text:p>
          </table:table-cell>
          <table:table-cell office:value-type="string">
            <text:p>grid computing</text:p>
          </table:table-cell>
          <table:table-cell office:value-type="string">
            <text:p>網格式運算</text:p>
          </table:table-cell>
          <table:table-cell office:value-type="string">
            <text:p/>
          </table:table-cell>
          <table:table-cell office:value-type="string">
            <text:p>网格计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5</text:p>
          </table:table-cell>
          <table:table-cell office:value-type="string">
            <text:p>grid technology</text:p>
          </table:table-cell>
          <table:table-cell office:value-type="string">
            <text:p>柵工藝；柵技術；格子工藝；格子技術</text:p>
          </table:table-cell>
          <table:table-cell office:value-type="string">
            <text:p/>
          </table:table-cell>
          <table:table-cell office:value-type="string">
            <text:p>网格技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6</text:p>
          </table:table-cell>
          <table:table-cell office:value-type="string">
            <text:p>gridline</text:p>
          </table:table-cell>
          <table:table-cell office:value-type="string">
            <text:p>網格線，網柵線</text:p>
          </table:table-cell>
          <table:table-cell office:value-type="string">
            <text:p/>
          </table:table-cell>
          <table:table-cell office:value-type="string">
            <text:p>网格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7</text:p>
          </table:table-cell>
          <table:table-cell office:value-type="string">
            <text:p>groupware</text:p>
          </table:table-cell>
          <table:table-cell office:value-type="string">
            <text:p>群組軟體</text:p>
          </table:table-cell>
          <table:table-cell office:value-type="string">
            <text:p/>
          </table:table-cell>
          <table:table-cell office:value-type="string">
            <text:p>群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8</text:p>
          </table:table-cell>
          <table:table-cell office:value-type="string">
            <text:p>guard</text:p>
          </table:table-cell>
          <table:table-cell office:value-type="string">
            <text:p>防護</text:p>
          </table:table-cell>
          <table:table-cell office:value-type="string">
            <text:p/>
          </table:table-cell>
          <table:table-cell office:value-type="string">
            <text:p>守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39</text:p>
          </table:table-cell>
          <table:table-cell office:value-type="string">
            <text:p>GUI</text:p>
          </table:table-cell>
          <table:table-cell office:value-type="string">
            <text:p>圖形使用者介面</text:p>
          </table:table-cell>
          <table:table-cell office:value-type="string">
            <text:p/>
          </table:table-cell>
          <table:table-cell office:value-type="string">
            <text:p>图形用户界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0</text:p>
          </table:table-cell>
          <table:table-cell office:value-type="string">
            <text:p>half adder</text:p>
          </table:table-cell>
          <table:table-cell office:value-type="string">
            <text:p>半加器</text:p>
          </table:table-cell>
          <table:table-cell office:value-type="string">
            <text:p/>
          </table:table-cell>
          <table:table-cell office:value-type="string">
            <text:p>半加器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1</text:p>
          </table:table-cell>
          <table:table-cell office:value-type="string">
            <text:p>half subtracter</text:p>
          </table:table-cell>
          <table:table-cell office:value-type="string">
            <text:p>半減器</text:p>
          </table:table-cell>
          <table:table-cell office:value-type="string">
            <text:p/>
          </table:table-cell>
          <table:table-cell office:value-type="string">
            <text:p>半减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2</text:p>
          </table:table-cell>
          <table:table-cell office:value-type="string">
            <text:p>halt instruction</text:p>
          </table:table-cell>
          <table:table-cell office:value-type="string">
            <text:p>停機指令；暫停指令</text:p>
          </table:table-cell>
          <table:table-cell office:value-type="string">
            <text:p/>
          </table:table-cell>
          <table:table-cell office:value-type="string">
            <text:p>停机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3</text:p>
          </table:table-cell>
          <table:table-cell office:value-type="string">
            <text:p>handle</text:p>
          </table:table-cell>
          <table:table-cell office:value-type="string">
            <text:p>處置；柄</text:p>
          </table:table-cell>
          <table:table-cell office:value-type="string">
            <text:p/>
          </table:table-cell>
          <table:table-cell office:value-type="string">
            <text:p>句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4</text:p>
          </table:table-cell>
          <table:table-cell office:value-type="string">
            <text:p>handshaking</text:p>
          </table:table-cell>
          <table:table-cell office:value-type="string">
            <text:p>交握</text:p>
          </table:table-cell>
          <table:table-cell office:value-type="string">
            <text:p/>
          </table:table-cell>
          <table:table-cell office:value-type="string">
            <text:p>联络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5</text:p>
          </table:table-cell>
          <table:table-cell office:value-type="string">
            <text:p>Hanzi</text:p>
          </table:table-cell>
          <table:table-cell office:value-type="string">
            <text:p>漢字(音譯)</text:p>
          </table:table-cell>
          <table:table-cell office:value-type="string">
            <text:p/>
          </table:table-cell>
          <table:table-cell office:value-type="string">
            <text:p>汉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6</text:p>
          </table:table-cell>
          <table:table-cell office:value-type="string">
            <text:p>Hanzi input</text:p>
          </table:table-cell>
          <table:table-cell office:value-type="string">
            <text:p>漢字輸入</text:p>
          </table:table-cell>
          <table:table-cell office:value-type="string">
            <text:p/>
          </table:table-cell>
          <table:table-cell office:value-type="string">
            <text:p>汉字输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7</text:p>
          </table:table-cell>
          <table:table-cell office:value-type="string">
            <text:p>Hanzi output</text:p>
          </table:table-cell>
          <table:table-cell office:value-type="string">
            <text:p>漢字輸出</text:p>
          </table:table-cell>
          <table:table-cell office:value-type="string">
            <text:p/>
          </table:table-cell>
          <table:table-cell office:value-type="string">
            <text:p>汉字输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8</text:p>
          </table:table-cell>
          <table:table-cell office:value-type="string">
            <text:p>Hanzi recognition</text:p>
          </table:table-cell>
          <table:table-cell office:value-type="string">
            <text:p>漢字辨識</text:p>
          </table:table-cell>
          <table:table-cell office:value-type="string">
            <text:p/>
          </table:table-cell>
          <table:table-cell office:value-type="string">
            <text:p>汉字识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49</text:p>
          </table:table-cell>
          <table:table-cell office:value-type="string">
            <text:p>haptic display</text:p>
          </table:table-cell>
          <table:table-cell office:value-type="string">
            <text:p>觸覺顯示</text:p>
          </table:table-cell>
          <table:table-cell office:value-type="string">
            <text:p/>
          </table:table-cell>
          <table:table-cell office:value-type="string">
            <text:p>触觉显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0</text:p>
          </table:table-cell>
          <table:table-cell office:value-type="string">
            <text:p>hard</text:p>
          </table:table-cell>
          <table:table-cell office:value-type="string">
            <text:p>硬的</text:p>
          </table:table-cell>
          <table:table-cell office:value-type="string">
            <text:p/>
          </table:table-cell>
          <table:table-cell office:value-type="string">
            <text:p>硬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1</text:p>
          </table:table-cell>
          <table:table-cell office:value-type="string">
            <text:p>hard copy</text:p>
          </table:table-cell>
          <table:table-cell office:value-type="string">
            <text:p>硬複製；硬拷貝</text:p>
          </table:table-cell>
          <table:table-cell office:value-type="string">
            <text:p/>
          </table:table-cell>
          <table:table-cell office:value-type="string">
            <text:p>硬拷贝（副本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2</text:p>
          </table:table-cell>
          <table:table-cell office:value-type="string">
            <text:p>hard disk</text:p>
          </table:table-cell>
          <table:table-cell office:value-type="string">
            <text:p>硬碟</text:p>
          </table:table-cell>
          <table:table-cell office:value-type="string">
            <text:p/>
          </table:table-cell>
          <table:table-cell office:value-type="string">
            <text:p>硬[磁]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3</text:p>
          </table:table-cell>
          <table:table-cell office:value-type="string">
            <text:p>hard disk drive(HDD)</text:p>
          </table:table-cell>
          <table:table-cell office:value-type="string">
            <text:p>硬式磁碟機</text:p>
          </table:table-cell>
          <table:table-cell office:value-type="string">
            <text:p/>
          </table:table-cell>
          <table:table-cell office:value-type="string">
            <text:p>硬盘驱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4</text:p>
          </table:table-cell>
          <table:table-cell office:value-type="string">
            <text:p>hard error</text:p>
          </table:table-cell>
          <table:table-cell office:value-type="string">
            <text:p>硬體錯誤</text:p>
          </table:table-cell>
          <table:table-cell office:value-type="string">
            <text:p/>
          </table:table-cell>
          <table:table-cell office:value-type="string">
            <text:p>硬[差]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5</text:p>
          </table:table-cell>
          <table:table-cell office:value-type="string">
            <text:p>hardware</text:p>
          </table:table-cell>
          <table:table-cell office:value-type="string">
            <text:p>硬體</text:p>
          </table:table-cell>
          <table:table-cell office:value-type="string">
            <text:p/>
          </table:table-cell>
          <table:table-cell office:value-type="string">
            <text:p>硬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6</text:p>
          </table:table-cell>
          <table:table-cell office:value-type="string">
            <text:p>head</text:p>
          </table:table-cell>
          <table:table-cell office:value-type="string">
            <text:p>頭；磁頭</text:p>
          </table:table-cell>
          <table:table-cell office:value-type="string">
            <text:p/>
          </table:table-cell>
          <table:table-cell office:value-type="string">
            <text:p>磁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7</text:p>
          </table:table-cell>
          <table:table-cell office:value-type="string">
            <text:p>header</text:p>
          </table:table-cell>
          <table:table-cell office:value-type="string">
            <text:p>標頭</text:p>
          </table:table-cell>
          <table:table-cell office:value-type="string">
            <text:p/>
          </table:table-cell>
          <table:table-cell office:value-type="string">
            <text:p>首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8</text:p>
          </table:table-cell>
          <table:table-cell office:value-type="string">
            <text:p>head mounted display</text:p>
          </table:table-cell>
          <table:table-cell office:value-type="string">
            <text:p>頭戴顯示裝置</text:p>
          </table:table-cell>
          <table:table-cell office:value-type="string">
            <text:p/>
          </table:table-cell>
          <table:table-cell office:value-type="string">
            <text:p>盔装显示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59</text:p>
          </table:table-cell>
          <table:table-cell office:value-type="string">
            <text:p>heap</text:p>
          </table:table-cell>
          <table:table-cell office:value-type="string">
            <text:p>堆</text:p>
          </table:table-cell>
          <table:table-cell office:value-type="string">
            <text:p/>
          </table:table-cell>
          <table:table-cell office:value-type="string">
            <text:p>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0</text:p>
          </table:table-cell>
          <table:table-cell office:value-type="string">
            <text:p>help desk</text:p>
          </table:table-cell>
          <table:table-cell office:value-type="string">
            <text:p>服務桌</text:p>
          </table:table-cell>
          <table:table-cell office:value-type="string">
            <text:p/>
          </table:table-cell>
          <table:table-cell office:value-type="string">
            <text:p>帮助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1</text:p>
          </table:table-cell>
          <table:table-cell office:value-type="string">
            <text:p>heuristic method</text:p>
          </table:table-cell>
          <table:table-cell office:value-type="string">
            <text:p>試探法</text:p>
          </table:table-cell>
          <table:table-cell office:value-type="string">
            <text:p/>
          </table:table-cell>
          <table:table-cell office:value-type="string">
            <text:p>探试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2</text:p>
          </table:table-cell>
          <table:table-cell office:value-type="string">
            <text:p>hexadecimal</text:p>
          </table:table-cell>
          <table:table-cell office:value-type="string">
            <text:p>十六進位</text:p>
          </table:table-cell>
          <table:table-cell office:value-type="string">
            <text:p/>
          </table:table-cell>
          <table:table-cell office:value-type="string">
            <text:p>十六进制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3</text:p>
          </table:table-cell>
          <table:table-cell office:value-type="string">
            <text:p>hide</text:p>
          </table:table-cell>
          <table:table-cell office:value-type="string">
            <text:p>隱藏</text:p>
          </table:table-cell>
          <table:table-cell office:value-type="string">
            <text:p/>
          </table:table-cell>
          <table:table-cell office:value-type="string">
            <text:p>隐藏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4</text:p>
          </table:table-cell>
          <table:table-cell office:value-type="string">
            <text:p>hierarchical</text:p>
          </table:table-cell>
          <table:table-cell office:value-type="string">
            <text:p>階層式</text:p>
          </table:table-cell>
          <table:table-cell office:value-type="string">
            <text:p/>
          </table:table-cell>
          <table:table-cell office:value-type="string">
            <text:p>层次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5</text:p>
          </table:table-cell>
          <table:table-cell office:value-type="string">
            <text:p>high byte</text:p>
          </table:table-cell>
          <table:table-cell office:value-type="string">
            <text:p>高位元組</text:p>
          </table:table-cell>
          <table:table-cell office:value-type="string">
            <text:p/>
          </table:table-cell>
          <table:table-cell office:value-type="string">
            <text:p>高[位]字节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6</text:p>
          </table:table-cell>
          <table:table-cell office:value-type="string">
            <text:p>high end</text:p>
          </table:table-cell>
          <table:table-cell office:value-type="string">
            <text:p>高層次；高級型</text:p>
          </table:table-cell>
          <table:table-cell office:value-type="string">
            <text:p/>
          </table:table-cell>
          <table:table-cell office:value-type="string">
            <text:p>高端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7</text:p>
          </table:table-cell>
          <table:table-cell office:value-type="string">
            <text:p>high-level language</text:p>
          </table:table-cell>
          <table:table-cell office:value-type="string">
            <text:p>高階語言</text:p>
          </table:table-cell>
          <table:table-cell office:value-type="string">
            <text:p/>
          </table:table-cell>
          <table:table-cell office:value-type="string">
            <text:p>高级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8</text:p>
          </table:table-cell>
          <table:table-cell office:value-type="string">
            <text:p>hop</text:p>
          </table:table-cell>
          <table:table-cell office:value-type="string">
            <text:p>中繼段</text:p>
          </table:table-cell>
          <table:table-cell office:value-type="string">
            <text:p/>
          </table:table-cell>
          <table:table-cell office:value-type="string">
            <text:p>跳[段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69</text:p>
          </table:table-cell>
          <table:table-cell office:value-type="string">
            <text:p>host computer</text:p>
          </table:table-cell>
          <table:table-cell office:value-type="string">
            <text:p>主電腦</text:p>
          </table:table-cell>
          <table:table-cell office:value-type="string">
            <text:p/>
          </table:table-cell>
          <table:table-cell office:value-type="string">
            <text:p>[宿]主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0</text:p>
          </table:table-cell>
          <table:table-cell office:value-type="string">
            <text:p>housekeeping</text:p>
          </table:table-cell>
          <table:table-cell office:value-type="string">
            <text:p>內務處理</text:p>
          </table:table-cell>
          <table:table-cell office:value-type="string">
            <text:p/>
          </table:table-cell>
          <table:table-cell office:value-type="string">
            <text:p>内务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1</text:p>
          </table:table-cell>
          <table:table-cell office:value-type="string">
            <text:p>HTML; Hypertext Markup Language</text:p>
          </table:table-cell>
          <table:table-cell office:value-type="string">
            <text:p>超文件標示語言</text:p>
          </table:table-cell>
          <table:table-cell office:value-type="string">
            <text:p/>
          </table:table-cell>
          <table:table-cell office:value-type="string">
            <text:p>超文本置标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2</text:p>
          </table:table-cell>
          <table:table-cell office:value-type="string">
            <text:p>hue</text:p>
          </table:table-cell>
          <table:table-cell office:value-type="string">
            <text:p>色相；色彩</text:p>
          </table:table-cell>
          <table:table-cell office:value-type="string">
            <text:p/>
          </table:table-cell>
          <table:table-cell office:value-type="string">
            <text:p>色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3</text:p>
          </table:table-cell>
          <table:table-cell office:value-type="string">
            <text:p>human machine interface</text:p>
          </table:table-cell>
          <table:table-cell office:value-type="string">
            <text:p>人機介面</text:p>
          </table:table-cell>
          <table:table-cell office:value-type="string">
            <text:p/>
          </table:table-cell>
          <table:table-cell office:value-type="string">
            <text:p>人机界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4</text:p>
          </table:table-cell>
          <table:table-cell office:value-type="string">
            <text:p>hybrid computer</text:p>
          </table:table-cell>
          <table:table-cell office:value-type="string">
            <text:p>併合計算機</text:p>
          </table:table-cell>
          <table:table-cell office:value-type="string">
            <text:p/>
          </table:table-cell>
          <table:table-cell office:value-type="string">
            <text:p>混合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5</text:p>
          </table:table-cell>
          <table:table-cell office:value-type="string">
            <text:p>hyperlink</text:p>
          </table:table-cell>
          <table:table-cell office:value-type="string">
            <text:p>超鏈結</text:p>
          </table:table-cell>
          <table:table-cell office:value-type="string">
            <text:p/>
          </table:table-cell>
          <table:table-cell office:value-type="string">
            <text:p>超链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6</text:p>
          </table:table-cell>
          <table:table-cell office:value-type="string">
            <text:p>hypermedia</text:p>
          </table:table-cell>
          <table:table-cell office:value-type="string">
            <text:p>超媒體</text:p>
          </table:table-cell>
          <table:table-cell office:value-type="string">
            <text:p/>
          </table:table-cell>
          <table:table-cell office:value-type="string">
            <text:p>超媒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7</text:p>
          </table:table-cell>
          <table:table-cell office:value-type="string">
            <text:p>hypertext</text:p>
          </table:table-cell>
          <table:table-cell office:value-type="string">
            <text:p>超文件</text:p>
          </table:table-cell>
          <table:table-cell office:value-type="string">
            <text:p/>
          </table:table-cell>
          <table:table-cell office:value-type="string">
            <text:p>超文本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8</text:p>
          </table:table-cell>
          <table:table-cell office:value-type="string">
            <text:p>I/O; input/output</text:p>
          </table:table-cell>
          <table:table-cell office:value-type="string">
            <text:p>輸入/輸出；輸出入</text:p>
          </table:table-cell>
          <table:table-cell office:value-type="string">
            <text:p/>
          </table:table-cell>
          <table:table-cell office:value-type="string">
            <text:p>输入输出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79</text:p>
          </table:table-cell>
          <table:table-cell office:value-type="string">
            <text:p>icon</text:p>
          </table:table-cell>
          <table:table-cell office:value-type="string">
            <text:p>圖像；圖符</text:p>
          </table:table-cell>
          <table:table-cell office:value-type="string">
            <text:p/>
          </table:table-cell>
          <table:table-cell office:value-type="string">
            <text:p>图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0</text:p>
          </table:table-cell>
          <table:table-cell office:value-type="string">
            <text:p>identifier</text:p>
          </table:table-cell>
          <table:table-cell office:value-type="string">
            <text:p>識別符；標識符號；識別碼</text:p>
          </table:table-cell>
          <table:table-cell office:value-type="string">
            <text:p/>
          </table:table-cell>
          <table:table-cell office:value-type="string">
            <text:p>标识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1</text:p>
          </table:table-cell>
          <table:table-cell office:value-type="string">
            <text:p>identity gate</text:p>
          </table:table-cell>
          <table:table-cell office:value-type="string">
            <text:p>恆等閘</text:p>
          </table:table-cell>
          <table:table-cell office:value-type="string">
            <text:p/>
          </table:table-cell>
          <table:table-cell office:value-type="string">
            <text:p>“全同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2</text:p>
          </table:table-cell>
          <table:table-cell office:value-type="string">
            <text:p>ideogram</text:p>
          </table:table-cell>
          <table:table-cell office:value-type="string">
            <text:p>表意文字</text:p>
          </table:table-cell>
          <table:table-cell office:value-type="string">
            <text:p/>
          </table:table-cell>
          <table:table-cell office:value-type="string">
            <text:p>表意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3</text:p>
          </table:table-cell>
          <table:table-cell office:value-type="string">
            <text:p>idle</text:p>
          </table:table-cell>
          <table:table-cell office:value-type="string">
            <text:p>閒置</text:p>
          </table:table-cell>
          <table:table-cell office:value-type="string">
            <text:p/>
          </table:table-cell>
          <table:table-cell office:value-type="string">
            <text:p>[空]闲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4</text:p>
          </table:table-cell>
          <table:table-cell office:value-type="string">
            <text:p>IF-AND-ONLY-IF gate</text:p>
          </table:table-cell>
          <table:table-cell office:value-type="string">
            <text:p>若且唯若閘</text:p>
          </table:table-cell>
          <table:table-cell office:value-type="string">
            <text:p/>
          </table:table-cell>
          <table:table-cell office:value-type="string">
            <text:p>“等价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5</text:p>
          </table:table-cell>
          <table:table-cell office:value-type="string">
            <text:p>IF-THEN gate</text:p>
          </table:table-cell>
          <table:table-cell office:value-type="string">
            <text:p>若則閘</text:p>
          </table:table-cell>
          <table:table-cell office:value-type="string">
            <text:p/>
          </table:table-cell>
          <table:table-cell office:value-type="string">
            <text:p>“蕴涵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6</text:p>
          </table:table-cell>
          <table:table-cell office:value-type="string">
            <text:p>if then rule</text:p>
          </table:table-cell>
          <table:table-cell office:value-type="string">
            <text:p>若─則規則</text:p>
          </table:table-cell>
          <table:table-cell office:value-type="string">
            <text:p/>
          </table:table-cell>
          <table:table-cell office:value-type="string">
            <text:p>“若-则”规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7</text:p>
          </table:table-cell>
          <table:table-cell office:value-type="string">
            <text:p>illegal</text:p>
          </table:table-cell>
          <table:table-cell office:value-type="string">
            <text:p>非法存取；非法的</text:p>
          </table:table-cell>
          <table:table-cell office:value-type="string">
            <text:p/>
          </table:table-cell>
          <table:table-cell office:value-type="string">
            <text:p>非法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8</text:p>
          </table:table-cell>
          <table:table-cell office:value-type="string">
            <text:p>image</text:p>
          </table:table-cell>
          <table:table-cell office:value-type="string">
            <text:p>影像</text:p>
          </table:table-cell>
          <table:table-cell office:value-type="string">
            <text:p/>
          </table:table-cell>
          <table:table-cell office:value-type="string">
            <text:p>图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89</text:p>
          </table:table-cell>
          <table:table-cell office:value-type="string">
            <text:p>image interpretation</text:p>
          </table:table-cell>
          <table:table-cell office:value-type="string">
            <text:p>影像解譯</text:p>
          </table:table-cell>
          <table:table-cell office:value-type="string">
            <text:p/>
          </table:table-cell>
          <table:table-cell office:value-type="string">
            <text:p>图像判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0</text:p>
          </table:table-cell>
          <table:table-cell office:value-type="string">
            <text:p>image processing</text:p>
          </table:table-cell>
          <table:table-cell office:value-type="string">
            <text:p>影像處理</text:p>
          </table:table-cell>
          <table:table-cell office:value-type="string">
            <text:p/>
          </table:table-cell>
          <table:table-cell office:value-type="string">
            <text:p>图像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1</text:p>
          </table:table-cell>
          <table:table-cell office:value-type="string">
            <text:p>imaging</text:p>
          </table:table-cell>
          <table:table-cell office:value-type="string">
            <text:p>成像</text:p>
          </table:table-cell>
          <table:table-cell office:value-type="string">
            <text:p/>
          </table:table-cell>
          <table:table-cell office:value-type="string">
            <text:p>成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2</text:p>
          </table:table-cell>
          <table:table-cell office:value-type="string">
            <text:p>implementation</text:p>
          </table:table-cell>
          <table:table-cell office:value-type="string">
            <text:p>實施</text:p>
          </table:table-cell>
          <table:table-cell office:value-type="string">
            <text:p/>
          </table:table-cell>
          <table:table-cell office:value-type="string">
            <text:p>实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3</text:p>
          </table:table-cell>
          <table:table-cell office:value-type="string">
            <text:p>implication</text:p>
          </table:table-cell>
          <table:table-cell office:value-type="string">
            <text:p>蘊含；隱含式</text:p>
          </table:table-cell>
          <table:table-cell office:value-type="string">
            <text:p/>
          </table:table-cell>
          <table:table-cell office:value-type="string">
            <text:p>蕴涵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4</text:p>
          </table:table-cell>
          <table:table-cell office:value-type="string">
            <text:p>implicit addressing</text:p>
          </table:table-cell>
          <table:table-cell office:value-type="string">
            <text:p>隱含定址</text:p>
          </table:table-cell>
          <table:table-cell office:value-type="string">
            <text:p/>
          </table:table-cell>
          <table:table-cell office:value-type="string">
            <text:p>隐式寻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5</text:p>
          </table:table-cell>
          <table:table-cell office:value-type="string">
            <text:p>inclusion</text:p>
          </table:table-cell>
          <table:table-cell office:value-type="string">
            <text:p>包含</text:p>
          </table:table-cell>
          <table:table-cell office:value-type="string">
            <text:p/>
          </table:table-cell>
          <table:table-cell office:value-type="string">
            <text:p>包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6</text:p>
          </table:table-cell>
          <table:table-cell office:value-type="string">
            <text:p>INCLUSIVE-OR gate</text:p>
          </table:table-cell>
          <table:table-cell office:value-type="string">
            <text:p>兼或閘</text:p>
          </table:table-cell>
          <table:table-cell office:value-type="string">
            <text:p/>
          </table:table-cell>
          <table:table-cell office:value-type="string">
            <text:p>“或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7</text:p>
          </table:table-cell>
          <table:table-cell office:value-type="string">
            <text:p>increment</text:p>
          </table:table-cell>
          <table:table-cell office:value-type="string">
            <text:p>增量</text:p>
          </table:table-cell>
          <table:table-cell office:value-type="string">
            <text:p/>
          </table:table-cell>
          <table:table-cell office:value-type="string">
            <text:p>递增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8</text:p>
          </table:table-cell>
          <table:table-cell office:value-type="string">
            <text:p>increment</text:p>
          </table:table-cell>
          <table:table-cell office:value-type="string">
            <text:p>增量</text:p>
          </table:table-cell>
          <table:table-cell office:value-type="string">
            <text:p/>
          </table:table-cell>
          <table:table-cell office:value-type="string">
            <text:p>增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899</text:p>
          </table:table-cell>
          <table:table-cell office:value-type="string">
            <text:p>index</text:p>
          </table:table-cell>
          <table:table-cell office:value-type="string">
            <text:p>索引；指標</text:p>
          </table:table-cell>
          <table:table-cell office:value-type="string">
            <text:p/>
          </table:table-cell>
          <table:table-cell office:value-type="string">
            <text:p>索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0</text:p>
          </table:table-cell>
          <table:table-cell office:value-type="string">
            <text:p>index register</text:p>
          </table:table-cell>
          <table:table-cell office:value-type="string">
            <text:p>索引暫存器</text:p>
          </table:table-cell>
          <table:table-cell office:value-type="string">
            <text:p/>
          </table:table-cell>
          <table:table-cell office:value-type="string">
            <text:p>变址寄存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1</text:p>
          </table:table-cell>
          <table:table-cell office:value-type="string">
            <text:p>indicator</text:p>
          </table:table-cell>
          <table:table-cell office:value-type="string">
            <text:p>指示器；指示元</text:p>
          </table:table-cell>
          <table:table-cell office:value-type="string">
            <text:p/>
          </table:table-cell>
          <table:table-cell office:value-type="string">
            <text:p>指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2</text:p>
          </table:table-cell>
          <table:table-cell office:value-type="string">
            <text:p>indirect address</text:p>
          </table:table-cell>
          <table:table-cell office:value-type="string">
            <text:p>間接位址</text:p>
          </table:table-cell>
          <table:table-cell office:value-type="string">
            <text:p/>
          </table:table-cell>
          <table:table-cell office:value-type="string">
            <text:p>间接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3</text:p>
          </table:table-cell>
          <table:table-cell office:value-type="string">
            <text:p>indirect instruction</text:p>
          </table:table-cell>
          <table:table-cell office:value-type="string">
            <text:p>間接指令</text:p>
          </table:table-cell>
          <table:table-cell office:value-type="string">
            <text:p/>
          </table:table-cell>
          <table:table-cell office:value-type="string">
            <text:p>间接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4</text:p>
          </table:table-cell>
          <table:table-cell office:value-type="string">
            <text:p>infection</text:p>
          </table:table-cell>
          <table:table-cell office:value-type="string">
            <text:p>傳染</text:p>
          </table:table-cell>
          <table:table-cell office:value-type="string">
            <text:p/>
          </table:table-cell>
          <table:table-cell office:value-type="string">
            <text:p>感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5</text:p>
          </table:table-cell>
          <table:table-cell office:value-type="string">
            <text:p>information</text:p>
          </table:table-cell>
          <table:table-cell office:value-type="string">
            <text:p>資訊；消息</text:p>
          </table:table-cell>
          <table:table-cell office:value-type="string">
            <text:p/>
          </table:table-cell>
          <table:table-cell office:value-type="string">
            <text:p>信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6</text:p>
          </table:table-cell>
          <table:table-cell office:value-type="string">
            <text:p>information base</text:p>
          </table:table-cell>
          <table:table-cell office:value-type="string">
            <text:p>資訊庫</text:p>
          </table:table-cell>
          <table:table-cell office:value-type="string">
            <text:p/>
          </table:table-cell>
          <table:table-cell office:value-type="string">
            <text:p>信息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7</text:p>
          </table:table-cell>
          <table:table-cell office:value-type="string">
            <text:p>information center</text:p>
          </table:table-cell>
          <table:table-cell office:value-type="string">
            <text:p>資訊中心</text:p>
          </table:table-cell>
          <table:table-cell office:value-type="string">
            <text:p/>
          </table:table-cell>
          <table:table-cell office:value-type="string">
            <text:p>信息中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8</text:p>
          </table:table-cell>
          <table:table-cell office:value-type="string">
            <text:p>information explosion</text:p>
          </table:table-cell>
          <table:table-cell office:value-type="string">
            <text:p>資訊爆炸</text:p>
          </table:table-cell>
          <table:table-cell office:value-type="string">
            <text:p/>
          </table:table-cell>
          <table:table-cell office:value-type="string">
            <text:p>信息爆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09</text:p>
          </table:table-cell>
          <table:table-cell office:value-type="string">
            <text:p>information object</text:p>
          </table:table-cell>
          <table:table-cell office:value-type="string">
            <text:p>資訊物件</text:p>
          </table:table-cell>
          <table:table-cell office:value-type="string">
            <text:p/>
          </table:table-cell>
          <table:table-cell office:value-type="string">
            <text:p>信息客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0</text:p>
          </table:table-cell>
          <table:table-cell office:value-type="string">
            <text:p>information processing</text:p>
          </table:table-cell>
          <table:table-cell office:value-type="string">
            <text:p>資訊處理</text:p>
          </table:table-cell>
          <table:table-cell office:value-type="string">
            <text:p/>
          </table:table-cell>
          <table:table-cell office:value-type="string">
            <text:p>信息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1</text:p>
          </table:table-cell>
          <table:table-cell office:value-type="string">
            <text:p>information provider</text:p>
          </table:table-cell>
          <table:table-cell office:value-type="string">
            <text:p>資訊提供者</text:p>
          </table:table-cell>
          <table:table-cell office:value-type="string">
            <text:p/>
          </table:table-cell>
          <table:table-cell office:value-type="string">
            <text:p>信息提供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2</text:p>
          </table:table-cell>
          <table:table-cell office:value-type="string">
            <text:p>information resource</text:p>
          </table:table-cell>
          <table:table-cell office:value-type="string">
            <text:p>資訊資源</text:p>
          </table:table-cell>
          <table:table-cell office:value-type="string">
            <text:p/>
          </table:table-cell>
          <table:table-cell office:value-type="string">
            <text:p>信息资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3</text:p>
          </table:table-cell>
          <table:table-cell office:value-type="string">
            <text:p>information retrieval(IR)</text:p>
          </table:table-cell>
          <table:table-cell office:value-type="string">
            <text:p>資訊檢索</text:p>
          </table:table-cell>
          <table:table-cell office:value-type="string">
            <text:p/>
          </table:table-cell>
          <table:table-cell office:value-type="string">
            <text:p>信息检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4</text:p>
          </table:table-cell>
          <table:table-cell office:value-type="string">
            <text:p>information security</text:p>
          </table:table-cell>
          <table:table-cell office:value-type="string">
            <text:p>資訊安全</text:p>
          </table:table-cell>
          <table:table-cell office:value-type="string">
            <text:p/>
          </table:table-cell>
          <table:table-cell office:value-type="string">
            <text:p>信息安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5</text:p>
          </table:table-cell>
          <table:table-cell office:value-type="string">
            <text:p>information sink</text:p>
          </table:table-cell>
          <table:table-cell office:value-type="string">
            <text:p>資訊槽</text:p>
          </table:table-cell>
          <table:table-cell office:value-type="string">
            <text:p/>
          </table:table-cell>
          <table:table-cell office:value-type="string">
            <text:p>信息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6</text:p>
          </table:table-cell>
          <table:table-cell office:value-type="string">
            <text:p>information source</text:p>
          </table:table-cell>
          <table:table-cell office:value-type="string">
            <text:p>資訊源</text:p>
          </table:table-cell>
          <table:table-cell office:value-type="string">
            <text:p/>
          </table:table-cell>
          <table:table-cell office:value-type="string">
            <text:p>信息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7</text:p>
          </table:table-cell>
          <table:table-cell office:value-type="string">
            <text:p>information system</text:p>
          </table:table-cell>
          <table:table-cell office:value-type="string">
            <text:p>資訊系統</text:p>
          </table:table-cell>
          <table:table-cell office:value-type="string">
            <text:p/>
          </table:table-cell>
          <table:table-cell office:value-type="string">
            <text:p>信息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8</text:p>
          </table:table-cell>
          <table:table-cell office:value-type="string">
            <text:p>information technology; IT</text:p>
          </table:table-cell>
          <table:table-cell office:value-type="string">
            <text:p>資訊技術</text:p>
          </table:table-cell>
          <table:table-cell office:value-type="string">
            <text:p/>
          </table:table-cell>
          <table:table-cell office:value-type="string">
            <text:p>信息技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19</text:p>
          </table:table-cell>
          <table:table-cell office:value-type="string">
            <text:p>information warehouse</text:p>
          </table:table-cell>
          <table:table-cell office:value-type="string">
            <text:p>資訊倉庫</text:p>
          </table:table-cell>
          <table:table-cell office:value-type="string">
            <text:p/>
          </table:table-cell>
          <table:table-cell office:value-type="string">
            <text:p>信息仓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0</text:p>
          </table:table-cell>
          <table:table-cell office:value-type="string">
            <text:p>information warfare</text:p>
          </table:table-cell>
          <table:table-cell office:value-type="string">
            <text:p>資訊戰爭</text:p>
          </table:table-cell>
          <table:table-cell office:value-type="string">
            <text:p/>
          </table:table-cell>
          <table:table-cell office:value-type="string">
            <text:p>信息战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1</text:p>
          </table:table-cell>
          <table:table-cell office:value-type="string">
            <text:p>inhibit</text:p>
          </table:table-cell>
          <table:table-cell office:value-type="string">
            <text:p>禁止</text:p>
          </table:table-cell>
          <table:table-cell office:value-type="string">
            <text:p/>
          </table:table-cell>
          <table:table-cell office:value-type="string">
            <text:p>禁止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2</text:p>
          </table:table-cell>
          <table:table-cell office:value-type="string">
            <text:p>initial state</text:p>
          </table:table-cell>
          <table:table-cell office:value-type="string">
            <text:p>初始狀態</text:p>
          </table:table-cell>
          <table:table-cell office:value-type="string">
            <text:p/>
          </table:table-cell>
          <table:table-cell office:value-type="string">
            <text:p>初[始]状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3</text:p>
          </table:table-cell>
          <table:table-cell office:value-type="string">
            <text:p>initialization</text:p>
          </table:table-cell>
          <table:table-cell office:value-type="string">
            <text:p>初始化</text:p>
          </table:table-cell>
          <table:table-cell office:value-type="string">
            <text:p/>
          </table:table-cell>
          <table:table-cell office:value-type="string">
            <text:p>初始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4</text:p>
          </table:table-cell>
          <table:table-cell office:value-type="string">
            <text:p>inkjet printer</text:p>
          </table:table-cell>
          <table:table-cell office:value-type="string">
            <text:p>噴墨印表機</text:p>
          </table:table-cell>
          <table:table-cell office:value-type="string">
            <text:p/>
          </table:table-cell>
          <table:table-cell office:value-type="string">
            <text:p>喷墨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5</text:p>
          </table:table-cell>
          <table:table-cell office:value-type="string">
            <text:p>inline</text:p>
          </table:table-cell>
          <table:table-cell office:value-type="string">
            <text:p>進線；嵌入；在一直線上的；聯機的；[液壓]進油管路</text:p>
          </table:table-cell>
          <table:table-cell office:value-type="string">
            <text:p/>
          </table:table-cell>
          <table:table-cell office:value-type="string">
            <text:p>直插式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6</text:p>
          </table:table-cell>
          <table:table-cell office:value-type="string">
            <text:p>inoculate</text:p>
          </table:table-cell>
          <table:table-cell office:value-type="string">
            <text:p>接種劑</text:p>
          </table:table-cell>
          <table:table-cell office:value-type="string">
            <text:p/>
          </table:table-cell>
          <table:table-cell office:value-type="string">
            <text:p>接种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7</text:p>
          </table:table-cell>
          <table:table-cell office:value-type="string">
            <text:p>input</text:p>
          </table:table-cell>
          <table:table-cell office:value-type="string">
            <text:p>輸入</text:p>
          </table:table-cell>
          <table:table-cell office:value-type="string">
            <text:p/>
          </table:table-cell>
          <table:table-cell office:value-type="string">
            <text:p>输入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8</text:p>
          </table:table-cell>
          <table:table-cell office:value-type="string">
            <text:p>input buffer</text:p>
          </table:table-cell>
          <table:table-cell office:value-type="string">
            <text:p>輸入緩衝器</text:p>
          </table:table-cell>
          <table:table-cell office:value-type="string">
            <text:p/>
          </table:table-cell>
          <table:table-cell office:value-type="string">
            <text:p>输入缓冲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29</text:p>
          </table:table-cell>
          <table:table-cell office:value-type="string">
            <text:p>input data</text:p>
          </table:table-cell>
          <table:table-cell office:value-type="string">
            <text:p>輸入資料</text:p>
          </table:table-cell>
          <table:table-cell office:value-type="string">
            <text:p/>
          </table:table-cell>
          <table:table-cell office:value-type="string">
            <text:p>输入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0</text:p>
          </table:table-cell>
          <table:table-cell office:value-type="string">
            <text:p>input unit</text:p>
          </table:table-cell>
          <table:table-cell office:value-type="string">
            <text:p>輸入裝置</text:p>
          </table:table-cell>
          <table:table-cell office:value-type="string">
            <text:p/>
          </table:table-cell>
          <table:table-cell office:value-type="string">
            <text:p>输入设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1</text:p>
          </table:table-cell>
          <table:table-cell office:value-type="string">
            <text:p>input/output</text:p>
          </table:table-cell>
          <table:table-cell office:value-type="string">
            <text:p>輸入/輸出；輸出入</text:p>
          </table:table-cell>
          <table:table-cell office:value-type="string">
            <text:p/>
          </table:table-cell>
          <table:table-cell office:value-type="string">
            <text:p>输入输出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2</text:p>
          </table:table-cell>
          <table:table-cell office:value-type="string">
            <text:p>input/output bus</text:p>
          </table:table-cell>
          <table:table-cell office:value-type="string">
            <text:p>輸入輸出匯流排</text:p>
          </table:table-cell>
          <table:table-cell office:value-type="string">
            <text:p/>
          </table:table-cell>
          <table:table-cell office:value-type="string">
            <text:p>输入输出总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3</text:p>
          </table:table-cell>
          <table:table-cell office:value-type="string">
            <text:p>input/output channel</text:p>
          </table:table-cell>
          <table:table-cell office:value-type="string">
            <text:p>輸入輸出通道</text:p>
          </table:table-cell>
          <table:table-cell office:value-type="string">
            <text:p/>
          </table:table-cell>
          <table:table-cell office:value-type="string">
            <text:p>输入输出通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4</text:p>
          </table:table-cell>
          <table:table-cell office:value-type="string">
            <text:p>input/output unit</text:p>
          </table:table-cell>
          <table:table-cell office:value-type="string">
            <text:p>輸入輸出裝置；輸入輸出單元</text:p>
          </table:table-cell>
          <table:table-cell office:value-type="string">
            <text:p/>
          </table:table-cell>
          <table:table-cell office:value-type="string">
            <text:p>输入输出设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5</text:p>
          </table:table-cell>
          <table:table-cell office:value-type="string">
            <text:p>inquiry</text:p>
          </table:table-cell>
          <table:table-cell office:value-type="string">
            <text:p>詢問</text:p>
          </table:table-cell>
          <table:table-cell office:value-type="string">
            <text:p/>
          </table:table-cell>
          <table:table-cell office:value-type="string">
            <text:p>查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6</text:p>
          </table:table-cell>
          <table:table-cell office:value-type="string">
            <text:p>insert</text:p>
          </table:table-cell>
          <table:table-cell office:value-type="string">
            <text:p>插入</text:p>
          </table:table-cell>
          <table:table-cell office:value-type="string">
            <text:p/>
          </table:table-cell>
          <table:table-cell office:value-type="string">
            <text:p>插入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7</text:p>
          </table:table-cell>
          <table:table-cell office:value-type="string">
            <text:p>inspection</text:p>
          </table:table-cell>
          <table:table-cell office:value-type="string">
            <text:p>檢驗</text:p>
          </table:table-cell>
          <table:table-cell office:value-type="string">
            <text:p/>
          </table:table-cell>
          <table:table-cell office:value-type="string">
            <text:p>审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8</text:p>
          </table:table-cell>
          <table:table-cell office:value-type="string">
            <text:p>install</text:p>
          </table:table-cell>
          <table:table-cell office:value-type="string">
            <text:p>安裝</text:p>
          </table:table-cell>
          <table:table-cell office:value-type="string">
            <text:p/>
          </table:table-cell>
          <table:table-cell office:value-type="string">
            <text:p>安装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39</text:p>
          </table:table-cell>
          <table:table-cell office:value-type="string">
            <text:p>instance</text:p>
          </table:table-cell>
          <table:table-cell office:value-type="string">
            <text:p>實例</text:p>
          </table:table-cell>
          <table:table-cell office:value-type="string">
            <text:p/>
          </table:table-cell>
          <table:table-cell office:value-type="string">
            <text:p>实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0</text:p>
          </table:table-cell>
          <table:table-cell office:value-type="string">
            <text:p>instantiation</text:p>
          </table:table-cell>
          <table:table-cell office:value-type="string">
            <text:p>例示</text:p>
          </table:table-cell>
          <table:table-cell office:value-type="string">
            <text:p/>
          </table:table-cell>
          <table:table-cell office:value-type="string">
            <text:p>例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1</text:p>
          </table:table-cell>
          <table:table-cell office:value-type="string">
            <text:p>instruction</text:p>
          </table:table-cell>
          <table:table-cell office:value-type="string">
            <text:p>指令</text:p>
          </table:table-cell>
          <table:table-cell office:value-type="string">
            <text:p/>
          </table:table-cell>
          <table:table-cell office:value-type="string">
            <text:p>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2</text:p>
          </table:table-cell>
          <table:table-cell office:value-type="string">
            <text:p>instruction code</text:p>
          </table:table-cell>
          <table:table-cell office:value-type="string">
            <text:p>指令代碼；指令碼</text:p>
          </table:table-cell>
          <table:table-cell office:value-type="string">
            <text:p/>
          </table:table-cell>
          <table:table-cell office:value-type="string">
            <text:p>指令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3</text:p>
          </table:table-cell>
          <table:table-cell office:value-type="string">
            <text:p>instruction set</text:p>
          </table:table-cell>
          <table:table-cell office:value-type="string">
            <text:p>指令集</text:p>
          </table:table-cell>
          <table:table-cell office:value-type="string">
            <text:p/>
          </table:table-cell>
          <table:table-cell office:value-type="string">
            <text:p>指令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4</text:p>
          </table:table-cell>
          <table:table-cell office:value-type="string">
            <text:p>integer type</text:p>
          </table:table-cell>
          <table:table-cell office:value-type="string">
            <text:p>整數型態</text:p>
          </table:table-cell>
          <table:table-cell office:value-type="string">
            <text:p/>
          </table:table-cell>
          <table:table-cell office:value-type="string">
            <text:p>整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5</text:p>
          </table:table-cell>
          <table:table-cell office:value-type="string">
            <text:p>integrated circuit ; IC</text:p>
          </table:table-cell>
          <table:table-cell office:value-type="string">
            <text:p>積體電路</text:p>
          </table:table-cell>
          <table:table-cell office:value-type="string">
            <text:p/>
          </table:table-cell>
          <table:table-cell office:value-type="string">
            <text:p>集成电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6</text:p>
          </table:table-cell>
          <table:table-cell office:value-type="string">
            <text:p>integrated software</text:p>
          </table:table-cell>
          <table:table-cell office:value-type="string">
            <text:p>整合軟體</text:p>
          </table:table-cell>
          <table:table-cell office:value-type="string">
            <text:p/>
          </table:table-cell>
          <table:table-cell office:value-type="string">
            <text:p>集成软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7</text:p>
          </table:table-cell>
          <table:table-cell office:value-type="string">
            <text:p>intelligence</text:p>
          </table:table-cell>
          <table:table-cell office:value-type="string">
            <text:p>智慧</text:p>
          </table:table-cell>
          <table:table-cell office:value-type="string">
            <text:p/>
          </table:table-cell>
          <table:table-cell office:value-type="string">
            <text:p>智能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8</text:p>
          </table:table-cell>
          <table:table-cell office:value-type="string">
            <text:p>intelligent database</text:p>
          </table:table-cell>
          <table:table-cell office:value-type="string">
            <text:p>智慧資料庫</text:p>
          </table:table-cell>
          <table:table-cell office:value-type="string">
            <text:p/>
          </table:table-cell>
          <table:table-cell office:value-type="string">
            <text:p>智能数据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49</text:p>
          </table:table-cell>
          <table:table-cell office:value-type="string">
            <text:p>intelligent terminal</text:p>
          </table:table-cell>
          <table:table-cell office:value-type="string">
            <text:p>智慧終端機</text:p>
          </table:table-cell>
          <table:table-cell office:value-type="string">
            <text:p/>
          </table:table-cell>
          <table:table-cell office:value-type="string">
            <text:p>智能终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0</text:p>
          </table:table-cell>
          <table:table-cell office:value-type="string">
            <text:p>interaction</text:p>
          </table:table-cell>
          <table:table-cell office:value-type="string">
            <text:p>交互作用</text:p>
          </table:table-cell>
          <table:table-cell office:value-type="string">
            <text:p/>
          </table:table-cell>
          <table:table-cell office:value-type="string">
            <text:p>交互[作用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1</text:p>
          </table:table-cell>
          <table:table-cell office:value-type="string">
            <text:p>interactive mode</text:p>
          </table:table-cell>
          <table:table-cell office:value-type="string">
            <text:p>交談模式；交作模</text:p>
          </table:table-cell>
          <table:table-cell office:value-type="string">
            <text:p/>
          </table:table-cell>
          <table:table-cell office:value-type="string">
            <text:p>交互方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2</text:p>
          </table:table-cell>
          <table:table-cell office:value-type="string">
            <text:p>interconnectivity</text:p>
          </table:table-cell>
          <table:table-cell office:value-type="string">
            <text:p>網間連結</text:p>
          </table:table-cell>
          <table:table-cell office:value-type="string">
            <text:p/>
          </table:table-cell>
          <table:table-cell office:value-type="string">
            <text:p>互连通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3</text:p>
          </table:table-cell>
          <table:table-cell office:value-type="string">
            <text:p>interface</text:p>
          </table:table-cell>
          <table:table-cell office:value-type="string">
            <text:p>介面</text:p>
          </table:table-cell>
          <table:table-cell office:value-type="string">
            <text:p/>
          </table:table-cell>
          <table:table-cell office:value-type="string">
            <text:p>接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4</text:p>
          </table:table-cell>
          <table:table-cell office:value-type="string">
            <text:p>interlock</text:p>
          </table:table-cell>
          <table:table-cell office:value-type="string">
            <text:p>互鎖</text:p>
          </table:table-cell>
          <table:table-cell office:value-type="string">
            <text:p/>
          </table:table-cell>
          <table:table-cell office:value-type="string">
            <text:p>互锁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5</text:p>
          </table:table-cell>
          <table:table-cell office:value-type="string">
            <text:p>intermediate equipment</text:p>
          </table:table-cell>
          <table:table-cell office:value-type="string">
            <text:p>中間設備</text:p>
          </table:table-cell>
          <table:table-cell office:value-type="string">
            <text:p/>
          </table:table-cell>
          <table:table-cell office:value-type="string">
            <text:p>中间设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6</text:p>
          </table:table-cell>
          <table:table-cell office:value-type="string">
            <text:p>intermediate node</text:p>
          </table:table-cell>
          <table:table-cell office:value-type="string">
            <text:p>中間節點；中間結點</text:p>
          </table:table-cell>
          <table:table-cell office:value-type="string">
            <text:p/>
          </table:table-cell>
          <table:table-cell office:value-type="string">
            <text:p>中间结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7</text:p>
          </table:table-cell>
          <table:table-cell office:value-type="string">
            <text:p>intermittent error</text:p>
          </table:table-cell>
          <table:table-cell office:value-type="string">
            <text:p>間歇性錯誤</text:p>
          </table:table-cell>
          <table:table-cell office:value-type="string">
            <text:p/>
          </table:table-cell>
          <table:table-cell office:value-type="string">
            <text:p>间歇差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8</text:p>
          </table:table-cell>
          <table:table-cell office:value-type="string">
            <text:p>Internet of Things； the</text:p>
          </table:table-cell>
          <table:table-cell office:value-type="string">
            <text:p>物聯網</text:p>
          </table:table-cell>
          <table:table-cell office:value-type="string">
            <text:p/>
          </table:table-cell>
          <table:table-cell office:value-type="string">
            <text:p>物联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59</text:p>
          </table:table-cell>
          <table:table-cell office:value-type="string">
            <text:p>interoperability</text:p>
          </table:table-cell>
          <table:table-cell office:value-type="string">
            <text:p>可交互運作性；互動能力</text:p>
          </table:table-cell>
          <table:table-cell office:value-type="string">
            <text:p/>
          </table:table-cell>
          <table:table-cell office:value-type="string">
            <text:p>互操作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0</text:p>
          </table:table-cell>
          <table:table-cell office:value-type="string">
            <text:p>interpret</text:p>
          </table:table-cell>
          <table:table-cell office:value-type="string">
            <text:p>解譯</text:p>
          </table:table-cell>
          <table:table-cell office:value-type="string">
            <text:p/>
          </table:table-cell>
          <table:table-cell office:value-type="string">
            <text:p>解释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1</text:p>
          </table:table-cell>
          <table:table-cell office:value-type="string">
            <text:p>interpreter</text:p>
          </table:table-cell>
          <table:table-cell office:value-type="string">
            <text:p>解譯器</text:p>
          </table:table-cell>
          <table:table-cell office:value-type="string">
            <text:p/>
          </table:table-cell>
          <table:table-cell office:value-type="string">
            <text:p>解释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2</text:p>
          </table:table-cell>
          <table:table-cell office:value-type="string">
            <text:p>interrogating</text:p>
          </table:table-cell>
          <table:table-cell office:value-type="string">
            <text:p>訊問；查詢</text:p>
          </table:table-cell>
          <table:table-cell office:value-type="string">
            <text:p/>
          </table:table-cell>
          <table:table-cell office:value-type="string">
            <text:p>询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3</text:p>
          </table:table-cell>
          <table:table-cell office:value-type="string">
            <text:p>interrupt</text:p>
          </table:table-cell>
          <table:table-cell office:value-type="string">
            <text:p>中斷；岔斷</text:p>
          </table:table-cell>
          <table:table-cell office:value-type="string">
            <text:p/>
          </table:table-cell>
          <table:table-cell office:value-type="string">
            <text:p>中断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4</text:p>
          </table:table-cell>
          <table:table-cell office:value-type="string">
            <text:p>intruder</text:p>
          </table:table-cell>
          <table:table-cell office:value-type="string">
            <text:p>入侵者；侵入者</text:p>
          </table:table-cell>
          <table:table-cell office:value-type="string">
            <text:p/>
          </table:table-cell>
          <table:table-cell office:value-type="string">
            <text:p>入侵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5</text:p>
          </table:table-cell>
          <table:table-cell office:value-type="string">
            <text:p>invoke</text:p>
          </table:table-cell>
          <table:table-cell office:value-type="string">
            <text:p>引動</text:p>
          </table:table-cell>
          <table:table-cell office:value-type="string">
            <text:p/>
          </table:table-cell>
          <table:table-cell office:value-type="string">
            <text:p>启用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6</text:p>
          </table:table-cell>
          <table:table-cell office:value-type="string">
            <text:p>iteration</text:p>
          </table:table-cell>
          <table:table-cell office:value-type="string">
            <text:p>疊代</text:p>
          </table:table-cell>
          <table:table-cell office:value-type="string">
            <text:p/>
          </table:table-cell>
          <table:table-cell office:value-type="string">
            <text:p>迭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7</text:p>
          </table:table-cell>
          <table:table-cell office:value-type="string">
            <text:p>jitter</text:p>
          </table:table-cell>
          <table:table-cell office:value-type="string">
            <text:p>抖動；(信號)跳動；干擾</text:p>
          </table:table-cell>
          <table:table-cell office:value-type="string">
            <text:p/>
          </table:table-cell>
          <table:table-cell office:value-type="string">
            <text:p>抖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8</text:p>
          </table:table-cell>
          <table:table-cell office:value-type="string">
            <text:p>job</text:p>
          </table:table-cell>
          <table:table-cell office:value-type="string">
            <text:p>工件</text:p>
          </table:table-cell>
          <table:table-cell office:value-type="string">
            <text:p/>
          </table:table-cell>
          <table:table-cell office:value-type="string">
            <text:p>作业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69</text:p>
          </table:table-cell>
          <table:table-cell office:value-type="string">
            <text:p>job processing</text:p>
          </table:table-cell>
          <table:table-cell office:value-type="string">
            <text:p>工件處理</text:p>
          </table:table-cell>
          <table:table-cell office:value-type="string">
            <text:p/>
          </table:table-cell>
          <table:table-cell office:value-type="string">
            <text:p>作业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70</text:p>
          </table:table-cell>
          <table:table-cell office:value-type="string">
            <text:p>job queue</text:p>
          </table:table-cell>
          <table:table-cell office:value-type="string">
            <text:p>工件佇列</text:p>
          </table:table-cell>
          <table:table-cell office:value-type="string">
            <text:p/>
          </table:table-cell>
          <table:table-cell office:value-type="string">
            <text:p>作业队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71</text:p>
          </table:table-cell>
          <table:table-cell office:value-type="string">
            <text:p>join</text:p>
          </table:table-cell>
          <table:table-cell office:value-type="string">
            <text:p>聯合；結合；或</text:p>
          </table:table-cell>
          <table:table-cell office:value-type="string">
            <text:p/>
          </table:table-cell>
          <table:table-cell office:value-type="string">
            <text:p>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72</text:p>
          </table:table-cell>
          <table:table-cell office:value-type="string">
            <text:p>journal</text:p>
          </table:table-cell>
          <table:table-cell office:value-type="string">
            <text:p>日誌；期刊</text:p>
          </table:table-cell>
          <table:table-cell office:value-type="string">
            <text:p/>
          </table:table-cell>
          <table:table-cell office:value-type="string">
            <text:p>日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73</text:p>
          </table:table-cell>
          <table:table-cell office:value-type="string">
            <text:p>joystick</text:p>
          </table:table-cell>
          <table:table-cell office:value-type="string">
            <text:p>搖桿</text:p>
          </table:table-cell>
          <table:table-cell office:value-type="string">
            <text:p/>
          </table:table-cell>
          <table:table-cell office:value-type="string">
            <text:p>操纵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74</text:p>
          </table:table-cell>
          <table:table-cell office:value-type="string">
            <text:p>JPEG</text:p>
          </table:table-cell>
          <table:table-cell office:value-type="string">
            <text:p>JPEG（圖像壓縮）標準；聯合圖像專家群</text:p>
          </table:table-cell>
          <table:table-cell office:value-type="string">
            <text:p/>
          </table:table-cell>
          <table:table-cell office:value-type="string">
            <text:p>静止图像压缩（JPEG）标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75</text:p>
          </table:table-cell>
          <table:table-cell office:value-type="string">
            <text:p>jump</text:p>
          </table:table-cell>
          <table:table-cell office:value-type="string">
            <text:p>跳越；跳位</text:p>
          </table:table-cell>
          <table:table-cell office:value-type="string">
            <text:p/>
          </table:table-cell>
          <table:table-cell office:value-type="string">
            <text:p>跳[转]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76</text:p>
          </table:table-cell>
          <table:table-cell office:value-type="string">
            <text:p>jump instruction</text:p>
          </table:table-cell>
          <table:table-cell office:value-type="string">
            <text:p>跳越指令；跳位指令</text:p>
          </table:table-cell>
          <table:table-cell office:value-type="string">
            <text:p/>
          </table:table-cell>
          <table:table-cell office:value-type="string">
            <text:p>跳[转]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77</text:p>
          </table:table-cell>
          <table:table-cell office:value-type="string">
            <text:p>k</text:p>
          </table:table-cell>
          <table:table-cell office:value-type="string">
            <text:p>千</text:p>
          </table:table-cell>
          <table:table-cell office:value-type="string">
            <text:p/>
          </table:table-cell>
          <table:table-cell office:value-type="string">
            <text:p>[大]千（1024）</text:p>
          </table:table-cell>
          <table:table-cell office:value-type="string">
            <text:p>2021-07-16</text:p>
          </table:table-cell>
        </table:table-row>
        <table:table-row>
          <table:table-cell office:value-type="string">
            <text:p>2453978</text:p>
          </table:table-cell>
          <table:table-cell office:value-type="string">
            <text:p>Kalman filter</text:p>
          </table:table-cell>
          <table:table-cell office:value-type="string">
            <text:p>卡門濾波器</text:p>
          </table:table-cell>
          <table:table-cell office:value-type="string">
            <text:p/>
          </table:table-cell>
          <table:table-cell office:value-type="string">
            <text:p>卡尔曼滤波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79</text:p>
          </table:table-cell>
          <table:table-cell office:value-type="string">
            <text:p>kernel</text:p>
          </table:table-cell>
          <table:table-cell office:value-type="string">
            <text:p>核心；核心要點</text:p>
          </table:table-cell>
          <table:table-cell office:value-type="string">
            <text:p/>
          </table:table-cell>
          <table:table-cell office:value-type="string">
            <text:p>内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0</text:p>
          </table:table-cell>
          <table:table-cell office:value-type="string">
            <text:p>key</text:p>
          </table:table-cell>
          <table:table-cell office:value-type="string">
            <text:p>鍵；鑰；關鍵</text:p>
          </table:table-cell>
          <table:table-cell office:value-type="string">
            <text:p/>
          </table:table-cell>
          <table:table-cell office:value-type="string">
            <text:p>密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1</text:p>
          </table:table-cell>
          <table:table-cell office:value-type="string">
            <text:p>keyboard</text:p>
          </table:table-cell>
          <table:table-cell office:value-type="string">
            <text:p>鍵盤</text:p>
          </table:table-cell>
          <table:table-cell office:value-type="string">
            <text:p/>
          </table:table-cell>
          <table:table-cell office:value-type="string">
            <text:p>键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2</text:p>
          </table:table-cell>
          <table:table-cell office:value-type="string">
            <text:p>keyboard layout</text:p>
          </table:table-cell>
          <table:table-cell office:value-type="string">
            <text:p>鍵盤布局</text:p>
          </table:table-cell>
          <table:table-cell office:value-type="string">
            <text:p/>
          </table:table-cell>
          <table:table-cell office:value-type="string">
            <text:p>键盘布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3</text:p>
          </table:table-cell>
          <table:table-cell office:value-type="string">
            <text:p>keypad</text:p>
          </table:table-cell>
          <table:table-cell office:value-type="string">
            <text:p>鍵板；小鍵盤</text:p>
          </table:table-cell>
          <table:table-cell office:value-type="string">
            <text:p/>
          </table:table-cell>
          <table:table-cell office:value-type="string">
            <text:p>小键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4</text:p>
          </table:table-cell>
          <table:table-cell office:value-type="string">
            <text:p>keyword</text:p>
          </table:table-cell>
          <table:table-cell office:value-type="string">
            <text:p>關鍵字；保留字</text:p>
          </table:table-cell>
          <table:table-cell office:value-type="string">
            <text:p/>
          </table:table-cell>
          <table:table-cell office:value-type="string">
            <text:p>关键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5</text:p>
          </table:table-cell>
          <table:table-cell office:value-type="string">
            <text:p>kludge</text:p>
          </table:table-cell>
          <table:table-cell office:value-type="string">
            <text:p>拙集</text:p>
          </table:table-cell>
          <table:table-cell office:value-type="string">
            <text:p/>
          </table:table-cell>
          <table:table-cell office:value-type="string">
            <text:p>权宜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6</text:p>
          </table:table-cell>
          <table:table-cell office:value-type="string">
            <text:p>knowledge</text:p>
          </table:table-cell>
          <table:table-cell office:value-type="string">
            <text:p>知識</text:p>
          </table:table-cell>
          <table:table-cell office:value-type="string">
            <text:p/>
          </table:table-cell>
          <table:table-cell office:value-type="string">
            <text:p>知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7</text:p>
          </table:table-cell>
          <table:table-cell office:value-type="string">
            <text:p>knowledge acquisition</text:p>
          </table:table-cell>
          <table:table-cell office:value-type="string">
            <text:p>知識獲取</text:p>
          </table:table-cell>
          <table:table-cell office:value-type="string">
            <text:p/>
          </table:table-cell>
          <table:table-cell office:value-type="string">
            <text:p>知识获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8</text:p>
          </table:table-cell>
          <table:table-cell office:value-type="string">
            <text:p>knowledge base (K-base; KB)</text:p>
          </table:table-cell>
          <table:table-cell office:value-type="string">
            <text:p>知識庫</text:p>
          </table:table-cell>
          <table:table-cell office:value-type="string">
            <text:p/>
          </table:table-cell>
          <table:table-cell office:value-type="string">
            <text:p>知识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89</text:p>
          </table:table-cell>
          <table:table-cell office:value-type="string">
            <text:p>known-plaintext attack</text:p>
          </table:table-cell>
          <table:table-cell office:value-type="string">
            <text:p>已知的明文攻擊</text:p>
          </table:table-cell>
          <table:table-cell office:value-type="string">
            <text:p/>
          </table:table-cell>
          <table:table-cell office:value-type="string">
            <text:p>已知明文攻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0</text:p>
          </table:table-cell>
          <table:table-cell office:value-type="string">
            <text:p>label</text:p>
          </table:table-cell>
          <table:table-cell office:value-type="string">
            <text:p>標號；標記；標籤</text:p>
          </table:table-cell>
          <table:table-cell office:value-type="string">
            <text:p/>
          </table:table-cell>
          <table:table-cell office:value-type="string">
            <text:p>标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1</text:p>
          </table:table-cell>
          <table:table-cell office:value-type="string">
            <text:p>language</text:p>
          </table:table-cell>
          <table:table-cell office:value-type="string">
            <text:p>語言</text:p>
          </table:table-cell>
          <table:table-cell office:value-type="string">
            <text:p/>
          </table:table-cell>
          <table:table-cell office:value-type="string">
            <text:p>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2</text:p>
          </table:table-cell>
          <table:table-cell office:value-type="string">
            <text:p>laptop computer</text:p>
          </table:table-cell>
          <table:table-cell office:value-type="string">
            <text:p>膝上型電腦</text:p>
          </table:table-cell>
          <table:table-cell office:value-type="string">
            <text:p/>
          </table:table-cell>
          <table:table-cell office:value-type="string">
            <text:p>膝上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3</text:p>
          </table:table-cell>
          <table:table-cell office:value-type="string">
            <text:p>large-scale integration (LSI）</text:p>
          </table:table-cell>
          <table:table-cell office:value-type="string">
            <text:p>大型積體電路</text:p>
          </table:table-cell>
          <table:table-cell office:value-type="string">
            <text:p/>
          </table:table-cell>
          <table:table-cell office:value-type="string">
            <text:p>大规模集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4</text:p>
          </table:table-cell>
          <table:table-cell office:value-type="string">
            <text:p>laser printer</text:p>
          </table:table-cell>
          <table:table-cell office:value-type="string">
            <text:p>雷射列印機</text:p>
          </table:table-cell>
          <table:table-cell office:value-type="string">
            <text:p/>
          </table:table-cell>
          <table:table-cell office:value-type="string">
            <text:p>激光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5</text:p>
          </table:table-cell>
          <table:table-cell office:value-type="string">
            <text:p>laser scanner</text:p>
          </table:table-cell>
          <table:table-cell office:value-type="string">
            <text:p>雷射掃瞄器</text:p>
          </table:table-cell>
          <table:table-cell office:value-type="string">
            <text:p/>
          </table:table-cell>
          <table:table-cell office:value-type="string">
            <text:p>激光扫描仪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6</text:p>
          </table:table-cell>
          <table:table-cell office:value-type="string">
            <text:p>last in, first out；LIFO</text:p>
          </table:table-cell>
          <table:table-cell office:value-type="string">
            <text:p>後進先出</text:p>
          </table:table-cell>
          <table:table-cell office:value-type="string">
            <text:p/>
          </table:table-cell>
          <table:table-cell office:value-type="string">
            <text:p>后进先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7</text:p>
          </table:table-cell>
          <table:table-cell office:value-type="string">
            <text:p>latch</text:p>
          </table:table-cell>
          <table:table-cell office:value-type="string">
            <text:p>閂；鎖存器</text:p>
          </table:table-cell>
          <table:table-cell office:value-type="string">
            <text:p/>
          </table:table-cell>
          <table:table-cell office:value-type="string">
            <text:p>锁存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8</text:p>
          </table:table-cell>
          <table:table-cell office:value-type="string">
            <text:p>layer</text:p>
          </table:table-cell>
          <table:table-cell office:value-type="string">
            <text:p>網路層；層；階層</text:p>
          </table:table-cell>
          <table:table-cell office:value-type="string">
            <text:p/>
          </table:table-cell>
          <table:table-cell office:value-type="string">
            <text:p>层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3999</text:p>
          </table:table-cell>
          <table:table-cell office:value-type="string">
            <text:p>layout</text:p>
          </table:table-cell>
          <table:table-cell office:value-type="string">
            <text:p>布局；布置；列印格式</text:p>
          </table:table-cell>
          <table:table-cell office:value-type="string">
            <text:p/>
          </table:table-cell>
          <table:table-cell office:value-type="string">
            <text:p>布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0</text:p>
          </table:table-cell>
          <table:table-cell office:value-type="string">
            <text:p>leaf</text:p>
          </table:table-cell>
          <table:table-cell office:value-type="string">
            <text:p>葉；樹結構端節點</text:p>
          </table:table-cell>
          <table:table-cell office:value-type="string">
            <text:p/>
          </table:table-cell>
          <table:table-cell office:value-type="string">
            <text:p>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1</text:p>
          </table:table-cell>
          <table:table-cell office:value-type="string">
            <text:p>learning</text:p>
          </table:table-cell>
          <table:table-cell office:value-type="string">
            <text:p>學習</text:p>
          </table:table-cell>
          <table:table-cell office:value-type="string">
            <text:p/>
          </table:table-cell>
          <table:table-cell office:value-type="string">
            <text:p>学习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2</text:p>
          </table:table-cell>
          <table:table-cell office:value-type="string">
            <text:p>left justified</text:p>
          </table:table-cell>
          <table:table-cell office:value-type="string">
            <text:p>向左對齊</text:p>
          </table:table-cell>
          <table:table-cell office:value-type="string">
            <text:p/>
          </table:table-cell>
          <table:table-cell office:value-type="string">
            <text:p>左整版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3</text:p>
          </table:table-cell>
          <table:table-cell office:value-type="string">
            <text:p>legacy</text:p>
          </table:table-cell>
          <table:table-cell office:value-type="string">
            <text:p>舊有；傳統</text:p>
          </table:table-cell>
          <table:table-cell office:value-type="string">
            <text:p/>
          </table:table-cell>
          <table:table-cell office:value-type="string">
            <text:p>遗留（产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4</text:p>
          </table:table-cell>
          <table:table-cell office:value-type="string">
            <text:p>lexicographic sort</text:p>
          </table:table-cell>
          <table:table-cell office:value-type="string">
            <text:p>詞典排序</text:p>
          </table:table-cell>
          <table:table-cell office:value-type="string">
            <text:p/>
          </table:table-cell>
          <table:table-cell office:value-type="string">
            <text:p>词典式排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5</text:p>
          </table:table-cell>
          <table:table-cell office:value-type="string">
            <text:p>library</text:p>
          </table:table-cell>
          <table:table-cell office:value-type="string">
            <text:p>程式館</text:p>
          </table:table-cell>
          <table:table-cell office:value-type="string">
            <text:p/>
          </table:table-cell>
          <table:table-cell office:value-type="string">
            <text:p>[文件]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6</text:p>
          </table:table-cell>
          <table:table-cell office:value-type="string">
            <text:p>life cycle</text:p>
          </table:table-cell>
          <table:table-cell office:value-type="string">
            <text:p>生命週期</text:p>
          </table:table-cell>
          <table:table-cell office:value-type="string">
            <text:p/>
          </table:table-cell>
          <table:table-cell office:value-type="string">
            <text:p>生存周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7</text:p>
          </table:table-cell>
          <table:table-cell office:value-type="string">
            <text:p>lightpen</text:p>
          </table:table-cell>
          <table:table-cell office:value-type="string">
            <text:p>光筆</text:p>
          </table:table-cell>
          <table:table-cell office:value-type="string">
            <text:p/>
          </table:table-cell>
          <table:table-cell office:value-type="string">
            <text:p>光笔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8</text:p>
          </table:table-cell>
          <table:table-cell office:value-type="string">
            <text:p>limiter</text:p>
          </table:table-cell>
          <table:table-cell office:value-type="string">
            <text:p>限制器；限幅器</text:p>
          </table:table-cell>
          <table:table-cell office:value-type="string">
            <text:p/>
          </table:table-cell>
          <table:table-cell office:value-type="string">
            <text:p>限幅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09</text:p>
          </table:table-cell>
          <table:table-cell office:value-type="string">
            <text:p>line</text:p>
          </table:table-cell>
          <table:table-cell office:value-type="string">
            <text:p>列；線路</text:p>
          </table:table-cell>
          <table:table-cell office:value-type="string">
            <text:p/>
          </table:table-cell>
          <table:table-cell office:value-type="string">
            <text:p>线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0</text:p>
          </table:table-cell>
          <table:table-cell office:value-type="string">
            <text:p>line feed character (LF)</text:p>
          </table:table-cell>
          <table:table-cell office:value-type="string">
            <text:p>饋行字元；換行字元</text:p>
          </table:table-cell>
          <table:table-cell office:value-type="string">
            <text:p/>
          </table:table-cell>
          <table:table-cell office:value-type="string">
            <text:p>换行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1</text:p>
          </table:table-cell>
          <table:table-cell office:value-type="string">
            <text:p>line printer</text:p>
          </table:table-cell>
          <table:table-cell office:value-type="string">
            <text:p>列印機</text:p>
          </table:table-cell>
          <table:table-cell office:value-type="string">
            <text:p/>
          </table:table-cell>
          <table:table-cell office:value-type="string">
            <text:p>行式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2</text:p>
          </table:table-cell>
          <table:table-cell office:value-type="string">
            <text:p>line spacing</text:p>
          </table:table-cell>
          <table:table-cell office:value-type="string">
            <text:p>列間距</text:p>
          </table:table-cell>
          <table:table-cell office:value-type="string">
            <text:p/>
          </table:table-cell>
          <table:table-cell office:value-type="string">
            <text:p>行距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3</text:p>
          </table:table-cell>
          <table:table-cell office:value-type="string">
            <text:p>line width</text:p>
          </table:table-cell>
          <table:table-cell office:value-type="string">
            <text:p>行寬度</text:p>
          </table:table-cell>
          <table:table-cell office:value-type="string">
            <text:p/>
          </table:table-cell>
          <table:table-cell office:value-type="string">
            <text:p>行宽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4</text:p>
          </table:table-cell>
          <table:table-cell office:value-type="string">
            <text:p>linear</text:p>
          </table:table-cell>
          <table:table-cell office:value-type="string">
            <text:p>線性</text:p>
          </table:table-cell>
          <table:table-cell office:value-type="string">
            <text:p/>
          </table:table-cell>
          <table:table-cell office:value-type="string">
            <text:p>线性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5</text:p>
          </table:table-cell>
          <table:table-cell office:value-type="string">
            <text:p>link</text:p>
          </table:table-cell>
          <table:table-cell office:value-type="string">
            <text:p>鏈結；連線</text:p>
          </table:table-cell>
          <table:table-cell office:value-type="string">
            <text:p/>
          </table:table-cell>
          <table:table-cell office:value-type="string">
            <text:p>链接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6</text:p>
          </table:table-cell>
          <table:table-cell office:value-type="string">
            <text:p>liquid-crystal display (LCD)</text:p>
          </table:table-cell>
          <table:table-cell office:value-type="string">
            <text:p>液晶顯示器</text:p>
          </table:table-cell>
          <table:table-cell office:value-type="string">
            <text:p/>
          </table:table-cell>
          <table:table-cell office:value-type="string">
            <text:p>液晶显示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7</text:p>
          </table:table-cell>
          <table:table-cell office:value-type="string">
            <text:p>list</text:p>
          </table:table-cell>
          <table:table-cell office:value-type="string">
            <text:p>列表；串列；顯示</text:p>
          </table:table-cell>
          <table:table-cell office:value-type="string">
            <text:p/>
          </table:table-cell>
          <table:table-cell office:value-type="string">
            <text:p>[列]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8</text:p>
          </table:table-cell>
          <table:table-cell office:value-type="string">
            <text:p>list</text:p>
          </table:table-cell>
          <table:table-cell office:value-type="string">
            <text:p>列表；串列；顯示</text:p>
          </table:table-cell>
          <table:table-cell office:value-type="string">
            <text:p/>
          </table:table-cell>
          <table:table-cell office:value-type="string">
            <text:p>列表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19</text:p>
          </table:table-cell>
          <table:table-cell office:value-type="string">
            <text:p>little endian</text:p>
          </table:table-cell>
          <table:table-cell office:value-type="string">
            <text:p>小端讀取</text:p>
          </table:table-cell>
          <table:table-cell office:value-type="string">
            <text:p/>
          </table:table-cell>
          <table:table-cell office:value-type="string">
            <text:p>小尾数法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0</text:p>
          </table:table-cell>
          <table:table-cell office:value-type="string">
            <text:p>liveware</text:p>
          </table:table-cell>
          <table:table-cell office:value-type="string">
            <text:p>活體</text:p>
          </table:table-cell>
          <table:table-cell office:value-type="string">
            <text:p/>
          </table:table-cell>
          <table:table-cell office:value-type="string">
            <text:p>活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1</text:p>
          </table:table-cell>
          <table:table-cell office:value-type="string">
            <text:p>load</text:p>
          </table:table-cell>
          <table:table-cell office:value-type="string">
            <text:p>負荷；載入</text:p>
          </table:table-cell>
          <table:table-cell office:value-type="string">
            <text:p/>
          </table:table-cell>
          <table:table-cell office:value-type="string">
            <text:p>装入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2</text:p>
          </table:table-cell>
          <table:table-cell office:value-type="string">
            <text:p>load and go</text:p>
          </table:table-cell>
          <table:table-cell office:value-type="string">
            <text:p>載入並執行；載入並運行</text:p>
          </table:table-cell>
          <table:table-cell office:value-type="string">
            <text:p/>
          </table:table-cell>
          <table:table-cell office:value-type="string">
            <text:p>装入并执行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3</text:p>
          </table:table-cell>
          <table:table-cell office:value-type="string">
            <text:p>loader</text:p>
          </table:table-cell>
          <table:table-cell office:value-type="string">
            <text:p>載入器</text:p>
          </table:table-cell>
          <table:table-cell office:value-type="string">
            <text:p/>
          </table:table-cell>
          <table:table-cell office:value-type="string">
            <text:p>装入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4</text:p>
          </table:table-cell>
          <table:table-cell office:value-type="string">
            <text:p>local</text:p>
          </table:table-cell>
          <table:table-cell office:value-type="string">
            <text:p>區域的；局部；區性</text:p>
          </table:table-cell>
          <table:table-cell office:value-type="string">
            <text:p/>
          </table:table-cell>
          <table:table-cell office:value-type="string">
            <text:p>局部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5</text:p>
          </table:table-cell>
          <table:table-cell office:value-type="string">
            <text:p>local host</text:p>
          </table:table-cell>
          <table:table-cell office:value-type="string">
            <text:p>本地主機</text:p>
          </table:table-cell>
          <table:table-cell office:value-type="string">
            <text:p/>
          </table:table-cell>
          <table:table-cell office:value-type="string">
            <text:p>本[主]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6</text:p>
          </table:table-cell>
          <table:table-cell office:value-type="string">
            <text:p>lock</text:p>
          </table:table-cell>
          <table:table-cell office:value-type="string">
            <text:p>鎖定</text:p>
          </table:table-cell>
          <table:table-cell office:value-type="string">
            <text:p/>
          </table:table-cell>
          <table:table-cell office:value-type="string">
            <text:p>加锁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7</text:p>
          </table:table-cell>
          <table:table-cell office:value-type="string">
            <text:p>log</text:p>
          </table:table-cell>
          <table:table-cell office:value-type="string">
            <text:p>日誌；對數</text:p>
          </table:table-cell>
          <table:table-cell office:value-type="string">
            <text:p/>
          </table:table-cell>
          <table:table-cell office:value-type="string">
            <text:p>[记]日志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8</text:p>
          </table:table-cell>
          <table:table-cell office:value-type="string">
            <text:p>logic</text:p>
          </table:table-cell>
          <table:table-cell office:value-type="string">
            <text:p>邏輯</text:p>
          </table:table-cell>
          <table:table-cell office:value-type="string">
            <text:p/>
          </table:table-cell>
          <table:table-cell office:value-type="string">
            <text:p>逻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29</text:p>
          </table:table-cell>
          <table:table-cell office:value-type="string">
            <text:p>logic bomb</text:p>
          </table:table-cell>
          <table:table-cell office:value-type="string">
            <text:p>邏輯炸彈</text:p>
          </table:table-cell>
          <table:table-cell office:value-type="string">
            <text:p/>
          </table:table-cell>
          <table:table-cell office:value-type="string">
            <text:p>逻辑炸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0</text:p>
          </table:table-cell>
          <table:table-cell office:value-type="string">
            <text:p>logic chip</text:p>
          </table:table-cell>
          <table:table-cell office:value-type="string">
            <text:p>邏輯晶片</text:p>
          </table:table-cell>
          <table:table-cell office:value-type="string">
            <text:p/>
          </table:table-cell>
          <table:table-cell office:value-type="string">
            <text:p>逻辑芯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1</text:p>
          </table:table-cell>
          <table:table-cell office:value-type="string">
            <text:p>logic circuit</text:p>
          </table:table-cell>
          <table:table-cell office:value-type="string">
            <text:p>邏輯電路</text:p>
          </table:table-cell>
          <table:table-cell office:value-type="string">
            <text:p/>
          </table:table-cell>
          <table:table-cell office:value-type="string">
            <text:p>逻辑电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2</text:p>
          </table:table-cell>
          <table:table-cell office:value-type="string">
            <text:p>logic device</text:p>
          </table:table-cell>
          <table:table-cell office:value-type="string">
            <text:p>邏輯裝置</text:p>
          </table:table-cell>
          <table:table-cell office:value-type="string">
            <text:p/>
          </table:table-cell>
          <table:table-cell office:value-type="string">
            <text:p>逻辑器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3</text:p>
          </table:table-cell>
          <table:table-cell office:value-type="string">
            <text:p>logic operation</text:p>
          </table:table-cell>
          <table:table-cell office:value-type="string">
            <text:p>邏輯運算</text:p>
          </table:table-cell>
          <table:table-cell office:value-type="string">
            <text:p/>
          </table:table-cell>
          <table:table-cell office:value-type="string">
            <text:p>逻辑运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4</text:p>
          </table:table-cell>
          <table:table-cell office:value-type="string">
            <text:p>logon</text:p>
          </table:table-cell>
          <table:table-cell office:value-type="string">
            <text:p>登入</text:p>
          </table:table-cell>
          <table:table-cell office:value-type="string">
            <text:p/>
          </table:table-cell>
          <table:table-cell office:value-type="string">
            <text:p>注册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5</text:p>
          </table:table-cell>
          <table:table-cell office:value-type="string">
            <text:p>login</text:p>
          </table:table-cell>
          <table:table-cell office:value-type="string">
            <text:p>登入</text:p>
          </table:table-cell>
          <table:table-cell office:value-type="string">
            <text:p/>
          </table:table-cell>
          <table:table-cell office:value-type="string">
            <text:p>注册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6</text:p>
          </table:table-cell>
          <table:table-cell office:value-type="string">
            <text:p>logoff</text:p>
          </table:table-cell>
          <table:table-cell office:value-type="string">
            <text:p>註銷</text:p>
          </table:table-cell>
          <table:table-cell office:value-type="string">
            <text:p/>
          </table:table-cell>
          <table:table-cell office:value-type="string">
            <text:p>注销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7</text:p>
          </table:table-cell>
          <table:table-cell office:value-type="string">
            <text:p>logout</text:p>
          </table:table-cell>
          <table:table-cell office:value-type="string">
            <text:p>註銷；登出</text:p>
          </table:table-cell>
          <table:table-cell office:value-type="string">
            <text:p/>
          </table:table-cell>
          <table:table-cell office:value-type="string">
            <text:p>注销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8</text:p>
          </table:table-cell>
          <table:table-cell office:value-type="string">
            <text:p>loop</text:p>
          </table:table-cell>
          <table:table-cell office:value-type="string">
            <text:p>迴路；環；循環；環路；回線；環形天線；程式中一群重複指令</text:p>
          </table:table-cell>
          <table:table-cell office:value-type="string">
            <text:p/>
          </table:table-cell>
          <table:table-cell office:value-type="string">
            <text:p>循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39</text:p>
          </table:table-cell>
          <table:table-cell office:value-type="string">
            <text:p>loop body</text:p>
          </table:table-cell>
          <table:table-cell office:value-type="string">
            <text:p>迴路本體</text:p>
          </table:table-cell>
          <table:table-cell office:value-type="string">
            <text:p/>
          </table:table-cell>
          <table:table-cell office:value-type="string">
            <text:p>循环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0</text:p>
          </table:table-cell>
          <table:table-cell office:value-type="string">
            <text:p>loophole</text:p>
          </table:table-cell>
          <table:table-cell office:value-type="string">
            <text:p>漏洞</text:p>
          </table:table-cell>
          <table:table-cell office:value-type="string">
            <text:p/>
          </table:table-cell>
          <table:table-cell office:value-type="string">
            <text:p>漏洞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1</text:p>
          </table:table-cell>
          <table:table-cell office:value-type="string">
            <text:p>lossless compression</text:p>
          </table:table-cell>
          <table:table-cell office:value-type="string">
            <text:p>無損壓縮</text:p>
          </table:table-cell>
          <table:table-cell office:value-type="string">
            <text:p/>
          </table:table-cell>
          <table:table-cell office:value-type="string">
            <text:p>无损压缩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2</text:p>
          </table:table-cell>
          <table:table-cell office:value-type="string">
            <text:p>lossy compression</text:p>
          </table:table-cell>
          <table:table-cell office:value-type="string">
            <text:p>有損壓縮</text:p>
          </table:table-cell>
          <table:table-cell office:value-type="string">
            <text:p/>
          </table:table-cell>
          <table:table-cell office:value-type="string">
            <text:p>有损压缩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3</text:p>
          </table:table-cell>
          <table:table-cell office:value-type="string">
            <text:p>lowercase</text:p>
          </table:table-cell>
          <table:table-cell office:value-type="string">
            <text:p>小寫</text:p>
          </table:table-cell>
          <table:table-cell office:value-type="string">
            <text:p/>
          </table:table-cell>
          <table:table-cell office:value-type="string">
            <text:p>小写[字母]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4</text:p>
          </table:table-cell>
          <table:table-cell office:value-type="string">
            <text:p>low-level language</text:p>
          </table:table-cell>
          <table:table-cell office:value-type="string">
            <text:p>低階語言</text:p>
          </table:table-cell>
          <table:table-cell office:value-type="string">
            <text:p/>
          </table:table-cell>
          <table:table-cell office:value-type="string">
            <text:p>低级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5</text:p>
          </table:table-cell>
          <table:table-cell office:value-type="string">
            <text:p>luminosity</text:p>
          </table:table-cell>
          <table:table-cell office:value-type="string">
            <text:p>亮度</text:p>
          </table:table-cell>
          <table:table-cell office:value-type="string">
            <text:p/>
          </table:table-cell>
          <table:table-cell office:value-type="string">
            <text:p>光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6</text:p>
          </table:table-cell>
          <table:table-cell office:value-type="string">
            <text:p>machine address</text:p>
          </table:table-cell>
          <table:table-cell office:value-type="string">
            <text:p>機器位址</text:p>
          </table:table-cell>
          <table:table-cell office:value-type="string">
            <text:p/>
          </table:table-cell>
          <table:table-cell office:value-type="string">
            <text:p>机器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7</text:p>
          </table:table-cell>
          <table:table-cell office:value-type="string">
            <text:p>machine code</text:p>
          </table:table-cell>
          <table:table-cell office:value-type="string">
            <text:p>機器碼；指令碼</text:p>
          </table:table-cell>
          <table:table-cell office:value-type="string">
            <text:p/>
          </table:table-cell>
          <table:table-cell office:value-type="string">
            <text:p>机器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8</text:p>
          </table:table-cell>
          <table:table-cell office:value-type="string">
            <text:p>machine translation</text:p>
          </table:table-cell>
          <table:table-cell office:value-type="string">
            <text:p>機器翻譯</text:p>
          </table:table-cell>
          <table:table-cell office:value-type="string">
            <text:p/>
          </table:table-cell>
          <table:table-cell office:value-type="string">
            <text:p>机器翻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49</text:p>
          </table:table-cell>
          <table:table-cell office:value-type="string">
            <text:p>macroinstruction</text:p>
          </table:table-cell>
          <table:table-cell office:value-type="string">
            <text:p>巨集指令；巨指令</text:p>
          </table:table-cell>
          <table:table-cell office:value-type="string">
            <text:p/>
          </table:table-cell>
          <table:table-cell office:value-type="string">
            <text:p>宏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0</text:p>
          </table:table-cell>
          <table:table-cell office:value-type="string">
            <text:p>magnetic card</text:p>
          </table:table-cell>
          <table:table-cell office:value-type="string">
            <text:p>磁性卡片；磁卡</text:p>
          </table:table-cell>
          <table:table-cell office:value-type="string">
            <text:p/>
          </table:table-cell>
          <table:table-cell office:value-type="string">
            <text:p>磁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1</text:p>
          </table:table-cell>
          <table:table-cell office:value-type="string">
            <text:p>magnetic disk</text:p>
          </table:table-cell>
          <table:table-cell office:value-type="string">
            <text:p>磁碟</text:p>
          </table:table-cell>
          <table:table-cell office:value-type="string">
            <text:p/>
          </table:table-cell>
          <table:table-cell office:value-type="string">
            <text:p>磁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2</text:p>
          </table:table-cell>
          <table:table-cell office:value-type="string">
            <text:p>main program</text:p>
          </table:table-cell>
          <table:table-cell office:value-type="string">
            <text:p>主程式；主程序</text:p>
          </table:table-cell>
          <table:table-cell office:value-type="string">
            <text:p/>
          </table:table-cell>
          <table:table-cell office:value-type="string">
            <text:p>主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3</text:p>
          </table:table-cell>
          <table:table-cell office:value-type="string">
            <text:p>main storage</text:p>
          </table:table-cell>
          <table:table-cell office:value-type="string">
            <text:p>主儲存器</text:p>
          </table:table-cell>
          <table:table-cell office:value-type="string">
            <text:p/>
          </table:table-cell>
          <table:table-cell office:value-type="string">
            <text:p>主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4</text:p>
          </table:table-cell>
          <table:table-cell office:value-type="string">
            <text:p>mainframe</text:p>
          </table:table-cell>
          <table:table-cell office:value-type="string">
            <text:p>主機；大型電腦</text:p>
          </table:table-cell>
          <table:table-cell office:value-type="string">
            <text:p/>
          </table:table-cell>
          <table:table-cell office:value-type="string">
            <text:p>主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5</text:p>
          </table:table-cell>
          <table:table-cell office:value-type="string">
            <text:p>mainframe computer</text:p>
          </table:table-cell>
          <table:table-cell office:value-type="string">
            <text:p>主機電腦；計算機主機</text:p>
          </table:table-cell>
          <table:table-cell office:value-type="string">
            <text:p/>
          </table:table-cell>
          <table:table-cell office:value-type="string">
            <text:p>特大型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6</text:p>
          </table:table-cell>
          <table:table-cell office:value-type="string">
            <text:p>maintainability</text:p>
          </table:table-cell>
          <table:table-cell office:value-type="string">
            <text:p>維護性；可維護性；可維修性</text:p>
          </table:table-cell>
          <table:table-cell office:value-type="string">
            <text:p/>
          </table:table-cell>
          <table:table-cell office:value-type="string">
            <text:p>可维护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7</text:p>
          </table:table-cell>
          <table:table-cell office:value-type="string">
            <text:p>majority</text:p>
          </table:table-cell>
          <table:table-cell office:value-type="string">
            <text:p>多數</text:p>
          </table:table-cell>
          <table:table-cell office:value-type="string">
            <text:p/>
          </table:table-cell>
          <table:table-cell office:value-type="string">
            <text:p>择多[运算]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8</text:p>
          </table:table-cell>
          <table:table-cell office:value-type="string">
            <text:p>majority gate</text:p>
          </table:table-cell>
          <table:table-cell office:value-type="string">
            <text:p>多數閘</text:p>
          </table:table-cell>
          <table:table-cell office:value-type="string">
            <text:p/>
          </table:table-cell>
          <table:table-cell office:value-type="string">
            <text:p>择多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59</text:p>
          </table:table-cell>
          <table:table-cell office:value-type="string">
            <text:p>majority operation</text:p>
          </table:table-cell>
          <table:table-cell office:value-type="string">
            <text:p>多數決運算；多數運算</text:p>
          </table:table-cell>
          <table:table-cell office:value-type="string">
            <text:p/>
          </table:table-cell>
          <table:table-cell office:value-type="string">
            <text:p>择多运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0</text:p>
          </table:table-cell>
          <table:table-cell office:value-type="string">
            <text:p>male connector</text:p>
          </table:table-cell>
          <table:table-cell office:value-type="string">
            <text:p>公連接器</text:p>
          </table:table-cell>
          <table:table-cell office:value-type="string">
            <text:p/>
          </table:table-cell>
          <table:table-cell office:value-type="string">
            <text:p>阳连接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1</text:p>
          </table:table-cell>
          <table:table-cell office:value-type="string">
            <text:p>malware</text:p>
          </table:table-cell>
          <table:table-cell office:value-type="string">
            <text:p>有毒軟體</text:p>
          </table:table-cell>
          <table:table-cell office:value-type="string">
            <text:p/>
          </table:table-cell>
          <table:table-cell office:value-type="string">
            <text:p>恶意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2</text:p>
          </table:table-cell>
          <table:table-cell office:value-type="string">
            <text:p>manager</text:p>
          </table:table-cell>
          <table:table-cell office:value-type="string">
            <text:p>管理器；經理</text:p>
          </table:table-cell>
          <table:table-cell office:value-type="string">
            <text:p/>
          </table:table-cell>
          <table:table-cell office:value-type="string">
            <text:p>管理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3</text:p>
          </table:table-cell>
          <table:table-cell office:value-type="string">
            <text:p>man machine interface，MMI</text:p>
          </table:table-cell>
          <table:table-cell office:value-type="string">
            <text:p>人機介面</text:p>
          </table:table-cell>
          <table:table-cell office:value-type="string">
            <text:p/>
          </table:table-cell>
          <table:table-cell office:value-type="string">
            <text:p>人机界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4</text:p>
          </table:table-cell>
          <table:table-cell office:value-type="string">
            <text:p>map</text:p>
          </table:table-cell>
          <table:table-cell office:value-type="string">
            <text:p>映射；映成表；地區圖；圖解；映像；標定（網）；圖；圖像；變換；變址</text:p>
          </table:table-cell>
          <table:table-cell office:value-type="string">
            <text:p/>
          </table:table-cell>
          <table:table-cell office:value-type="string">
            <text:p>映射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5</text:p>
          </table:table-cell>
          <table:table-cell office:value-type="string">
            <text:p>map</text:p>
          </table:table-cell>
          <table:table-cell office:value-type="string">
            <text:p>映射；映成表；地區圖；圖解；映像；標定（網）；圖；圖像；變換；變址</text:p>
          </table:table-cell>
          <table:table-cell office:value-type="string">
            <text:p/>
          </table:table-cell>
          <table:table-cell office:value-type="string">
            <text:p>映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6</text:p>
          </table:table-cell>
          <table:table-cell office:value-type="string">
            <text:p>markup language</text:p>
          </table:table-cell>
          <table:table-cell office:value-type="string">
            <text:p>標示語言；標記語言</text:p>
          </table:table-cell>
          <table:table-cell office:value-type="string">
            <text:p/>
          </table:table-cell>
          <table:table-cell office:value-type="string">
            <text:p>置标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7</text:p>
          </table:table-cell>
          <table:table-cell office:value-type="string">
            <text:p>mask</text:p>
          </table:table-cell>
          <table:table-cell office:value-type="string">
            <text:p>遮罩；遮蔽</text:p>
          </table:table-cell>
          <table:table-cell office:value-type="string">
            <text:p/>
          </table:table-cell>
          <table:table-cell office:value-type="string">
            <text:p>屏蔽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8</text:p>
          </table:table-cell>
          <table:table-cell office:value-type="string">
            <text:p>mask</text:p>
          </table:table-cell>
          <table:table-cell office:value-type="string">
            <text:p>遮罩；遮蔽</text:p>
          </table:table-cell>
          <table:table-cell office:value-type="string">
            <text:p/>
          </table:table-cell>
          <table:table-cell office:value-type="string">
            <text:p>掩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69</text:p>
          </table:table-cell>
          <table:table-cell office:value-type="string">
            <text:p>masquerade</text:p>
          </table:table-cell>
          <table:table-cell office:value-type="string">
            <text:p>冒充</text:p>
          </table:table-cell>
          <table:table-cell office:value-type="string">
            <text:p/>
          </table:table-cell>
          <table:table-cell office:value-type="string">
            <text:p>冒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0</text:p>
          </table:table-cell>
          <table:table-cell office:value-type="string">
            <text:p>mass storage</text:p>
          </table:table-cell>
          <table:table-cell office:value-type="string">
            <text:p>大量儲存；大量資料儲存器；大容量儲存器</text:p>
          </table:table-cell>
          <table:table-cell office:value-type="string">
            <text:p/>
          </table:table-cell>
          <table:table-cell office:value-type="string">
            <text:p>海量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1</text:p>
          </table:table-cell>
          <table:table-cell office:value-type="string">
            <text:p>massively parallel processing(MPP)</text:p>
          </table:table-cell>
          <table:table-cell office:value-type="string">
            <text:p>大規模平行處理</text:p>
          </table:table-cell>
          <table:table-cell office:value-type="string">
            <text:p/>
          </table:table-cell>
          <table:table-cell office:value-type="string">
            <text:p>大规模并行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2</text:p>
          </table:table-cell>
          <table:table-cell office:value-type="string">
            <text:p>master station</text:p>
          </table:table-cell>
          <table:table-cell office:value-type="string">
            <text:p>主站；主台；主控台；主控站；總局；主局</text:p>
          </table:table-cell>
          <table:table-cell office:value-type="string">
            <text:p/>
          </table:table-cell>
          <table:table-cell office:value-type="string">
            <text:p>主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3</text:p>
          </table:table-cell>
          <table:table-cell office:value-type="string">
            <text:p>matching</text:p>
          </table:table-cell>
          <table:table-cell office:value-type="string">
            <text:p>匹配；符合；比較；微調；配合</text:p>
          </table:table-cell>
          <table:table-cell office:value-type="string">
            <text:p/>
          </table:table-cell>
          <table:table-cell office:value-type="string">
            <text:p>匹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4</text:p>
          </table:table-cell>
          <table:table-cell office:value-type="string">
            <text:p>mathematical expression</text:p>
          </table:table-cell>
          <table:table-cell office:value-type="string">
            <text:p>數學表式</text:p>
          </table:table-cell>
          <table:table-cell office:value-type="string">
            <text:p/>
          </table:table-cell>
          <table:table-cell office:value-type="string">
            <text:p>数学表达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5</text:p>
          </table:table-cell>
          <table:table-cell office:value-type="string">
            <text:p>mean time between failures (MTBF)</text:p>
          </table:table-cell>
          <table:table-cell office:value-type="string">
            <text:p>平均無故障時間；故障平均間隔時間；故障間隔平均時間</text:p>
          </table:table-cell>
          <table:table-cell office:value-type="string">
            <text:p/>
          </table:table-cell>
          <table:table-cell office:value-type="string">
            <text:p>平均故障间隔时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6</text:p>
          </table:table-cell>
          <table:table-cell office:value-type="string">
            <text:p>mean time to failure (MTTF)</text:p>
          </table:table-cell>
          <table:table-cell office:value-type="string">
            <text:p>故障前平均時間；產生錯誤的平均時間；平均存活時間</text:p>
          </table:table-cell>
          <table:table-cell office:value-type="string">
            <text:p/>
          </table:table-cell>
          <table:table-cell office:value-type="string">
            <text:p>平均故障前时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7</text:p>
          </table:table-cell>
          <table:table-cell office:value-type="string">
            <text:p>mean time to repair (MTTR)</text:p>
          </table:table-cell>
          <table:table-cell office:value-type="string">
            <text:p>平均修復時間；平均修理時間；需要修理的平均時間</text:p>
          </table:table-cell>
          <table:table-cell office:value-type="string">
            <text:p/>
          </table:table-cell>
          <table:table-cell office:value-type="string">
            <text:p>平均修复时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8</text:p>
          </table:table-cell>
          <table:table-cell office:value-type="string">
            <text:p>media</text:p>
          </table:table-cell>
          <table:table-cell office:value-type="string">
            <text:p>媒體；傳輸介質；介質；媒介質(midium的複數)</text:p>
          </table:table-cell>
          <table:table-cell office:value-type="string">
            <text:p/>
          </table:table-cell>
          <table:table-cell office:value-type="string">
            <text:p>媒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79</text:p>
          </table:table-cell>
          <table:table-cell office:value-type="string">
            <text:p>media</text:p>
          </table:table-cell>
          <table:table-cell office:value-type="string">
            <text:p>媒體；傳輸介質；介質；媒介質(midium的複數)</text:p>
          </table:table-cell>
          <table:table-cell office:value-type="string">
            <text:p/>
          </table:table-cell>
          <table:table-cell office:value-type="string">
            <text:p>介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0</text:p>
          </table:table-cell>
          <table:table-cell office:value-type="string">
            <text:p>medium scale integration</text:p>
          </table:table-cell>
          <table:table-cell office:value-type="string">
            <text:p>中型積體化；中型積體電路</text:p>
          </table:table-cell>
          <table:table-cell office:value-type="string">
            <text:p/>
          </table:table-cell>
          <table:table-cell office:value-type="string">
            <text:p>中规模集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1</text:p>
          </table:table-cell>
          <table:table-cell office:value-type="string">
            <text:p>megaflops</text:p>
          </table:table-cell>
          <table:table-cell office:value-type="string">
            <text:p>每秒百萬浮點運算</text:p>
          </table:table-cell>
          <table:table-cell office:value-type="string">
            <text:p/>
          </table:table-cell>
          <table:table-cell office:value-type="string">
            <text:p>百万次浮点运算每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2</text:p>
          </table:table-cell>
          <table:table-cell office:value-type="string">
            <text:p>member</text:p>
          </table:table-cell>
          <table:table-cell office:value-type="string">
            <text:p>成員；構件</text:p>
          </table:table-cell>
          <table:table-cell office:value-type="string">
            <text:p/>
          </table:table-cell>
          <table:table-cell office:value-type="string">
            <text:p>成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3</text:p>
          </table:table-cell>
          <table:table-cell office:value-type="string">
            <text:p>memo pad</text:p>
          </table:table-cell>
          <table:table-cell office:value-type="string">
            <text:p>記事平板</text:p>
          </table:table-cell>
          <table:table-cell office:value-type="string">
            <text:p/>
          </table:table-cell>
          <table:table-cell office:value-type="string">
            <text:p>记事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4</text:p>
          </table:table-cell>
          <table:table-cell office:value-type="string">
            <text:p>memory</text:p>
          </table:table-cell>
          <table:table-cell office:value-type="string">
            <text:p>記憶體；記憶</text:p>
          </table:table-cell>
          <table:table-cell office:value-type="string">
            <text:p/>
          </table:table-cell>
          <table:table-cell office:value-type="string">
            <text:p>内存[储器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5</text:p>
          </table:table-cell>
          <table:table-cell office:value-type="string">
            <text:p>memory bank</text:p>
          </table:table-cell>
          <table:table-cell office:value-type="string">
            <text:p>記憶庫</text:p>
          </table:table-cell>
          <table:table-cell office:value-type="string">
            <text:p/>
          </table:table-cell>
          <table:table-cell office:value-type="string">
            <text:p>存储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6</text:p>
          </table:table-cell>
          <table:table-cell office:value-type="string">
            <text:p>memory cell</text:p>
          </table:table-cell>
          <table:table-cell office:value-type="string">
            <text:p>記憶格；儲存單元</text:p>
          </table:table-cell>
          <table:table-cell office:value-type="string">
            <text:p/>
          </table:table-cell>
          <table:table-cell office:value-type="string">
            <text:p>存储单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7</text:p>
          </table:table-cell>
          <table:table-cell office:value-type="string">
            <text:p>memory chip</text:p>
          </table:table-cell>
          <table:table-cell office:value-type="string">
            <text:p>記憶體晶片</text:p>
          </table:table-cell>
          <table:table-cell office:value-type="string">
            <text:p/>
          </table:table-cell>
          <table:table-cell office:value-type="string">
            <text:p>内存芯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8</text:p>
          </table:table-cell>
          <table:table-cell office:value-type="string">
            <text:p>memory dump</text:p>
          </table:table-cell>
          <table:table-cell office:value-type="string">
            <text:p>記憶體傾印</text:p>
          </table:table-cell>
          <table:table-cell office:value-type="string">
            <text:p/>
          </table:table-cell>
          <table:table-cell office:value-type="string">
            <text:p>内存转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89</text:p>
          </table:table-cell>
          <table:table-cell office:value-type="string">
            <text:p>memory management</text:p>
          </table:table-cell>
          <table:table-cell office:value-type="string">
            <text:p>記憶體管理</text:p>
          </table:table-cell>
          <table:table-cell office:value-type="string">
            <text:p/>
          </table:table-cell>
          <table:table-cell office:value-type="string">
            <text:p>存储管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0</text:p>
          </table:table-cell>
          <table:table-cell office:value-type="string">
            <text:p>memory-resident</text:p>
          </table:table-cell>
          <table:table-cell office:value-type="string">
            <text:p>常駐記憶體</text:p>
          </table:table-cell>
          <table:table-cell office:value-type="string">
            <text:p/>
          </table:table-cell>
          <table:table-cell office:value-type="string">
            <text:p>常驻内存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1</text:p>
          </table:table-cell>
          <table:table-cell office:value-type="string">
            <text:p>menu</text:p>
          </table:table-cell>
          <table:table-cell office:value-type="string">
            <text:p>菜單；功能表；選項單</text:p>
          </table:table-cell>
          <table:table-cell office:value-type="string">
            <text:p/>
          </table:table-cell>
          <table:table-cell office:value-type="string">
            <text:p>选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2</text:p>
          </table:table-cell>
          <table:table-cell office:value-type="string">
            <text:p>menu item</text:p>
          </table:table-cell>
          <table:table-cell office:value-type="string">
            <text:p>選項單項目</text:p>
          </table:table-cell>
          <table:table-cell office:value-type="string">
            <text:p/>
          </table:table-cell>
          <table:table-cell office:value-type="string">
            <text:p>选单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3</text:p>
          </table:table-cell>
          <table:table-cell office:value-type="string">
            <text:p>merge</text:p>
          </table:table-cell>
          <table:table-cell office:value-type="string">
            <text:p>合併；併入；歸併；合併程序；拼接</text:p>
          </table:table-cell>
          <table:table-cell office:value-type="string">
            <text:p/>
          </table:table-cell>
          <table:table-cell office:value-type="string">
            <text:p>归并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4</text:p>
          </table:table-cell>
          <table:table-cell office:value-type="string">
            <text:p>metadata</text:p>
          </table:table-cell>
          <table:table-cell office:value-type="string">
            <text:p>解釋用資料；元數據；元資料</text:p>
          </table:table-cell>
          <table:table-cell office:value-type="string">
            <text:p/>
          </table:table-cell>
          <table:table-cell office:value-type="string">
            <text:p>元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5</text:p>
          </table:table-cell>
          <table:table-cell office:value-type="string">
            <text:p>metafile</text:p>
          </table:table-cell>
          <table:table-cell office:value-type="string">
            <text:p>元檔案</text:p>
          </table:table-cell>
          <table:table-cell office:value-type="string">
            <text:p/>
          </table:table-cell>
          <table:table-cell office:value-type="string">
            <text:p>元文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6</text:p>
          </table:table-cell>
          <table:table-cell office:value-type="string">
            <text:p>metalanguage</text:p>
          </table:table-cell>
          <table:table-cell office:value-type="string">
            <text:p>元語言</text:p>
          </table:table-cell>
          <table:table-cell office:value-type="string">
            <text:p/>
          </table:table-cell>
          <table:table-cell office:value-type="string">
            <text:p>元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7</text:p>
          </table:table-cell>
          <table:table-cell office:value-type="string">
            <text:p>MFLOPS</text:p>
          </table:table-cell>
          <table:table-cell office:value-type="string">
            <text:p>每秒百萬浮點運算</text:p>
          </table:table-cell>
          <table:table-cell office:value-type="string">
            <text:p/>
          </table:table-cell>
          <table:table-cell office:value-type="string">
            <text:p>百万次浮点运算每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8</text:p>
          </table:table-cell>
          <table:table-cell office:value-type="string">
            <text:p>microchip</text:p>
          </table:table-cell>
          <table:table-cell office:value-type="string">
            <text:p>微晶片</text:p>
          </table:table-cell>
          <table:table-cell office:value-type="string">
            <text:p/>
          </table:table-cell>
          <table:table-cell office:value-type="string">
            <text:p>微芯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099</text:p>
          </table:table-cell>
          <table:table-cell office:value-type="string">
            <text:p>microcircuit</text:p>
          </table:table-cell>
          <table:table-cell office:value-type="string">
            <text:p>微電路</text:p>
          </table:table-cell>
          <table:table-cell office:value-type="string">
            <text:p/>
          </table:table-cell>
          <table:table-cell office:value-type="string">
            <text:p>微电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0</text:p>
          </table:table-cell>
          <table:table-cell office:value-type="string">
            <text:p>microcomputer</text:p>
          </table:table-cell>
          <table:table-cell office:value-type="string">
            <text:p>微電腦；微算機；微（型）計算機</text:p>
          </table:table-cell>
          <table:table-cell office:value-type="string">
            <text:p/>
          </table:table-cell>
          <table:table-cell office:value-type="string">
            <text:p>微型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1</text:p>
          </table:table-cell>
          <table:table-cell office:value-type="string">
            <text:p>microimage</text:p>
          </table:table-cell>
          <table:table-cell office:value-type="string">
            <text:p>微影像；微縮圖像</text:p>
          </table:table-cell>
          <table:table-cell office:value-type="string">
            <text:p/>
          </table:table-cell>
          <table:table-cell office:value-type="string">
            <text:p>缩微图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2</text:p>
          </table:table-cell>
          <table:table-cell office:value-type="string">
            <text:p>microinstruction</text:p>
          </table:table-cell>
          <table:table-cell office:value-type="string">
            <text:p>微指令</text:p>
          </table:table-cell>
          <table:table-cell office:value-type="string">
            <text:p/>
          </table:table-cell>
          <table:table-cell office:value-type="string">
            <text:p>微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3</text:p>
          </table:table-cell>
          <table:table-cell office:value-type="string">
            <text:p>microprocessor</text:p>
          </table:table-cell>
          <table:table-cell office:value-type="string">
            <text:p>微處理器；微處理機</text:p>
          </table:table-cell>
          <table:table-cell office:value-type="string">
            <text:p/>
          </table:table-cell>
          <table:table-cell office:value-type="string">
            <text:p>微处理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4</text:p>
          </table:table-cell>
          <table:table-cell office:value-type="string">
            <text:p>middleware</text:p>
          </table:table-cell>
          <table:table-cell office:value-type="string">
            <text:p>中間軟體</text:p>
          </table:table-cell>
          <table:table-cell office:value-type="string">
            <text:p/>
          </table:table-cell>
          <table:table-cell office:value-type="string">
            <text:p>中间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5</text:p>
          </table:table-cell>
          <table:table-cell office:value-type="string">
            <text:p>musical instrument digital interface，MIDI</text:p>
          </table:table-cell>
          <table:table-cell office:value-type="string">
            <text:p>樂器數位介面</text:p>
          </table:table-cell>
          <table:table-cell office:value-type="string">
            <text:p/>
          </table:table-cell>
          <table:table-cell office:value-type="string">
            <text:p>乐器数字接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6</text:p>
          </table:table-cell>
          <table:table-cell office:value-type="string">
            <text:p>midrange computer</text:p>
          </table:table-cell>
          <table:table-cell office:value-type="string">
            <text:p>中型電腦</text:p>
          </table:table-cell>
          <table:table-cell office:value-type="string">
            <text:p/>
          </table:table-cell>
          <table:table-cell office:value-type="string">
            <text:p>中型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7</text:p>
          </table:table-cell>
          <table:table-cell office:value-type="string">
            <text:p>migration</text:p>
          </table:table-cell>
          <table:table-cell office:value-type="string">
            <text:p>遷移</text:p>
          </table:table-cell>
          <table:table-cell office:value-type="string">
            <text:p/>
          </table:table-cell>
          <table:table-cell office:value-type="string">
            <text:p>迁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8</text:p>
          </table:table-cell>
          <table:table-cell office:value-type="string">
            <text:p>minicomputer</text:p>
          </table:table-cell>
          <table:table-cell office:value-type="string">
            <text:p>迷你電腦</text:p>
          </table:table-cell>
          <table:table-cell office:value-type="string">
            <text:p/>
          </table:table-cell>
          <table:table-cell office:value-type="string">
            <text:p>小型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09</text:p>
          </table:table-cell>
          <table:table-cell office:value-type="string">
            <text:p>mnemonic</text:p>
          </table:table-cell>
          <table:table-cell office:value-type="string">
            <text:p>助憶</text:p>
          </table:table-cell>
          <table:table-cell office:value-type="string">
            <text:p/>
          </table:table-cell>
          <table:table-cell office:value-type="string">
            <text:p>助忆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0</text:p>
          </table:table-cell>
          <table:table-cell office:value-type="string">
            <text:p>mobile computing</text:p>
          </table:table-cell>
          <table:table-cell office:value-type="string">
            <text:p>移動計算</text:p>
          </table:table-cell>
          <table:table-cell office:value-type="string">
            <text:p/>
          </table:table-cell>
          <table:table-cell office:value-type="string">
            <text:p>移动计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1</text:p>
          </table:table-cell>
          <table:table-cell office:value-type="string">
            <text:p>model</text:p>
          </table:table-cell>
          <table:table-cell office:value-type="string">
            <text:p>模型；型號</text:p>
          </table:table-cell>
          <table:table-cell office:value-type="string">
            <text:p/>
          </table:table-cell>
          <table:table-cell office:value-type="string">
            <text:p>模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2</text:p>
          </table:table-cell>
          <table:table-cell office:value-type="string">
            <text:p>modeling</text:p>
          </table:table-cell>
          <table:table-cell office:value-type="string">
            <text:p>成型；模型建立；模型化</text:p>
          </table:table-cell>
          <table:table-cell office:value-type="string">
            <text:p/>
          </table:table-cell>
          <table:table-cell office:value-type="string">
            <text:p>建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3</text:p>
          </table:table-cell>
          <table:table-cell office:value-type="string">
            <text:p>modem</text:p>
          </table:table-cell>
          <table:table-cell office:value-type="string">
            <text:p>數據機</text:p>
          </table:table-cell>
          <table:table-cell office:value-type="string">
            <text:p/>
          </table:table-cell>
          <table:table-cell office:value-type="string">
            <text:p>调制解调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4</text:p>
          </table:table-cell>
          <table:table-cell office:value-type="string">
            <text:p>modifiability</text:p>
          </table:table-cell>
          <table:table-cell office:value-type="string">
            <text:p>可修改性</text:p>
          </table:table-cell>
          <table:table-cell office:value-type="string">
            <text:p/>
          </table:table-cell>
          <table:table-cell office:value-type="string">
            <text:p>可修改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5</text:p>
          </table:table-cell>
          <table:table-cell office:value-type="string">
            <text:p>modification</text:p>
          </table:table-cell>
          <table:table-cell office:value-type="string">
            <text:p>修改；修正</text:p>
          </table:table-cell>
          <table:table-cell office:value-type="string">
            <text:p/>
          </table:table-cell>
          <table:table-cell office:value-type="string">
            <text:p>修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6</text:p>
          </table:table-cell>
          <table:table-cell office:value-type="string">
            <text:p>modular design</text:p>
          </table:table-cell>
          <table:table-cell office:value-type="string">
            <text:p>模組化設計；積木式設計</text:p>
          </table:table-cell>
          <table:table-cell office:value-type="string">
            <text:p/>
          </table:table-cell>
          <table:table-cell office:value-type="string">
            <text:p>模块化设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7</text:p>
          </table:table-cell>
          <table:table-cell office:value-type="string">
            <text:p>modular software</text:p>
          </table:table-cell>
          <table:table-cell office:value-type="string">
            <text:p>模組性；積木性；模組化</text:p>
          </table:table-cell>
          <table:table-cell office:value-type="string">
            <text:p/>
          </table:table-cell>
          <table:table-cell office:value-type="string">
            <text:p>模块化软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8</text:p>
          </table:table-cell>
          <table:table-cell office:value-type="string">
            <text:p>modularity</text:p>
          </table:table-cell>
          <table:table-cell office:value-type="string">
            <text:p>模組性；積木性；模組化</text:p>
          </table:table-cell>
          <table:table-cell office:value-type="string">
            <text:p/>
          </table:table-cell>
          <table:table-cell office:value-type="string">
            <text:p>模块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19</text:p>
          </table:table-cell>
          <table:table-cell office:value-type="string">
            <text:p>module</text:p>
          </table:table-cell>
          <table:table-cell office:value-type="string">
            <text:p>模組；程序塊；組件</text:p>
          </table:table-cell>
          <table:table-cell office:value-type="string">
            <text:p/>
          </table:table-cell>
          <table:table-cell office:value-type="string">
            <text:p>模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0</text:p>
          </table:table-cell>
          <table:table-cell office:value-type="string">
            <text:p>monadic</text:p>
          </table:table-cell>
          <table:table-cell office:value-type="string">
            <text:p>一元的</text:p>
          </table:table-cell>
          <table:table-cell office:value-type="string">
            <text:p/>
          </table:table-cell>
          <table:table-cell office:value-type="string">
            <text:p>一元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1</text:p>
          </table:table-cell>
          <table:table-cell office:value-type="string">
            <text:p>monitor</text:p>
          </table:table-cell>
          <table:table-cell office:value-type="string">
            <text:p>監視器；監視程式；監督；(電腦)顯示器；；監控器；監聽；監視；監控</text:p>
          </table:table-cell>
          <table:table-cell office:value-type="string">
            <text:p/>
          </table:table-cell>
          <table:table-cell office:value-type="string">
            <text:p>监控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2</text:p>
          </table:table-cell>
          <table:table-cell office:value-type="string">
            <text:p>monitor</text:p>
          </table:table-cell>
          <table:table-cell office:value-type="string">
            <text:p>監視器；監視程式；監督；(電腦)顯示器；；監控器；監聽；監視；監控</text:p>
          </table:table-cell>
          <table:table-cell office:value-type="string">
            <text:p/>
          </table:table-cell>
          <table:table-cell office:value-type="string">
            <text:p>监视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3</text:p>
          </table:table-cell>
          <table:table-cell office:value-type="string">
            <text:p>monomedia</text:p>
          </table:table-cell>
          <table:table-cell office:value-type="string">
            <text:p>單一媒體</text:p>
          </table:table-cell>
          <table:table-cell office:value-type="string">
            <text:p/>
          </table:table-cell>
          <table:table-cell office:value-type="string">
            <text:p>单媒体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4</text:p>
          </table:table-cell>
          <table:table-cell office:value-type="string">
            <text:p>monostable</text:p>
          </table:table-cell>
          <table:table-cell office:value-type="string">
            <text:p>單穩</text:p>
          </table:table-cell>
          <table:table-cell office:value-type="string">
            <text:p/>
          </table:table-cell>
          <table:table-cell office:value-type="string">
            <text:p>单稳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5</text:p>
          </table:table-cell>
          <table:table-cell office:value-type="string">
            <text:p>Moore’s Law</text:p>
          </table:table-cell>
          <table:table-cell office:value-type="string">
            <text:p>摩爾定律</text:p>
          </table:table-cell>
          <table:table-cell office:value-type="string">
            <text:p/>
          </table:table-cell>
          <table:table-cell office:value-type="string">
            <text:p>摩尔定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6</text:p>
          </table:table-cell>
          <table:table-cell office:value-type="string">
            <text:p>morphing</text:p>
          </table:table-cell>
          <table:table-cell office:value-type="string">
            <text:p>漸變</text:p>
          </table:table-cell>
          <table:table-cell office:value-type="string">
            <text:p/>
          </table:table-cell>
          <table:table-cell office:value-type="string">
            <text:p>变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7</text:p>
          </table:table-cell>
          <table:table-cell office:value-type="string">
            <text:p>motherboard</text:p>
          </table:table-cell>
          <table:table-cell office:value-type="string">
            <text:p>母板</text:p>
          </table:table-cell>
          <table:table-cell office:value-type="string">
            <text:p/>
          </table:table-cell>
          <table:table-cell office:value-type="string">
            <text:p>母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8</text:p>
          </table:table-cell>
          <table:table-cell office:value-type="string">
            <text:p>mount</text:p>
          </table:table-cell>
          <table:table-cell office:value-type="string">
            <text:p>裝上；裝置；座</text:p>
          </table:table-cell>
          <table:table-cell office:value-type="string">
            <text:p/>
          </table:table-cell>
          <table:table-cell office:value-type="string">
            <text:p>装[上]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29</text:p>
          </table:table-cell>
          <table:table-cell office:value-type="string">
            <text:p>mouse</text:p>
          </table:table-cell>
          <table:table-cell office:value-type="string">
            <text:p>滑鼠；游標控制器；鼠標器</text:p>
          </table:table-cell>
          <table:table-cell office:value-type="string">
            <text:p/>
          </table:table-cell>
          <table:table-cell office:value-type="string">
            <text:p>鼠标[器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0</text:p>
          </table:table-cell>
          <table:table-cell office:value-type="string">
            <text:p>mouse pointer</text:p>
          </table:table-cell>
          <table:table-cell office:value-type="string">
            <text:p>滑鼠指標</text:p>
          </table:table-cell>
          <table:table-cell office:value-type="string">
            <text:p/>
          </table:table-cell>
          <table:table-cell office:value-type="string">
            <text:p>鼠标指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1</text:p>
          </table:table-cell>
          <table:table-cell office:value-type="string">
            <text:p>multiboot</text:p>
          </table:table-cell>
          <table:table-cell office:value-type="string">
            <text:p>多重開機</text:p>
          </table:table-cell>
          <table:table-cell office:value-type="string">
            <text:p/>
          </table:table-cell>
          <table:table-cell office:value-type="string">
            <text:p>多重引导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2</text:p>
          </table:table-cell>
          <table:table-cell office:value-type="string">
            <text:p>multifunction peripheral(MFP)</text:p>
          </table:table-cell>
          <table:table-cell office:value-type="string">
            <text:p>多功週邊</text:p>
          </table:table-cell>
          <table:table-cell office:value-type="string">
            <text:p/>
          </table:table-cell>
          <table:table-cell office:value-type="string">
            <text:p>多功能外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3</text:p>
          </table:table-cell>
          <table:table-cell office:value-type="string">
            <text:p>multilayer</text:p>
          </table:table-cell>
          <table:table-cell office:value-type="string">
            <text:p>多層</text:p>
          </table:table-cell>
          <table:table-cell office:value-type="string">
            <text:p/>
          </table:table-cell>
          <table:table-cell office:value-type="string">
            <text:p>多层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4</text:p>
          </table:table-cell>
          <table:table-cell office:value-type="string">
            <text:p>multimedia</text:p>
          </table:table-cell>
          <table:table-cell office:value-type="string">
            <text:p>多媒體</text:p>
          </table:table-cell>
          <table:table-cell office:value-type="string">
            <text:p/>
          </table:table-cell>
          <table:table-cell office:value-type="string">
            <text:p>多媒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5</text:p>
          </table:table-cell>
          <table:table-cell office:value-type="string">
            <text:p>multiplier</text:p>
          </table:table-cell>
          <table:table-cell office:value-type="string">
            <text:p>乘數；乘法器；倍增器</text:p>
          </table:table-cell>
          <table:table-cell office:value-type="string">
            <text:p/>
          </table:table-cell>
          <table:table-cell office:value-type="string">
            <text:p>乘法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6</text:p>
          </table:table-cell>
          <table:table-cell office:value-type="string">
            <text:p>multiprocessing</text:p>
          </table:table-cell>
          <table:table-cell office:value-type="string">
            <text:p>多處理器</text:p>
          </table:table-cell>
          <table:table-cell office:value-type="string">
            <text:p/>
          </table:table-cell>
          <table:table-cell office:value-type="string">
            <text:p>多重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7</text:p>
          </table:table-cell>
          <table:table-cell office:value-type="string">
            <text:p>multiprocessor</text:p>
          </table:table-cell>
          <table:table-cell office:value-type="string">
            <text:p>多處理器</text:p>
          </table:table-cell>
          <table:table-cell office:value-type="string">
            <text:p/>
          </table:table-cell>
          <table:table-cell office:value-type="string">
            <text:p>多处理器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8</text:p>
          </table:table-cell>
          <table:table-cell office:value-type="string">
            <text:p>multiprogramming</text:p>
          </table:table-cell>
          <table:table-cell office:value-type="string">
            <text:p>多程式；多重規劃</text:p>
          </table:table-cell>
          <table:table-cell office:value-type="string">
            <text:p/>
          </table:table-cell>
          <table:table-cell office:value-type="string">
            <text:p>多道程序设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39</text:p>
          </table:table-cell>
          <table:table-cell office:value-type="string">
            <text:p>multitasking</text:p>
          </table:table-cell>
          <table:table-cell office:value-type="string">
            <text:p>多任務；多重任務</text:p>
          </table:table-cell>
          <table:table-cell office:value-type="string">
            <text:p/>
          </table:table-cell>
          <table:table-cell office:value-type="string">
            <text:p>多任务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0</text:p>
          </table:table-cell>
          <table:table-cell office:value-type="string">
            <text:p>multiuser systems</text:p>
          </table:table-cell>
          <table:table-cell office:value-type="string">
            <text:p>多用戶系統</text:p>
          </table:table-cell>
          <table:table-cell office:value-type="string">
            <text:p/>
          </table:table-cell>
          <table:table-cell office:value-type="string">
            <text:p>多用户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1</text:p>
          </table:table-cell>
          <table:table-cell office:value-type="string">
            <text:p>namespace</text:p>
          </table:table-cell>
          <table:table-cell office:value-type="string">
            <text:p>名稱空間</text:p>
          </table:table-cell>
          <table:table-cell office:value-type="string">
            <text:p/>
          </table:table-cell>
          <table:table-cell office:value-type="string">
            <text:p>名称空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2</text:p>
          </table:table-cell>
          <table:table-cell office:value-type="string">
            <text:p>naming authority</text:p>
          </table:table-cell>
          <table:table-cell office:value-type="string">
            <text:p>命名機構</text:p>
          </table:table-cell>
          <table:table-cell office:value-type="string">
            <text:p/>
          </table:table-cell>
          <table:table-cell office:value-type="string">
            <text:p>命名机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3</text:p>
          </table:table-cell>
          <table:table-cell office:value-type="string">
            <text:p>NAND gate</text:p>
          </table:table-cell>
          <table:table-cell office:value-type="string">
            <text:p>反及閘</text:p>
          </table:table-cell>
          <table:table-cell office:value-type="string">
            <text:p/>
          </table:table-cell>
          <table:table-cell office:value-type="string">
            <text:p>“与非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4</text:p>
          </table:table-cell>
          <table:table-cell office:value-type="string">
            <text:p>navigation</text:p>
          </table:table-cell>
          <table:table-cell office:value-type="string">
            <text:p>導航；領航</text:p>
          </table:table-cell>
          <table:table-cell office:value-type="string">
            <text:p/>
          </table:table-cell>
          <table:table-cell office:value-type="string">
            <text:p>导航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5</text:p>
          </table:table-cell>
          <table:table-cell office:value-type="string">
            <text:p>negation</text:p>
          </table:table-cell>
          <table:table-cell office:value-type="string">
            <text:p>非；負；否定</text:p>
          </table:table-cell>
          <table:table-cell office:value-type="string">
            <text:p/>
          </table:table-cell>
          <table:table-cell office:value-type="string">
            <text:p>“反”[运算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6</text:p>
          </table:table-cell>
          <table:table-cell office:value-type="string">
            <text:p>negative acknowledge character (NAK)</text:p>
          </table:table-cell>
          <table:table-cell office:value-type="string">
            <text:p>負確認字元；反確認字元</text:p>
          </table:table-cell>
          <table:table-cell office:value-type="string">
            <text:p/>
          </table:table-cell>
          <table:table-cell office:value-type="string">
            <text:p>否认[字]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7</text:p>
          </table:table-cell>
          <table:table-cell office:value-type="string">
            <text:p>negative image</text:p>
          </table:table-cell>
          <table:table-cell office:value-type="string">
            <text:p>負影像</text:p>
          </table:table-cell>
          <table:table-cell office:value-type="string">
            <text:p/>
          </table:table-cell>
          <table:table-cell office:value-type="string">
            <text:p>负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8</text:p>
          </table:table-cell>
          <table:table-cell office:value-type="string">
            <text:p>nest</text:p>
          </table:table-cell>
          <table:table-cell office:value-type="string">
            <text:p>巢</text:p>
          </table:table-cell>
          <table:table-cell office:value-type="string">
            <text:p/>
          </table:table-cell>
          <table:table-cell office:value-type="string">
            <text:p>嵌套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49</text:p>
          </table:table-cell>
          <table:table-cell office:value-type="string">
            <text:p>net address</text:p>
          </table:table-cell>
          <table:table-cell office:value-type="string">
            <text:p>網路位址</text:p>
          </table:table-cell>
          <table:table-cell office:value-type="string">
            <text:p/>
          </table:table-cell>
          <table:table-cell office:value-type="string">
            <text:p>网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0</text:p>
          </table:table-cell>
          <table:table-cell office:value-type="string">
            <text:p>netspionage</text:p>
          </table:table-cell>
          <table:table-cell office:value-type="string">
            <text:p>網路間諜</text:p>
          </table:table-cell>
          <table:table-cell office:value-type="string">
            <text:p/>
          </table:table-cell>
          <table:table-cell office:value-type="string">
            <text:p>网络间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1</text:p>
          </table:table-cell>
          <table:table-cell office:value-type="string">
            <text:p>network administrator</text:p>
          </table:table-cell>
          <table:table-cell office:value-type="string">
            <text:p>網路管理者</text:p>
          </table:table-cell>
          <table:table-cell office:value-type="string">
            <text:p/>
          </table:table-cell>
          <table:table-cell office:value-type="string">
            <text:p>网络管理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2</text:p>
          </table:table-cell>
          <table:table-cell office:value-type="string">
            <text:p>network agent</text:p>
          </table:table-cell>
          <table:table-cell office:value-type="string">
            <text:p>網路代理者</text:p>
          </table:table-cell>
          <table:table-cell office:value-type="string">
            <text:p/>
          </table:table-cell>
          <table:table-cell office:value-type="string">
            <text:p>网络代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3</text:p>
          </table:table-cell>
          <table:table-cell office:value-type="string">
            <text:p>network browser</text:p>
          </table:table-cell>
          <table:table-cell office:value-type="string">
            <text:p>網路瀏覽器</text:p>
          </table:table-cell>
          <table:table-cell office:value-type="string">
            <text:p/>
          </table:table-cell>
          <table:table-cell office:value-type="string">
            <text:p>网络浏览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4</text:p>
          </table:table-cell>
          <table:table-cell office:value-type="string">
            <text:p>network computer(NC)</text:p>
          </table:table-cell>
          <table:table-cell office:value-type="string">
            <text:p>網路電腦</text:p>
          </table:table-cell>
          <table:table-cell office:value-type="string">
            <text:p/>
          </table:table-cell>
          <table:table-cell office:value-type="string">
            <text:p>网络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5</text:p>
          </table:table-cell>
          <table:table-cell office:value-type="string">
            <text:p>network database</text:p>
          </table:table-cell>
          <table:table-cell office:value-type="string">
            <text:p>網路資料庫</text:p>
          </table:table-cell>
          <table:table-cell office:value-type="string">
            <text:p/>
          </table:table-cell>
          <table:table-cell office:value-type="string">
            <text:p>网络数据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6</text:p>
          </table:table-cell>
          <table:table-cell office:value-type="string">
            <text:p>network file system</text:p>
          </table:table-cell>
          <table:table-cell office:value-type="string">
            <text:p>網路檔案系統</text:p>
          </table:table-cell>
          <table:table-cell office:value-type="string">
            <text:p/>
          </table:table-cell>
          <table:table-cell office:value-type="string">
            <text:p>网络文件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7</text:p>
          </table:table-cell>
          <table:table-cell office:value-type="string">
            <text:p>network protocol</text:p>
          </table:table-cell>
          <table:table-cell office:value-type="string">
            <text:p>網路協定</text:p>
          </table:table-cell>
          <table:table-cell office:value-type="string">
            <text:p/>
          </table:table-cell>
          <table:table-cell office:value-type="string">
            <text:p>网络协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8</text:p>
          </table:table-cell>
          <table:table-cell office:value-type="string">
            <text:p>network weaving</text:p>
          </table:table-cell>
          <table:table-cell office:value-type="string">
            <text:p>網路迂回</text:p>
          </table:table-cell>
          <table:table-cell office:value-type="string">
            <text:p/>
          </table:table-cell>
          <table:table-cell office:value-type="string">
            <text:p>网络迂回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59</text:p>
          </table:table-cell>
          <table:table-cell office:value-type="string">
            <text:p>networking</text:p>
          </table:table-cell>
          <table:table-cell office:value-type="string">
            <text:p>網路連結</text:p>
          </table:table-cell>
          <table:table-cell office:value-type="string">
            <text:p/>
          </table:table-cell>
          <table:table-cell office:value-type="string">
            <text:p>联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0</text:p>
          </table:table-cell>
          <table:table-cell office:value-type="string">
            <text:p>no operation instruction (no-op)</text:p>
          </table:table-cell>
          <table:table-cell office:value-type="string">
            <text:p>不作業指令</text:p>
          </table:table-cell>
          <table:table-cell office:value-type="string">
            <text:p/>
          </table:table-cell>
          <table:table-cell office:value-type="string">
            <text:p>空操作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1</text:p>
          </table:table-cell>
          <table:table-cell office:value-type="string">
            <text:p>NOR gate</text:p>
          </table:table-cell>
          <table:table-cell office:value-type="string">
            <text:p>非或閘</text:p>
          </table:table-cell>
          <table:table-cell office:value-type="string">
            <text:p/>
          </table:table-cell>
          <table:table-cell office:value-type="string">
            <text:p>“或非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2</text:p>
          </table:table-cell>
          <table:table-cell office:value-type="string">
            <text:p>normal form</text:p>
          </table:table-cell>
          <table:table-cell office:value-type="string">
            <text:p>正常形式；正規形式</text:p>
          </table:table-cell>
          <table:table-cell office:value-type="string">
            <text:p/>
          </table:table-cell>
          <table:table-cell office:value-type="string">
            <text:p>范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3</text:p>
          </table:table-cell>
          <table:table-cell office:value-type="string">
            <text:p>normalization</text:p>
          </table:table-cell>
          <table:table-cell office:value-type="string">
            <text:p>正規化；規格化；規範化；標準化；正常化</text:p>
          </table:table-cell>
          <table:table-cell office:value-type="string">
            <text:p/>
          </table:table-cell>
          <table:table-cell office:value-type="string">
            <text:p>规格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4</text:p>
          </table:table-cell>
          <table:table-cell office:value-type="string">
            <text:p>NOT gate</text:p>
          </table:table-cell>
          <table:table-cell office:value-type="string">
            <text:p>反閘</text:p>
          </table:table-cell>
          <table:table-cell office:value-type="string">
            <text:p/>
          </table:table-cell>
          <table:table-cell office:value-type="string">
            <text:p>“非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5</text:p>
          </table:table-cell>
          <table:table-cell office:value-type="string">
            <text:p>notarization</text:p>
          </table:table-cell>
          <table:table-cell office:value-type="string">
            <text:p>公證</text:p>
          </table:table-cell>
          <table:table-cell office:value-type="string">
            <text:p/>
          </table:table-cell>
          <table:table-cell office:value-type="string">
            <text:p>公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6</text:p>
          </table:table-cell>
          <table:table-cell office:value-type="string">
            <text:p>notation</text:p>
          </table:table-cell>
          <table:table-cell office:value-type="string">
            <text:p>記法；表示法；記號；記數法；符號</text:p>
          </table:table-cell>
          <table:table-cell office:value-type="string">
            <text:p/>
          </table:table-cell>
          <table:table-cell office:value-type="string">
            <text:p>记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7</text:p>
          </table:table-cell>
          <table:table-cell office:value-type="string">
            <text:p>notebook computer</text:p>
          </table:table-cell>
          <table:table-cell office:value-type="string">
            <text:p>筆記型電腦</text:p>
          </table:table-cell>
          <table:table-cell office:value-type="string">
            <text:p/>
          </table:table-cell>
          <table:table-cell office:value-type="string">
            <text:p>笔记本式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8</text:p>
          </table:table-cell>
          <table:table-cell office:value-type="string">
            <text:p>null address</text:p>
          </table:table-cell>
          <table:table-cell office:value-type="string">
            <text:p>空位址</text:p>
          </table:table-cell>
          <table:table-cell office:value-type="string">
            <text:p/>
          </table:table-cell>
          <table:table-cell office:value-type="string">
            <text:p>空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69</text:p>
          </table:table-cell>
          <table:table-cell office:value-type="string">
            <text:p>null pointer</text:p>
          </table:table-cell>
          <table:table-cell office:value-type="string">
            <text:p>空指標</text:p>
          </table:table-cell>
          <table:table-cell office:value-type="string">
            <text:p/>
          </table:table-cell>
          <table:table-cell office:value-type="string">
            <text:p>空指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70</text:p>
          </table:table-cell>
          <table:table-cell office:value-type="string">
            <text:p>null string</text:p>
          </table:table-cell>
          <table:table-cell office:value-type="string">
            <text:p>空值字串；空字串 </text:p>
          </table:table-cell>
          <table:table-cell office:value-type="string">
            <text:p/>
          </table:table-cell>
          <table:table-cell office:value-type="string">
            <text:p>空串</text:p>
          </table:table-cell>
          <table:table-cell office:value-type="string">
            <text:p>2019-07-08</text:p>
          </table:table-cell>
        </table:table-row>
        <table:table-row>
          <table:table-cell office:value-type="string">
            <text:p>2454171</text:p>
          </table:table-cell>
          <table:table-cell office:value-type="string">
            <text:p>numerical</text:p>
          </table:table-cell>
          <table:table-cell office:value-type="string">
            <text:p>數值的；數位的</text:p>
          </table:table-cell>
          <table:table-cell office:value-type="string">
            <text:p/>
          </table:table-cell>
          <table:table-cell office:value-type="string">
            <text:p>数值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72</text:p>
          </table:table-cell>
          <table:table-cell office:value-type="string">
            <text:p>object code</text:p>
          </table:table-cell>
          <table:table-cell office:value-type="string">
            <text:p>目標碼；目的碼</text:p>
          </table:table-cell>
          <table:table-cell office:value-type="string">
            <text:p/>
          </table:table-cell>
          <table:table-cell office:value-type="string">
            <text:p>目标[程序]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73</text:p>
          </table:table-cell>
          <table:table-cell office:value-type="string">
            <text:p>object computer</text:p>
          </table:table-cell>
          <table:table-cell office:value-type="string">
            <text:p>目標計算機</text:p>
          </table:table-cell>
          <table:table-cell office:value-type="string">
            <text:p/>
          </table:table-cell>
          <table:table-cell office:value-type="string">
            <text:p>目标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74</text:p>
          </table:table-cell>
          <table:table-cell office:value-type="string">
            <text:p>object program</text:p>
          </table:table-cell>
          <table:table-cell office:value-type="string">
            <text:p>目標程式；目的程式</text:p>
          </table:table-cell>
          <table:table-cell office:value-type="string">
            <text:p/>
          </table:table-cell>
          <table:table-cell office:value-type="string">
            <text:p>目标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75</text:p>
          </table:table-cell>
          <table:table-cell office:value-type="string">
            <text:p>octal system</text:p>
          </table:table-cell>
          <table:table-cell office:value-type="string">
            <text:p>八進制</text:p>
          </table:table-cell>
          <table:table-cell office:value-type="string">
            <text:p/>
          </table:table-cell>
          <table:table-cell office:value-type="string">
            <text:p>八进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76</text:p>
          </table:table-cell>
          <table:table-cell office:value-type="string">
            <text:p>office automation (OA)</text:p>
          </table:table-cell>
          <table:table-cell office:value-type="string">
            <text:p>辦公室自動化</text:p>
          </table:table-cell>
          <table:table-cell office:value-type="string">
            <text:p/>
          </table:table-cell>
          <table:table-cell office:value-type="string">
            <text:p>办公自动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77</text:p>
          </table:table-cell>
          <table:table-cell office:value-type="string">
            <text:p>offline</text:p>
          </table:table-cell>
          <table:table-cell office:value-type="string">
            <text:p>離線</text:p>
          </table:table-cell>
          <table:table-cell office:value-type="string">
            <text:p/>
          </table:table-cell>
          <table:table-cell office:value-type="string">
            <text:p>脱机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78</text:p>
          </table:table-cell>
          <table:table-cell office:value-type="string">
            <text:p>offset</text:p>
          </table:table-cell>
          <table:table-cell office:value-type="string">
            <text:p>偏移；偏置；推移；殘留誤差；補償；抵銷；分支；支距；剩餘偏差</text:p>
          </table:table-cell>
          <table:table-cell office:value-type="string">
            <text:p/>
          </table:table-cell>
          <table:table-cell office:value-type="string">
            <text:p>偏移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79</text:p>
          </table:table-cell>
          <table:table-cell office:value-type="string">
            <text:p>online transaction processing; OLTP</text:p>
          </table:table-cell>
          <table:table-cell office:value-type="string">
            <text:p>線上交易處理</text:p>
          </table:table-cell>
          <table:table-cell office:value-type="string">
            <text:p/>
          </table:table-cell>
          <table:table-cell office:value-type="string">
            <text:p>联机事务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0</text:p>
          </table:table-cell>
          <table:table-cell office:value-type="string">
            <text:p>on-board computer</text:p>
          </table:table-cell>
          <table:table-cell office:value-type="string">
            <text:p>機載電腦</text:p>
          </table:table-cell>
          <table:table-cell office:value-type="string">
            <text:p/>
          </table:table-cell>
          <table:table-cell office:value-type="string">
            <text:p>单板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1</text:p>
          </table:table-cell>
          <table:table-cell office:value-type="string">
            <text:p>online</text:p>
          </table:table-cell>
          <table:table-cell office:value-type="string">
            <text:p>線上</text:p>
          </table:table-cell>
          <table:table-cell office:value-type="string">
            <text:p/>
          </table:table-cell>
          <table:table-cell office:value-type="string">
            <text:p>联机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2</text:p>
          </table:table-cell>
          <table:table-cell office:value-type="string">
            <text:p>on-screen keyboard</text:p>
          </table:table-cell>
          <table:table-cell office:value-type="string">
            <text:p>螢幕鍵盤</text:p>
          </table:table-cell>
          <table:table-cell office:value-type="string">
            <text:p/>
          </table:table-cell>
          <table:table-cell office:value-type="string">
            <text:p>屏上键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3</text:p>
          </table:table-cell>
          <table:table-cell office:value-type="string">
            <text:p>operand</text:p>
          </table:table-cell>
          <table:table-cell office:value-type="string">
            <text:p>運算元</text:p>
          </table:table-cell>
          <table:table-cell office:value-type="string">
            <text:p/>
          </table:table-cell>
          <table:table-cell office:value-type="string">
            <text:p>操作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4</text:p>
          </table:table-cell>
          <table:table-cell office:value-type="string">
            <text:p>operating system(OS)</text:p>
          </table:table-cell>
          <table:table-cell office:value-type="string">
            <text:p>作業系統</text:p>
          </table:table-cell>
          <table:table-cell office:value-type="string">
            <text:p/>
          </table:table-cell>
          <table:table-cell office:value-type="string">
            <text:p>操作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5</text:p>
          </table:table-cell>
          <table:table-cell office:value-type="string">
            <text:p>operation</text:p>
          </table:table-cell>
          <table:table-cell office:value-type="string">
            <text:p>作業；操作；運算</text:p>
          </table:table-cell>
          <table:table-cell office:value-type="string">
            <text:p/>
          </table:table-cell>
          <table:table-cell office:value-type="string">
            <text:p>操作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6</text:p>
          </table:table-cell>
          <table:table-cell office:value-type="string">
            <text:p>operation</text:p>
          </table:table-cell>
          <table:table-cell office:value-type="string">
            <text:p>作業；操作；運算</text:p>
          </table:table-cell>
          <table:table-cell office:value-type="string">
            <text:p/>
          </table:table-cell>
          <table:table-cell office:value-type="string">
            <text:p>运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7</text:p>
          </table:table-cell>
          <table:table-cell office:value-type="string">
            <text:p>operation code</text:p>
          </table:table-cell>
          <table:table-cell office:value-type="string">
            <text:p>運算碼；操作碼；作業碼</text:p>
          </table:table-cell>
          <table:table-cell office:value-type="string">
            <text:p/>
          </table:table-cell>
          <table:table-cell office:value-type="string">
            <text:p>操作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8</text:p>
          </table:table-cell>
          <table:table-cell office:value-type="string">
            <text:p>operation exception</text:p>
          </table:table-cell>
          <table:table-cell office:value-type="string">
            <text:p>作業異常</text:p>
          </table:table-cell>
          <table:table-cell office:value-type="string">
            <text:p/>
          </table:table-cell>
          <table:table-cell office:value-type="string">
            <text:p>操作异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89</text:p>
          </table:table-cell>
          <table:table-cell office:value-type="string">
            <text:p>operational amplifier</text:p>
          </table:table-cell>
          <table:table-cell office:value-type="string">
            <text:p>運算放大器</text:p>
          </table:table-cell>
          <table:table-cell office:value-type="string">
            <text:p/>
          </table:table-cell>
          <table:table-cell office:value-type="string">
            <text:p>运算放大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0</text:p>
          </table:table-cell>
          <table:table-cell office:value-type="string">
            <text:p>operator</text:p>
          </table:table-cell>
          <table:table-cell office:value-type="string">
            <text:p>運算子；操作員；運算符；接線生</text:p>
          </table:table-cell>
          <table:table-cell office:value-type="string">
            <text:p/>
          </table:table-cell>
          <table:table-cell office:value-type="string">
            <text:p>操作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1</text:p>
          </table:table-cell>
          <table:table-cell office:value-type="string">
            <text:p>operator console</text:p>
          </table:table-cell>
          <table:table-cell office:value-type="string">
            <text:p>操作員控制台</text:p>
          </table:table-cell>
          <table:table-cell office:value-type="string">
            <text:p/>
          </table:table-cell>
          <table:table-cell office:value-type="string">
            <text:p>操作员控制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2</text:p>
          </table:table-cell>
          <table:table-cell office:value-type="string">
            <text:p>operator control panel</text:p>
          </table:table-cell>
          <table:table-cell office:value-type="string">
            <text:p>操作員控制面板</text:p>
          </table:table-cell>
          <table:table-cell office:value-type="string">
            <text:p/>
          </table:table-cell>
          <table:table-cell office:value-type="string">
            <text:p>操作员控制面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3</text:p>
          </table:table-cell>
          <table:table-cell office:value-type="string">
            <text:p>operator precedence</text:p>
          </table:table-cell>
          <table:table-cell office:value-type="string">
            <text:p>運算子在先</text:p>
          </table:table-cell>
          <table:table-cell office:value-type="string">
            <text:p/>
          </table:table-cell>
          <table:table-cell office:value-type="string">
            <text:p>操作符先后次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4</text:p>
          </table:table-cell>
          <table:table-cell office:value-type="string">
            <text:p>optical character</text:p>
          </table:table-cell>
          <table:table-cell office:value-type="string">
            <text:p>光學字元</text:p>
          </table:table-cell>
          <table:table-cell office:value-type="string">
            <text:p/>
          </table:table-cell>
          <table:table-cell office:value-type="string">
            <text:p>光学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5</text:p>
          </table:table-cell>
          <table:table-cell office:value-type="string">
            <text:p>optical character reader</text:p>
          </table:table-cell>
          <table:table-cell office:value-type="string">
            <text:p>感光字元閱讀器；光學字元閱讀機</text:p>
          </table:table-cell>
          <table:table-cell office:value-type="string">
            <text:p/>
          </table:table-cell>
          <table:table-cell office:value-type="string">
            <text:p>光学字符阅读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6</text:p>
          </table:table-cell>
          <table:table-cell office:value-type="string">
            <text:p>optical character recognition</text:p>
          </table:table-cell>
          <table:table-cell office:value-type="string">
            <text:p>感光字元辨識；光學字元辨識</text:p>
          </table:table-cell>
          <table:table-cell office:value-type="string">
            <text:p/>
          </table:table-cell>
          <table:table-cell office:value-type="string">
            <text:p>光学字符识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7</text:p>
          </table:table-cell>
          <table:table-cell office:value-type="string">
            <text:p>optical disk； optical disc</text:p>
          </table:table-cell>
          <table:table-cell office:value-type="string">
            <text:p>光碟</text:p>
          </table:table-cell>
          <table:table-cell office:value-type="string">
            <text:p/>
          </table:table-cell>
          <table:table-cell office:value-type="string">
            <text:p>光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8</text:p>
          </table:table-cell>
          <table:table-cell office:value-type="string">
            <text:p>optical disk drive</text:p>
          </table:table-cell>
          <table:table-cell office:value-type="string">
            <text:p>光碟驅動機</text:p>
          </table:table-cell>
          <table:table-cell office:value-type="string">
            <text:p/>
          </table:table-cell>
          <table:table-cell office:value-type="string">
            <text:p>光盘驱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199</text:p>
          </table:table-cell>
          <table:table-cell office:value-type="string">
            <text:p>optical disk storage</text:p>
          </table:table-cell>
          <table:table-cell office:value-type="string">
            <text:p>光磁碟儲存</text:p>
          </table:table-cell>
          <table:table-cell office:value-type="string">
            <text:p/>
          </table:table-cell>
          <table:table-cell office:value-type="string">
            <text:p>光盘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0</text:p>
          </table:table-cell>
          <table:table-cell office:value-type="string">
            <text:p>optical drive</text:p>
          </table:table-cell>
          <table:table-cell office:value-type="string">
            <text:p>光學驅動機</text:p>
          </table:table-cell>
          <table:table-cell office:value-type="string">
            <text:p/>
          </table:table-cell>
          <table:table-cell office:value-type="string">
            <text:p>光驱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1</text:p>
          </table:table-cell>
          <table:table-cell office:value-type="string">
            <text:p>optical fiber</text:p>
          </table:table-cell>
          <table:table-cell office:value-type="string">
            <text:p>光纖</text:p>
          </table:table-cell>
          <table:table-cell office:value-type="string">
            <text:p/>
          </table:table-cell>
          <table:table-cell office:value-type="string">
            <text:p>光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2</text:p>
          </table:table-cell>
          <table:table-cell office:value-type="string">
            <text:p>optical head</text:p>
          </table:table-cell>
          <table:table-cell office:value-type="string">
            <text:p>光學磁頭</text:p>
          </table:table-cell>
          <table:table-cell office:value-type="string">
            <text:p/>
          </table:table-cell>
          <table:table-cell office:value-type="string">
            <text:p>光盘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3</text:p>
          </table:table-cell>
          <table:table-cell office:value-type="string">
            <text:p>option</text:p>
          </table:table-cell>
          <table:table-cell office:value-type="string">
            <text:p>選項；任選</text:p>
          </table:table-cell>
          <table:table-cell office:value-type="string">
            <text:p/>
          </table:table-cell>
          <table:table-cell office:value-type="string">
            <text:p>选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4</text:p>
          </table:table-cell>
          <table:table-cell office:value-type="string">
            <text:p>OR gate</text:p>
          </table:table-cell>
          <table:table-cell office:value-type="string">
            <text:p>或閘</text:p>
          </table:table-cell>
          <table:table-cell office:value-type="string">
            <text:p/>
          </table:table-cell>
          <table:table-cell office:value-type="string">
            <text:p>“或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5</text:p>
          </table:table-cell>
          <table:table-cell office:value-type="string">
            <text:p>order</text:p>
          </table:table-cell>
          <table:table-cell office:value-type="string">
            <text:p>次序；次；級；命令；訂單；訂購；階</text:p>
          </table:table-cell>
          <table:table-cell office:value-type="string">
            <text:p/>
          </table:table-cell>
          <table:table-cell office:value-type="string">
            <text:p>定序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6</text:p>
          </table:table-cell>
          <table:table-cell office:value-type="string">
            <text:p>order</text:p>
          </table:table-cell>
          <table:table-cell office:value-type="string">
            <text:p>次序；次；級；命令；訂單；訂購；階</text:p>
          </table:table-cell>
          <table:table-cell office:value-type="string">
            <text:p/>
          </table:table-cell>
          <table:table-cell office:value-type="string">
            <text:p>次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7</text:p>
          </table:table-cell>
          <table:table-cell office:value-type="string">
            <text:p>O-ROM disk</text:p>
          </table:table-cell>
          <table:table-cell office:value-type="string">
            <text:p>光學唯讀碟</text:p>
          </table:table-cell>
          <table:table-cell office:value-type="string">
            <text:p/>
          </table:table-cell>
          <table:table-cell office:value-type="string">
            <text:p>只读光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8</text:p>
          </table:table-cell>
          <table:table-cell office:value-type="string">
            <text:p>output data</text:p>
          </table:table-cell>
          <table:table-cell office:value-type="string">
            <text:p>輸出資料</text:p>
          </table:table-cell>
          <table:table-cell office:value-type="string">
            <text:p/>
          </table:table-cell>
          <table:table-cell office:value-type="string">
            <text:p>输出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09</text:p>
          </table:table-cell>
          <table:table-cell office:value-type="string">
            <text:p>output device</text:p>
          </table:table-cell>
          <table:table-cell office:value-type="string">
            <text:p>輸出裝置</text:p>
          </table:table-cell>
          <table:table-cell office:value-type="string">
            <text:p/>
          </table:table-cell>
          <table:table-cell office:value-type="string">
            <text:p>输出设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0</text:p>
          </table:table-cell>
          <table:table-cell office:value-type="string">
            <text:p>outsourcing</text:p>
          </table:table-cell>
          <table:table-cell office:value-type="string">
            <text:p>委外服務</text:p>
          </table:table-cell>
          <table:table-cell office:value-type="string">
            <text:p/>
          </table:table-cell>
          <table:table-cell office:value-type="string">
            <text:p>外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1</text:p>
          </table:table-cell>
          <table:table-cell office:value-type="string">
            <text:p>overflow</text:p>
          </table:table-cell>
          <table:table-cell office:value-type="string">
            <text:p>溢位；超限；溢出話(報)務；(計算機位元)溢出</text:p>
          </table:table-cell>
          <table:table-cell office:value-type="string">
            <text:p/>
          </table:table-cell>
          <table:table-cell office:value-type="string">
            <text:p>溢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2</text:p>
          </table:table-cell>
          <table:table-cell office:value-type="string">
            <text:p>overhead</text:p>
          </table:table-cell>
          <table:table-cell office:value-type="string">
            <text:p>管理負擔(操作系統)、間接費用、負擔、架空、附加</text:p>
          </table:table-cell>
          <table:table-cell office:value-type="string">
            <text:p/>
          </table:table-cell>
          <table:table-cell office:value-type="string">
            <text:p>开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3</text:p>
          </table:table-cell>
          <table:table-cell office:value-type="string">
            <text:p>overlay</text:p>
          </table:table-cell>
          <table:table-cell office:value-type="string">
            <text:p>覆蓋</text:p>
          </table:table-cell>
          <table:table-cell office:value-type="string">
            <text:p/>
          </table:table-cell>
          <table:table-cell office:value-type="string">
            <text:p>覆盖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4</text:p>
          </table:table-cell>
          <table:table-cell office:value-type="string">
            <text:p>overprint</text:p>
          </table:table-cell>
          <table:table-cell office:value-type="string">
            <text:p>附加印刷；重印</text:p>
          </table:table-cell>
          <table:table-cell office:value-type="string">
            <text:p/>
          </table:table-cell>
          <table:table-cell office:value-type="string">
            <text:p>叠印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5</text:p>
          </table:table-cell>
          <table:table-cell office:value-type="string">
            <text:p>override</text:p>
          </table:table-cell>
          <table:table-cell office:value-type="string">
            <text:p>置換；超越；克服；替換值</text:p>
          </table:table-cell>
          <table:table-cell office:value-type="string">
            <text:p/>
          </table:table-cell>
          <table:table-cell office:value-type="string">
            <text:p>越控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6</text:p>
          </table:table-cell>
          <table:table-cell office:value-type="string">
            <text:p>overstrike</text:p>
          </table:table-cell>
          <table:table-cell office:value-type="string">
            <text:p>重打</text:p>
          </table:table-cell>
          <table:table-cell office:value-type="string">
            <text:p/>
          </table:table-cell>
          <table:table-cell office:value-type="string">
            <text:p>叠打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7</text:p>
          </table:table-cell>
          <table:table-cell office:value-type="string">
            <text:p>overwritable disk</text:p>
          </table:table-cell>
          <table:table-cell office:value-type="string">
            <text:p>可重寫式磁碟</text:p>
          </table:table-cell>
          <table:table-cell office:value-type="string">
            <text:p/>
          </table:table-cell>
          <table:table-cell office:value-type="string">
            <text:p>可盖写光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8</text:p>
          </table:table-cell>
          <table:table-cell office:value-type="string">
            <text:p>overwrite</text:p>
          </table:table-cell>
          <table:table-cell office:value-type="string">
            <text:p>重寫</text:p>
          </table:table-cell>
          <table:table-cell office:value-type="string">
            <text:p/>
          </table:table-cell>
          <table:table-cell office:value-type="string">
            <text:p>盖写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19</text:p>
          </table:table-cell>
          <table:table-cell office:value-type="string">
            <text:p>pack</text:p>
          </table:table-cell>
          <table:table-cell office:value-type="string">
            <text:p>包裝；磁碟組；壓縮；縮緊；縮整；聚集；包裹；組裝；封裝</text:p>
          </table:table-cell>
          <table:table-cell office:value-type="string">
            <text:p/>
          </table:table-cell>
          <table:table-cell office:value-type="string">
            <text:p>紧缩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0</text:p>
          </table:table-cell>
          <table:table-cell office:value-type="string">
            <text:p>package</text:p>
          </table:table-cell>
          <table:table-cell office:value-type="string">
            <text:p>包；套裝軟體；組件；程式包</text:p>
          </table:table-cell>
          <table:table-cell office:value-type="string">
            <text:p/>
          </table:table-cell>
          <table:table-cell office:value-type="string">
            <text:p>[程序]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1</text:p>
          </table:table-cell>
          <table:table-cell office:value-type="string">
            <text:p>packing</text:p>
          </table:table-cell>
          <table:table-cell office:value-type="string">
            <text:p>壓縮；包裝</text:p>
          </table:table-cell>
          <table:table-cell office:value-type="string">
            <text:p/>
          </table:table-cell>
          <table:table-cell office:value-type="string">
            <text:p>压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2</text:p>
          </table:table-cell>
          <table:table-cell office:value-type="string">
            <text:p>padding</text:p>
          </table:table-cell>
          <table:table-cell office:value-type="string">
            <text:p>填塞；填補；整墊；墊塞；填充；補白</text:p>
          </table:table-cell>
          <table:table-cell office:value-type="string">
            <text:p/>
          </table:table-cell>
          <table:table-cell office:value-type="string">
            <text:p>填塞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3</text:p>
          </table:table-cell>
          <table:table-cell office:value-type="string">
            <text:p>padlocking</text:p>
          </table:table-cell>
          <table:table-cell office:value-type="string">
            <text:p>加鎖</text:p>
          </table:table-cell>
          <table:table-cell office:value-type="string">
            <text:p/>
          </table:table-cell>
          <table:table-cell office:value-type="string">
            <text:p>加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4</text:p>
          </table:table-cell>
          <table:table-cell office:value-type="string">
            <text:p>page</text:p>
          </table:table-cell>
          <table:table-cell office:value-type="string">
            <text:p>頁；分頁；頁（面）；頁式；版面</text:p>
          </table:table-cell>
          <table:table-cell office:value-type="string">
            <text:p/>
          </table:table-cell>
          <table:table-cell office:value-type="string">
            <text:p>页[面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5</text:p>
          </table:table-cell>
          <table:table-cell office:value-type="string">
            <text:p>page description language(PDL)</text:p>
          </table:table-cell>
          <table:table-cell office:value-type="string">
            <text:p>頁描述語言</text:p>
          </table:table-cell>
          <table:table-cell office:value-type="string">
            <text:p/>
          </table:table-cell>
          <table:table-cell office:value-type="string">
            <text:p>页面描述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6</text:p>
          </table:table-cell>
          <table:table-cell office:value-type="string">
            <text:p>page layout</text:p>
          </table:table-cell>
          <table:table-cell office:value-type="string">
            <text:p>頁面布置</text:p>
          </table:table-cell>
          <table:table-cell office:value-type="string">
            <text:p/>
          </table:table-cell>
          <table:table-cell office:value-type="string">
            <text:p>页面布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7</text:p>
          </table:table-cell>
          <table:table-cell office:value-type="string">
            <text:p>page printer</text:p>
          </table:table-cell>
          <table:table-cell office:value-type="string">
            <text:p>頁式列印機</text:p>
          </table:table-cell>
          <table:table-cell office:value-type="string">
            <text:p/>
          </table:table-cell>
          <table:table-cell office:value-type="string">
            <text:p>页式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8</text:p>
          </table:table-cell>
          <table:table-cell office:value-type="string">
            <text:p>pagination</text:p>
          </table:table-cell>
          <table:table-cell office:value-type="string">
            <text:p>編頁</text:p>
          </table:table-cell>
          <table:table-cell office:value-type="string">
            <text:p/>
          </table:table-cell>
          <table:table-cell office:value-type="string">
            <text:p>分页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29</text:p>
          </table:table-cell>
          <table:table-cell office:value-type="string">
            <text:p>paging</text:p>
          </table:table-cell>
          <table:table-cell office:value-type="string">
            <text:p>分頁；調頁</text:p>
          </table:table-cell>
          <table:table-cell office:value-type="string">
            <text:p/>
          </table:table-cell>
          <table:table-cell office:value-type="string">
            <text:p>调页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0</text:p>
          </table:table-cell>
          <table:table-cell office:value-type="string">
            <text:p>Paintbrush</text:p>
          </table:table-cell>
          <table:table-cell office:value-type="string">
            <text:p>繪圖軟體、塗抹刷</text:p>
          </table:table-cell>
          <table:table-cell office:value-type="string">
            <text:p/>
          </table:table-cell>
          <table:table-cell office:value-type="string">
            <text:p>画笔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1</text:p>
          </table:table-cell>
          <table:table-cell office:value-type="string">
            <text:p>palette</text:p>
          </table:table-cell>
          <table:table-cell office:value-type="string">
            <text:p>調色</text:p>
          </table:table-cell>
          <table:table-cell office:value-type="string">
            <text:p/>
          </table:table-cell>
          <table:table-cell office:value-type="string">
            <text:p>调色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2</text:p>
          </table:table-cell>
          <table:table-cell office:value-type="string">
            <text:p>palmtop computer</text:p>
          </table:table-cell>
          <table:table-cell office:value-type="string">
            <text:p>掌上型電腦</text:p>
          </table:table-cell>
          <table:table-cell office:value-type="string">
            <text:p/>
          </table:table-cell>
          <table:table-cell office:value-type="string">
            <text:p>掌上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3</text:p>
          </table:table-cell>
          <table:table-cell office:value-type="string">
            <text:p>panning</text:p>
          </table:table-cell>
          <table:table-cell office:value-type="string">
            <text:p>平移；攝像機水平移動</text:p>
          </table:table-cell>
          <table:table-cell office:value-type="string">
            <text:p/>
          </table:table-cell>
          <table:table-cell office:value-type="string">
            <text:p>摇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4</text:p>
          </table:table-cell>
          <table:table-cell office:value-type="string">
            <text:p>paper feed</text:p>
          </table:table-cell>
          <table:table-cell office:value-type="string">
            <text:p>饋紙；饋紙機件</text:p>
          </table:table-cell>
          <table:table-cell office:value-type="string">
            <text:p/>
          </table:table-cell>
          <table:table-cell office:value-type="string">
            <text:p>送纸机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5</text:p>
          </table:table-cell>
          <table:table-cell office:value-type="string">
            <text:p>paper skip</text:p>
          </table:table-cell>
          <table:table-cell office:value-type="string">
            <text:p>跑紙</text:p>
          </table:table-cell>
          <table:table-cell office:value-type="string">
            <text:p/>
          </table:table-cell>
          <table:table-cell office:value-type="string">
            <text:p>跑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6</text:p>
          </table:table-cell>
          <table:table-cell office:value-type="string">
            <text:p>paperless office</text:p>
          </table:table-cell>
          <table:table-cell office:value-type="string">
            <text:p>無紙辦公室</text:p>
          </table:table-cell>
          <table:table-cell office:value-type="string">
            <text:p/>
          </table:table-cell>
          <table:table-cell office:value-type="string">
            <text:p>无纸办公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7</text:p>
          </table:table-cell>
          <table:table-cell office:value-type="string">
            <text:p>paradigm</text:p>
          </table:table-cell>
          <table:table-cell office:value-type="string">
            <text:p>典範；範例</text:p>
          </table:table-cell>
          <table:table-cell office:value-type="string">
            <text:p/>
          </table:table-cell>
          <table:table-cell office:value-type="string">
            <text:p>范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8</text:p>
          </table:table-cell>
          <table:table-cell office:value-type="string">
            <text:p>parallel</text:p>
          </table:table-cell>
          <table:table-cell office:value-type="string">
            <text:p>平行；並列；併列</text:p>
          </table:table-cell>
          <table:table-cell office:value-type="string">
            <text:p/>
          </table:table-cell>
          <table:table-cell office:value-type="string">
            <text:p>并联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39</text:p>
          </table:table-cell>
          <table:table-cell office:value-type="string">
            <text:p>parallel</text:p>
          </table:table-cell>
          <table:table-cell office:value-type="string">
            <text:p>平行；並列；併列</text:p>
          </table:table-cell>
          <table:table-cell office:value-type="string">
            <text:p/>
          </table:table-cell>
          <table:table-cell office:value-type="string">
            <text:p>并行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0</text:p>
          </table:table-cell>
          <table:table-cell office:value-type="string">
            <text:p>parallel computing</text:p>
          </table:table-cell>
          <table:table-cell office:value-type="string">
            <text:p>平行計算</text:p>
          </table:table-cell>
          <table:table-cell office:value-type="string">
            <text:p/>
          </table:table-cell>
          <table:table-cell office:value-type="string">
            <text:p>并行计算[技术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1</text:p>
          </table:table-cell>
          <table:table-cell office:value-type="string">
            <text:p>parallel interface</text:p>
          </table:table-cell>
          <table:table-cell office:value-type="string">
            <text:p>平行介面</text:p>
          </table:table-cell>
          <table:table-cell office:value-type="string">
            <text:p/>
          </table:table-cell>
          <table:table-cell office:value-type="string">
            <text:p>并行接口[规范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2</text:p>
          </table:table-cell>
          <table:table-cell office:value-type="string">
            <text:p>parallel operation</text:p>
          </table:table-cell>
          <table:table-cell office:value-type="string">
            <text:p>平行運算</text:p>
          </table:table-cell>
          <table:table-cell office:value-type="string">
            <text:p/>
          </table:table-cell>
          <table:table-cell office:value-type="string">
            <text:p>并行操作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3</text:p>
          </table:table-cell>
          <table:table-cell office:value-type="string">
            <text:p>parallel port</text:p>
          </table:table-cell>
          <table:table-cell office:value-type="string">
            <text:p>平行埠</text:p>
          </table:table-cell>
          <table:table-cell office:value-type="string">
            <text:p/>
          </table:table-cell>
          <table:table-cell office:value-type="string">
            <text:p>并行端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4</text:p>
          </table:table-cell>
          <table:table-cell office:value-type="string">
            <text:p>parallel processing</text:p>
          </table:table-cell>
          <table:table-cell office:value-type="string">
            <text:p>平行處理</text:p>
          </table:table-cell>
          <table:table-cell office:value-type="string">
            <text:p/>
          </table:table-cell>
          <table:table-cell office:value-type="string">
            <text:p>并行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5</text:p>
          </table:table-cell>
          <table:table-cell office:value-type="string">
            <text:p>parallel transmission</text:p>
          </table:table-cell>
          <table:table-cell office:value-type="string">
            <text:p>平行傳輸</text:p>
          </table:table-cell>
          <table:table-cell office:value-type="string">
            <text:p/>
          </table:table-cell>
          <table:table-cell office:value-type="string">
            <text:p>并行传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6</text:p>
          </table:table-cell>
          <table:table-cell office:value-type="string">
            <text:p>parameter</text:p>
          </table:table-cell>
          <table:table-cell office:value-type="string">
            <text:p>參數</text:p>
          </table:table-cell>
          <table:table-cell office:value-type="string">
            <text:p/>
          </table:table-cell>
          <table:table-cell office:value-type="string">
            <text:p>参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7</text:p>
          </table:table-cell>
          <table:table-cell office:value-type="string">
            <text:p>parameter association</text:p>
          </table:table-cell>
          <table:table-cell office:value-type="string">
            <text:p>參數結合；參數關聯</text:p>
          </table:table-cell>
          <table:table-cell office:value-type="string">
            <text:p/>
          </table:table-cell>
          <table:table-cell office:value-type="string">
            <text:p>参数结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8</text:p>
          </table:table-cell>
          <table:table-cell office:value-type="string">
            <text:p>parameter passing</text:p>
          </table:table-cell>
          <table:table-cell office:value-type="string">
            <text:p>參數傳遞</text:p>
          </table:table-cell>
          <table:table-cell office:value-type="string">
            <text:p/>
          </table:table-cell>
          <table:table-cell office:value-type="string">
            <text:p>参数传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49</text:p>
          </table:table-cell>
          <table:table-cell office:value-type="string">
            <text:p>parent node</text:p>
          </table:table-cell>
          <table:table-cell office:value-type="string">
            <text:p>上代節點</text:p>
          </table:table-cell>
          <table:table-cell office:value-type="string">
            <text:p/>
          </table:table-cell>
          <table:table-cell office:value-type="string">
            <text:p>父结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0</text:p>
          </table:table-cell>
          <table:table-cell office:value-type="string">
            <text:p>parent type</text:p>
          </table:table-cell>
          <table:table-cell office:value-type="string">
            <text:p>上代類型</text:p>
          </table:table-cell>
          <table:table-cell office:value-type="string">
            <text:p/>
          </table:table-cell>
          <table:table-cell office:value-type="string">
            <text:p>父类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1</text:p>
          </table:table-cell>
          <table:table-cell office:value-type="string">
            <text:p>parity</text:p>
          </table:table-cell>
          <table:table-cell office:value-type="string">
            <text:p>同位；奇偶</text:p>
          </table:table-cell>
          <table:table-cell office:value-type="string">
            <text:p/>
          </table:table-cell>
          <table:table-cell office:value-type="string">
            <text:p>奇偶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2</text:p>
          </table:table-cell>
          <table:table-cell office:value-type="string">
            <text:p>parity check</text:p>
          </table:table-cell>
          <table:table-cell office:value-type="string">
            <text:p>同位檢查；同位核對</text:p>
          </table:table-cell>
          <table:table-cell office:value-type="string">
            <text:p/>
          </table:table-cell>
          <table:table-cell office:value-type="string">
            <text:p>奇偶检验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3</text:p>
          </table:table-cell>
          <table:table-cell office:value-type="string">
            <text:p>parse</text:p>
          </table:table-cell>
          <table:table-cell office:value-type="string">
            <text:p>剖析；語法分析</text:p>
          </table:table-cell>
          <table:table-cell office:value-type="string">
            <text:p/>
          </table:table-cell>
          <table:table-cell office:value-type="string">
            <text:p>剖析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4</text:p>
          </table:table-cell>
          <table:table-cell office:value-type="string">
            <text:p>partition</text:p>
          </table:table-cell>
          <table:table-cell office:value-type="string">
            <text:p>分區；分割；區間；劃分</text:p>
          </table:table-cell>
          <table:table-cell office:value-type="string">
            <text:p/>
          </table:table-cell>
          <table:table-cell office:value-type="string">
            <text:p>分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5</text:p>
          </table:table-cell>
          <table:table-cell office:value-type="string">
            <text:p>pass by address</text:p>
          </table:table-cell>
          <table:table-cell office:value-type="string">
            <text:p>按址傳遞</text:p>
          </table:table-cell>
          <table:table-cell office:value-type="string">
            <text:p/>
          </table:table-cell>
          <table:table-cell office:value-type="string">
            <text:p>按址传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6</text:p>
          </table:table-cell>
          <table:table-cell office:value-type="string">
            <text:p>pass by reference</text:p>
          </table:table-cell>
          <table:table-cell office:value-type="string">
            <text:p>引址傳遞</text:p>
          </table:table-cell>
          <table:table-cell office:value-type="string">
            <text:p/>
          </table:table-cell>
          <table:table-cell office:value-type="string">
            <text:p>引址传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7</text:p>
          </table:table-cell>
          <table:table-cell office:value-type="string">
            <text:p>pass by value</text:p>
          </table:table-cell>
          <table:table-cell office:value-type="string">
            <text:p>按值傳遞</text:p>
          </table:table-cell>
          <table:table-cell office:value-type="string">
            <text:p/>
          </table:table-cell>
          <table:table-cell office:value-type="string">
            <text:p>按值传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8</text:p>
          </table:table-cell>
          <table:table-cell office:value-type="string">
            <text:p>password</text:p>
          </table:table-cell>
          <table:table-cell office:value-type="string">
            <text:p>通行碼；密碼；暗碼</text:p>
          </table:table-cell>
          <table:table-cell office:value-type="string">
            <text:p/>
          </table:table-cell>
          <table:table-cell office:value-type="string">
            <text:p>口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59</text:p>
          </table:table-cell>
          <table:table-cell office:value-type="string">
            <text:p>password attack</text:p>
          </table:table-cell>
          <table:table-cell office:value-type="string">
            <text:p>密碼攻擊</text:p>
          </table:table-cell>
          <table:table-cell office:value-type="string">
            <text:p/>
          </table:table-cell>
          <table:table-cell office:value-type="string">
            <text:p>口令攻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0</text:p>
          </table:table-cell>
          <table:table-cell office:value-type="string">
            <text:p>paste</text:p>
          </table:table-cell>
          <table:table-cell office:value-type="string">
            <text:p>貼補；補貼；糊；膠；膏</text:p>
          </table:table-cell>
          <table:table-cell office:value-type="string">
            <text:p/>
          </table:table-cell>
          <table:table-cell office:value-type="string">
            <text:p>粘贴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1</text:p>
          </table:table-cell>
          <table:table-cell office:value-type="string">
            <text:p>patch</text:p>
          </table:table-cell>
          <table:table-cell office:value-type="string">
            <text:p>修補；插線</text:p>
          </table:table-cell>
          <table:table-cell office:value-type="string">
            <text:p/>
          </table:table-cell>
          <table:table-cell office:value-type="string">
            <text:p>补修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2</text:p>
          </table:table-cell>
          <table:table-cell office:value-type="string">
            <text:p>patch</text:p>
          </table:table-cell>
          <table:table-cell office:value-type="string">
            <text:p>修補；插線</text:p>
          </table:table-cell>
          <table:table-cell office:value-type="string">
            <text:p/>
          </table:table-cell>
          <table:table-cell office:value-type="string">
            <text:p>补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3</text:p>
          </table:table-cell>
          <table:table-cell office:value-type="string">
            <text:p>pathname</text:p>
          </table:table-cell>
          <table:table-cell office:value-type="string">
            <text:p>路徑名稱；路徑名</text:p>
          </table:table-cell>
          <table:table-cell office:value-type="string">
            <text:p/>
          </table:table-cell>
          <table:table-cell office:value-type="string">
            <text:p>路径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4</text:p>
          </table:table-cell>
          <table:table-cell office:value-type="string">
            <text:p>pattern</text:p>
          </table:table-cell>
          <table:table-cell office:value-type="string">
            <text:p>型樣；圖型</text:p>
          </table:table-cell>
          <table:table-cell office:value-type="string">
            <text:p/>
          </table:table-cell>
          <table:table-cell office:value-type="string">
            <text:p>模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5</text:p>
          </table:table-cell>
          <table:table-cell office:value-type="string">
            <text:p>pattern matching</text:p>
          </table:table-cell>
          <table:table-cell office:value-type="string">
            <text:p>型樣匹配；模式匹配；模式配對</text:p>
          </table:table-cell>
          <table:table-cell office:value-type="string">
            <text:p/>
          </table:table-cell>
          <table:table-cell office:value-type="string">
            <text:p>模式匹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6</text:p>
          </table:table-cell>
          <table:table-cell office:value-type="string">
            <text:p>pattern recognition</text:p>
          </table:table-cell>
          <table:table-cell office:value-type="string">
            <text:p>型樣辨識；圖形識別</text:p>
          </table:table-cell>
          <table:table-cell office:value-type="string">
            <text:p/>
          </table:table-cell>
          <table:table-cell office:value-type="string">
            <text:p>模式识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7</text:p>
          </table:table-cell>
          <table:table-cell office:value-type="string">
            <text:p>payload</text:p>
          </table:table-cell>
          <table:table-cell office:value-type="string">
            <text:p>酬載</text:p>
          </table:table-cell>
          <table:table-cell office:value-type="string">
            <text:p/>
          </table:table-cell>
          <table:table-cell office:value-type="string">
            <text:p>净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8</text:p>
          </table:table-cell>
          <table:table-cell office:value-type="string">
            <text:p>PC board</text:p>
          </table:table-cell>
          <table:table-cell office:value-type="string">
            <text:p>印刷電路板</text:p>
          </table:table-cell>
          <table:table-cell office:value-type="string">
            <text:p/>
          </table:table-cell>
          <table:table-cell office:value-type="string">
            <text:p>印制电路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69</text:p>
          </table:table-cell>
          <table:table-cell office:value-type="string">
            <text:p>PDA</text:p>
          </table:table-cell>
          <table:table-cell office:value-type="string">
            <text:p>個人數位助理</text:p>
          </table:table-cell>
          <table:table-cell office:value-type="string">
            <text:p/>
          </table:table-cell>
          <table:table-cell office:value-type="string">
            <text:p>个人数字助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0</text:p>
          </table:table-cell>
          <table:table-cell office:value-type="string">
            <text:p>penetration</text:p>
          </table:table-cell>
          <table:table-cell office:value-type="string">
            <text:p>穿透</text:p>
          </table:table-cell>
          <table:table-cell office:value-type="string">
            <text:p/>
          </table:table-cell>
          <table:table-cell office:value-type="string">
            <text:p>渗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1</text:p>
          </table:table-cell>
          <table:table-cell office:value-type="string">
            <text:p>period</text:p>
          </table:table-cell>
          <table:table-cell office:value-type="string">
            <text:p>週期；期間；時期；句點</text:p>
          </table:table-cell>
          <table:table-cell office:value-type="string">
            <text:p/>
          </table:table-cell>
          <table:table-cell office:value-type="string">
            <text:p>周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2</text:p>
          </table:table-cell>
          <table:table-cell office:value-type="string">
            <text:p>peripheral equipment</text:p>
          </table:table-cell>
          <table:table-cell office:value-type="string">
            <text:p>週邊設備</text:p>
          </table:table-cell>
          <table:table-cell office:value-type="string">
            <text:p/>
          </table:table-cell>
          <table:table-cell office:value-type="string">
            <text:p>外围设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3</text:p>
          </table:table-cell>
          <table:table-cell office:value-type="string">
            <text:p>peripheral power supply (PPS)</text:p>
          </table:table-cell>
          <table:table-cell office:value-type="string">
            <text:p>周邊電源</text:p>
          </table:table-cell>
          <table:table-cell office:value-type="string">
            <text:p/>
          </table:table-cell>
          <table:table-cell office:value-type="string">
            <text:p>外围电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4</text:p>
          </table:table-cell>
          <table:table-cell office:value-type="string">
            <text:p>permission</text:p>
          </table:table-cell>
          <table:table-cell office:value-type="string">
            <text:p>允許</text:p>
          </table:table-cell>
          <table:table-cell office:value-type="string">
            <text:p/>
          </table:table-cell>
          <table:table-cell office:value-type="string">
            <text:p>许可[权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5</text:p>
          </table:table-cell>
          <table:table-cell office:value-type="string">
            <text:p>persistence</text:p>
          </table:table-cell>
          <table:table-cell office:value-type="string">
            <text:p>持續</text:p>
          </table:table-cell>
          <table:table-cell office:value-type="string">
            <text:p/>
          </table:table-cell>
          <table:table-cell office:value-type="string">
            <text:p>余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6</text:p>
          </table:table-cell>
          <table:table-cell office:value-type="string">
            <text:p>personal computer (PC)</text:p>
          </table:table-cell>
          <table:table-cell office:value-type="string">
            <text:p>個人電腦</text:p>
          </table:table-cell>
          <table:table-cell office:value-type="string">
            <text:p/>
          </table:table-cell>
          <table:table-cell office:value-type="string">
            <text:p>个人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7</text:p>
          </table:table-cell>
          <table:table-cell office:value-type="string">
            <text:p>photocomposer</text:p>
          </table:table-cell>
          <table:table-cell office:value-type="string">
            <text:p>照片排版機</text:p>
          </table:table-cell>
          <table:table-cell office:value-type="string">
            <text:p/>
          </table:table-cell>
          <table:table-cell office:value-type="string">
            <text:p>照排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8</text:p>
          </table:table-cell>
          <table:table-cell office:value-type="string">
            <text:p>phototypesetter</text:p>
          </table:table-cell>
          <table:table-cell office:value-type="string">
            <text:p>照相排版機</text:p>
          </table:table-cell>
          <table:table-cell office:value-type="string">
            <text:p/>
          </table:table-cell>
          <table:table-cell office:value-type="string">
            <text:p>照排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79</text:p>
          </table:table-cell>
          <table:table-cell office:value-type="string">
            <text:p>physical</text:p>
          </table:table-cell>
          <table:table-cell office:value-type="string">
            <text:p>實體</text:p>
          </table:table-cell>
          <table:table-cell office:value-type="string">
            <text:p/>
          </table:table-cell>
          <table:table-cell office:value-type="string">
            <text:p>实物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0</text:p>
          </table:table-cell>
          <table:table-cell office:value-type="string">
            <text:p>physical</text:p>
          </table:table-cell>
          <table:table-cell office:value-type="string">
            <text:p>實體</text:p>
          </table:table-cell>
          <table:table-cell office:value-type="string">
            <text:p/>
          </table:table-cell>
          <table:table-cell office:value-type="string">
            <text:p>物理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1</text:p>
          </table:table-cell>
          <table:table-cell office:value-type="string">
            <text:p>physical address</text:p>
          </table:table-cell>
          <table:table-cell office:value-type="string">
            <text:p>實體位址</text:p>
          </table:table-cell>
          <table:table-cell office:value-type="string">
            <text:p/>
          </table:table-cell>
          <table:table-cell office:value-type="string">
            <text:p>物理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2</text:p>
          </table:table-cell>
          <table:table-cell office:value-type="string">
            <text:p>physical record</text:p>
          </table:table-cell>
          <table:table-cell office:value-type="string">
            <text:p>實體記錄</text:p>
          </table:table-cell>
          <table:table-cell office:value-type="string">
            <text:p/>
          </table:table-cell>
          <table:table-cell office:value-type="string">
            <text:p>物理记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3</text:p>
          </table:table-cell>
          <table:table-cell office:value-type="string">
            <text:p>pictogram</text:p>
          </table:table-cell>
          <table:table-cell office:value-type="string">
            <text:p>圖示</text:p>
          </table:table-cell>
          <table:table-cell office:value-type="string">
            <text:p/>
          </table:table-cell>
          <table:table-cell office:value-type="string">
            <text:p>图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4</text:p>
          </table:table-cell>
          <table:table-cell office:value-type="string">
            <text:p>picture processing</text:p>
          </table:table-cell>
          <table:table-cell office:value-type="string">
            <text:p>圖象處理</text:p>
          </table:table-cell>
          <table:table-cell office:value-type="string">
            <text:p/>
          </table:table-cell>
          <table:table-cell office:value-type="string">
            <text:p>图片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5</text:p>
          </table:table-cell>
          <table:table-cell office:value-type="string">
            <text:p>piggyback entry</text:p>
          </table:table-cell>
          <table:table-cell office:value-type="string">
            <text:p>揹負進入</text:p>
          </table:table-cell>
          <table:table-cell office:value-type="string">
            <text:p/>
          </table:table-cell>
          <table:table-cell office:value-type="string">
            <text:p>驮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6</text:p>
          </table:table-cell>
          <table:table-cell office:value-type="string">
            <text:p>ping</text:p>
          </table:table-cell>
          <table:table-cell office:value-type="string">
            <text:p>ping 命令；ICMP回音檢查</text:p>
          </table:table-cell>
          <table:table-cell office:value-type="string">
            <text:p/>
          </table:table-cell>
          <table:table-cell office:value-type="string">
            <text:p>查验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7</text:p>
          </table:table-cell>
          <table:table-cell office:value-type="string">
            <text:p>ping</text:p>
          </table:table-cell>
          <table:table-cell office:value-type="string">
            <text:p>ping 命令；ICMP回音檢查</text:p>
          </table:table-cell>
          <table:table-cell office:value-type="string">
            <text:p/>
          </table:table-cell>
          <table:table-cell office:value-type="string">
            <text:p>查检[协议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8</text:p>
          </table:table-cell>
          <table:table-cell office:value-type="string">
            <text:p>piracy</text:p>
          </table:table-cell>
          <table:table-cell office:value-type="string">
            <text:p>侵犯專利權</text:p>
          </table:table-cell>
          <table:table-cell office:value-type="string">
            <text:p/>
          </table:table-cell>
          <table:table-cell office:value-type="string">
            <text:p>盗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89</text:p>
          </table:table-cell>
          <table:table-cell office:value-type="string">
            <text:p>pitch</text:p>
          </table:table-cell>
          <table:table-cell office:value-type="string">
            <text:p>間距；字符間距</text:p>
          </table:table-cell>
          <table:table-cell office:value-type="string">
            <text:p/>
          </table:table-cell>
          <table:table-cell office:value-type="string">
            <text:p>间距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0</text:p>
          </table:table-cell>
          <table:table-cell office:value-type="string">
            <text:p>pixel</text:p>
          </table:table-cell>
          <table:table-cell office:value-type="string">
            <text:p>像素</text:p>
          </table:table-cell>
          <table:table-cell office:value-type="string">
            <text:p/>
          </table:table-cell>
          <table:table-cell office:value-type="string">
            <text:p>像素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1</text:p>
          </table:table-cell>
          <table:table-cell office:value-type="string">
            <text:p>placeholder</text:p>
          </table:table-cell>
          <table:table-cell office:value-type="string">
            <text:p>佔位</text:p>
          </table:table-cell>
          <table:table-cell office:value-type="string">
            <text:p/>
          </table:table-cell>
          <table:table-cell office:value-type="string">
            <text:p>占位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2</text:p>
          </table:table-cell>
          <table:table-cell office:value-type="string">
            <text:p>plaintext</text:p>
          </table:table-cell>
          <table:table-cell office:value-type="string">
            <text:p>明文</text:p>
          </table:table-cell>
          <table:table-cell office:value-type="string">
            <text:p/>
          </table:table-cell>
          <table:table-cell office:value-type="string">
            <text:p>明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3</text:p>
          </table:table-cell>
          <table:table-cell office:value-type="string">
            <text:p>platform</text:p>
          </table:table-cell>
          <table:table-cell office:value-type="string">
            <text:p>平台</text:p>
          </table:table-cell>
          <table:table-cell office:value-type="string">
            <text:p/>
          </table:table-cell>
          <table:table-cell office:value-type="string">
            <text:p>平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4</text:p>
          </table:table-cell>
          <table:table-cell office:value-type="string">
            <text:p>playback</text:p>
          </table:table-cell>
          <table:table-cell office:value-type="string">
            <text:p>播放；回放</text:p>
          </table:table-cell>
          <table:table-cell office:value-type="string">
            <text:p/>
          </table:table-cell>
          <table:table-cell office:value-type="string">
            <text:p>重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5</text:p>
          </table:table-cell>
          <table:table-cell office:value-type="string">
            <text:p>player</text:p>
          </table:table-cell>
          <table:table-cell office:value-type="string">
            <text:p>參加者</text:p>
          </table:table-cell>
          <table:table-cell office:value-type="string">
            <text:p/>
          </table:table-cell>
          <table:table-cell office:value-type="string">
            <text:p>播放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6</text:p>
          </table:table-cell>
          <table:table-cell office:value-type="string">
            <text:p>plotter</text:p>
          </table:table-cell>
          <table:table-cell office:value-type="string">
            <text:p>繪圖器</text:p>
          </table:table-cell>
          <table:table-cell office:value-type="string">
            <text:p/>
          </table:table-cell>
          <table:table-cell office:value-type="string">
            <text:p>绘图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7</text:p>
          </table:table-cell>
          <table:table-cell office:value-type="string">
            <text:p>plug and play (PnP)</text:p>
          </table:table-cell>
          <table:table-cell office:value-type="string">
            <text:p>隨插即用</text:p>
          </table:table-cell>
          <table:table-cell office:value-type="string">
            <text:p/>
          </table:table-cell>
          <table:table-cell office:value-type="string">
            <text:p>即插即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8</text:p>
          </table:table-cell>
          <table:table-cell office:value-type="string">
            <text:p>plugboard</text:p>
          </table:table-cell>
          <table:table-cell office:value-type="string">
            <text:p>插頭板；插線板</text:p>
          </table:table-cell>
          <table:table-cell office:value-type="string">
            <text:p/>
          </table:table-cell>
          <table:table-cell office:value-type="string">
            <text:p>插件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299</text:p>
          </table:table-cell>
          <table:table-cell office:value-type="string">
            <text:p>plug-compatible</text:p>
          </table:table-cell>
          <table:table-cell office:value-type="string">
            <text:p>插接相容</text:p>
          </table:table-cell>
          <table:table-cell office:value-type="string">
            <text:p/>
          </table:table-cell>
          <table:table-cell office:value-type="string">
            <text:p>插件兼容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0</text:p>
          </table:table-cell>
          <table:table-cell office:value-type="string">
            <text:p>plug-in</text:p>
          </table:table-cell>
          <table:table-cell office:value-type="string">
            <text:p>插入；外掛程式</text:p>
          </table:table-cell>
          <table:table-cell office:value-type="string">
            <text:p/>
          </table:table-cell>
          <table:table-cell office:value-type="string">
            <text:p>插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1</text:p>
          </table:table-cell>
          <table:table-cell office:value-type="string">
            <text:p>pocket calculator</text:p>
          </table:table-cell>
          <table:table-cell office:value-type="string">
            <text:p>口袋型計算器</text:p>
          </table:table-cell>
          <table:table-cell office:value-type="string">
            <text:p/>
          </table:table-cell>
          <table:table-cell office:value-type="string">
            <text:p>袖珍计算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2</text:p>
          </table:table-cell>
          <table:table-cell office:value-type="string">
            <text:p>point of sales； POS</text:p>
          </table:table-cell>
          <table:table-cell office:value-type="string">
            <text:p>銷售點</text:p>
          </table:table-cell>
          <table:table-cell office:value-type="string">
            <text:p/>
          </table:table-cell>
          <table:table-cell office:value-type="string">
            <text:p>销售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3</text:p>
          </table:table-cell>
          <table:table-cell office:value-type="string">
            <text:p>pointer</text:p>
          </table:table-cell>
          <table:table-cell office:value-type="string">
            <text:p>指標</text:p>
          </table:table-cell>
          <table:table-cell office:value-type="string">
            <text:p/>
          </table:table-cell>
          <table:table-cell office:value-type="string">
            <text:p>指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4</text:p>
          </table:table-cell>
          <table:table-cell office:value-type="string">
            <text:p>polling</text:p>
          </table:table-cell>
          <table:table-cell office:value-type="string">
            <text:p>輪詢</text:p>
          </table:table-cell>
          <table:table-cell office:value-type="string">
            <text:p/>
          </table:table-cell>
          <table:table-cell office:value-type="string">
            <text:p>探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5</text:p>
          </table:table-cell>
          <table:table-cell office:value-type="string">
            <text:p>populate</text:p>
          </table:table-cell>
          <table:table-cell office:value-type="string">
            <text:p>填充</text:p>
          </table:table-cell>
          <table:table-cell office:value-type="string">
            <text:p/>
          </table:table-cell>
          <table:table-cell office:value-type="string">
            <text:p>插装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6</text:p>
          </table:table-cell>
          <table:table-cell office:value-type="string">
            <text:p>populate</text:p>
          </table:table-cell>
          <table:table-cell office:value-type="string">
            <text:p>填充</text:p>
          </table:table-cell>
          <table:table-cell office:value-type="string">
            <text:p/>
          </table:table-cell>
          <table:table-cell office:value-type="string">
            <text:p>入住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7</text:p>
          </table:table-cell>
          <table:table-cell office:value-type="string">
            <text:p>pop up menu</text:p>
          </table:table-cell>
          <table:table-cell office:value-type="string">
            <text:p>爆出選項單</text:p>
          </table:table-cell>
          <table:table-cell office:value-type="string">
            <text:p/>
          </table:table-cell>
          <table:table-cell office:value-type="string">
            <text:p>弹出式选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8</text:p>
          </table:table-cell>
          <table:table-cell office:value-type="string">
            <text:p>port</text:p>
          </table:table-cell>
          <table:table-cell office:value-type="string">
            <text:p>埠；轉移</text:p>
          </table:table-cell>
          <table:table-cell office:value-type="string">
            <text:p/>
          </table:table-cell>
          <table:table-cell office:value-type="string">
            <text:p>移植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09</text:p>
          </table:table-cell>
          <table:table-cell office:value-type="string">
            <text:p>portability</text:p>
          </table:table-cell>
          <table:table-cell office:value-type="string">
            <text:p>可攜性</text:p>
          </table:table-cell>
          <table:table-cell office:value-type="string">
            <text:p/>
          </table:table-cell>
          <table:table-cell office:value-type="string">
            <text:p>可移植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0</text:p>
          </table:table-cell>
          <table:table-cell office:value-type="string">
            <text:p>portable computer</text:p>
          </table:table-cell>
          <table:table-cell office:value-type="string">
            <text:p>可攜電腦</text:p>
          </table:table-cell>
          <table:table-cell office:value-type="string">
            <text:p/>
          </table:table-cell>
          <table:table-cell office:value-type="string">
            <text:p>便携式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1</text:p>
          </table:table-cell>
          <table:table-cell office:value-type="string">
            <text:p>portal</text:p>
          </table:table-cell>
          <table:table-cell office:value-type="string">
            <text:p>入口網站</text:p>
          </table:table-cell>
          <table:table-cell office:value-type="string">
            <text:p/>
          </table:table-cell>
          <table:table-cell office:value-type="string">
            <text:p>门廊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2</text:p>
          </table:table-cell>
          <table:table-cell office:value-type="string">
            <text:p>postamble</text:p>
          </table:table-cell>
          <table:table-cell office:value-type="string">
            <text:p>後同步碼</text:p>
          </table:table-cell>
          <table:table-cell office:value-type="string">
            <text:p/>
          </table:table-cell>
          <table:table-cell office:value-type="string">
            <text:p>后同步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3</text:p>
          </table:table-cell>
          <table:table-cell office:value-type="string">
            <text:p>postcodition</text:p>
          </table:table-cell>
          <table:table-cell office:value-type="string">
            <text:p>後置條件</text:p>
          </table:table-cell>
          <table:table-cell office:value-type="string">
            <text:p/>
          </table:table-cell>
          <table:table-cell office:value-type="string">
            <text:p>后[置]条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4</text:p>
          </table:table-cell>
          <table:table-cell office:value-type="string">
            <text:p>postmortem dump</text:p>
          </table:table-cell>
          <table:table-cell office:value-type="string">
            <text:p>事後傾印</text:p>
          </table:table-cell>
          <table:table-cell office:value-type="string">
            <text:p/>
          </table:table-cell>
          <table:table-cell office:value-type="string">
            <text:p>善后转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5</text:p>
          </table:table-cell>
          <table:table-cell office:value-type="string">
            <text:p>potential recipient</text:p>
          </table:table-cell>
          <table:table-cell office:value-type="string">
            <text:p>潛在接受者</text:p>
          </table:table-cell>
          <table:table-cell office:value-type="string">
            <text:p/>
          </table:table-cell>
          <table:table-cell office:value-type="string">
            <text:p>潜在接收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6</text:p>
          </table:table-cell>
          <table:table-cell office:value-type="string">
            <text:p>power-on self-test(POST)</text:p>
          </table:table-cell>
          <table:table-cell office:value-type="string">
            <text:p>開機自我檢測</text:p>
          </table:table-cell>
          <table:table-cell office:value-type="string">
            <text:p/>
          </table:table-cell>
          <table:table-cell office:value-type="string">
            <text:p>加电自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7</text:p>
          </table:table-cell>
          <table:table-cell office:value-type="string">
            <text:p>preamble</text:p>
          </table:table-cell>
          <table:table-cell office:value-type="string">
            <text:p>前文</text:p>
          </table:table-cell>
          <table:table-cell office:value-type="string">
            <text:p/>
          </table:table-cell>
          <table:table-cell office:value-type="string">
            <text:p>前置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8</text:p>
          </table:table-cell>
          <table:table-cell office:value-type="string">
            <text:p>predicate</text:p>
          </table:table-cell>
          <table:table-cell office:value-type="string">
            <text:p>述詞</text:p>
          </table:table-cell>
          <table:table-cell office:value-type="string">
            <text:p/>
          </table:table-cell>
          <table:table-cell office:value-type="string">
            <text:p>谓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19</text:p>
          </table:table-cell>
          <table:table-cell office:value-type="string">
            <text:p>prefetch</text:p>
          </table:table-cell>
          <table:table-cell office:value-type="string">
            <text:p>預取</text:p>
          </table:table-cell>
          <table:table-cell office:value-type="string">
            <text:p/>
          </table:table-cell>
          <table:table-cell office:value-type="string">
            <text:p>预取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0</text:p>
          </table:table-cell>
          <table:table-cell office:value-type="string">
            <text:p>preset</text:p>
          </table:table-cell>
          <table:table-cell office:value-type="string">
            <text:p>預設</text:p>
          </table:table-cell>
          <table:table-cell office:value-type="string">
            <text:p/>
          </table:table-cell>
          <table:table-cell office:value-type="string">
            <text:p>预置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1</text:p>
          </table:table-cell>
          <table:table-cell office:value-type="string">
            <text:p>preview</text:p>
          </table:table-cell>
          <table:table-cell office:value-type="string">
            <text:p>預視；預覽</text:p>
          </table:table-cell>
          <table:table-cell office:value-type="string">
            <text:p/>
          </table:table-cell>
          <table:table-cell office:value-type="string">
            <text:p>预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2</text:p>
          </table:table-cell>
          <table:table-cell office:value-type="string">
            <text:p>primary key</text:p>
          </table:table-cell>
          <table:table-cell office:value-type="string">
            <text:p>主鍵</text:p>
          </table:table-cell>
          <table:table-cell office:value-type="string">
            <text:p/>
          </table:table-cell>
          <table:table-cell office:value-type="string">
            <text:p>主键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3</text:p>
          </table:table-cell>
          <table:table-cell office:value-type="string">
            <text:p>primitive</text:p>
          </table:table-cell>
          <table:table-cell office:value-type="string">
            <text:p>基元；原始</text:p>
          </table:table-cell>
          <table:table-cell office:value-type="string">
            <text:p/>
          </table:table-cell>
          <table:table-cell office:value-type="string">
            <text:p>原语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4</text:p>
          </table:table-cell>
          <table:table-cell office:value-type="string">
            <text:p>print</text:p>
          </table:table-cell>
          <table:table-cell office:value-type="string">
            <text:p>列印；印</text:p>
          </table:table-cell>
          <table:table-cell office:value-type="string">
            <text:p/>
          </table:table-cell>
          <table:table-cell office:value-type="string">
            <text:p>打印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5</text:p>
          </table:table-cell>
          <table:table-cell office:value-type="string">
            <text:p>print buffer</text:p>
          </table:table-cell>
          <table:table-cell office:value-type="string">
            <text:p>列印緩衝區</text:p>
          </table:table-cell>
          <table:table-cell office:value-type="string">
            <text:p/>
          </table:table-cell>
          <table:table-cell office:value-type="string">
            <text:p>打印缓冲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6</text:p>
          </table:table-cell>
          <table:table-cell office:value-type="string">
            <text:p>print preview</text:p>
          </table:table-cell>
          <table:table-cell office:value-type="string">
            <text:p>列印預視</text:p>
          </table:table-cell>
          <table:table-cell office:value-type="string">
            <text:p/>
          </table:table-cell>
          <table:table-cell office:value-type="string">
            <text:p>打印预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7</text:p>
          </table:table-cell>
          <table:table-cell office:value-type="string">
            <text:p>print server</text:p>
          </table:table-cell>
          <table:table-cell office:value-type="string">
            <text:p>列印伺服器</text:p>
          </table:table-cell>
          <table:table-cell office:value-type="string">
            <text:p/>
          </table:table-cell>
          <table:table-cell office:value-type="string">
            <text:p>打印服务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8</text:p>
          </table:table-cell>
          <table:table-cell office:value-type="string">
            <text:p>print through</text:p>
          </table:table-cell>
          <table:table-cell office:value-type="string">
            <text:p>列印通過</text:p>
          </table:table-cell>
          <table:table-cell office:value-type="string">
            <text:p/>
          </table:table-cell>
          <table:table-cell office:value-type="string">
            <text:p>透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29</text:p>
          </table:table-cell>
          <table:table-cell office:value-type="string">
            <text:p>printed circuit board (PCB)</text:p>
          </table:table-cell>
          <table:table-cell office:value-type="string">
            <text:p>印刷電路板</text:p>
          </table:table-cell>
          <table:table-cell office:value-type="string">
            <text:p/>
          </table:table-cell>
          <table:table-cell office:value-type="string">
            <text:p>印制电路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0</text:p>
          </table:table-cell>
          <table:table-cell office:value-type="string">
            <text:p>printer</text:p>
          </table:table-cell>
          <table:table-cell office:value-type="string">
            <text:p>列印機</text:p>
          </table:table-cell>
          <table:table-cell office:value-type="string">
            <text:p/>
          </table:table-cell>
          <table:table-cell office:value-type="string">
            <text:p>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1</text:p>
          </table:table-cell>
          <table:table-cell office:value-type="string">
            <text:p>printout</text:p>
          </table:table-cell>
          <table:table-cell office:value-type="string">
            <text:p>印出</text:p>
          </table:table-cell>
          <table:table-cell office:value-type="string">
            <text:p/>
          </table:table-cell>
          <table:table-cell office:value-type="string">
            <text:p>打印输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2</text:p>
          </table:table-cell>
          <table:table-cell office:value-type="string">
            <text:p>priority</text:p>
          </table:table-cell>
          <table:table-cell office:value-type="string">
            <text:p>優先</text:p>
          </table:table-cell>
          <table:table-cell office:value-type="string">
            <text:p/>
          </table:table-cell>
          <table:table-cell office:value-type="string">
            <text:p>优先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3</text:p>
          </table:table-cell>
          <table:table-cell office:value-type="string">
            <text:p>privacy</text:p>
          </table:table-cell>
          <table:table-cell office:value-type="string">
            <text:p>隱私</text:p>
          </table:table-cell>
          <table:table-cell office:value-type="string">
            <text:p/>
          </table:table-cell>
          <table:table-cell office:value-type="string">
            <text:p>隐私[权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4</text:p>
          </table:table-cell>
          <table:table-cell office:value-type="string">
            <text:p>private key</text:p>
          </table:table-cell>
          <table:table-cell office:value-type="string">
            <text:p>私密金鑰</text:p>
          </table:table-cell>
          <table:table-cell office:value-type="string">
            <text:p/>
          </table:table-cell>
          <table:table-cell office:value-type="string">
            <text:p>私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5</text:p>
          </table:table-cell>
          <table:table-cell office:value-type="string">
            <text:p>private management domain (PRMD)</text:p>
          </table:table-cell>
          <table:table-cell office:value-type="string">
            <text:p>專用管理領域</text:p>
          </table:table-cell>
          <table:table-cell office:value-type="string">
            <text:p/>
          </table:table-cell>
          <table:table-cell office:value-type="string">
            <text:p>专用管理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6</text:p>
          </table:table-cell>
          <table:table-cell office:value-type="string">
            <text:p>privileged instruction</text:p>
          </table:table-cell>
          <table:table-cell office:value-type="string">
            <text:p>特權指令</text:p>
          </table:table-cell>
          <table:table-cell office:value-type="string">
            <text:p/>
          </table:table-cell>
          <table:table-cell office:value-type="string">
            <text:p>特权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7</text:p>
          </table:table-cell>
          <table:table-cell office:value-type="string">
            <text:p>privileges</text:p>
          </table:table-cell>
          <table:table-cell office:value-type="string">
            <text:p>特權</text:p>
          </table:table-cell>
          <table:table-cell office:value-type="string">
            <text:p/>
          </table:table-cell>
          <table:table-cell office:value-type="string">
            <text:p>特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8</text:p>
          </table:table-cell>
          <table:table-cell office:value-type="string">
            <text:p>probe</text:p>
          </table:table-cell>
          <table:table-cell office:value-type="string">
            <text:p>探針</text:p>
          </table:table-cell>
          <table:table-cell office:value-type="string">
            <text:p/>
          </table:table-cell>
          <table:table-cell office:value-type="string">
            <text:p>探查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39</text:p>
          </table:table-cell>
          <table:table-cell office:value-type="string">
            <text:p>procedural language</text:p>
          </table:table-cell>
          <table:table-cell office:value-type="string">
            <text:p>程序語言</text:p>
          </table:table-cell>
          <table:table-cell office:value-type="string">
            <text:p/>
          </table:table-cell>
          <table:table-cell office:value-type="string">
            <text:p>过程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0</text:p>
          </table:table-cell>
          <table:table-cell office:value-type="string">
            <text:p>procedure</text:p>
          </table:table-cell>
          <table:table-cell office:value-type="string">
            <text:p>程序</text:p>
          </table:table-cell>
          <table:table-cell office:value-type="string">
            <text:p/>
          </table:table-cell>
          <table:table-cell office:value-type="string">
            <text:p>过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1</text:p>
          </table:table-cell>
          <table:table-cell office:value-type="string">
            <text:p>process</text:p>
          </table:table-cell>
          <table:table-cell office:value-type="string">
            <text:p>處理；過程</text:p>
          </table:table-cell>
          <table:table-cell office:value-type="string">
            <text:p/>
          </table:table-cell>
          <table:table-cell office:value-type="string">
            <text:p>过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2</text:p>
          </table:table-cell>
          <table:table-cell office:value-type="string">
            <text:p>processing</text:p>
          </table:table-cell>
          <table:table-cell office:value-type="string">
            <text:p>處理</text:p>
          </table:table-cell>
          <table:table-cell office:value-type="string">
            <text:p/>
          </table:table-cell>
          <table:table-cell office:value-type="string">
            <text:p>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3</text:p>
          </table:table-cell>
          <table:table-cell office:value-type="string">
            <text:p>processor</text:p>
          </table:table-cell>
          <table:table-cell office:value-type="string">
            <text:p>處理機；處理器</text:p>
          </table:table-cell>
          <table:table-cell office:value-type="string">
            <text:p/>
          </table:table-cell>
          <table:table-cell office:value-type="string">
            <text:p>处理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4</text:p>
          </table:table-cell>
          <table:table-cell office:value-type="string">
            <text:p>production rule</text:p>
          </table:table-cell>
          <table:table-cell office:value-type="string">
            <text:p>生產規則</text:p>
          </table:table-cell>
          <table:table-cell office:value-type="string">
            <text:p/>
          </table:table-cell>
          <table:table-cell office:value-type="string">
            <text:p>产生式规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5</text:p>
          </table:table-cell>
          <table:table-cell office:value-type="string">
            <text:p>profile</text:p>
          </table:table-cell>
          <table:table-cell office:value-type="string">
            <text:p>設定檔；外形；輪廓</text:p>
          </table:table-cell>
          <table:table-cell office:value-type="string">
            <text:p/>
          </table:table-cell>
          <table:table-cell office:value-type="string">
            <text:p>轮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6</text:p>
          </table:table-cell>
          <table:table-cell office:value-type="string">
            <text:p>program</text:p>
          </table:table-cell>
          <table:table-cell office:value-type="string">
            <text:p>程式；節目</text:p>
          </table:table-cell>
          <table:table-cell office:value-type="string">
            <text:p/>
          </table:table-cell>
          <table:table-cell office:value-type="string">
            <text:p>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7</text:p>
          </table:table-cell>
          <table:table-cell office:value-type="string">
            <text:p>program library</text:p>
          </table:table-cell>
          <table:table-cell office:value-type="string">
            <text:p>程式館；館存程式</text:p>
          </table:table-cell>
          <table:table-cell office:value-type="string">
            <text:p/>
          </table:table-cell>
          <table:table-cell office:value-type="string">
            <text:p>程序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8</text:p>
          </table:table-cell>
          <table:table-cell office:value-type="string">
            <text:p>programmable logic array (PLA)</text:p>
          </table:table-cell>
          <table:table-cell office:value-type="string">
            <text:p>可程式邏輯陣列</text:p>
          </table:table-cell>
          <table:table-cell office:value-type="string">
            <text:p/>
          </table:table-cell>
          <table:table-cell office:value-type="string">
            <text:p>可编程逻辑阵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49</text:p>
          </table:table-cell>
          <table:table-cell office:value-type="string">
            <text:p>programmable read-only memory; PROM</text:p>
          </table:table-cell>
          <table:table-cell office:value-type="string">
            <text:p>可程式唯讀記憶體</text:p>
          </table:table-cell>
          <table:table-cell office:value-type="string">
            <text:p/>
          </table:table-cell>
          <table:table-cell office:value-type="string">
            <text:p>可编程只读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0</text:p>
          </table:table-cell>
          <table:table-cell office:value-type="string">
            <text:p>programmed input/output</text:p>
          </table:table-cell>
          <table:table-cell office:value-type="string">
            <text:p>程控輸入輸出</text:p>
          </table:table-cell>
          <table:table-cell office:value-type="string">
            <text:p/>
          </table:table-cell>
          <table:table-cell office:value-type="string">
            <text:p>程控输入输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1</text:p>
          </table:table-cell>
          <table:table-cell office:value-type="string">
            <text:p>programmer</text:p>
          </table:table-cell>
          <table:table-cell office:value-type="string">
            <text:p>程式設計師；程式員</text:p>
          </table:table-cell>
          <table:table-cell office:value-type="string">
            <text:p/>
          </table:table-cell>
          <table:table-cell office:value-type="string">
            <text:p>程序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2</text:p>
          </table:table-cell>
          <table:table-cell office:value-type="string">
            <text:p>programming</text:p>
          </table:table-cell>
          <table:table-cell office:value-type="string">
            <text:p>程式設計；規劃；程式</text:p>
          </table:table-cell>
          <table:table-cell office:value-type="string">
            <text:p/>
          </table:table-cell>
          <table:table-cell office:value-type="string">
            <text:p>程序设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3</text:p>
          </table:table-cell>
          <table:table-cell office:value-type="string">
            <text:p>programming language</text:p>
          </table:table-cell>
          <table:table-cell office:value-type="string">
            <text:p>程式設計語言；程式規劃語言</text:p>
          </table:table-cell>
          <table:table-cell office:value-type="string">
            <text:p/>
          </table:table-cell>
          <table:table-cell office:value-type="string">
            <text:p>程序设计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4</text:p>
          </table:table-cell>
          <table:table-cell office:value-type="string">
            <text:p>prompt</text:p>
          </table:table-cell>
          <table:table-cell office:value-type="string">
            <text:p>候答訊號；提示號；提示符號；提示字元</text:p>
          </table:table-cell>
          <table:table-cell office:value-type="string">
            <text:p/>
          </table:table-cell>
          <table:table-cell office:value-type="string">
            <text:p>提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5</text:p>
          </table:table-cell>
          <table:table-cell office:value-type="string">
            <text:p>propagation</text:p>
          </table:table-cell>
          <table:table-cell office:value-type="string">
            <text:p>傳播</text:p>
          </table:table-cell>
          <table:table-cell office:value-type="string">
            <text:p/>
          </table:table-cell>
          <table:table-cell office:value-type="string">
            <text:p>传播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6</text:p>
          </table:table-cell>
          <table:table-cell office:value-type="string">
            <text:p>propagation delay</text:p>
          </table:table-cell>
          <table:table-cell office:value-type="string">
            <text:p>傳播延遲；傳導延遲</text:p>
          </table:table-cell>
          <table:table-cell office:value-type="string">
            <text:p/>
          </table:table-cell>
          <table:table-cell office:value-type="string">
            <text:p>传播延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7</text:p>
          </table:table-cell>
          <table:table-cell office:value-type="string">
            <text:p>proprietary software</text:p>
          </table:table-cell>
          <table:table-cell office:value-type="string">
            <text:p>專屬軟體</text:p>
          </table:table-cell>
          <table:table-cell office:value-type="string">
            <text:p/>
          </table:table-cell>
          <table:table-cell office:value-type="string">
            <text:p>专有软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8</text:p>
          </table:table-cell>
          <table:table-cell office:value-type="string">
            <text:p>prototype</text:p>
          </table:table-cell>
          <table:table-cell office:value-type="string">
            <text:p>原型；標準型態；雛型；試作</text:p>
          </table:table-cell>
          <table:table-cell office:value-type="string">
            <text:p/>
          </table:table-cell>
          <table:table-cell office:value-type="string">
            <text:p>原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59</text:p>
          </table:table-cell>
          <table:table-cell office:value-type="string">
            <text:p>prototyping</text:p>
          </table:table-cell>
          <table:table-cell office:value-type="string">
            <text:p>原型設計</text:p>
          </table:table-cell>
          <table:table-cell office:value-type="string">
            <text:p/>
          </table:table-cell>
          <table:table-cell office:value-type="string">
            <text:p>原型制作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0</text:p>
          </table:table-cell>
          <table:table-cell office:value-type="string">
            <text:p>proxy</text:p>
          </table:table-cell>
          <table:table-cell office:value-type="string">
            <text:p>代理伺服器</text:p>
          </table:table-cell>
          <table:table-cell office:value-type="string">
            <text:p/>
          </table:table-cell>
          <table:table-cell office:value-type="string">
            <text:p>[网络]代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1</text:p>
          </table:table-cell>
          <table:table-cell office:value-type="string">
            <text:p>proxy server</text:p>
          </table:table-cell>
          <table:table-cell office:value-type="string">
            <text:p>代理伺服器</text:p>
          </table:table-cell>
          <table:table-cell office:value-type="string">
            <text:p/>
          </table:table-cell>
          <table:table-cell office:value-type="string">
            <text:p>代理服务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2</text:p>
          </table:table-cell>
          <table:table-cell office:value-type="string">
            <text:p>public key</text:p>
          </table:table-cell>
          <table:table-cell office:value-type="string">
            <text:p>公用鍵</text:p>
          </table:table-cell>
          <table:table-cell office:value-type="string">
            <text:p/>
          </table:table-cell>
          <table:table-cell office:value-type="string">
            <text:p>公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3</text:p>
          </table:table-cell>
          <table:table-cell office:value-type="string">
            <text:p>puck</text:p>
          </table:table-cell>
          <table:table-cell office:value-type="string">
            <text:p>定位盤</text:p>
          </table:table-cell>
          <table:table-cell office:value-type="string">
            <text:p/>
          </table:table-cell>
          <table:table-cell office:value-type="string">
            <text:p>定标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4</text:p>
          </table:table-cell>
          <table:table-cell office:value-type="string">
            <text:p>pull-down menu</text:p>
          </table:table-cell>
          <table:table-cell office:value-type="string">
            <text:p>下拉項目表；懸垂功能表</text:p>
          </table:table-cell>
          <table:table-cell office:value-type="string">
            <text:p/>
          </table:table-cell>
          <table:table-cell office:value-type="string">
            <text:p>下拉式选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5</text:p>
          </table:table-cell>
          <table:table-cell office:value-type="string">
            <text:p>purge</text:p>
          </table:table-cell>
          <table:table-cell office:value-type="string">
            <text:p>清除；去除</text:p>
          </table:table-cell>
          <table:table-cell office:value-type="string">
            <text:p/>
          </table:table-cell>
          <table:table-cell office:value-type="string">
            <text:p>净化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6</text:p>
          </table:table-cell>
          <table:table-cell office:value-type="string">
            <text:p>push</text:p>
          </table:table-cell>
          <table:table-cell office:value-type="string">
            <text:p>推；放入</text:p>
          </table:table-cell>
          <table:table-cell office:value-type="string">
            <text:p/>
          </table:table-cell>
          <table:table-cell office:value-type="string">
            <text:p>推[入] 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7</text:p>
          </table:table-cell>
          <table:table-cell office:value-type="string">
            <text:p>push technology</text:p>
          </table:table-cell>
          <table:table-cell office:value-type="string">
            <text:p>{網路廣告}推播技術</text:p>
          </table:table-cell>
          <table:table-cell office:value-type="string">
            <text:p/>
          </table:table-cell>
          <table:table-cell office:value-type="string">
            <text:p>推送技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8</text:p>
          </table:table-cell>
          <table:table-cell office:value-type="string">
            <text:p>put</text:p>
          </table:table-cell>
          <table:table-cell office:value-type="string">
            <text:p>put 命令</text:p>
          </table:table-cell>
          <table:table-cell office:value-type="string">
            <text:p/>
          </table:table-cell>
          <table:table-cell office:value-type="string">
            <text:p>放入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69</text:p>
          </table:table-cell>
          <table:table-cell office:value-type="string">
            <text:p>quality assurance (QA)</text:p>
          </table:table-cell>
          <table:table-cell office:value-type="string">
            <text:p>品質保證</text:p>
          </table:table-cell>
          <table:table-cell office:value-type="string">
            <text:p/>
          </table:table-cell>
          <table:table-cell office:value-type="string">
            <text:p>质量保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0</text:p>
          </table:table-cell>
          <table:table-cell office:value-type="string">
            <text:p>quality of service</text:p>
          </table:table-cell>
          <table:table-cell office:value-type="string">
            <text:p>服務品質</text:p>
          </table:table-cell>
          <table:table-cell office:value-type="string">
            <text:p/>
          </table:table-cell>
          <table:table-cell office:value-type="string">
            <text:p>服务质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1</text:p>
          </table:table-cell>
          <table:table-cell office:value-type="string">
            <text:p>quantization</text:p>
          </table:table-cell>
          <table:table-cell office:value-type="string">
            <text:p>量化；量子化；分層</text:p>
          </table:table-cell>
          <table:table-cell office:value-type="string">
            <text:p/>
          </table:table-cell>
          <table:table-cell office:value-type="string">
            <text:p>量子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2</text:p>
          </table:table-cell>
          <table:table-cell office:value-type="string">
            <text:p>quantum</text:p>
          </table:table-cell>
          <table:table-cell office:value-type="string">
            <text:p>量子；量程；時間片（分時系統用）</text:p>
          </table:table-cell>
          <table:table-cell office:value-type="string">
            <text:p/>
          </table:table-cell>
          <table:table-cell office:value-type="string">
            <text:p>量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3</text:p>
          </table:table-cell>
          <table:table-cell office:value-type="string">
            <text:p>query language</text:p>
          </table:table-cell>
          <table:table-cell office:value-type="string">
            <text:p>查詢語言；詢問語言</text:p>
          </table:table-cell>
          <table:table-cell office:value-type="string">
            <text:p/>
          </table:table-cell>
          <table:table-cell office:value-type="string">
            <text:p>查询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4</text:p>
          </table:table-cell>
          <table:table-cell office:value-type="string">
            <text:p>queue</text:p>
          </table:table-cell>
          <table:table-cell office:value-type="string">
            <text:p>隊列；佇列</text:p>
          </table:table-cell>
          <table:table-cell office:value-type="string">
            <text:p/>
          </table:table-cell>
          <table:table-cell office:value-type="string">
            <text:p>排队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5</text:p>
          </table:table-cell>
          <table:table-cell office:value-type="string">
            <text:p>queue</text:p>
          </table:table-cell>
          <table:table-cell office:value-type="string">
            <text:p>隊列；佇列</text:p>
          </table:table-cell>
          <table:table-cell office:value-type="string">
            <text:p/>
          </table:table-cell>
          <table:table-cell office:value-type="string">
            <text:p>队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6</text:p>
          </table:table-cell>
          <table:table-cell office:value-type="string">
            <text:p>quit</text:p>
          </table:table-cell>
          <table:table-cell office:value-type="string">
            <text:p>退出；結束</text:p>
          </table:table-cell>
          <table:table-cell office:value-type="string">
            <text:p/>
          </table:table-cell>
          <table:table-cell office:value-type="string">
            <text:p>退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7</text:p>
          </table:table-cell>
          <table:table-cell office:value-type="string">
            <text:p>QWERTY keyboard</text:p>
          </table:table-cell>
          <table:table-cell office:value-type="string">
            <text:p>Qwerty鍵盤</text:p>
          </table:table-cell>
          <table:table-cell office:value-type="string">
            <text:p/>
          </table:table-cell>
          <table:table-cell office:value-type="string">
            <text:p>QWERTY键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8</text:p>
          </table:table-cell>
          <table:table-cell office:value-type="string">
            <text:p>radio button</text:p>
          </table:table-cell>
          <table:table-cell office:value-type="string">
            <text:p>無線電鈕</text:p>
          </table:table-cell>
          <table:table-cell office:value-type="string">
            <text:p/>
          </table:table-cell>
          <table:table-cell office:value-type="string">
            <text:p>单选按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79</text:p>
          </table:table-cell>
          <table:table-cell office:value-type="string">
            <text:p>radix</text:p>
          </table:table-cell>
          <table:table-cell office:value-type="string">
            <text:p>數基</text:p>
          </table:table-cell>
          <table:table-cell office:value-type="string">
            <text:p/>
          </table:table-cell>
          <table:table-cell office:value-type="string">
            <text:p>基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0</text:p>
          </table:table-cell>
          <table:table-cell office:value-type="string">
            <text:p>radix complement</text:p>
          </table:table-cell>
          <table:table-cell office:value-type="string">
            <text:p>數基補數</text:p>
          </table:table-cell>
          <table:table-cell office:value-type="string">
            <text:p/>
          </table:table-cell>
          <table:table-cell office:value-type="string">
            <text:p>基数补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1</text:p>
          </table:table-cell>
          <table:table-cell office:value-type="string">
            <text:p>radix notation</text:p>
          </table:table-cell>
          <table:table-cell office:value-type="string">
            <text:p>基數記法</text:p>
          </table:table-cell>
          <table:table-cell office:value-type="string">
            <text:p/>
          </table:table-cell>
          <table:table-cell office:value-type="string">
            <text:p>基数记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2</text:p>
          </table:table-cell>
          <table:table-cell office:value-type="string">
            <text:p>raise</text:p>
          </table:table-cell>
          <table:table-cell office:value-type="string">
            <text:p>導致；引發</text:p>
          </table:table-cell>
          <table:table-cell office:value-type="string">
            <text:p/>
          </table:table-cell>
          <table:table-cell office:value-type="string">
            <text:p>引发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3</text:p>
          </table:table-cell>
          <table:table-cell office:value-type="string">
            <text:p>random access memory; RAM</text:p>
          </table:table-cell>
          <table:table-cell office:value-type="string">
            <text:p>隨機存取記憶體</text:p>
          </table:table-cell>
          <table:table-cell office:value-type="string">
            <text:p/>
          </table:table-cell>
          <table:table-cell office:value-type="string">
            <text:p>随机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4</text:p>
          </table:table-cell>
          <table:table-cell office:value-type="string">
            <text:p>random number</text:p>
          </table:table-cell>
          <table:table-cell office:value-type="string">
            <text:p>隨機數；亂數</text:p>
          </table:table-cell>
          <table:table-cell office:value-type="string">
            <text:p/>
          </table:table-cell>
          <table:table-cell office:value-type="string">
            <text:p>随机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5</text:p>
          </table:table-cell>
          <table:table-cell office:value-type="string">
            <text:p>raster display</text:p>
          </table:table-cell>
          <table:table-cell office:value-type="string">
            <text:p>光柵顯示器</text:p>
          </table:table-cell>
          <table:table-cell office:value-type="string">
            <text:p/>
          </table:table-cell>
          <table:table-cell office:value-type="string">
            <text:p>光栅显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6</text:p>
          </table:table-cell>
          <table:table-cell office:value-type="string">
            <text:p>read</text:p>
          </table:table-cell>
          <table:table-cell office:value-type="string">
            <text:p>讀；讀出；讀取</text:p>
          </table:table-cell>
          <table:table-cell office:value-type="string">
            <text:p/>
          </table:table-cell>
          <table:table-cell office:value-type="string">
            <text:p>读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7</text:p>
          </table:table-cell>
          <table:table-cell office:value-type="string">
            <text:p>read head</text:p>
          </table:table-cell>
          <table:table-cell office:value-type="string">
            <text:p>讀出頭</text:p>
          </table:table-cell>
          <table:table-cell office:value-type="string">
            <text:p/>
          </table:table-cell>
          <table:table-cell office:value-type="string">
            <text:p>读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8</text:p>
          </table:table-cell>
          <table:table-cell office:value-type="string">
            <text:p>read/write head</text:p>
          </table:table-cell>
          <table:table-cell office:value-type="string">
            <text:p>讀寫頭</text:p>
          </table:table-cell>
          <table:table-cell office:value-type="string">
            <text:p/>
          </table:table-cell>
          <table:table-cell office:value-type="string">
            <text:p>读写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89</text:p>
          </table:table-cell>
          <table:table-cell office:value-type="string">
            <text:p>reader</text:p>
          </table:table-cell>
          <table:table-cell office:value-type="string">
            <text:p>閱讀機</text:p>
          </table:table-cell>
          <table:table-cell office:value-type="string">
            <text:p/>
          </table:table-cell>
          <table:table-cell office:value-type="string">
            <text:p>阅读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0</text:p>
          </table:table-cell>
          <table:table-cell office:value-type="string">
            <text:p>read-only memory; ROM</text:p>
          </table:table-cell>
          <table:table-cell office:value-type="string">
            <text:p>唯讀記憶體</text:p>
          </table:table-cell>
          <table:table-cell office:value-type="string">
            <text:p/>
          </table:table-cell>
          <table:table-cell office:value-type="string">
            <text:p>只读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1</text:p>
          </table:table-cell>
          <table:table-cell office:value-type="string">
            <text:p>ready</text:p>
          </table:table-cell>
          <table:table-cell office:value-type="string">
            <text:p>就緒；備妥</text:p>
          </table:table-cell>
          <table:table-cell office:value-type="string">
            <text:p/>
          </table:table-cell>
          <table:table-cell office:value-type="string">
            <text:p>就绪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2</text:p>
          </table:table-cell>
          <table:table-cell office:value-type="string">
            <text:p>real memory</text:p>
          </table:table-cell>
          <table:table-cell office:value-type="string">
            <text:p>真實記憶體</text:p>
          </table:table-cell>
          <table:table-cell office:value-type="string">
            <text:p/>
          </table:table-cell>
          <table:table-cell office:value-type="string">
            <text:p>实[际]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3</text:p>
          </table:table-cell>
          <table:table-cell office:value-type="string">
            <text:p>real-time</text:p>
          </table:table-cell>
          <table:table-cell office:value-type="string">
            <text:p>即時</text:p>
          </table:table-cell>
          <table:table-cell office:value-type="string">
            <text:p/>
          </table:table-cell>
          <table:table-cell office:value-type="string">
            <text:p>实时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4</text:p>
          </table:table-cell>
          <table:table-cell office:value-type="string">
            <text:p>real-time animation</text:p>
          </table:table-cell>
          <table:table-cell office:value-type="string">
            <text:p>即時動畫；實時動畫</text:p>
          </table:table-cell>
          <table:table-cell office:value-type="string">
            <text:p/>
          </table:table-cell>
          <table:table-cell office:value-type="string">
            <text:p>实时动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5</text:p>
          </table:table-cell>
          <table:table-cell office:value-type="string">
            <text:p>real-time operating system (RTOS)</text:p>
          </table:table-cell>
          <table:table-cell office:value-type="string">
            <text:p>實時操作系統</text:p>
          </table:table-cell>
          <table:table-cell office:value-type="string">
            <text:p/>
          </table:table-cell>
          <table:table-cell office:value-type="string">
            <text:p>实时操作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6</text:p>
          </table:table-cell>
          <table:table-cell office:value-type="string">
            <text:p>reboot</text:p>
          </table:table-cell>
          <table:table-cell office:value-type="string">
            <text:p>再啟動</text:p>
          </table:table-cell>
          <table:table-cell office:value-type="string">
            <text:p/>
          </table:table-cell>
          <table:table-cell office:value-type="string">
            <text:p>再引导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7</text:p>
          </table:table-cell>
          <table:table-cell office:value-type="string">
            <text:p>receipt notification</text:p>
          </table:table-cell>
          <table:table-cell office:value-type="string">
            <text:p>接收通知</text:p>
          </table:table-cell>
          <table:table-cell office:value-type="string">
            <text:p/>
          </table:table-cell>
          <table:table-cell office:value-type="string">
            <text:p>收到通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8</text:p>
          </table:table-cell>
          <table:table-cell office:value-type="string">
            <text:p>record</text:p>
          </table:table-cell>
          <table:table-cell office:value-type="string">
            <text:p>記錄</text:p>
          </table:table-cell>
          <table:table-cell office:value-type="string">
            <text:p/>
          </table:table-cell>
          <table:table-cell office:value-type="string">
            <text:p>记录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399</text:p>
          </table:table-cell>
          <table:table-cell office:value-type="string">
            <text:p>record</text:p>
          </table:table-cell>
          <table:table-cell office:value-type="string">
            <text:p>記錄</text:p>
          </table:table-cell>
          <table:table-cell office:value-type="string">
            <text:p/>
          </table:table-cell>
          <table:table-cell office:value-type="string">
            <text:p>记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0</text:p>
          </table:table-cell>
          <table:table-cell office:value-type="string">
            <text:p>recovery</text:p>
          </table:table-cell>
          <table:table-cell office:value-type="string">
            <text:p>恢復；復元；回復</text:p>
          </table:table-cell>
          <table:table-cell office:value-type="string">
            <text:p/>
          </table:table-cell>
          <table:table-cell office:value-type="string">
            <text:p>恢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1</text:p>
          </table:table-cell>
          <table:table-cell office:value-type="string">
            <text:p>recovery time</text:p>
          </table:table-cell>
          <table:table-cell office:value-type="string">
            <text:p>恢復時間；復原時間；回復時間</text:p>
          </table:table-cell>
          <table:table-cell office:value-type="string">
            <text:p/>
          </table:table-cell>
          <table:table-cell office:value-type="string">
            <text:p>恢复时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2</text:p>
          </table:table-cell>
          <table:table-cell office:value-type="string">
            <text:p>recursion</text:p>
          </table:table-cell>
          <table:table-cell office:value-type="string">
            <text:p>遞迴</text:p>
          </table:table-cell>
          <table:table-cell office:value-type="string">
            <text:p/>
          </table:table-cell>
          <table:table-cell office:value-type="string">
            <text:p>递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3</text:p>
          </table:table-cell>
          <table:table-cell office:value-type="string">
            <text:p>reduce</text:p>
          </table:table-cell>
          <table:table-cell office:value-type="string">
            <text:p>縮減；歸約</text:p>
          </table:table-cell>
          <table:table-cell office:value-type="string">
            <text:p/>
          </table:table-cell>
          <table:table-cell office:value-type="string">
            <text:p>缩小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4</text:p>
          </table:table-cell>
          <table:table-cell office:value-type="string">
            <text:p>redundacy</text:p>
          </table:table-cell>
          <table:table-cell office:value-type="string">
            <text:p>冗餘；多備</text:p>
          </table:table-cell>
          <table:table-cell office:value-type="string">
            <text:p/>
          </table:table-cell>
          <table:table-cell office:value-type="string">
            <text:p>冗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5</text:p>
          </table:table-cell>
          <table:table-cell office:value-type="string">
            <text:p>redundacy</text:p>
          </table:table-cell>
          <table:table-cell office:value-type="string">
            <text:p>冗餘；多備</text:p>
          </table:table-cell>
          <table:table-cell office:value-type="string">
            <text:p/>
          </table:table-cell>
          <table:table-cell office:value-type="string">
            <text:p>冗余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6</text:p>
          </table:table-cell>
          <table:table-cell office:value-type="string">
            <text:p>redundant code</text:p>
          </table:table-cell>
          <table:table-cell office:value-type="string">
            <text:p>冗餘碼</text:p>
          </table:table-cell>
          <table:table-cell office:value-type="string">
            <text:p/>
          </table:table-cell>
          <table:table-cell office:value-type="string">
            <text:p>冗余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7</text:p>
          </table:table-cell>
          <table:table-cell office:value-type="string">
            <text:p>reference</text:p>
          </table:table-cell>
          <table:table-cell office:value-type="string">
            <text:p>參考資料；參考</text:p>
          </table:table-cell>
          <table:table-cell office:value-type="string">
            <text:p/>
          </table:table-cell>
          <table:table-cell office:value-type="string">
            <text:p>引用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8</text:p>
          </table:table-cell>
          <table:table-cell office:value-type="string">
            <text:p>reference edge</text:p>
          </table:table-cell>
          <table:table-cell office:value-type="string">
            <text:p>參考邊</text:p>
          </table:table-cell>
          <table:table-cell office:value-type="string">
            <text:p/>
          </table:table-cell>
          <table:table-cell office:value-type="string">
            <text:p>基准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09</text:p>
          </table:table-cell>
          <table:table-cell office:value-type="string">
            <text:p>refresh</text:p>
          </table:table-cell>
          <table:table-cell office:value-type="string">
            <text:p>再新；重清；復新</text:p>
          </table:table-cell>
          <table:table-cell office:value-type="string">
            <text:p/>
          </table:table-cell>
          <table:table-cell office:value-type="string">
            <text:p>刷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0</text:p>
          </table:table-cell>
          <table:table-cell office:value-type="string">
            <text:p>refresh cycle</text:p>
          </table:table-cell>
          <table:table-cell office:value-type="string">
            <text:p>再新週期</text:p>
          </table:table-cell>
          <table:table-cell office:value-type="string">
            <text:p/>
          </table:table-cell>
          <table:table-cell office:value-type="string">
            <text:p>刷新周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1</text:p>
          </table:table-cell>
          <table:table-cell office:value-type="string">
            <text:p>region fill</text:p>
          </table:table-cell>
          <table:table-cell office:value-type="string">
            <text:p>區域填充</text:p>
          </table:table-cell>
          <table:table-cell office:value-type="string">
            <text:p/>
          </table:table-cell>
          <table:table-cell office:value-type="string">
            <text:p>区域填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2</text:p>
          </table:table-cell>
          <table:table-cell office:value-type="string">
            <text:p>register</text:p>
          </table:table-cell>
          <table:table-cell office:value-type="string">
            <text:p>暫存器；紀錄器</text:p>
          </table:table-cell>
          <table:table-cell office:value-type="string">
            <text:p/>
          </table:table-cell>
          <table:table-cell office:value-type="string">
            <text:p>寄存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3</text:p>
          </table:table-cell>
          <table:table-cell office:value-type="string">
            <text:p>registration</text:p>
          </table:table-cell>
          <table:table-cell office:value-type="string">
            <text:p>登記</text:p>
          </table:table-cell>
          <table:table-cell office:value-type="string">
            <text:p/>
          </table:table-cell>
          <table:table-cell office:value-type="string">
            <text:p>登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4</text:p>
          </table:table-cell>
          <table:table-cell office:value-type="string">
            <text:p>registration</text:p>
          </table:table-cell>
          <table:table-cell office:value-type="string">
            <text:p>登記</text:p>
          </table:table-cell>
          <table:table-cell office:value-type="string">
            <text:p/>
          </table:table-cell>
          <table:table-cell office:value-type="string">
            <text:p>对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5</text:p>
          </table:table-cell>
          <table:table-cell office:value-type="string">
            <text:p>registration authority</text:p>
          </table:table-cell>
          <table:table-cell office:value-type="string">
            <text:p>註冊機構</text:p>
          </table:table-cell>
          <table:table-cell office:value-type="string">
            <text:p/>
          </table:table-cell>
          <table:table-cell office:value-type="string">
            <text:p>登记机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6</text:p>
          </table:table-cell>
          <table:table-cell office:value-type="string">
            <text:p>relational calculus</text:p>
          </table:table-cell>
          <table:table-cell office:value-type="string">
            <text:p>關連式微積分</text:p>
          </table:table-cell>
          <table:table-cell office:value-type="string">
            <text:p/>
          </table:table-cell>
          <table:table-cell office:value-type="string">
            <text:p>关系演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7</text:p>
          </table:table-cell>
          <table:table-cell office:value-type="string">
            <text:p>relational data model</text:p>
          </table:table-cell>
          <table:table-cell office:value-type="string">
            <text:p>關連式資料模型</text:p>
          </table:table-cell>
          <table:table-cell office:value-type="string">
            <text:p/>
          </table:table-cell>
          <table:table-cell office:value-type="string">
            <text:p>关系数据模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8</text:p>
          </table:table-cell>
          <table:table-cell office:value-type="string">
            <text:p>relational database</text:p>
          </table:table-cell>
          <table:table-cell office:value-type="string">
            <text:p>關連式資料庫</text:p>
          </table:table-cell>
          <table:table-cell office:value-type="string">
            <text:p/>
          </table:table-cell>
          <table:table-cell office:value-type="string">
            <text:p>关系数据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19</text:p>
          </table:table-cell>
          <table:table-cell office:value-type="string">
            <text:p>relational model</text:p>
          </table:table-cell>
          <table:table-cell office:value-type="string">
            <text:p>關連式模型</text:p>
          </table:table-cell>
          <table:table-cell office:value-type="string">
            <text:p/>
          </table:table-cell>
          <table:table-cell office:value-type="string">
            <text:p>关系模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0</text:p>
          </table:table-cell>
          <table:table-cell office:value-type="string">
            <text:p>relative address</text:p>
          </table:table-cell>
          <table:table-cell office:value-type="string">
            <text:p>相對位址</text:p>
          </table:table-cell>
          <table:table-cell office:value-type="string">
            <text:p/>
          </table:table-cell>
          <table:table-cell office:value-type="string">
            <text:p>相对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1</text:p>
          </table:table-cell>
          <table:table-cell office:value-type="string">
            <text:p>release</text:p>
          </table:table-cell>
          <table:table-cell office:value-type="string">
            <text:p>釋放；鬆開</text:p>
          </table:table-cell>
          <table:table-cell office:value-type="string">
            <text:p/>
          </table:table-cell>
          <table:table-cell office:value-type="string">
            <text:p>发布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2</text:p>
          </table:table-cell>
          <table:table-cell office:value-type="string">
            <text:p>release</text:p>
          </table:table-cell>
          <table:table-cell office:value-type="string">
            <text:p>釋放；鬆開</text:p>
          </table:table-cell>
          <table:table-cell office:value-type="string">
            <text:p/>
          </table:table-cell>
          <table:table-cell office:value-type="string">
            <text:p>释放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3</text:p>
          </table:table-cell>
          <table:table-cell office:value-type="string">
            <text:p>reliability</text:p>
          </table:table-cell>
          <table:table-cell office:value-type="string">
            <text:p>可靠度；可靠性</text:p>
          </table:table-cell>
          <table:table-cell office:value-type="string">
            <text:p/>
          </table:table-cell>
          <table:table-cell office:value-type="string">
            <text:p>可靠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4</text:p>
          </table:table-cell>
          <table:table-cell office:value-type="string">
            <text:p>relocatable address</text:p>
          </table:table-cell>
          <table:table-cell office:value-type="string">
            <text:p>可重置位址</text:p>
          </table:table-cell>
          <table:table-cell office:value-type="string">
            <text:p/>
          </table:table-cell>
          <table:table-cell office:value-type="string">
            <text:p>可重定位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5</text:p>
          </table:table-cell>
          <table:table-cell office:value-type="string">
            <text:p>remote batch processing</text:p>
          </table:table-cell>
          <table:table-cell office:value-type="string">
            <text:p>遠程整批處理</text:p>
          </table:table-cell>
          <table:table-cell office:value-type="string">
            <text:p/>
          </table:table-cell>
          <table:table-cell office:value-type="string">
            <text:p>远程批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6</text:p>
          </table:table-cell>
          <table:table-cell office:value-type="string">
            <text:p>remote database access</text:p>
          </table:table-cell>
          <table:table-cell office:value-type="string">
            <text:p>遠程資料庫存取</text:p>
          </table:table-cell>
          <table:table-cell office:value-type="string">
            <text:p/>
          </table:table-cell>
          <table:table-cell office:value-type="string">
            <text:p>远程数据库访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7</text:p>
          </table:table-cell>
          <table:table-cell office:value-type="string">
            <text:p>remote login</text:p>
          </table:table-cell>
          <table:table-cell office:value-type="string">
            <text:p>遠程登入</text:p>
          </table:table-cell>
          <table:table-cell office:value-type="string">
            <text:p/>
          </table:table-cell>
          <table:table-cell office:value-type="string">
            <text:p>远程注册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8</text:p>
          </table:table-cell>
          <table:table-cell office:value-type="string">
            <text:p>remote maintenance</text:p>
          </table:table-cell>
          <table:table-cell office:value-type="string">
            <text:p>遠程維護</text:p>
          </table:table-cell>
          <table:table-cell office:value-type="string">
            <text:p/>
          </table:table-cell>
          <table:table-cell office:value-type="string">
            <text:p>远程维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29</text:p>
          </table:table-cell>
          <table:table-cell office:value-type="string">
            <text:p>rendering</text:p>
          </table:table-cell>
          <table:table-cell office:value-type="string">
            <text:p>轉列</text:p>
          </table:table-cell>
          <table:table-cell office:value-type="string">
            <text:p/>
          </table:table-cell>
          <table:table-cell office:value-type="string">
            <text:p>绘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0</text:p>
          </table:table-cell>
          <table:table-cell office:value-type="string">
            <text:p>reorganization</text:p>
          </table:table-cell>
          <table:table-cell office:value-type="string">
            <text:p>重組</text:p>
          </table:table-cell>
          <table:table-cell office:value-type="string">
            <text:p/>
          </table:table-cell>
          <table:table-cell office:value-type="string">
            <text:p>重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1</text:p>
          </table:table-cell>
          <table:table-cell office:value-type="string">
            <text:p>repeater</text:p>
          </table:table-cell>
          <table:table-cell office:value-type="string">
            <text:p>轉發器；中繼器；中繼站；增音機</text:p>
          </table:table-cell>
          <table:table-cell office:value-type="string">
            <text:p/>
          </table:table-cell>
          <table:table-cell office:value-type="string">
            <text:p>中继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2</text:p>
          </table:table-cell>
          <table:table-cell office:value-type="string">
            <text:p>replacement</text:p>
          </table:table-cell>
          <table:table-cell office:value-type="string">
            <text:p>更換</text:p>
          </table:table-cell>
          <table:table-cell office:value-type="string">
            <text:p/>
          </table:table-cell>
          <table:table-cell office:value-type="string">
            <text:p>替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3</text:p>
          </table:table-cell>
          <table:table-cell office:value-type="string">
            <text:p>replay</text:p>
          </table:table-cell>
          <table:table-cell office:value-type="string">
            <text:p>重播</text:p>
          </table:table-cell>
          <table:table-cell office:value-type="string">
            <text:p/>
          </table:table-cell>
          <table:table-cell office:value-type="string">
            <text:p>重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4</text:p>
          </table:table-cell>
          <table:table-cell office:value-type="string">
            <text:p>replication</text:p>
          </table:table-cell>
          <table:table-cell office:value-type="string">
            <text:p>複製</text:p>
          </table:table-cell>
          <table:table-cell office:value-type="string">
            <text:p/>
          </table:table-cell>
          <table:table-cell office:value-type="string">
            <text:p>[同步]复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5</text:p>
          </table:table-cell>
          <table:table-cell office:value-type="string">
            <text:p>reply</text:p>
          </table:table-cell>
          <table:table-cell office:value-type="string">
            <text:p>答覆</text:p>
          </table:table-cell>
          <table:table-cell office:value-type="string">
            <text:p/>
          </table:table-cell>
          <table:table-cell office:value-type="string">
            <text:p>回复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6</text:p>
          </table:table-cell>
          <table:table-cell office:value-type="string">
            <text:p>report</text:p>
          </table:table-cell>
          <table:table-cell office:value-type="string">
            <text:p>報表</text:p>
          </table:table-cell>
          <table:table-cell office:value-type="string">
            <text:p/>
          </table:table-cell>
          <table:table-cell office:value-type="string">
            <text:p>报告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7</text:p>
          </table:table-cell>
          <table:table-cell office:value-type="string">
            <text:p>repository</text:p>
          </table:table-cell>
          <table:table-cell office:value-type="string">
            <text:p>儲存庫</text:p>
          </table:table-cell>
          <table:table-cell office:value-type="string">
            <text:p/>
          </table:table-cell>
          <table:table-cell office:value-type="string">
            <text:p>储存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8</text:p>
          </table:table-cell>
          <table:table-cell office:value-type="string">
            <text:p>repudiation</text:p>
          </table:table-cell>
          <table:table-cell office:value-type="string">
            <text:p>否認</text:p>
          </table:table-cell>
          <table:table-cell office:value-type="string">
            <text:p/>
          </table:table-cell>
          <table:table-cell office:value-type="string">
            <text:p>抵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39</text:p>
          </table:table-cell>
          <table:table-cell office:value-type="string">
            <text:p>Request for Discussion (RFD)</text:p>
          </table:table-cell>
          <table:table-cell office:value-type="string">
            <text:p>請求討論</text:p>
          </table:table-cell>
          <table:table-cell office:value-type="string">
            <text:p/>
          </table:table-cell>
          <table:table-cell office:value-type="string">
            <text:p>请求讨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0</text:p>
          </table:table-cell>
          <table:table-cell office:value-type="string">
            <text:p>rerun</text:p>
          </table:table-cell>
          <table:table-cell office:value-type="string">
            <text:p>重作</text:p>
          </table:table-cell>
          <table:table-cell office:value-type="string">
            <text:p/>
          </table:table-cell>
          <table:table-cell office:value-type="string">
            <text:p>重新运行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1</text:p>
          </table:table-cell>
          <table:table-cell office:value-type="string">
            <text:p>rescue point</text:p>
          </table:table-cell>
          <table:table-cell office:value-type="string">
            <text:p>救援點</text:p>
          </table:table-cell>
          <table:table-cell office:value-type="string">
            <text:p/>
          </table:table-cell>
          <table:table-cell office:value-type="string">
            <text:p>拯救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2</text:p>
          </table:table-cell>
          <table:table-cell office:value-type="string">
            <text:p>reserved character</text:p>
          </table:table-cell>
          <table:table-cell office:value-type="string">
            <text:p>保留字元</text:p>
          </table:table-cell>
          <table:table-cell office:value-type="string">
            <text:p/>
          </table:table-cell>
          <table:table-cell office:value-type="string">
            <text:p>保留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3</text:p>
          </table:table-cell>
          <table:table-cell office:value-type="string">
            <text:p>reserved word</text:p>
          </table:table-cell>
          <table:table-cell office:value-type="string">
            <text:p>保留字</text:p>
          </table:table-cell>
          <table:table-cell office:value-type="string">
            <text:p/>
          </table:table-cell>
          <table:table-cell office:value-type="string">
            <text:p>保留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4</text:p>
          </table:table-cell>
          <table:table-cell office:value-type="string">
            <text:p>reset</text:p>
          </table:table-cell>
          <table:table-cell office:value-type="string">
            <text:p>重設；重新開始；重置；重置載波</text:p>
          </table:table-cell>
          <table:table-cell office:value-type="string">
            <text:p/>
          </table:table-cell>
          <table:table-cell office:value-type="string">
            <text:p>复位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5</text:p>
          </table:table-cell>
          <table:table-cell office:value-type="string">
            <text:p>resident</text:p>
          </table:table-cell>
          <table:table-cell office:value-type="string">
            <text:p>駐存；駐留；常駐；駐留的</text:p>
          </table:table-cell>
          <table:table-cell office:value-type="string">
            <text:p/>
          </table:table-cell>
          <table:table-cell office:value-type="string">
            <text:p>驻留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6</text:p>
          </table:table-cell>
          <table:table-cell office:value-type="string">
            <text:p>resident program</text:p>
          </table:table-cell>
          <table:table-cell office:value-type="string">
            <text:p>常駐程式</text:p>
          </table:table-cell>
          <table:table-cell office:value-type="string">
            <text:p/>
          </table:table-cell>
          <table:table-cell office:value-type="string">
            <text:p>驻留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7</text:p>
          </table:table-cell>
          <table:table-cell office:value-type="string">
            <text:p>resize</text:p>
          </table:table-cell>
          <table:table-cell office:value-type="string">
            <text:p>重調大小</text:p>
          </table:table-cell>
          <table:table-cell office:value-type="string">
            <text:p/>
          </table:table-cell>
          <table:table-cell office:value-type="string">
            <text:p>重定大小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8</text:p>
          </table:table-cell>
          <table:table-cell office:value-type="string">
            <text:p>resolution</text:p>
          </table:table-cell>
          <table:table-cell office:value-type="string">
            <text:p>解析度</text:p>
          </table:table-cell>
          <table:table-cell office:value-type="string">
            <text:p/>
          </table:table-cell>
          <table:table-cell office:value-type="string">
            <text:p>分辨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49</text:p>
          </table:table-cell>
          <table:table-cell office:value-type="string">
            <text:p>resolve</text:p>
          </table:table-cell>
          <table:table-cell office:value-type="string">
            <text:p>（位址）解析</text:p>
          </table:table-cell>
          <table:table-cell office:value-type="string">
            <text:p/>
          </table:table-cell>
          <table:table-cell office:value-type="string">
            <text:p>[地址]解算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0</text:p>
          </table:table-cell>
          <table:table-cell office:value-type="string">
            <text:p>resource</text:p>
          </table:table-cell>
          <table:table-cell office:value-type="string">
            <text:p>資源</text:p>
          </table:table-cell>
          <table:table-cell office:value-type="string">
            <text:p/>
          </table:table-cell>
          <table:table-cell office:value-type="string">
            <text:p>资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1</text:p>
          </table:table-cell>
          <table:table-cell office:value-type="string">
            <text:p>resource allocation</text:p>
          </table:table-cell>
          <table:table-cell office:value-type="string">
            <text:p>資源分配；資源配置</text:p>
          </table:table-cell>
          <table:table-cell office:value-type="string">
            <text:p/>
          </table:table-cell>
          <table:table-cell office:value-type="string">
            <text:p>资源分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2</text:p>
          </table:table-cell>
          <table:table-cell office:value-type="string">
            <text:p>response</text:p>
          </table:table-cell>
          <table:table-cell office:value-type="string">
            <text:p>回應；響應</text:p>
          </table:table-cell>
          <table:table-cell office:value-type="string">
            <text:p/>
          </table:table-cell>
          <table:table-cell office:value-type="string">
            <text:p>响应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3</text:p>
          </table:table-cell>
          <table:table-cell office:value-type="string">
            <text:p>response time</text:p>
          </table:table-cell>
          <table:table-cell office:value-type="string">
            <text:p>回應時間</text:p>
          </table:table-cell>
          <table:table-cell office:value-type="string">
            <text:p/>
          </table:table-cell>
          <table:table-cell office:value-type="string">
            <text:p>响应时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4</text:p>
          </table:table-cell>
          <table:table-cell office:value-type="string">
            <text:p>restart</text:p>
          </table:table-cell>
          <table:table-cell office:value-type="string">
            <text:p>重新開始；再啟動</text:p>
          </table:table-cell>
          <table:table-cell office:value-type="string">
            <text:p/>
          </table:table-cell>
          <table:table-cell office:value-type="string">
            <text:p>重新启动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5</text:p>
          </table:table-cell>
          <table:table-cell office:value-type="string">
            <text:p>restore</text:p>
          </table:table-cell>
          <table:table-cell office:value-type="string">
            <text:p>復原</text:p>
          </table:table-cell>
          <table:table-cell office:value-type="string">
            <text:p/>
          </table:table-cell>
          <table:table-cell office:value-type="string">
            <text:p>复原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6</text:p>
          </table:table-cell>
          <table:table-cell office:value-type="string">
            <text:p>retrace</text:p>
          </table:table-cell>
          <table:table-cell office:value-type="string">
            <text:p>回掃</text:p>
          </table:table-cell>
          <table:table-cell office:value-type="string">
            <text:p/>
          </table:table-cell>
          <table:table-cell office:value-type="string">
            <text:p>回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7</text:p>
          </table:table-cell>
          <table:table-cell office:value-type="string">
            <text:p>retrieval</text:p>
          </table:table-cell>
          <table:table-cell office:value-type="string">
            <text:p>檢索</text:p>
          </table:table-cell>
          <table:table-cell office:value-type="string">
            <text:p/>
          </table:table-cell>
          <table:table-cell office:value-type="string">
            <text:p>检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8</text:p>
          </table:table-cell>
          <table:table-cell office:value-type="string">
            <text:p>retro virus</text:p>
          </table:table-cell>
          <table:table-cell office:value-type="string">
            <text:p>反防毒病毒</text:p>
          </table:table-cell>
          <table:table-cell office:value-type="string">
            <text:p/>
          </table:table-cell>
          <table:table-cell office:value-type="string">
            <text:p>抗防病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59</text:p>
          </table:table-cell>
          <table:table-cell office:value-type="string">
            <text:p>return</text:p>
          </table:table-cell>
          <table:table-cell office:value-type="string">
            <text:p>折回；轉回；返回；回程；回路；回線</text:p>
          </table:table-cell>
          <table:table-cell office:value-type="string">
            <text:p/>
          </table:table-cell>
          <table:table-cell office:value-type="string">
            <text:p>返回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0</text:p>
          </table:table-cell>
          <table:table-cell office:value-type="string">
            <text:p>Return key</text:p>
          </table:table-cell>
          <table:table-cell office:value-type="string">
            <text:p>return 鍵</text:p>
          </table:table-cell>
          <table:table-cell office:value-type="string">
            <text:p/>
          </table:table-cell>
          <table:table-cell office:value-type="string">
            <text:p>回车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1</text:p>
          </table:table-cell>
          <table:table-cell office:value-type="string">
            <text:p>return statement</text:p>
          </table:table-cell>
          <table:table-cell office:value-type="string">
            <text:p>回覆敘述</text:p>
          </table:table-cell>
          <table:table-cell office:value-type="string">
            <text:p/>
          </table:table-cell>
          <table:table-cell office:value-type="string">
            <text:p>返回语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2</text:p>
          </table:table-cell>
          <table:table-cell office:value-type="string">
            <text:p>return to zero(RZ)</text:p>
          </table:table-cell>
          <table:table-cell office:value-type="string">
            <text:p>歸零</text:p>
          </table:table-cell>
          <table:table-cell office:value-type="string">
            <text:p/>
          </table:table-cell>
          <table:table-cell office:value-type="string">
            <text:p>归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3</text:p>
          </table:table-cell>
          <table:table-cell office:value-type="string">
            <text:p>reusability</text:p>
          </table:table-cell>
          <table:table-cell office:value-type="string">
            <text:p>可再用性</text:p>
          </table:table-cell>
          <table:table-cell office:value-type="string">
            <text:p/>
          </table:table-cell>
          <table:table-cell office:value-type="string">
            <text:p>可重用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4</text:p>
          </table:table-cell>
          <table:table-cell office:value-type="string">
            <text:p>reverse engineering</text:p>
          </table:table-cell>
          <table:table-cell office:value-type="string">
            <text:p>反向工程</text:p>
          </table:table-cell>
          <table:table-cell office:value-type="string">
            <text:p/>
          </table:table-cell>
          <table:table-cell office:value-type="string">
            <text:p>逆向工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5</text:p>
          </table:table-cell>
          <table:table-cell office:value-type="string">
            <text:p>reverse search</text:p>
          </table:table-cell>
          <table:table-cell office:value-type="string">
            <text:p>反轉搜尋</text:p>
          </table:table-cell>
          <table:table-cell office:value-type="string">
            <text:p/>
          </table:table-cell>
          <table:table-cell office:value-type="string">
            <text:p>逆向搜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6</text:p>
          </table:table-cell>
          <table:table-cell office:value-type="string">
            <text:p>rewritable optical disk</text:p>
          </table:table-cell>
          <table:table-cell office:value-type="string">
            <text:p>可再寫光碟</text:p>
          </table:table-cell>
          <table:table-cell office:value-type="string">
            <text:p/>
          </table:table-cell>
          <table:table-cell office:value-type="string">
            <text:p>可重写光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7</text:p>
          </table:table-cell>
          <table:table-cell office:value-type="string">
            <text:p>ribbon cartridge</text:p>
          </table:table-cell>
          <table:table-cell office:value-type="string">
            <text:p>色帶匣</text:p>
          </table:table-cell>
          <table:table-cell office:value-type="string">
            <text:p/>
          </table:table-cell>
          <table:table-cell office:value-type="string">
            <text:p>色带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8</text:p>
          </table:table-cell>
          <table:table-cell office:value-type="string">
            <text:p>rich media</text:p>
          </table:table-cell>
          <table:table-cell office:value-type="string">
            <text:p>豐富媒體</text:p>
          </table:table-cell>
          <table:table-cell office:value-type="string">
            <text:p/>
          </table:table-cell>
          <table:table-cell office:value-type="string">
            <text:p>富媒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69</text:p>
          </table:table-cell>
          <table:table-cell office:value-type="string">
            <text:p>rich text</text:p>
          </table:table-cell>
          <table:table-cell office:value-type="string">
            <text:p>豐富文字；加強文字</text:p>
          </table:table-cell>
          <table:table-cell office:value-type="string">
            <text:p/>
          </table:table-cell>
          <table:table-cell office:value-type="string">
            <text:p>富文本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0</text:p>
          </table:table-cell>
          <table:table-cell office:value-type="string">
            <text:p>right click</text:p>
          </table:table-cell>
          <table:table-cell office:value-type="string">
            <text:p>右按鍵</text:p>
          </table:table-cell>
          <table:table-cell office:value-type="string">
            <text:p/>
          </table:table-cell>
          <table:table-cell office:value-type="string">
            <text:p>右单击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1</text:p>
          </table:table-cell>
          <table:table-cell office:value-type="string">
            <text:p>right justify</text:p>
          </table:table-cell>
          <table:table-cell office:value-type="string">
            <text:p>靠右對齊</text:p>
          </table:table-cell>
          <table:table-cell office:value-type="string">
            <text:p/>
          </table:table-cell>
          <table:table-cell office:value-type="string">
            <text:p>右整版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2</text:p>
          </table:table-cell>
          <table:table-cell office:value-type="string">
            <text:p>right-aligned</text:p>
          </table:table-cell>
          <table:table-cell office:value-type="string">
            <text:p>向右對齊</text:p>
          </table:table-cell>
          <table:table-cell office:value-type="string">
            <text:p/>
          </table:table-cell>
          <table:table-cell office:value-type="string">
            <text:p>右对齐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3</text:p>
          </table:table-cell>
          <table:table-cell office:value-type="string">
            <text:p>risk</text:p>
          </table:table-cell>
          <table:table-cell office:value-type="string">
            <text:p>風險</text:p>
          </table:table-cell>
          <table:table-cell office:value-type="string">
            <text:p/>
          </table:table-cell>
          <table:table-cell office:value-type="string">
            <text:p>风险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4</text:p>
          </table:table-cell>
          <table:table-cell office:value-type="string">
            <text:p>risk analysis</text:p>
          </table:table-cell>
          <table:table-cell office:value-type="string">
            <text:p>風險分析</text:p>
          </table:table-cell>
          <table:table-cell office:value-type="string">
            <text:p/>
          </table:table-cell>
          <table:table-cell office:value-type="string">
            <text:p>风险分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5</text:p>
          </table:table-cell>
          <table:table-cell office:value-type="string">
            <text:p>risk assessment</text:p>
          </table:table-cell>
          <table:table-cell office:value-type="string">
            <text:p>風險評估</text:p>
          </table:table-cell>
          <table:table-cell office:value-type="string">
            <text:p/>
          </table:table-cell>
          <table:table-cell office:value-type="string">
            <text:p>风险评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6</text:p>
          </table:table-cell>
          <table:table-cell office:value-type="string">
            <text:p>rlogin</text:p>
          </table:table-cell>
          <table:table-cell office:value-type="string">
            <text:p>遠程登錄</text:p>
          </table:table-cell>
          <table:table-cell office:value-type="string">
            <text:p/>
          </table:table-cell>
          <table:table-cell office:value-type="string">
            <text:p>远程注册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7</text:p>
          </table:table-cell>
          <table:table-cell office:value-type="string">
            <text:p>rlogin</text:p>
          </table:table-cell>
          <table:table-cell office:value-type="string">
            <text:p>遠程登錄</text:p>
          </table:table-cell>
          <table:table-cell office:value-type="string">
            <text:p/>
          </table:table-cell>
          <table:table-cell office:value-type="string">
            <text:p>远程注册协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8</text:p>
          </table:table-cell>
          <table:table-cell office:value-type="string">
            <text:p>robot</text:p>
          </table:table-cell>
          <table:table-cell office:value-type="string">
            <text:p>機器人</text:p>
          </table:table-cell>
          <table:table-cell office:value-type="string">
            <text:p/>
          </table:table-cell>
          <table:table-cell office:value-type="string">
            <text:p>机器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79</text:p>
          </table:table-cell>
          <table:table-cell office:value-type="string">
            <text:p>robot system</text:p>
          </table:table-cell>
          <table:table-cell office:value-type="string">
            <text:p>機器人系統</text:p>
          </table:table-cell>
          <table:table-cell office:value-type="string">
            <text:p/>
          </table:table-cell>
          <table:table-cell office:value-type="string">
            <text:p>机器人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0</text:p>
          </table:table-cell>
          <table:table-cell office:value-type="string">
            <text:p>robust</text:p>
          </table:table-cell>
          <table:table-cell office:value-type="string">
            <text:p>堅固的；強健的</text:p>
          </table:table-cell>
          <table:table-cell office:value-type="string">
            <text:p/>
          </table:table-cell>
          <table:table-cell office:value-type="string">
            <text:p>健壮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1</text:p>
          </table:table-cell>
          <table:table-cell office:value-type="string">
            <text:p>roll in</text:p>
          </table:table-cell>
          <table:table-cell office:value-type="string">
            <text:p>滾入</text:p>
          </table:table-cell>
          <table:table-cell office:value-type="string">
            <text:p/>
          </table:table-cell>
          <table:table-cell office:value-type="string">
            <text:p>转入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2</text:p>
          </table:table-cell>
          <table:table-cell office:value-type="string">
            <text:p>roll out</text:p>
          </table:table-cell>
          <table:table-cell office:value-type="string">
            <text:p>滾出</text:p>
          </table:table-cell>
          <table:table-cell office:value-type="string">
            <text:p/>
          </table:table-cell>
          <table:table-cell office:value-type="string">
            <text:p>转出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3</text:p>
          </table:table-cell>
          <table:table-cell office:value-type="string">
            <text:p>rollback</text:p>
          </table:table-cell>
          <table:table-cell office:value-type="string">
            <text:p>回轉；轉返</text:p>
          </table:table-cell>
          <table:table-cell office:value-type="string">
            <text:p/>
          </table:table-cell>
          <table:table-cell office:value-type="string">
            <text:p>卷回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4</text:p>
          </table:table-cell>
          <table:table-cell office:value-type="string">
            <text:p>root</text:p>
          </table:table-cell>
          <table:table-cell office:value-type="string">
            <text:p>根；樹根</text:p>
          </table:table-cell>
          <table:table-cell office:value-type="string">
            <text:p/>
          </table:table-cell>
          <table:table-cell office:value-type="string">
            <text:p>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5</text:p>
          </table:table-cell>
          <table:table-cell office:value-type="string">
            <text:p>root directory</text:p>
          </table:table-cell>
          <table:table-cell office:value-type="string">
            <text:p>根目錄</text:p>
          </table:table-cell>
          <table:table-cell office:value-type="string">
            <text:p/>
          </table:table-cell>
          <table:table-cell office:value-type="string">
            <text:p>根目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6</text:p>
          </table:table-cell>
          <table:table-cell office:value-type="string">
            <text:p>root node</text:p>
          </table:table-cell>
          <table:table-cell office:value-type="string">
            <text:p>根節點</text:p>
          </table:table-cell>
          <table:table-cell office:value-type="string">
            <text:p/>
          </table:table-cell>
          <table:table-cell office:value-type="string">
            <text:p>根结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7</text:p>
          </table:table-cell>
          <table:table-cell office:value-type="string">
            <text:p>rotate</text:p>
          </table:table-cell>
          <table:table-cell office:value-type="string">
            <text:p>旋轉</text:p>
          </table:table-cell>
          <table:table-cell office:value-type="string">
            <text:p/>
          </table:table-cell>
          <table:table-cell office:value-type="string">
            <text:p>旋转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8</text:p>
          </table:table-cell>
          <table:table-cell office:value-type="string">
            <text:p>routine</text:p>
          </table:table-cell>
          <table:table-cell office:value-type="string">
            <text:p>子程式；常式</text:p>
          </table:table-cell>
          <table:table-cell office:value-type="string">
            <text:p/>
          </table:table-cell>
          <table:table-cell office:value-type="string">
            <text:p>例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89</text:p>
          </table:table-cell>
          <table:table-cell office:value-type="string">
            <text:p>run time</text:p>
          </table:table-cell>
          <table:table-cell office:value-type="string">
            <text:p>運行時間</text:p>
          </table:table-cell>
          <table:table-cell office:value-type="string">
            <text:p/>
          </table:table-cell>
          <table:table-cell office:value-type="string">
            <text:p>运行时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0</text:p>
          </table:table-cell>
          <table:table-cell office:value-type="string">
            <text:p>run-length encoding</text:p>
          </table:table-cell>
          <table:table-cell office:value-type="string">
            <text:p>運行長度編碼</text:p>
          </table:table-cell>
          <table:table-cell office:value-type="string">
            <text:p/>
          </table:table-cell>
          <table:table-cell office:value-type="string">
            <text:p>行程长度编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1</text:p>
          </table:table-cell>
          <table:table-cell office:value-type="string">
            <text:p>runtime</text:p>
          </table:table-cell>
          <table:table-cell office:value-type="string">
            <text:p>運轉時間；執行期；運行時間</text:p>
          </table:table-cell>
          <table:table-cell office:value-type="string">
            <text:p/>
          </table:table-cell>
          <table:table-cell office:value-type="string">
            <text:p>运行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2</text:p>
          </table:table-cell>
          <table:table-cell office:value-type="string">
            <text:p>sample and hold device</text:p>
          </table:table-cell>
          <table:table-cell office:value-type="string">
            <text:p>抽樣保持裝置；取樣保持裝置；取樣保值裝器</text:p>
          </table:table-cell>
          <table:table-cell office:value-type="string">
            <text:p/>
          </table:table-cell>
          <table:table-cell office:value-type="string">
            <text:p>采样保持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3</text:p>
          </table:table-cell>
          <table:table-cell office:value-type="string">
            <text:p>sampling</text:p>
          </table:table-cell>
          <table:table-cell office:value-type="string">
            <text:p>取樣；抽樣</text:p>
          </table:table-cell>
          <table:table-cell office:value-type="string">
            <text:p/>
          </table:table-cell>
          <table:table-cell office:value-type="string">
            <text:p>采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4</text:p>
          </table:table-cell>
          <table:table-cell office:value-type="string">
            <text:p>sampling rate</text:p>
          </table:table-cell>
          <table:table-cell office:value-type="string">
            <text:p>取樣頻率；取樣率；抽樣率</text:p>
          </table:table-cell>
          <table:table-cell office:value-type="string">
            <text:p/>
          </table:table-cell>
          <table:table-cell office:value-type="string">
            <text:p>采样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5</text:p>
          </table:table-cell>
          <table:table-cell office:value-type="string">
            <text:p>sanitizing</text:p>
          </table:table-cell>
          <table:table-cell office:value-type="string">
            <text:p>消毒</text:p>
          </table:table-cell>
          <table:table-cell office:value-type="string">
            <text:p/>
          </table:table-cell>
          <table:table-cell office:value-type="string">
            <text:p>净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6</text:p>
          </table:table-cell>
          <table:table-cell office:value-type="string">
            <text:p>satellite computer</text:p>
          </table:table-cell>
          <table:table-cell office:value-type="string">
            <text:p>衛星計算機；輔助計算機</text:p>
          </table:table-cell>
          <table:table-cell office:value-type="string">
            <text:p/>
          </table:table-cell>
          <table:table-cell office:value-type="string">
            <text:p>卫星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7</text:p>
          </table:table-cell>
          <table:table-cell office:value-type="string">
            <text:p>save</text:p>
          </table:table-cell>
          <table:table-cell office:value-type="string">
            <text:p>保存；存；節省；保留</text:p>
          </table:table-cell>
          <table:table-cell office:value-type="string">
            <text:p/>
          </table:table-cell>
          <table:table-cell office:value-type="string">
            <text:p>保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8</text:p>
          </table:table-cell>
          <table:table-cell office:value-type="string">
            <text:p>scaffolding</text:p>
          </table:table-cell>
          <table:table-cell office:value-type="string">
            <text:p>過渡支架</text:p>
          </table:table-cell>
          <table:table-cell office:value-type="string">
            <text:p/>
          </table:table-cell>
          <table:table-cell office:value-type="string">
            <text:p>脚手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499</text:p>
          </table:table-cell>
          <table:table-cell office:value-type="string">
            <text:p>scalability</text:p>
          </table:table-cell>
          <table:table-cell office:value-type="string">
            <text:p>可擴縮性；可調(尺寸之)能力</text:p>
          </table:table-cell>
          <table:table-cell office:value-type="string">
            <text:p/>
          </table:table-cell>
          <table:table-cell office:value-type="string">
            <text:p>可缩放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0</text:p>
          </table:table-cell>
          <table:table-cell office:value-type="string">
            <text:p>scalar</text:p>
          </table:table-cell>
          <table:table-cell office:value-type="string">
            <text:p>純量；純量的</text:p>
          </table:table-cell>
          <table:table-cell office:value-type="string">
            <text:p/>
          </table:table-cell>
          <table:table-cell office:value-type="string">
            <text:p>标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1</text:p>
          </table:table-cell>
          <table:table-cell office:value-type="string">
            <text:p>scalar processor</text:p>
          </table:table-cell>
          <table:table-cell office:value-type="string">
            <text:p>純量處理機</text:p>
          </table:table-cell>
          <table:table-cell office:value-type="string">
            <text:p/>
          </table:table-cell>
          <table:table-cell office:value-type="string">
            <text:p>标量处理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2</text:p>
          </table:table-cell>
          <table:table-cell office:value-type="string">
            <text:p>scale</text:p>
          </table:table-cell>
          <table:table-cell office:value-type="string">
            <text:p>標度；尺度；音階；比例尺；規模</text:p>
          </table:table-cell>
          <table:table-cell office:value-type="string">
            <text:p/>
          </table:table-cell>
          <table:table-cell office:value-type="string">
            <text:p>比例缩放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3</text:p>
          </table:table-cell>
          <table:table-cell office:value-type="string">
            <text:p>scale</text:p>
          </table:table-cell>
          <table:table-cell office:value-type="string">
            <text:p>標度；尺度；音階；比例尺；規模</text:p>
          </table:table-cell>
          <table:table-cell office:value-type="string">
            <text:p/>
          </table:table-cell>
          <table:table-cell office:value-type="string">
            <text:p>定标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4</text:p>
          </table:table-cell>
          <table:table-cell office:value-type="string">
            <text:p>scale factor</text:p>
          </table:table-cell>
          <table:table-cell office:value-type="string">
            <text:p>比例因數；標度因數</text:p>
          </table:table-cell>
          <table:table-cell office:value-type="string">
            <text:p/>
          </table:table-cell>
          <table:table-cell office:value-type="string">
            <text:p>比例因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5</text:p>
          </table:table-cell>
          <table:table-cell office:value-type="string">
            <text:p>scan</text:p>
          </table:table-cell>
          <table:table-cell office:value-type="string">
            <text:p>掃瞄</text:p>
          </table:table-cell>
          <table:table-cell office:value-type="string">
            <text:p/>
          </table:table-cell>
          <table:table-cell office:value-type="string">
            <text:p>扫描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6</text:p>
          </table:table-cell>
          <table:table-cell office:value-type="string">
            <text:p>scan line</text:p>
          </table:table-cell>
          <table:table-cell office:value-type="string">
            <text:p>掃瞄線</text:p>
          </table:table-cell>
          <table:table-cell office:value-type="string">
            <text:p/>
          </table:table-cell>
          <table:table-cell office:value-type="string">
            <text:p>扫描线（行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7</text:p>
          </table:table-cell>
          <table:table-cell office:value-type="string">
            <text:p>scanner</text:p>
          </table:table-cell>
          <table:table-cell office:value-type="string">
            <text:p>掃瞄器；掃瞄程序</text:p>
          </table:table-cell>
          <table:table-cell office:value-type="string">
            <text:p/>
          </table:table-cell>
          <table:table-cell office:value-type="string">
            <text:p>扫描器（仪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8</text:p>
          </table:table-cell>
          <table:table-cell office:value-type="string">
            <text:p>scavenge</text:p>
          </table:table-cell>
          <table:table-cell office:value-type="string">
            <text:p>提取</text:p>
          </table:table-cell>
          <table:table-cell office:value-type="string">
            <text:p/>
          </table:table-cell>
          <table:table-cell office:value-type="string">
            <text:p>拣剩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09</text:p>
          </table:table-cell>
          <table:table-cell office:value-type="string">
            <text:p>scene</text:p>
          </table:table-cell>
          <table:table-cell office:value-type="string">
            <text:p>場面；場景</text:p>
          </table:table-cell>
          <table:table-cell office:value-type="string">
            <text:p/>
          </table:table-cell>
          <table:table-cell office:value-type="string">
            <text:p>场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0</text:p>
          </table:table-cell>
          <table:table-cell office:value-type="string">
            <text:p>scene</text:p>
          </table:table-cell>
          <table:table-cell office:value-type="string">
            <text:p>場面；場景</text:p>
          </table:table-cell>
          <table:table-cell office:value-type="string">
            <text:p/>
          </table:table-cell>
          <table:table-cell office:value-type="string">
            <text:p>景物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1</text:p>
          </table:table-cell>
          <table:table-cell office:value-type="string">
            <text:p>scene analysis</text:p>
          </table:table-cell>
          <table:table-cell office:value-type="string">
            <text:p>景物分析</text:p>
          </table:table-cell>
          <table:table-cell office:value-type="string">
            <text:p/>
          </table:table-cell>
          <table:table-cell office:value-type="string">
            <text:p>景物分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2</text:p>
          </table:table-cell>
          <table:table-cell office:value-type="string">
            <text:p>scheduler</text:p>
          </table:table-cell>
          <table:table-cell office:value-type="string">
            <text:p>排程器</text:p>
          </table:table-cell>
          <table:table-cell office:value-type="string">
            <text:p/>
          </table:table-cell>
          <table:table-cell office:value-type="string">
            <text:p>调度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3</text:p>
          </table:table-cell>
          <table:table-cell office:value-type="string">
            <text:p>schema</text:p>
          </table:table-cell>
          <table:table-cell office:value-type="string">
            <text:p>簡圖；概要；綱目</text:p>
          </table:table-cell>
          <table:table-cell office:value-type="string">
            <text:p/>
          </table:table-cell>
          <table:table-cell office:value-type="string">
            <text:p>模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4</text:p>
          </table:table-cell>
          <table:table-cell office:value-type="string">
            <text:p>scientific visualization</text:p>
          </table:table-cell>
          <table:table-cell office:value-type="string">
            <text:p>科學視覺化</text:p>
          </table:table-cell>
          <table:table-cell office:value-type="string">
            <text:p/>
          </table:table-cell>
          <table:table-cell office:value-type="string">
            <text:p>科学可视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5</text:p>
          </table:table-cell>
          <table:table-cell office:value-type="string">
            <text:p>scope</text:p>
          </table:table-cell>
          <table:table-cell office:value-type="string">
            <text:p>範疇顯示器；示波器</text:p>
          </table:table-cell>
          <table:table-cell office:value-type="string">
            <text:p/>
          </table:table-cell>
          <table:table-cell office:value-type="string">
            <text:p>作用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6</text:p>
          </table:table-cell>
          <table:table-cell office:value-type="string">
            <text:p>scrambler</text:p>
          </table:table-cell>
          <table:table-cell office:value-type="string">
            <text:p>拌碼器；攪亂器</text:p>
          </table:table-cell>
          <table:table-cell office:value-type="string">
            <text:p/>
          </table:table-cell>
          <table:table-cell office:value-type="string">
            <text:p>加扰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7</text:p>
          </table:table-cell>
          <table:table-cell office:value-type="string">
            <text:p>screen</text:p>
          </table:table-cell>
          <table:table-cell office:value-type="string">
            <text:p>螢幕；屏幕；篩選</text:p>
          </table:table-cell>
          <table:table-cell office:value-type="string">
            <text:p/>
          </table:table-cell>
          <table:table-cell office:value-type="string">
            <text:p>屏[幕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8</text:p>
          </table:table-cell>
          <table:table-cell office:value-type="string">
            <text:p>screen dump</text:p>
          </table:table-cell>
          <table:table-cell office:value-type="string">
            <text:p>螢幕傾印</text:p>
          </table:table-cell>
          <table:table-cell office:value-type="string">
            <text:p/>
          </table:table-cell>
          <table:table-cell office:value-type="string">
            <text:p>屏幕转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19</text:p>
          </table:table-cell>
          <table:table-cell office:value-type="string">
            <text:p>screen editor</text:p>
          </table:table-cell>
          <table:table-cell office:value-type="string">
            <text:p>螢幕編輯器</text:p>
          </table:table-cell>
          <table:table-cell office:value-type="string">
            <text:p/>
          </table:table-cell>
          <table:table-cell office:value-type="string">
            <text:p>屏幕编辑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0</text:p>
          </table:table-cell>
          <table:table-cell office:value-type="string">
            <text:p>screen saver</text:p>
          </table:table-cell>
          <table:table-cell office:value-type="string">
            <text:p>螢幕保護器</text:p>
          </table:table-cell>
          <table:table-cell office:value-type="string">
            <text:p/>
          </table:table-cell>
          <table:table-cell office:value-type="string">
            <text:p>护屏软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1</text:p>
          </table:table-cell>
          <table:table-cell office:value-type="string">
            <text:p>script</text:p>
          </table:table-cell>
          <table:table-cell office:value-type="string">
            <text:p>手跡；劇本；原本；腳本</text:p>
          </table:table-cell>
          <table:table-cell office:value-type="string">
            <text:p/>
          </table:table-cell>
          <table:table-cell office:value-type="string">
            <text:p>脚本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2</text:p>
          </table:table-cell>
          <table:table-cell office:value-type="string">
            <text:p>scroll bar</text:p>
          </table:table-cell>
          <table:table-cell office:value-type="string">
            <text:p>捲棒</text:p>
          </table:table-cell>
          <table:table-cell office:value-type="string">
            <text:p/>
          </table:table-cell>
          <table:table-cell office:value-type="string">
            <text:p>滚动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3</text:p>
          </table:table-cell>
          <table:table-cell office:value-type="string">
            <text:p>scroll wheel</text:p>
          </table:table-cell>
          <table:table-cell office:value-type="string">
            <text:p>捲輪；翻捲輪；捲動輪</text:p>
          </table:table-cell>
          <table:table-cell office:value-type="string">
            <text:p/>
          </table:table-cell>
          <table:table-cell office:value-type="string">
            <text:p>滚动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4</text:p>
          </table:table-cell>
          <table:table-cell office:value-type="string">
            <text:p>scrolling</text:p>
          </table:table-cell>
          <table:table-cell office:value-type="string">
            <text:p>捲動；卷軸</text:p>
          </table:table-cell>
          <table:table-cell office:value-type="string">
            <text:p/>
          </table:table-cell>
          <table:table-cell office:value-type="string">
            <text:p>滚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5</text:p>
          </table:table-cell>
          <table:table-cell office:value-type="string">
            <text:p>seamless integration</text:p>
          </table:table-cell>
          <table:table-cell office:value-type="string">
            <text:p>無縫整合</text:p>
          </table:table-cell>
          <table:table-cell office:value-type="string">
            <text:p/>
          </table:table-cell>
          <table:table-cell office:value-type="string">
            <text:p>无缝集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6</text:p>
          </table:table-cell>
          <table:table-cell office:value-type="string">
            <text:p>search</text:p>
          </table:table-cell>
          <table:table-cell office:value-type="string">
            <text:p>搜尋；搜索</text:p>
          </table:table-cell>
          <table:table-cell office:value-type="string">
            <text:p/>
          </table:table-cell>
          <table:table-cell office:value-type="string">
            <text:p>搜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7</text:p>
          </table:table-cell>
          <table:table-cell office:value-type="string">
            <text:p>search and replace</text:p>
          </table:table-cell>
          <table:table-cell office:value-type="string">
            <text:p>搜尋與取代</text:p>
          </table:table-cell>
          <table:table-cell office:value-type="string">
            <text:p/>
          </table:table-cell>
          <table:table-cell office:value-type="string">
            <text:p>搜索并替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8</text:p>
          </table:table-cell>
          <table:table-cell office:value-type="string">
            <text:p>search engine</text:p>
          </table:table-cell>
          <table:table-cell office:value-type="string">
            <text:p>搜尋引擎</text:p>
          </table:table-cell>
          <table:table-cell office:value-type="string">
            <text:p/>
          </table:table-cell>
          <table:table-cell office:value-type="string">
            <text:p>搜索引擎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29</text:p>
          </table:table-cell>
          <table:table-cell office:value-type="string">
            <text:p>search key</text:p>
          </table:table-cell>
          <table:table-cell office:value-type="string">
            <text:p>搜尋鍵</text:p>
          </table:table-cell>
          <table:table-cell office:value-type="string">
            <text:p/>
          </table:table-cell>
          <table:table-cell office:value-type="string">
            <text:p>搜索关键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0</text:p>
          </table:table-cell>
          <table:table-cell office:value-type="string">
            <text:p>search path</text:p>
          </table:table-cell>
          <table:table-cell office:value-type="string">
            <text:p>搜尋路徑</text:p>
          </table:table-cell>
          <table:table-cell office:value-type="string">
            <text:p/>
          </table:table-cell>
          <table:table-cell office:value-type="string">
            <text:p>搜索路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1</text:p>
          </table:table-cell>
          <table:table-cell office:value-type="string">
            <text:p>search robot</text:p>
          </table:table-cell>
          <table:table-cell office:value-type="string">
            <text:p>搜尋機器人</text:p>
          </table:table-cell>
          <table:table-cell office:value-type="string">
            <text:p/>
          </table:table-cell>
          <table:table-cell office:value-type="string">
            <text:p>搜索机器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2</text:p>
          </table:table-cell>
          <table:table-cell office:value-type="string">
            <text:p>search space</text:p>
          </table:table-cell>
          <table:table-cell office:value-type="string">
            <text:p>搜尋空間</text:p>
          </table:table-cell>
          <table:table-cell office:value-type="string">
            <text:p/>
          </table:table-cell>
          <table:table-cell office:value-type="string">
            <text:p>搜索空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3</text:p>
          </table:table-cell>
          <table:table-cell office:value-type="string">
            <text:p>secondary storage</text:p>
          </table:table-cell>
          <table:table-cell office:value-type="string">
            <text:p>輔助儲存器</text:p>
          </table:table-cell>
          <table:table-cell office:value-type="string">
            <text:p/>
          </table:table-cell>
          <table:table-cell office:value-type="string">
            <text:p>辅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4</text:p>
          </table:table-cell>
          <table:table-cell office:value-type="string">
            <text:p>second-generation language (2GL)</text:p>
          </table:table-cell>
          <table:table-cell office:value-type="string">
            <text:p>第二代語言</text:p>
          </table:table-cell>
          <table:table-cell office:value-type="string">
            <text:p/>
          </table:table-cell>
          <table:table-cell office:value-type="string">
            <text:p>第二代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5</text:p>
          </table:table-cell>
          <table:table-cell office:value-type="string">
            <text:p>secret key</text:p>
          </table:table-cell>
          <table:table-cell office:value-type="string">
            <text:p>密鑰</text:p>
          </table:table-cell>
          <table:table-cell office:value-type="string">
            <text:p/>
          </table:table-cell>
          <table:table-cell office:value-type="string">
            <text:p>秘密密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6</text:p>
          </table:table-cell>
          <table:table-cell office:value-type="string">
            <text:p>sector</text:p>
          </table:table-cell>
          <table:table-cell office:value-type="string">
            <text:p>扇區</text:p>
          </table:table-cell>
          <table:table-cell office:value-type="string">
            <text:p/>
          </table:table-cell>
          <table:table-cell office:value-type="string">
            <text:p>扇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7</text:p>
          </table:table-cell>
          <table:table-cell office:value-type="string">
            <text:p>secure channel</text:p>
          </table:table-cell>
          <table:table-cell office:value-type="string">
            <text:p>保全通道</text:p>
          </table:table-cell>
          <table:table-cell office:value-type="string">
            <text:p/>
          </table:table-cell>
          <table:table-cell office:value-type="string">
            <text:p>安全信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8</text:p>
          </table:table-cell>
          <table:table-cell office:value-type="string">
            <text:p>security</text:p>
          </table:table-cell>
          <table:table-cell office:value-type="string">
            <text:p>保全；安全</text:p>
          </table:table-cell>
          <table:table-cell office:value-type="string">
            <text:p/>
          </table:table-cell>
          <table:table-cell office:value-type="string">
            <text:p>安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39</text:p>
          </table:table-cell>
          <table:table-cell office:value-type="string">
            <text:p>security level</text:p>
          </table:table-cell>
          <table:table-cell office:value-type="string">
            <text:p>保全等級</text:p>
          </table:table-cell>
          <table:table-cell office:value-type="string">
            <text:p/>
          </table:table-cell>
          <table:table-cell office:value-type="string">
            <text:p>安全级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0</text:p>
          </table:table-cell>
          <table:table-cell office:value-type="string">
            <text:p>security log</text:p>
          </table:table-cell>
          <table:table-cell office:value-type="string">
            <text:p>保全日誌</text:p>
          </table:table-cell>
          <table:table-cell office:value-type="string">
            <text:p/>
          </table:table-cell>
          <table:table-cell office:value-type="string">
            <text:p>安全日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1</text:p>
          </table:table-cell>
          <table:table-cell office:value-type="string">
            <text:p>seed</text:p>
          </table:table-cell>
          <table:table-cell office:value-type="string">
            <text:p>種</text:p>
          </table:table-cell>
          <table:table-cell office:value-type="string">
            <text:p/>
          </table:table-cell>
          <table:table-cell office:value-type="string">
            <text:p>种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2</text:p>
          </table:table-cell>
          <table:table-cell office:value-type="string">
            <text:p>seek</text:p>
          </table:table-cell>
          <table:table-cell office:value-type="string">
            <text:p>尋覓；尋找</text:p>
          </table:table-cell>
          <table:table-cell office:value-type="string">
            <text:p/>
          </table:table-cell>
          <table:table-cell office:value-type="string">
            <text:p>寻道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3</text:p>
          </table:table-cell>
          <table:table-cell office:value-type="string">
            <text:p>seek time</text:p>
          </table:table-cell>
          <table:table-cell office:value-type="string">
            <text:p>尋覓時間</text:p>
          </table:table-cell>
          <table:table-cell office:value-type="string">
            <text:p/>
          </table:table-cell>
          <table:table-cell office:value-type="string">
            <text:p>寻道用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4</text:p>
          </table:table-cell>
          <table:table-cell office:value-type="string">
            <text:p>selected cell</text:p>
          </table:table-cell>
          <table:table-cell office:value-type="string">
            <text:p>被選單元</text:p>
          </table:table-cell>
          <table:table-cell office:value-type="string">
            <text:p/>
          </table:table-cell>
          <table:table-cell office:value-type="string">
            <text:p>选中单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5</text:p>
          </table:table-cell>
          <table:table-cell office:value-type="string">
            <text:p>self-adapting</text:p>
          </table:table-cell>
          <table:table-cell office:value-type="string">
            <text:p>自適</text:p>
          </table:table-cell>
          <table:table-cell office:value-type="string">
            <text:p/>
          </table:table-cell>
          <table:table-cell office:value-type="string">
            <text:p>自适应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6</text:p>
          </table:table-cell>
          <table:table-cell office:value-type="string">
            <text:p>semantics</text:p>
          </table:table-cell>
          <table:table-cell office:value-type="string">
            <text:p>語意；語意學</text:p>
          </table:table-cell>
          <table:table-cell office:value-type="string">
            <text:p/>
          </table:table-cell>
          <table:table-cell office:value-type="string">
            <text:p>语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7</text:p>
          </table:table-cell>
          <table:table-cell office:value-type="string">
            <text:p>sensitive information</text:p>
          </table:table-cell>
          <table:table-cell office:value-type="string">
            <text:p>敏感資訊</text:p>
          </table:table-cell>
          <table:table-cell office:value-type="string">
            <text:p/>
          </table:table-cell>
          <table:table-cell office:value-type="string">
            <text:p>敏感信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8</text:p>
          </table:table-cell>
          <table:table-cell office:value-type="string">
            <text:p>sensitivity</text:p>
          </table:table-cell>
          <table:table-cell office:value-type="string">
            <text:p>靈敏度；敏感度；敏感性</text:p>
          </table:table-cell>
          <table:table-cell office:value-type="string">
            <text:p/>
          </table:table-cell>
          <table:table-cell office:value-type="string">
            <text:p>敏感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49</text:p>
          </table:table-cell>
          <table:table-cell office:value-type="string">
            <text:p>sensor</text:p>
          </table:table-cell>
          <table:table-cell office:value-type="string">
            <text:p>感測器</text:p>
          </table:table-cell>
          <table:table-cell office:value-type="string">
            <text:p/>
          </table:table-cell>
          <table:table-cell office:value-type="string">
            <text:p>传感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0</text:p>
          </table:table-cell>
          <table:table-cell office:value-type="string">
            <text:p>sentence</text:p>
          </table:table-cell>
          <table:table-cell office:value-type="string">
            <text:p>句</text:p>
          </table:table-cell>
          <table:table-cell office:value-type="string">
            <text:p/>
          </table:table-cell>
          <table:table-cell office:value-type="string">
            <text:p>句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1</text:p>
          </table:table-cell>
          <table:table-cell office:value-type="string">
            <text:p>separator</text:p>
          </table:table-cell>
          <table:table-cell office:value-type="string">
            <text:p>分離符；分離器</text:p>
          </table:table-cell>
          <table:table-cell office:value-type="string">
            <text:p/>
          </table:table-cell>
          <table:table-cell office:value-type="string">
            <text:p>分隔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2</text:p>
          </table:table-cell>
          <table:table-cell office:value-type="string">
            <text:p>sequence</text:p>
          </table:table-cell>
          <table:table-cell office:value-type="string">
            <text:p>順序；序列</text:p>
          </table:table-cell>
          <table:table-cell office:value-type="string">
            <text:p/>
          </table:table-cell>
          <table:table-cell office:value-type="string">
            <text:p>序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3</text:p>
          </table:table-cell>
          <table:table-cell office:value-type="string">
            <text:p>sequential access</text:p>
          </table:table-cell>
          <table:table-cell office:value-type="string">
            <text:p>順序存取</text:p>
          </table:table-cell>
          <table:table-cell office:value-type="string">
            <text:p/>
          </table:table-cell>
          <table:table-cell office:value-type="string">
            <text:p>顺序存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4</text:p>
          </table:table-cell>
          <table:table-cell office:value-type="string">
            <text:p>sequential access storage</text:p>
          </table:table-cell>
          <table:table-cell office:value-type="string">
            <text:p>順序存取儲存</text:p>
          </table:table-cell>
          <table:table-cell office:value-type="string">
            <text:p/>
          </table:table-cell>
          <table:table-cell office:value-type="string">
            <text:p>顺序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5</text:p>
          </table:table-cell>
          <table:table-cell office:value-type="string">
            <text:p>sequential algorithm</text:p>
          </table:table-cell>
          <table:table-cell office:value-type="string">
            <text:p>順序演算法</text:p>
          </table:table-cell>
          <table:table-cell office:value-type="string">
            <text:p/>
          </table:table-cell>
          <table:table-cell office:value-type="string">
            <text:p>顺序算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6</text:p>
          </table:table-cell>
          <table:table-cell office:value-type="string">
            <text:p>sequential circuit</text:p>
          </table:table-cell>
          <table:table-cell office:value-type="string">
            <text:p>順序電路</text:p>
          </table:table-cell>
          <table:table-cell office:value-type="string">
            <text:p/>
          </table:table-cell>
          <table:table-cell office:value-type="string">
            <text:p>时序电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7</text:p>
          </table:table-cell>
          <table:table-cell office:value-type="string">
            <text:p>serial</text:p>
          </table:table-cell>
          <table:table-cell office:value-type="string">
            <text:p>串聯；序列；串列</text:p>
          </table:table-cell>
          <table:table-cell office:value-type="string">
            <text:p/>
          </table:table-cell>
          <table:table-cell office:value-type="string">
            <text:p>串行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8</text:p>
          </table:table-cell>
          <table:table-cell office:value-type="string">
            <text:p>serial interface</text:p>
          </table:table-cell>
          <table:table-cell office:value-type="string">
            <text:p>串列介面</text:p>
          </table:table-cell>
          <table:table-cell office:value-type="string">
            <text:p/>
          </table:table-cell>
          <table:table-cell office:value-type="string">
            <text:p>串行接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59</text:p>
          </table:table-cell>
          <table:table-cell office:value-type="string">
            <text:p>serial port</text:p>
          </table:table-cell>
          <table:table-cell office:value-type="string">
            <text:p>串聯埠；串行端口；串行出入口</text:p>
          </table:table-cell>
          <table:table-cell office:value-type="string">
            <text:p/>
          </table:table-cell>
          <table:table-cell office:value-type="string">
            <text:p>串行端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0</text:p>
          </table:table-cell>
          <table:table-cell office:value-type="string">
            <text:p>serial printer</text:p>
          </table:table-cell>
          <table:table-cell office:value-type="string">
            <text:p>串列列印機</text:p>
          </table:table-cell>
          <table:table-cell office:value-type="string">
            <text:p/>
          </table:table-cell>
          <table:table-cell office:value-type="string">
            <text:p>串行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1</text:p>
          </table:table-cell>
          <table:table-cell office:value-type="string">
            <text:p>server</text:p>
          </table:table-cell>
          <table:table-cell office:value-type="string">
            <text:p>伺服器</text:p>
          </table:table-cell>
          <table:table-cell office:value-type="string">
            <text:p/>
          </table:table-cell>
          <table:table-cell office:value-type="string">
            <text:p>服务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2</text:p>
          </table:table-cell>
          <table:table-cell office:value-type="string">
            <text:p>service</text:p>
          </table:table-cell>
          <table:table-cell office:value-type="string">
            <text:p>服務</text:p>
          </table:table-cell>
          <table:table-cell office:value-type="string">
            <text:p/>
          </table:table-cell>
          <table:table-cell office:value-type="string">
            <text:p>服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3</text:p>
          </table:table-cell>
          <table:table-cell office:value-type="string">
            <text:p>service access point (SAP)</text:p>
          </table:table-cell>
          <table:table-cell office:value-type="string">
            <text:p>服務進接點</text:p>
          </table:table-cell>
          <table:table-cell office:value-type="string">
            <text:p/>
          </table:table-cell>
          <table:table-cell office:value-type="string">
            <text:p>服务接入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4</text:p>
          </table:table-cell>
          <table:table-cell office:value-type="string">
            <text:p>servelet</text:p>
          </table:table-cell>
          <table:table-cell office:value-type="string">
            <text:p>小服務程式</text:p>
          </table:table-cell>
          <table:table-cell office:value-type="string">
            <text:p/>
          </table:table-cell>
          <table:table-cell office:value-type="string">
            <text:p>小服务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5</text:p>
          </table:table-cell>
          <table:table-cell office:value-type="string">
            <text:p>servomechanism</text:p>
          </table:table-cell>
          <table:table-cell office:value-type="string">
            <text:p>伺服機構</text:p>
          </table:table-cell>
          <table:table-cell office:value-type="string">
            <text:p/>
          </table:table-cell>
          <table:table-cell office:value-type="string">
            <text:p>伺服机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6</text:p>
          </table:table-cell>
          <table:table-cell office:value-type="string">
            <text:p>session</text:p>
          </table:table-cell>
          <table:table-cell office:value-type="string">
            <text:p>對話；場次；通信期；交談</text:p>
          </table:table-cell>
          <table:table-cell office:value-type="string">
            <text:p/>
          </table:table-cell>
          <table:table-cell office:value-type="string">
            <text:p>会话[期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7</text:p>
          </table:table-cell>
          <table:table-cell office:value-type="string">
            <text:p>set</text:p>
          </table:table-cell>
          <table:table-cell office:value-type="string">
            <text:p>集（合）；組；集合</text:p>
          </table:table-cell>
          <table:table-cell office:value-type="string">
            <text:p/>
          </table:table-cell>
          <table:table-cell office:value-type="string">
            <text:p>设置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8</text:p>
          </table:table-cell>
          <table:table-cell office:value-type="string">
            <text:p>set</text:p>
          </table:table-cell>
          <table:table-cell office:value-type="string">
            <text:p>集（合）；組；集合</text:p>
          </table:table-cell>
          <table:table-cell office:value-type="string">
            <text:p/>
          </table:table-cell>
          <table:table-cell office:value-type="string">
            <text:p>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69</text:p>
          </table:table-cell>
          <table:table-cell office:value-type="string">
            <text:p>setting</text:p>
          </table:table-cell>
          <table:table-cell office:value-type="string">
            <text:p>設定</text:p>
          </table:table-cell>
          <table:table-cell office:value-type="string">
            <text:p/>
          </table:table-cell>
          <table:table-cell office:value-type="string">
            <text:p>布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0</text:p>
          </table:table-cell>
          <table:table-cell office:value-type="string">
            <text:p>seven-segment display</text:p>
          </table:table-cell>
          <table:table-cell office:value-type="string">
            <text:p>七段顯示</text:p>
          </table:table-cell>
          <table:table-cell office:value-type="string">
            <text:p/>
          </table:table-cell>
          <table:table-cell office:value-type="string">
            <text:p>七段显示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1</text:p>
          </table:table-cell>
          <table:table-cell office:value-type="string">
            <text:p>sex changer</text:p>
          </table:table-cell>
          <table:table-cell office:value-type="string">
            <text:p>公母變換器</text:p>
          </table:table-cell>
          <table:table-cell office:value-type="string">
            <text:p/>
          </table:table-cell>
          <table:table-cell office:value-type="string">
            <text:p>插头插座变换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2</text:p>
          </table:table-cell>
          <table:table-cell office:value-type="string">
            <text:p>shading</text:p>
          </table:table-cell>
          <table:table-cell office:value-type="string">
            <text:p>遮掩；阻蔽</text:p>
          </table:table-cell>
          <table:table-cell office:value-type="string">
            <text:p/>
          </table:table-cell>
          <table:table-cell office:value-type="string">
            <text:p>明暗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3</text:p>
          </table:table-cell>
          <table:table-cell office:value-type="string">
            <text:p>shared data</text:p>
          </table:table-cell>
          <table:table-cell office:value-type="string">
            <text:p>共享資料</text:p>
          </table:table-cell>
          <table:table-cell office:value-type="string">
            <text:p/>
          </table:table-cell>
          <table:table-cell office:value-type="string">
            <text:p>共享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4</text:p>
          </table:table-cell>
          <table:table-cell office:value-type="string">
            <text:p>shared resource</text:p>
          </table:table-cell>
          <table:table-cell office:value-type="string">
            <text:p>共享資源</text:p>
          </table:table-cell>
          <table:table-cell office:value-type="string">
            <text:p/>
          </table:table-cell>
          <table:table-cell office:value-type="string">
            <text:p>共享资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5</text:p>
          </table:table-cell>
          <table:table-cell office:value-type="string">
            <text:p>shell</text:p>
          </table:table-cell>
          <table:table-cell office:value-type="string">
            <text:p>殼；外殼</text:p>
          </table:table-cell>
          <table:table-cell office:value-type="string">
            <text:p/>
          </table:table-cell>
          <table:table-cell office:value-type="string">
            <text:p>外壳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6</text:p>
          </table:table-cell>
          <table:table-cell office:value-type="string">
            <text:p>shielding</text:p>
          </table:table-cell>
          <table:table-cell office:value-type="string">
            <text:p>屏蔽；掩蓋</text:p>
          </table:table-cell>
          <table:table-cell office:value-type="string">
            <text:p/>
          </table:table-cell>
          <table:table-cell office:value-type="string">
            <text:p>屏蔽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7</text:p>
          </table:table-cell>
          <table:table-cell office:value-type="string">
            <text:p>shift</text:p>
          </table:table-cell>
          <table:table-cell office:value-type="string">
            <text:p>移位；偏移；移動；位移；漂移；頻移；輪班</text:p>
          </table:table-cell>
          <table:table-cell office:value-type="string">
            <text:p/>
          </table:table-cell>
          <table:table-cell office:value-type="string">
            <text:p>移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8</text:p>
          </table:table-cell>
          <table:table-cell office:value-type="string">
            <text:p>shift register</text:p>
          </table:table-cell>
          <table:table-cell office:value-type="string">
            <text:p>移位暫存器</text:p>
          </table:table-cell>
          <table:table-cell office:value-type="string">
            <text:p/>
          </table:table-cell>
          <table:table-cell office:value-type="string">
            <text:p>移位寄存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79</text:p>
          </table:table-cell>
          <table:table-cell office:value-type="string">
            <text:p>shortcut key</text:p>
          </table:table-cell>
          <table:table-cell office:value-type="string">
            <text:p>捷徑鍵</text:p>
          </table:table-cell>
          <table:table-cell office:value-type="string">
            <text:p/>
          </table:table-cell>
          <table:table-cell office:value-type="string">
            <text:p>快捷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0</text:p>
          </table:table-cell>
          <table:table-cell office:value-type="string">
            <text:p>shrinking</text:p>
          </table:table-cell>
          <table:table-cell office:value-type="string">
            <text:p>縮小</text:p>
          </table:table-cell>
          <table:table-cell office:value-type="string">
            <text:p/>
          </table:table-cell>
          <table:table-cell office:value-type="string">
            <text:p>收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1</text:p>
          </table:table-cell>
          <table:table-cell office:value-type="string">
            <text:p>signature</text:p>
          </table:table-cell>
          <table:table-cell office:value-type="string">
            <text:p>簽章</text:p>
          </table:table-cell>
          <table:table-cell office:value-type="string">
            <text:p/>
          </table:table-cell>
          <table:table-cell office:value-type="string">
            <text:p>签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2</text:p>
          </table:table-cell>
          <table:table-cell office:value-type="string">
            <text:p>signature</text:p>
          </table:table-cell>
          <table:table-cell office:value-type="string">
            <text:p>簽章</text:p>
          </table:table-cell>
          <table:table-cell office:value-type="string">
            <text:p/>
          </table:table-cell>
          <table:table-cell office:value-type="string">
            <text:p>特征标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3</text:p>
          </table:table-cell>
          <table:table-cell office:value-type="string">
            <text:p>simulation</text:p>
          </table:table-cell>
          <table:table-cell office:value-type="string">
            <text:p>模擬；模擬實驗</text:p>
          </table:table-cell>
          <table:table-cell office:value-type="string">
            <text:p/>
          </table:table-cell>
          <table:table-cell office:value-type="string">
            <text:p>模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4</text:p>
          </table:table-cell>
          <table:table-cell office:value-type="string">
            <text:p>simultaneous</text:p>
          </table:table-cell>
          <table:table-cell office:value-type="string">
            <text:p>同時</text:p>
          </table:table-cell>
          <table:table-cell office:value-type="string">
            <text:p/>
          </table:table-cell>
          <table:table-cell office:value-type="string">
            <text:p>同时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5</text:p>
          </table:table-cell>
          <table:table-cell office:value-type="string">
            <text:p>simultaneous processing</text:p>
          </table:table-cell>
          <table:table-cell office:value-type="string">
            <text:p>同時處理</text:p>
          </table:table-cell>
          <table:table-cell office:value-type="string">
            <text:p/>
          </table:table-cell>
          <table:table-cell office:value-type="string">
            <text:p>同时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6</text:p>
          </table:table-cell>
          <table:table-cell office:value-type="string">
            <text:p>single-board</text:p>
          </table:table-cell>
          <table:table-cell office:value-type="string">
            <text:p>單板</text:p>
          </table:table-cell>
          <table:table-cell office:value-type="string">
            <text:p/>
          </table:table-cell>
          <table:table-cell office:value-type="string">
            <text:p>单板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7</text:p>
          </table:table-cell>
          <table:table-cell office:value-type="string">
            <text:p>single-precision</text:p>
          </table:table-cell>
          <table:table-cell office:value-type="string">
            <text:p>單精準度</text:p>
          </table:table-cell>
          <table:table-cell office:value-type="string">
            <text:p/>
          </table:table-cell>
          <table:table-cell office:value-type="string">
            <text:p>单精度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8</text:p>
          </table:table-cell>
          <table:table-cell office:value-type="string">
            <text:p>single-step</text:p>
          </table:table-cell>
          <table:table-cell office:value-type="string">
            <text:p>單步；單級的；單段的</text:p>
          </table:table-cell>
          <table:table-cell office:value-type="string">
            <text:p/>
          </table:table-cell>
          <table:table-cell office:value-type="string">
            <text:p>单步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89</text:p>
          </table:table-cell>
          <table:table-cell office:value-type="string">
            <text:p>site</text:p>
          </table:table-cell>
          <table:table-cell office:value-type="string">
            <text:p>現場;地點</text:p>
          </table:table-cell>
          <table:table-cell office:value-type="string">
            <text:p/>
          </table:table-cell>
          <table:table-cell office:value-type="string">
            <text:p>站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0</text:p>
          </table:table-cell>
          <table:table-cell office:value-type="string">
            <text:p>skip</text:p>
          </table:table-cell>
          <table:table-cell office:value-type="string">
            <text:p>跨越</text:p>
          </table:table-cell>
          <table:table-cell office:value-type="string">
            <text:p/>
          </table:table-cell>
          <table:table-cell office:value-type="string">
            <text:p>跳过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1</text:p>
          </table:table-cell>
          <table:table-cell office:value-type="string">
            <text:p>sleep mode</text:p>
          </table:table-cell>
          <table:table-cell office:value-type="string">
            <text:p>休眠模式</text:p>
          </table:table-cell>
          <table:table-cell office:value-type="string">
            <text:p/>
          </table:table-cell>
          <table:table-cell office:value-type="string">
            <text:p>睡眠方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2</text:p>
          </table:table-cell>
          <table:table-cell office:value-type="string">
            <text:p>small-scale integration(SSI)</text:p>
          </table:table-cell>
          <table:table-cell office:value-type="string">
            <text:p>小型積體；小規模積體</text:p>
          </table:table-cell>
          <table:table-cell office:value-type="string">
            <text:p/>
          </table:table-cell>
          <table:table-cell office:value-type="string">
            <text:p>小规模集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3</text:p>
          </table:table-cell>
          <table:table-cell office:value-type="string">
            <text:p>smart card</text:p>
          </table:table-cell>
          <table:table-cell office:value-type="string">
            <text:p>精明卡</text:p>
          </table:table-cell>
          <table:table-cell office:value-type="string">
            <text:p/>
          </table:table-cell>
          <table:table-cell office:value-type="string">
            <text:p>灵巧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4</text:p>
          </table:table-cell>
          <table:table-cell office:value-type="string">
            <text:p>smart home</text:p>
          </table:table-cell>
          <table:table-cell office:value-type="string">
            <text:p>智慧家庭</text:p>
          </table:table-cell>
          <table:table-cell office:value-type="string">
            <text:p/>
          </table:table-cell>
          <table:table-cell office:value-type="string">
            <text:p>灵巧家庭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5</text:p>
          </table:table-cell>
          <table:table-cell office:value-type="string">
            <text:p>smart terminal</text:p>
          </table:table-cell>
          <table:table-cell office:value-type="string">
            <text:p>智慧型終端機</text:p>
          </table:table-cell>
          <table:table-cell office:value-type="string">
            <text:p/>
          </table:table-cell>
          <table:table-cell office:value-type="string">
            <text:p>灵巧终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6</text:p>
          </table:table-cell>
          <table:table-cell office:value-type="string">
            <text:p>smiley</text:p>
          </table:table-cell>
          <table:table-cell office:value-type="string">
            <text:p>情感符號</text:p>
          </table:table-cell>
          <table:table-cell office:value-type="string">
            <text:p/>
          </table:table-cell>
          <table:table-cell office:value-type="string">
            <text:p>情绪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7</text:p>
          </table:table-cell>
          <table:table-cell office:value-type="string">
            <text:p>smoke test</text:p>
          </table:table-cell>
          <table:table-cell office:value-type="string">
            <text:p>冒煙測試</text:p>
          </table:table-cell>
          <table:table-cell office:value-type="string">
            <text:p/>
          </table:table-cell>
          <table:table-cell office:value-type="string">
            <text:p>烟雾测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8</text:p>
          </table:table-cell>
          <table:table-cell office:value-type="string">
            <text:p>smooth</text:p>
          </table:table-cell>
          <table:table-cell office:value-type="string">
            <text:p>平滑</text:p>
          </table:table-cell>
          <table:table-cell office:value-type="string">
            <text:p/>
          </table:table-cell>
          <table:table-cell office:value-type="string">
            <text:p>平滑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599</text:p>
          </table:table-cell>
          <table:table-cell office:value-type="string">
            <text:p>snapshot dump</text:p>
          </table:table-cell>
          <table:table-cell office:value-type="string">
            <text:p>快照傾印；迅速傾印</text:p>
          </table:table-cell>
          <table:table-cell office:value-type="string">
            <text:p/>
          </table:table-cell>
          <table:table-cell office:value-type="string">
            <text:p>快照转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0</text:p>
          </table:table-cell>
          <table:table-cell office:value-type="string">
            <text:p>soft copy</text:p>
          </table:table-cell>
          <table:table-cell office:value-type="string">
            <text:p>軟複製；軟拷貝</text:p>
          </table:table-cell>
          <table:table-cell office:value-type="string">
            <text:p/>
          </table:table-cell>
          <table:table-cell office:value-type="string">
            <text:p>软拷贝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1</text:p>
          </table:table-cell>
          <table:table-cell office:value-type="string">
            <text:p>software</text:p>
          </table:table-cell>
          <table:table-cell office:value-type="string">
            <text:p>軟體</text:p>
          </table:table-cell>
          <table:table-cell office:value-type="string">
            <text:p/>
          </table:table-cell>
          <table:table-cell office:value-type="string">
            <text:p>软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2</text:p>
          </table:table-cell>
          <table:table-cell office:value-type="string">
            <text:p>software engineering</text:p>
          </table:table-cell>
          <table:table-cell office:value-type="string">
            <text:p>軟體工程</text:p>
          </table:table-cell>
          <table:table-cell office:value-type="string">
            <text:p/>
          </table:table-cell>
          <table:table-cell office:value-type="string">
            <text:p>软件工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3</text:p>
          </table:table-cell>
          <table:table-cell office:value-type="string">
            <text:p>software library</text:p>
          </table:table-cell>
          <table:table-cell office:value-type="string">
            <text:p>軟體程式館</text:p>
          </table:table-cell>
          <table:table-cell office:value-type="string">
            <text:p/>
          </table:table-cell>
          <table:table-cell office:value-type="string">
            <text:p>软件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4</text:p>
          </table:table-cell>
          <table:table-cell office:value-type="string">
            <text:p>software package</text:p>
          </table:table-cell>
          <table:table-cell office:value-type="string">
            <text:p>套裝軟體</text:p>
          </table:table-cell>
          <table:table-cell office:value-type="string">
            <text:p/>
          </table:table-cell>
          <table:table-cell office:value-type="string">
            <text:p>软件包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5</text:p>
          </table:table-cell>
          <table:table-cell office:value-type="string">
            <text:p>software piracy</text:p>
          </table:table-cell>
          <table:table-cell office:value-type="string">
            <text:p>軟體盜版</text:p>
          </table:table-cell>
          <table:table-cell office:value-type="string">
            <text:p/>
          </table:table-cell>
          <table:table-cell office:value-type="string">
            <text:p>软件盗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6</text:p>
          </table:table-cell>
          <table:table-cell office:value-type="string">
            <text:p>sort</text:p>
          </table:table-cell>
          <table:table-cell office:value-type="string">
            <text:p>排序；分類</text:p>
          </table:table-cell>
          <table:table-cell office:value-type="string">
            <text:p/>
          </table:table-cell>
          <table:table-cell office:value-type="string">
            <text:p>归类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7</text:p>
          </table:table-cell>
          <table:table-cell office:value-type="string">
            <text:p>sort algorithm</text:p>
          </table:table-cell>
          <table:table-cell office:value-type="string">
            <text:p>排序演算法</text:p>
          </table:table-cell>
          <table:table-cell office:value-type="string">
            <text:p/>
          </table:table-cell>
          <table:table-cell office:value-type="string">
            <text:p>排序算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8</text:p>
          </table:table-cell>
          <table:table-cell office:value-type="string">
            <text:p>sort key</text:p>
          </table:table-cell>
          <table:table-cell office:value-type="string">
            <text:p>排序鑰</text:p>
          </table:table-cell>
          <table:table-cell office:value-type="string">
            <text:p/>
          </table:table-cell>
          <table:table-cell office:value-type="string">
            <text:p>排序关键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09</text:p>
          </table:table-cell>
          <table:table-cell office:value-type="string">
            <text:p>sort pass</text:p>
          </table:table-cell>
          <table:table-cell office:value-type="string">
            <text:p>排序遍</text:p>
          </table:table-cell>
          <table:table-cell office:value-type="string">
            <text:p/>
          </table:table-cell>
          <table:table-cell office:value-type="string">
            <text:p>排序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0</text:p>
          </table:table-cell>
          <table:table-cell office:value-type="string">
            <text:p>sorter</text:p>
          </table:table-cell>
          <table:table-cell office:value-type="string">
            <text:p>排序器</text:p>
          </table:table-cell>
          <table:table-cell office:value-type="string">
            <text:p/>
          </table:table-cell>
          <table:table-cell office:value-type="string">
            <text:p>排序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1</text:p>
          </table:table-cell>
          <table:table-cell office:value-type="string">
            <text:p>sound card</text:p>
          </table:table-cell>
          <table:table-cell office:value-type="string">
            <text:p>音效卡</text:p>
          </table:table-cell>
          <table:table-cell office:value-type="string">
            <text:p/>
          </table:table-cell>
          <table:table-cell office:value-type="string">
            <text:p>声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2</text:p>
          </table:table-cell>
          <table:table-cell office:value-type="string">
            <text:p>source</text:p>
          </table:table-cell>
          <table:table-cell office:value-type="string">
            <text:p>源；原始；起源；訊號源；電源；波源</text:p>
          </table:table-cell>
          <table:table-cell office:value-type="string">
            <text:p/>
          </table:table-cell>
          <table:table-cell office:value-type="string">
            <text:p>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3</text:p>
          </table:table-cell>
          <table:table-cell office:value-type="string">
            <text:p>source code</text:p>
          </table:table-cell>
          <table:table-cell office:value-type="string">
            <text:p>原始碼</text:p>
          </table:table-cell>
          <table:table-cell office:value-type="string">
            <text:p/>
          </table:table-cell>
          <table:table-cell office:value-type="string">
            <text:p>源[代]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4</text:p>
          </table:table-cell>
          <table:table-cell office:value-type="string">
            <text:p>source data</text:p>
          </table:table-cell>
          <table:table-cell office:value-type="string">
            <text:p>原始資料</text:p>
          </table:table-cell>
          <table:table-cell office:value-type="string">
            <text:p/>
          </table:table-cell>
          <table:table-cell office:value-type="string">
            <text:p>源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5</text:p>
          </table:table-cell>
          <table:table-cell office:value-type="string">
            <text:p>source file</text:p>
          </table:table-cell>
          <table:table-cell office:value-type="string">
            <text:p>原始檔案</text:p>
          </table:table-cell>
          <table:table-cell office:value-type="string">
            <text:p/>
          </table:table-cell>
          <table:table-cell office:value-type="string">
            <text:p>源文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6</text:p>
          </table:table-cell>
          <table:table-cell office:value-type="string">
            <text:p>source language</text:p>
          </table:table-cell>
          <table:table-cell office:value-type="string">
            <text:p>原始語言；根源語言</text:p>
          </table:table-cell>
          <table:table-cell office:value-type="string">
            <text:p/>
          </table:table-cell>
          <table:table-cell office:value-type="string">
            <text:p>源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7</text:p>
          </table:table-cell>
          <table:table-cell office:value-type="string">
            <text:p>source program</text:p>
          </table:table-cell>
          <table:table-cell office:value-type="string">
            <text:p>原始程式；根源程式</text:p>
          </table:table-cell>
          <table:table-cell office:value-type="string">
            <text:p/>
          </table:table-cell>
          <table:table-cell office:value-type="string">
            <text:p>源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8</text:p>
          </table:table-cell>
          <table:table-cell office:value-type="string">
            <text:p>space</text:p>
          </table:table-cell>
          <table:table-cell office:value-type="string">
            <text:p>空間；空格；太空；間隔</text:p>
          </table:table-cell>
          <table:table-cell office:value-type="string">
            <text:p/>
          </table:table-cell>
          <table:table-cell office:value-type="string">
            <text:p>空格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19</text:p>
          </table:table-cell>
          <table:table-cell office:value-type="string">
            <text:p>space</text:p>
          </table:table-cell>
          <table:table-cell office:value-type="string">
            <text:p>空間；空格；太空；間隔</text:p>
          </table:table-cell>
          <table:table-cell office:value-type="string">
            <text:p/>
          </table:table-cell>
          <table:table-cell office:value-type="string">
            <text:p>空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0</text:p>
          </table:table-cell>
          <table:table-cell office:value-type="string">
            <text:p>spamming</text:p>
          </table:table-cell>
          <table:table-cell office:value-type="string">
            <text:p>濫發</text:p>
          </table:table-cell>
          <table:table-cell office:value-type="string">
            <text:p/>
          </table:table-cell>
          <table:table-cell office:value-type="string">
            <text:p>滥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1</text:p>
          </table:table-cell>
          <table:table-cell office:value-type="string">
            <text:p>speaker identification</text:p>
          </table:table-cell>
          <table:table-cell office:value-type="string">
            <text:p>說者識別</text:p>
          </table:table-cell>
          <table:table-cell office:value-type="string">
            <text:p/>
          </table:table-cell>
          <table:table-cell office:value-type="string">
            <text:p>说话人辨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2</text:p>
          </table:table-cell>
          <table:table-cell office:value-type="string">
            <text:p>special character</text:p>
          </table:table-cell>
          <table:table-cell office:value-type="string">
            <text:p>特別字元；特殊字元</text:p>
          </table:table-cell>
          <table:table-cell office:value-type="string">
            <text:p/>
          </table:table-cell>
          <table:table-cell office:value-type="string">
            <text:p>专用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3</text:p>
          </table:table-cell>
          <table:table-cell office:value-type="string">
            <text:p>specification</text:p>
          </table:table-cell>
          <table:table-cell office:value-type="string">
            <text:p>規格；說明書</text:p>
          </table:table-cell>
          <table:table-cell office:value-type="string">
            <text:p/>
          </table:table-cell>
          <table:table-cell office:value-type="string">
            <text:p>规格说明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4</text:p>
          </table:table-cell>
          <table:table-cell office:value-type="string">
            <text:p>specification language</text:p>
          </table:table-cell>
          <table:table-cell office:value-type="string">
            <text:p>規格語言</text:p>
          </table:table-cell>
          <table:table-cell office:value-type="string">
            <text:p/>
          </table:table-cell>
          <table:table-cell office:value-type="string">
            <text:p>规约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5</text:p>
          </table:table-cell>
          <table:table-cell office:value-type="string">
            <text:p>speech</text:p>
          </table:table-cell>
          <table:table-cell office:value-type="string">
            <text:p>話音；語音；語言；說話</text:p>
          </table:table-cell>
          <table:table-cell office:value-type="string">
            <text:p/>
          </table:table-cell>
          <table:table-cell office:value-type="string">
            <text:p>语音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6</text:p>
          </table:table-cell>
          <table:table-cell office:value-type="string">
            <text:p>speech analysis</text:p>
          </table:table-cell>
          <table:table-cell office:value-type="string">
            <text:p>語音分析</text:p>
          </table:table-cell>
          <table:table-cell office:value-type="string">
            <text:p/>
          </table:table-cell>
          <table:table-cell office:value-type="string">
            <text:p>语音分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7</text:p>
          </table:table-cell>
          <table:table-cell office:value-type="string">
            <text:p>speech coding</text:p>
          </table:table-cell>
          <table:table-cell office:value-type="string">
            <text:p>語音編碼</text:p>
          </table:table-cell>
          <table:table-cell office:value-type="string">
            <text:p/>
          </table:table-cell>
          <table:table-cell office:value-type="string">
            <text:p>语音编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8</text:p>
          </table:table-cell>
          <table:table-cell office:value-type="string">
            <text:p>speech compression</text:p>
          </table:table-cell>
          <table:table-cell office:value-type="string">
            <text:p>語音壓縮</text:p>
          </table:table-cell>
          <table:table-cell office:value-type="string">
            <text:p/>
          </table:table-cell>
          <table:table-cell office:value-type="string">
            <text:p>语音压缩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29</text:p>
          </table:table-cell>
          <table:table-cell office:value-type="string">
            <text:p>speech input</text:p>
          </table:table-cell>
          <table:table-cell office:value-type="string">
            <text:p>話音輸入</text:p>
          </table:table-cell>
          <table:table-cell office:value-type="string">
            <text:p/>
          </table:table-cell>
          <table:table-cell office:value-type="string">
            <text:p>语音输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0</text:p>
          </table:table-cell>
          <table:table-cell office:value-type="string">
            <text:p>speech output</text:p>
          </table:table-cell>
          <table:table-cell office:value-type="string">
            <text:p>語音輸出</text:p>
          </table:table-cell>
          <table:table-cell office:value-type="string">
            <text:p/>
          </table:table-cell>
          <table:table-cell office:value-type="string">
            <text:p>语音输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1</text:p>
          </table:table-cell>
          <table:table-cell office:value-type="string">
            <text:p>speech recognition</text:p>
          </table:table-cell>
          <table:table-cell office:value-type="string">
            <text:p>話音辨識</text:p>
          </table:table-cell>
          <table:table-cell office:value-type="string">
            <text:p/>
          </table:table-cell>
          <table:table-cell office:value-type="string">
            <text:p>语音识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2</text:p>
          </table:table-cell>
          <table:table-cell office:value-type="string">
            <text:p>speech signal</text:p>
          </table:table-cell>
          <table:table-cell office:value-type="string">
            <text:p>語音訊號</text:p>
          </table:table-cell>
          <table:table-cell office:value-type="string">
            <text:p/>
          </table:table-cell>
          <table:table-cell office:value-type="string">
            <text:p>语音信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3</text:p>
          </table:table-cell>
          <table:table-cell office:value-type="string">
            <text:p>speech synthesis</text:p>
          </table:table-cell>
          <table:table-cell office:value-type="string">
            <text:p>話音合成</text:p>
          </table:table-cell>
          <table:table-cell office:value-type="string">
            <text:p/>
          </table:table-cell>
          <table:table-cell office:value-type="string">
            <text:p>语音合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4</text:p>
          </table:table-cell>
          <table:table-cell office:value-type="string">
            <text:p>spline</text:p>
          </table:table-cell>
          <table:table-cell office:value-type="string">
            <text:p>雲規；樣條</text:p>
          </table:table-cell>
          <table:table-cell office:value-type="string">
            <text:p/>
          </table:table-cell>
          <table:table-cell office:value-type="string">
            <text:p>样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5</text:p>
          </table:table-cell>
          <table:table-cell office:value-type="string">
            <text:p>split screen</text:p>
          </table:table-cell>
          <table:table-cell office:value-type="string">
            <text:p>分割螢幕</text:p>
          </table:table-cell>
          <table:table-cell office:value-type="string">
            <text:p/>
          </table:table-cell>
          <table:table-cell office:value-type="string">
            <text:p>分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6</text:p>
          </table:table-cell>
          <table:table-cell office:value-type="string">
            <text:p>spoken command</text:p>
          </table:table-cell>
          <table:table-cell office:value-type="string">
            <text:p>口說命令</text:p>
          </table:table-cell>
          <table:table-cell office:value-type="string">
            <text:p/>
          </table:table-cell>
          <table:table-cell office:value-type="string">
            <text:p>口述命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7</text:p>
          </table:table-cell>
          <table:table-cell office:value-type="string">
            <text:p>spoken menu</text:p>
          </table:table-cell>
          <table:table-cell office:value-type="string">
            <text:p>口說選項單</text:p>
          </table:table-cell>
          <table:table-cell office:value-type="string">
            <text:p/>
          </table:table-cell>
          <table:table-cell office:value-type="string">
            <text:p>口述选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8</text:p>
          </table:table-cell>
          <table:table-cell office:value-type="string">
            <text:p>spoken vocabulary</text:p>
          </table:table-cell>
          <table:table-cell office:value-type="string">
            <text:p>口說詞彙</text:p>
          </table:table-cell>
          <table:table-cell office:value-type="string">
            <text:p/>
          </table:table-cell>
          <table:table-cell office:value-type="string">
            <text:p>口述词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39</text:p>
          </table:table-cell>
          <table:table-cell office:value-type="string">
            <text:p>spoofing</text:p>
          </table:table-cell>
          <table:table-cell office:value-type="string">
            <text:p>電子欺騙</text:p>
          </table:table-cell>
          <table:table-cell office:value-type="string">
            <text:p/>
          </table:table-cell>
          <table:table-cell office:value-type="string">
            <text:p>哄骗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0</text:p>
          </table:table-cell>
          <table:table-cell office:value-type="string">
            <text:p>spooling</text:p>
          </table:table-cell>
          <table:table-cell office:value-type="string">
            <text:p>排存；線上週邊同時作業；週邊同作</text:p>
          </table:table-cell>
          <table:table-cell office:value-type="string">
            <text:p/>
          </table:table-cell>
          <table:table-cell office:value-type="string">
            <text:p>假脱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1</text:p>
          </table:table-cell>
          <table:table-cell office:value-type="string">
            <text:p>spreadsheet</text:p>
          </table:table-cell>
          <table:table-cell office:value-type="string">
            <text:p>試算表</text:p>
          </table:table-cell>
          <table:table-cell office:value-type="string">
            <text:p/>
          </table:table-cell>
          <table:table-cell office:value-type="string">
            <text:p>电子表格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2</text:p>
          </table:table-cell>
          <table:table-cell office:value-type="string">
            <text:p>square wave</text:p>
          </table:table-cell>
          <table:table-cell office:value-type="string">
            <text:p>方形波；矩形波；方波</text:p>
          </table:table-cell>
          <table:table-cell office:value-type="string">
            <text:p/>
          </table:table-cell>
          <table:table-cell office:value-type="string">
            <text:p>方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3</text:p>
          </table:table-cell>
          <table:table-cell office:value-type="string">
            <text:p>stable state</text:p>
          </table:table-cell>
          <table:table-cell office:value-type="string">
            <text:p>穩定狀態</text:p>
          </table:table-cell>
          <table:table-cell office:value-type="string">
            <text:p/>
          </table:table-cell>
          <table:table-cell office:value-type="string">
            <text:p>稳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4</text:p>
          </table:table-cell>
          <table:table-cell office:value-type="string">
            <text:p>stack</text:p>
          </table:table-cell>
          <table:table-cell office:value-type="string">
            <text:p>堆疊；疊列；堆疊器</text:p>
          </table:table-cell>
          <table:table-cell office:value-type="string">
            <text:p/>
          </table:table-cell>
          <table:table-cell office:value-type="string">
            <text:p>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5</text:p>
          </table:table-cell>
          <table:table-cell office:value-type="string">
            <text:p>stack pointer</text:p>
          </table:table-cell>
          <table:table-cell office:value-type="string">
            <text:p>堆疊指標</text:p>
          </table:table-cell>
          <table:table-cell office:value-type="string">
            <text:p/>
          </table:table-cell>
          <table:table-cell office:value-type="string">
            <text:p>栈指针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6</text:p>
          </table:table-cell>
          <table:table-cell office:value-type="string">
            <text:p>standard ASCII</text:p>
          </table:table-cell>
          <table:table-cell office:value-type="string">
            <text:p>美國標準資訊交換碼</text:p>
          </table:table-cell>
          <table:table-cell office:value-type="string">
            <text:p/>
          </table:table-cell>
          <table:table-cell office:value-type="string">
            <text:p>标准ASCII字符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7</text:p>
          </table:table-cell>
          <table:table-cell office:value-type="string">
            <text:p>Standard Generalized Markup Language</text:p>
          </table:table-cell>
          <table:table-cell office:value-type="string">
            <text:p>標準通用標示語言</text:p>
          </table:table-cell>
          <table:table-cell office:value-type="string">
            <text:p/>
          </table:table-cell>
          <table:table-cell office:value-type="string">
            <text:p>标准通用置标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8</text:p>
          </table:table-cell>
          <table:table-cell office:value-type="string">
            <text:p>start bit</text:p>
          </table:table-cell>
          <table:table-cell office:value-type="string">
            <text:p>起始位元</text:p>
          </table:table-cell>
          <table:table-cell office:value-type="string">
            <text:p/>
          </table:table-cell>
          <table:table-cell office:value-type="string">
            <text:p>起始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49</text:p>
          </table:table-cell>
          <table:table-cell office:value-type="string">
            <text:p>start-of-frame</text:p>
          </table:table-cell>
          <table:table-cell office:value-type="string">
            <text:p>框架頭</text:p>
          </table:table-cell>
          <table:table-cell office:value-type="string">
            <text:p/>
          </table:table-cell>
          <table:table-cell office:value-type="string">
            <text:p>帧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0</text:p>
          </table:table-cell>
          <table:table-cell office:value-type="string">
            <text:p>startup</text:p>
          </table:table-cell>
          <table:table-cell office:value-type="string">
            <text:p>起動</text:p>
          </table:table-cell>
          <table:table-cell office:value-type="string">
            <text:p/>
          </table:table-cell>
          <table:table-cell office:value-type="string">
            <text:p>启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1</text:p>
          </table:table-cell>
          <table:table-cell office:value-type="string">
            <text:p>statement</text:p>
          </table:table-cell>
          <table:table-cell office:value-type="string">
            <text:p>敘述；陳述</text:p>
          </table:table-cell>
          <table:table-cell office:value-type="string">
            <text:p/>
          </table:table-cell>
          <table:table-cell office:value-type="string">
            <text:p>语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2</text:p>
          </table:table-cell>
          <table:table-cell office:value-type="string">
            <text:p>static allocation</text:p>
          </table:table-cell>
          <table:table-cell office:value-type="string">
            <text:p>靜態配置</text:p>
          </table:table-cell>
          <table:table-cell office:value-type="string">
            <text:p/>
          </table:table-cell>
          <table:table-cell office:value-type="string">
            <text:p>静态分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3</text:p>
          </table:table-cell>
          <table:table-cell office:value-type="string">
            <text:p>static image</text:p>
          </table:table-cell>
          <table:table-cell office:value-type="string">
            <text:p>靜態影像</text:p>
          </table:table-cell>
          <table:table-cell office:value-type="string">
            <text:p/>
          </table:table-cell>
          <table:table-cell office:value-type="string">
            <text:p>静态图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4</text:p>
          </table:table-cell>
          <table:table-cell office:value-type="string">
            <text:p>status</text:p>
          </table:table-cell>
          <table:table-cell office:value-type="string">
            <text:p>狀態；地位</text:p>
          </table:table-cell>
          <table:table-cell office:value-type="string">
            <text:p/>
          </table:table-cell>
          <table:table-cell office:value-type="string">
            <text:p>状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5</text:p>
          </table:table-cell>
          <table:table-cell office:value-type="string">
            <text:p>step</text:p>
          </table:table-cell>
          <table:table-cell office:value-type="string">
            <text:p>步；步驟</text:p>
          </table:table-cell>
          <table:table-cell office:value-type="string">
            <text:p/>
          </table:table-cell>
          <table:table-cell office:value-type="string">
            <text:p>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6</text:p>
          </table:table-cell>
          <table:table-cell office:value-type="string">
            <text:p>storage</text:p>
          </table:table-cell>
          <table:table-cell office:value-type="string">
            <text:p>儲存；儲存器</text:p>
          </table:table-cell>
          <table:table-cell office:value-type="string">
            <text:p/>
          </table:table-cell>
          <table:table-cell office:value-type="string">
            <text:p>存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7</text:p>
          </table:table-cell>
          <table:table-cell office:value-type="string">
            <text:p>storage</text:p>
          </table:table-cell>
          <table:table-cell office:value-type="string">
            <text:p>儲存，儲存器</text:p>
          </table:table-cell>
          <table:table-cell office:value-type="string">
            <text:p/>
          </table:table-cell>
          <table:table-cell office:value-type="string">
            <text:p>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8</text:p>
          </table:table-cell>
          <table:table-cell office:value-type="string">
            <text:p>store-and-forward</text:p>
          </table:table-cell>
          <table:table-cell office:value-type="string">
            <text:p>存放及轉送</text:p>
          </table:table-cell>
          <table:table-cell office:value-type="string">
            <text:p/>
          </table:table-cell>
          <table:table-cell office:value-type="string">
            <text:p>存储转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59</text:p>
          </table:table-cell>
          <table:table-cell office:value-type="string">
            <text:p>streaming</text:p>
          </table:table-cell>
          <table:table-cell office:value-type="string">
            <text:p>串流</text:p>
          </table:table-cell>
          <table:table-cell office:value-type="string">
            <text:p/>
          </table:table-cell>
          <table:table-cell office:value-type="string">
            <text:p>流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0</text:p>
          </table:table-cell>
          <table:table-cell office:value-type="string">
            <text:p>stretch</text:p>
          </table:table-cell>
          <table:table-cell office:value-type="string">
            <text:p>伸展</text:p>
          </table:table-cell>
          <table:table-cell office:value-type="string">
            <text:p/>
          </table:table-cell>
          <table:table-cell office:value-type="string">
            <text:p>抻挤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1</text:p>
          </table:table-cell>
          <table:table-cell office:value-type="string">
            <text:p>string</text:p>
          </table:table-cell>
          <table:table-cell office:value-type="string">
            <text:p>字列；字串；串</text:p>
          </table:table-cell>
          <table:table-cell office:value-type="string">
            <text:p/>
          </table:table-cell>
          <table:table-cell office:value-type="string">
            <text:p>串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2</text:p>
          </table:table-cell>
          <table:table-cell office:value-type="string">
            <text:p>stroke</text:p>
          </table:table-cell>
          <table:table-cell office:value-type="string">
            <text:p>筆畫；衝程</text:p>
          </table:table-cell>
          <table:table-cell office:value-type="string">
            <text:p/>
          </table:table-cell>
          <table:table-cell office:value-type="string">
            <text:p>笔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3</text:p>
          </table:table-cell>
          <table:table-cell office:value-type="string">
            <text:p>structure</text:p>
          </table:table-cell>
          <table:table-cell office:value-type="string">
            <text:p>結構</text:p>
          </table:table-cell>
          <table:table-cell office:value-type="string">
            <text:p/>
          </table:table-cell>
          <table:table-cell office:value-type="string">
            <text:p>结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4</text:p>
          </table:table-cell>
          <table:table-cell office:value-type="string">
            <text:p>structured design</text:p>
          </table:table-cell>
          <table:table-cell office:value-type="string">
            <text:p>結構化程式設計</text:p>
          </table:table-cell>
          <table:table-cell office:value-type="string">
            <text:p/>
          </table:table-cell>
          <table:table-cell office:value-type="string">
            <text:p>结构化设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5</text:p>
          </table:table-cell>
          <table:table-cell office:value-type="string">
            <text:p>style</text:p>
          </table:table-cell>
          <table:table-cell office:value-type="string">
            <text:p>式樣</text:p>
          </table:table-cell>
          <table:table-cell office:value-type="string">
            <text:p/>
          </table:table-cell>
          <table:table-cell office:value-type="string">
            <text:p>样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6</text:p>
          </table:table-cell>
          <table:table-cell office:value-type="string">
            <text:p>style sheet</text:p>
          </table:table-cell>
          <table:table-cell office:value-type="string">
            <text:p>式樣表單</text:p>
          </table:table-cell>
          <table:table-cell office:value-type="string">
            <text:p/>
          </table:table-cell>
          <table:table-cell office:value-type="string">
            <text:p>样式［表］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7</text:p>
          </table:table-cell>
          <table:table-cell office:value-type="string">
            <text:p>subdirectory</text:p>
          </table:table-cell>
          <table:table-cell office:value-type="string">
            <text:p>子目錄</text:p>
          </table:table-cell>
          <table:table-cell office:value-type="string">
            <text:p/>
          </table:table-cell>
          <table:table-cell office:value-type="string">
            <text:p>子目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8</text:p>
          </table:table-cell>
          <table:table-cell office:value-type="string">
            <text:p>submission</text:p>
          </table:table-cell>
          <table:table-cell office:value-type="string">
            <text:p>提交</text:p>
          </table:table-cell>
          <table:table-cell office:value-type="string">
            <text:p/>
          </table:table-cell>
          <table:table-cell office:value-type="string">
            <text:p>提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69</text:p>
          </table:table-cell>
          <table:table-cell office:value-type="string">
            <text:p>subprogram</text:p>
          </table:table-cell>
          <table:table-cell office:value-type="string">
            <text:p>子程式；次程式；子程序</text:p>
          </table:table-cell>
          <table:table-cell office:value-type="string">
            <text:p/>
          </table:table-cell>
          <table:table-cell office:value-type="string">
            <text:p>子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0</text:p>
          </table:table-cell>
          <table:table-cell office:value-type="string">
            <text:p>subroutine</text:p>
          </table:table-cell>
          <table:table-cell office:value-type="string">
            <text:p>次常式；副常式</text:p>
          </table:table-cell>
          <table:table-cell office:value-type="string">
            <text:p/>
          </table:table-cell>
          <table:table-cell office:value-type="string">
            <text:p>子例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1</text:p>
          </table:table-cell>
          <table:table-cell office:value-type="string">
            <text:p>subscriber</text:p>
          </table:table-cell>
          <table:table-cell office:value-type="string">
            <text:p>用戶；(電話)用戶；訂購戶</text:p>
          </table:table-cell>
          <table:table-cell office:value-type="string">
            <text:p/>
          </table:table-cell>
          <table:table-cell office:value-type="string">
            <text:p>订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2</text:p>
          </table:table-cell>
          <table:table-cell office:value-type="string">
            <text:p>subscript</text:p>
          </table:table-cell>
          <table:table-cell office:value-type="string">
            <text:p>下標；附標</text:p>
          </table:table-cell>
          <table:table-cell office:value-type="string">
            <text:p/>
          </table:table-cell>
          <table:table-cell office:value-type="string">
            <text:p>下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3</text:p>
          </table:table-cell>
          <table:table-cell office:value-type="string">
            <text:p>substitution</text:p>
          </table:table-cell>
          <table:table-cell office:value-type="string">
            <text:p>替代</text:p>
          </table:table-cell>
          <table:table-cell office:value-type="string">
            <text:p/>
          </table:table-cell>
          <table:table-cell office:value-type="string">
            <text:p>代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4</text:p>
          </table:table-cell>
          <table:table-cell office:value-type="string">
            <text:p>substrate</text:p>
          </table:table-cell>
          <table:table-cell office:value-type="string">
            <text:p>基體；基底</text:p>
          </table:table-cell>
          <table:table-cell office:value-type="string">
            <text:p/>
          </table:table-cell>
          <table:table-cell office:value-type="string">
            <text:p>衬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5</text:p>
          </table:table-cell>
          <table:table-cell office:value-type="string">
            <text:p>subtracter</text:p>
          </table:table-cell>
          <table:table-cell office:value-type="string">
            <text:p>減法器</text:p>
          </table:table-cell>
          <table:table-cell office:value-type="string">
            <text:p/>
          </table:table-cell>
          <table:table-cell office:value-type="string">
            <text:p>减法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6</text:p>
          </table:table-cell>
          <table:table-cell office:value-type="string">
            <text:p>suite</text:p>
          </table:table-cell>
          <table:table-cell office:value-type="string">
            <text:p>套件</text:p>
          </table:table-cell>
          <table:table-cell office:value-type="string">
            <text:p/>
          </table:table-cell>
          <table:table-cell office:value-type="string">
            <text:p>套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7</text:p>
          </table:table-cell>
          <table:table-cell office:value-type="string">
            <text:p>summer</text:p>
          </table:table-cell>
          <table:table-cell office:value-type="string">
            <text:p>加法器</text:p>
          </table:table-cell>
          <table:table-cell office:value-type="string">
            <text:p/>
          </table:table-cell>
          <table:table-cell office:value-type="string">
            <text:p>求和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8</text:p>
          </table:table-cell>
          <table:table-cell office:value-type="string">
            <text:p>super-large-scale integration (SLSI)</text:p>
          </table:table-cell>
          <table:table-cell office:value-type="string">
            <text:p>極大型積體</text:p>
          </table:table-cell>
          <table:table-cell office:value-type="string">
            <text:p/>
          </table:table-cell>
          <table:table-cell office:value-type="string">
            <text:p>超级大规模集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79</text:p>
          </table:table-cell>
          <table:table-cell office:value-type="string">
            <text:p>superscript</text:p>
          </table:table-cell>
          <table:table-cell office:value-type="string">
            <text:p>上標</text:p>
          </table:table-cell>
          <table:table-cell office:value-type="string">
            <text:p/>
          </table:table-cell>
          <table:table-cell office:value-type="string">
            <text:p>上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0</text:p>
          </table:table-cell>
          <table:table-cell office:value-type="string">
            <text:p>support software</text:p>
          </table:table-cell>
          <table:table-cell office:value-type="string">
            <text:p>支援軟體</text:p>
          </table:table-cell>
          <table:table-cell office:value-type="string">
            <text:p/>
          </table:table-cell>
          <table:table-cell office:value-type="string">
            <text:p>支持软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1</text:p>
          </table:table-cell>
          <table:table-cell office:value-type="string">
            <text:p>suspend</text:p>
          </table:table-cell>
          <table:table-cell office:value-type="string">
            <text:p>懸置；停止；中止；懸掛；中繼；停話</text:p>
          </table:table-cell>
          <table:table-cell office:value-type="string">
            <text:p/>
          </table:table-cell>
          <table:table-cell office:value-type="string">
            <text:p>挂起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2</text:p>
          </table:table-cell>
          <table:table-cell office:value-type="string">
            <text:p>swapping</text:p>
          </table:table-cell>
          <table:table-cell office:value-type="string">
            <text:p>調換</text:p>
          </table:table-cell>
          <table:table-cell office:value-type="string">
            <text:p/>
          </table:table-cell>
          <table:table-cell office:value-type="string">
            <text:p>对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3</text:p>
          </table:table-cell>
          <table:table-cell office:value-type="string">
            <text:p>symbolic address</text:p>
          </table:table-cell>
          <table:table-cell office:value-type="string">
            <text:p>符號位址</text:p>
          </table:table-cell>
          <table:table-cell office:value-type="string">
            <text:p/>
          </table:table-cell>
          <table:table-cell office:value-type="string">
            <text:p>符号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4</text:p>
          </table:table-cell>
          <table:table-cell office:value-type="string">
            <text:p>symbolic language</text:p>
          </table:table-cell>
          <table:table-cell office:value-type="string">
            <text:p>符號語言</text:p>
          </table:table-cell>
          <table:table-cell office:value-type="string">
            <text:p/>
          </table:table-cell>
          <table:table-cell office:value-type="string">
            <text:p>符号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5</text:p>
          </table:table-cell>
          <table:table-cell office:value-type="string">
            <text:p>sync signal</text:p>
          </table:table-cell>
          <table:table-cell office:value-type="string">
            <text:p>同步信號</text:p>
          </table:table-cell>
          <table:table-cell office:value-type="string">
            <text:p/>
          </table:table-cell>
          <table:table-cell office:value-type="string">
            <text:p>同步信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6</text:p>
          </table:table-cell>
          <table:table-cell office:value-type="string">
            <text:p>synchronization</text:p>
          </table:table-cell>
          <table:table-cell office:value-type="string">
            <text:p>同步；同步化</text:p>
          </table:table-cell>
          <table:table-cell office:value-type="string">
            <text:p/>
          </table:table-cell>
          <table:table-cell office:value-type="string">
            <text:p>同步[化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7</text:p>
          </table:table-cell>
          <table:table-cell office:value-type="string">
            <text:p>synchronous protocol</text:p>
          </table:table-cell>
          <table:table-cell office:value-type="string">
            <text:p>同步協定</text:p>
          </table:table-cell>
          <table:table-cell office:value-type="string">
            <text:p/>
          </table:table-cell>
          <table:table-cell office:value-type="string">
            <text:p>同步协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8</text:p>
          </table:table-cell>
          <table:table-cell office:value-type="string">
            <text:p>synchronous transmission</text:p>
          </table:table-cell>
          <table:table-cell office:value-type="string">
            <text:p>同步傳輸</text:p>
          </table:table-cell>
          <table:table-cell office:value-type="string">
            <text:p/>
          </table:table-cell>
          <table:table-cell office:value-type="string">
            <text:p>同步传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89</text:p>
          </table:table-cell>
          <table:table-cell office:value-type="string">
            <text:p>syntax</text:p>
          </table:table-cell>
          <table:table-cell office:value-type="string">
            <text:p>語法</text:p>
          </table:table-cell>
          <table:table-cell office:value-type="string">
            <text:p/>
          </table:table-cell>
          <table:table-cell office:value-type="string">
            <text:p>句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0</text:p>
          </table:table-cell>
          <table:table-cell office:value-type="string">
            <text:p>synthesis</text:p>
          </table:table-cell>
          <table:table-cell office:value-type="string">
            <text:p>合成；合成(法)</text:p>
          </table:table-cell>
          <table:table-cell office:value-type="string">
            <text:p/>
          </table:table-cell>
          <table:table-cell office:value-type="string">
            <text:p>合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1</text:p>
          </table:table-cell>
          <table:table-cell office:value-type="string">
            <text:p>synthesizer</text:p>
          </table:table-cell>
          <table:table-cell office:value-type="string">
            <text:p>合成器；合成裝置</text:p>
          </table:table-cell>
          <table:table-cell office:value-type="string">
            <text:p/>
          </table:table-cell>
          <table:table-cell office:value-type="string">
            <text:p>合成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2</text:p>
          </table:table-cell>
          <table:table-cell office:value-type="string">
            <text:p>system administrator; sysadmin</text:p>
          </table:table-cell>
          <table:table-cell office:value-type="string">
            <text:p>系統管理者</text:p>
          </table:table-cell>
          <table:table-cell office:value-type="string">
            <text:p/>
          </table:table-cell>
          <table:table-cell office:value-type="string">
            <text:p>系统管理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3</text:p>
          </table:table-cell>
          <table:table-cell office:value-type="string">
            <text:p>system software</text:p>
          </table:table-cell>
          <table:table-cell office:value-type="string">
            <text:p>系統軟體</text:p>
          </table:table-cell>
          <table:table-cell office:value-type="string">
            <text:p/>
          </table:table-cell>
          <table:table-cell office:value-type="string">
            <text:p>系统软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4</text:p>
          </table:table-cell>
          <table:table-cell office:value-type="string">
            <text:p>table lookup</text:p>
          </table:table-cell>
          <table:table-cell office:value-type="string">
            <text:p>查表</text:p>
          </table:table-cell>
          <table:table-cell office:value-type="string">
            <text:p/>
          </table:table-cell>
          <table:table-cell office:value-type="string">
            <text:p>查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5</text:p>
          </table:table-cell>
          <table:table-cell office:value-type="string">
            <text:p>tabulate</text:p>
          </table:table-cell>
          <table:table-cell office:value-type="string">
            <text:p>列表</text:p>
          </table:table-cell>
          <table:table-cell office:value-type="string">
            <text:p/>
          </table:table-cell>
          <table:table-cell office:value-type="string">
            <text:p>制表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6</text:p>
          </table:table-cell>
          <table:table-cell office:value-type="string">
            <text:p>tactile glove</text:p>
          </table:table-cell>
          <table:table-cell office:value-type="string">
            <text:p>觸覺手套</text:p>
          </table:table-cell>
          <table:table-cell office:value-type="string">
            <text:p/>
          </table:table-cell>
          <table:table-cell office:value-type="string">
            <text:p>触觉手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7</text:p>
          </table:table-cell>
          <table:table-cell office:value-type="string">
            <text:p>tag</text:p>
          </table:table-cell>
          <table:table-cell office:value-type="string">
            <text:p>標籤；鍵</text:p>
          </table:table-cell>
          <table:table-cell office:value-type="string">
            <text:p/>
          </table:table-cell>
          <table:table-cell office:value-type="string">
            <text:p>标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8</text:p>
          </table:table-cell>
          <table:table-cell office:value-type="string">
            <text:p>tailgate</text:p>
          </table:table-cell>
          <table:table-cell office:value-type="string">
            <text:p>跟進</text:p>
          </table:table-cell>
          <table:table-cell office:value-type="string">
            <text:p/>
          </table:table-cell>
          <table:table-cell office:value-type="string">
            <text:p>跟进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699</text:p>
          </table:table-cell>
          <table:table-cell office:value-type="string">
            <text:p>tap</text:p>
          </table:table-cell>
          <table:table-cell office:value-type="string">
            <text:p>分接頭</text:p>
          </table:table-cell>
          <table:table-cell office:value-type="string">
            <text:p/>
          </table:table-cell>
          <table:table-cell office:value-type="string">
            <text:p>分接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0</text:p>
          </table:table-cell>
          <table:table-cell office:value-type="string">
            <text:p>tape</text:p>
          </table:table-cell>
          <table:table-cell office:value-type="string">
            <text:p>磁帶</text:p>
          </table:table-cell>
          <table:table-cell office:value-type="string">
            <text:p/>
          </table:table-cell>
          <table:table-cell office:value-type="string">
            <text:p>磁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1</text:p>
          </table:table-cell>
          <table:table-cell office:value-type="string">
            <text:p>tape unit</text:p>
          </table:table-cell>
          <table:table-cell office:value-type="string">
            <text:p>磁帶機</text:p>
          </table:table-cell>
          <table:table-cell office:value-type="string">
            <text:p/>
          </table:table-cell>
          <table:table-cell office:value-type="string">
            <text:p>磁带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2</text:p>
          </table:table-cell>
          <table:table-cell office:value-type="string">
            <text:p>target</text:p>
          </table:table-cell>
          <table:table-cell office:value-type="string">
            <text:p>目標</text:p>
          </table:table-cell>
          <table:table-cell office:value-type="string">
            <text:p/>
          </table:table-cell>
          <table:table-cell office:value-type="string">
            <text:p>目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3</text:p>
          </table:table-cell>
          <table:table-cell office:value-type="string">
            <text:p>target computer</text:p>
          </table:table-cell>
          <table:table-cell office:value-type="string">
            <text:p>靶標計算機</text:p>
          </table:table-cell>
          <table:table-cell office:value-type="string">
            <text:p/>
          </table:table-cell>
          <table:table-cell office:value-type="string">
            <text:p>目标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4</text:p>
          </table:table-cell>
          <table:table-cell office:value-type="string">
            <text:p>target language</text:p>
          </table:table-cell>
          <table:table-cell office:value-type="string">
            <text:p>靶語言；目標語言</text:p>
          </table:table-cell>
          <table:table-cell office:value-type="string">
            <text:p/>
          </table:table-cell>
          <table:table-cell office:value-type="string">
            <text:p>目标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5</text:p>
          </table:table-cell>
          <table:table-cell office:value-type="string">
            <text:p>target program</text:p>
          </table:table-cell>
          <table:table-cell office:value-type="string">
            <text:p>靶標程式；目標程式</text:p>
          </table:table-cell>
          <table:table-cell office:value-type="string">
            <text:p/>
          </table:table-cell>
          <table:table-cell office:value-type="string">
            <text:p>目标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6</text:p>
          </table:table-cell>
          <table:table-cell office:value-type="string">
            <text:p>task</text:p>
          </table:table-cell>
          <table:table-cell office:value-type="string">
            <text:p>任務</text:p>
          </table:table-cell>
          <table:table-cell office:value-type="string">
            <text:p/>
          </table:table-cell>
          <table:table-cell office:value-type="string">
            <text:p>任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7</text:p>
          </table:table-cell>
          <table:table-cell office:value-type="string">
            <text:p>telecommuting</text:p>
          </table:table-cell>
          <table:table-cell office:value-type="string">
            <text:p>遠程交換</text:p>
          </table:table-cell>
          <table:table-cell office:value-type="string">
            <text:p/>
          </table:table-cell>
          <table:table-cell office:value-type="string">
            <text:p>在家办公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8</text:p>
          </table:table-cell>
          <table:table-cell office:value-type="string">
            <text:p>telepresence</text:p>
          </table:table-cell>
          <table:table-cell office:value-type="string">
            <text:p>遙現</text:p>
          </table:table-cell>
          <table:table-cell office:value-type="string">
            <text:p/>
          </table:table-cell>
          <table:table-cell office:value-type="string">
            <text:p>遥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09</text:p>
          </table:table-cell>
          <table:table-cell office:value-type="string">
            <text:p>teleprocessing</text:p>
          </table:table-cell>
          <table:table-cell office:value-type="string">
            <text:p>電傳處理</text:p>
          </table:table-cell>
          <table:table-cell office:value-type="string">
            <text:p/>
          </table:table-cell>
          <table:table-cell office:value-type="string">
            <text:p>远程处理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0</text:p>
          </table:table-cell>
          <table:table-cell office:value-type="string">
            <text:p>teletext TV</text:p>
          </table:table-cell>
          <table:table-cell office:value-type="string">
            <text:p>電傳視訊</text:p>
          </table:table-cell>
          <table:table-cell office:value-type="string">
            <text:p/>
          </table:table-cell>
          <table:table-cell office:value-type="string">
            <text:p>图文电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1</text:p>
          </table:table-cell>
          <table:table-cell office:value-type="string">
            <text:p>Telnet</text:p>
          </table:table-cell>
          <table:table-cell office:value-type="string">
            <text:p>遠端登錄；遠端服務、電信網路；TELNET協定(終端機模擬協定)</text:p>
          </table:table-cell>
          <table:table-cell office:value-type="string">
            <text:p/>
          </table:table-cell>
          <table:table-cell office:value-type="string">
            <text:p>远程登录协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2</text:p>
          </table:table-cell>
          <table:table-cell office:value-type="string">
            <text:p>Tempest</text:p>
          </table:table-cell>
          <table:table-cell office:value-type="string">
            <text:p>防信息洩漏</text:p>
          </table:table-cell>
          <table:table-cell office:value-type="string">
            <text:p/>
          </table:table-cell>
          <table:table-cell office:value-type="string">
            <text:p>防信息泄露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3</text:p>
          </table:table-cell>
          <table:table-cell office:value-type="string">
            <text:p>template</text:p>
          </table:table-cell>
          <table:table-cell office:value-type="string">
            <text:p>模板</text:p>
          </table:table-cell>
          <table:table-cell office:value-type="string">
            <text:p/>
          </table:table-cell>
          <table:table-cell office:value-type="string">
            <text:p>模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4</text:p>
          </table:table-cell>
          <table:table-cell office:value-type="string">
            <text:p>tens complement</text:p>
          </table:table-cell>
          <table:table-cell office:value-type="string">
            <text:p>10之補數</text:p>
          </table:table-cell>
          <table:table-cell office:value-type="string">
            <text:p/>
          </table:table-cell>
          <table:table-cell office:value-type="string">
            <text:p>[对]十的补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5</text:p>
          </table:table-cell>
          <table:table-cell office:value-type="string">
            <text:p>terminal</text:p>
          </table:table-cell>
          <table:table-cell office:value-type="string">
            <text:p>終端機</text:p>
          </table:table-cell>
          <table:table-cell office:value-type="string">
            <text:p/>
          </table:table-cell>
          <table:table-cell office:value-type="string">
            <text:p>终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6</text:p>
          </table:table-cell>
          <table:table-cell office:value-type="string">
            <text:p>terminate</text:p>
          </table:table-cell>
          <table:table-cell office:value-type="string">
            <text:p>終止</text:p>
          </table:table-cell>
          <table:table-cell office:value-type="string">
            <text:p/>
          </table:table-cell>
          <table:table-cell office:value-type="string">
            <text:p>端接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7</text:p>
          </table:table-cell>
          <table:table-cell office:value-type="string">
            <text:p>terminator</text:p>
          </table:table-cell>
          <table:table-cell office:value-type="string">
            <text:p>終止器</text:p>
          </table:table-cell>
          <table:table-cell office:value-type="string">
            <text:p/>
          </table:table-cell>
          <table:table-cell office:value-type="string">
            <text:p>终结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8</text:p>
          </table:table-cell>
          <table:table-cell office:value-type="string">
            <text:p>test data</text:p>
          </table:table-cell>
          <table:table-cell office:value-type="string">
            <text:p>測試資料</text:p>
          </table:table-cell>
          <table:table-cell office:value-type="string">
            <text:p/>
          </table:table-cell>
          <table:table-cell office:value-type="string">
            <text:p>测试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19</text:p>
          </table:table-cell>
          <table:table-cell office:value-type="string">
            <text:p>text</text:p>
          </table:table-cell>
          <table:table-cell office:value-type="string">
            <text:p>正文；本文；電文</text:p>
          </table:table-cell>
          <table:table-cell office:value-type="string">
            <text:p/>
          </table:table-cell>
          <table:table-cell office:value-type="string">
            <text:p>文本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0</text:p>
          </table:table-cell>
          <table:table-cell office:value-type="string">
            <text:p>text editing</text:p>
          </table:table-cell>
          <table:table-cell office:value-type="string">
            <text:p>正文編輯</text:p>
          </table:table-cell>
          <table:table-cell office:value-type="string">
            <text:p/>
          </table:table-cell>
          <table:table-cell office:value-type="string">
            <text:p>文本编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1</text:p>
          </table:table-cell>
          <table:table-cell office:value-type="string">
            <text:p>text processing</text:p>
          </table:table-cell>
          <table:table-cell office:value-type="string">
            <text:p>正文處理</text:p>
          </table:table-cell>
          <table:table-cell office:value-type="string">
            <text:p/>
          </table:table-cell>
          <table:table-cell office:value-type="string">
            <text:p>文本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2</text:p>
          </table:table-cell>
          <table:table-cell office:value-type="string">
            <text:p>text-to-speech conversion</text:p>
          </table:table-cell>
          <table:table-cell office:value-type="string">
            <text:p>文字至語音轉換</text:p>
          </table:table-cell>
          <table:table-cell office:value-type="string">
            <text:p/>
          </table:table-cell>
          <table:table-cell office:value-type="string">
            <text:p>文语转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3</text:p>
          </table:table-cell>
          <table:table-cell office:value-type="string">
            <text:p>third-generation computer</text:p>
          </table:table-cell>
          <table:table-cell office:value-type="string">
            <text:p>第三代計算機</text:p>
          </table:table-cell>
          <table:table-cell office:value-type="string">
            <text:p/>
          </table:table-cell>
          <table:table-cell office:value-type="string">
            <text:p>第三代计算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4</text:p>
          </table:table-cell>
          <table:table-cell office:value-type="string">
            <text:p>third generation language</text:p>
          </table:table-cell>
          <table:table-cell office:value-type="string">
            <text:p>第三代語言</text:p>
          </table:table-cell>
          <table:table-cell office:value-type="string">
            <text:p/>
          </table:table-cell>
          <table:table-cell office:value-type="string">
            <text:p>第三代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5</text:p>
          </table:table-cell>
          <table:table-cell office:value-type="string">
            <text:p>thrashing</text:p>
          </table:table-cell>
          <table:table-cell office:value-type="string">
            <text:p>猛移；往復移動</text:p>
          </table:table-cell>
          <table:table-cell office:value-type="string">
            <text:p/>
          </table:table-cell>
          <table:table-cell office:value-type="string">
            <text:p>[系统]颠簸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6</text:p>
          </table:table-cell>
          <table:table-cell office:value-type="string">
            <text:p>thread</text:p>
          </table:table-cell>
          <table:table-cell office:value-type="string">
            <text:p>線；穿線；引線</text:p>
          </table:table-cell>
          <table:table-cell office:value-type="string">
            <text:p/>
          </table:table-cell>
          <table:table-cell office:value-type="string">
            <text:p>线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7</text:p>
          </table:table-cell>
          <table:table-cell office:value-type="string">
            <text:p>threat</text:p>
          </table:table-cell>
          <table:table-cell office:value-type="string">
            <text:p>威脅</text:p>
          </table:table-cell>
          <table:table-cell office:value-type="string">
            <text:p/>
          </table:table-cell>
          <table:table-cell office:value-type="string">
            <text:p>威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8</text:p>
          </table:table-cell>
          <table:table-cell office:value-type="string">
            <text:p>threshold</text:p>
          </table:table-cell>
          <table:table-cell office:value-type="string">
            <text:p>定限；門檻；臨界(值)</text:p>
          </table:table-cell>
          <table:table-cell office:value-type="string">
            <text:p/>
          </table:table-cell>
          <table:table-cell office:value-type="string">
            <text:p>阈[值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29</text:p>
          </table:table-cell>
          <table:table-cell office:value-type="string">
            <text:p>thumbnail</text:p>
          </table:table-cell>
          <table:table-cell office:value-type="string">
            <text:p>拇指甲</text:p>
          </table:table-cell>
          <table:table-cell office:value-type="string">
            <text:p/>
          </table:table-cell>
          <table:table-cell office:value-type="string">
            <text:p>微缩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0</text:p>
          </table:table-cell>
          <table:table-cell office:value-type="string">
            <text:p>tiling</text:p>
          </table:table-cell>
          <table:table-cell office:value-type="string">
            <text:p>磚式</text:p>
          </table:table-cell>
          <table:table-cell office:value-type="string">
            <text:p/>
          </table:table-cell>
          <table:table-cell office:value-type="string">
            <text:p>填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1</text:p>
          </table:table-cell>
          <table:table-cell office:value-type="string">
            <text:p>time and date stamp</text:p>
          </table:table-cell>
          <table:table-cell office:value-type="string">
            <text:p>時日戳；時間日期戳記</text:p>
          </table:table-cell>
          <table:table-cell office:value-type="string">
            <text:p/>
          </table:table-cell>
          <table:table-cell office:value-type="string">
            <text:p>日时戳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2</text:p>
          </table:table-cell>
          <table:table-cell office:value-type="string">
            <text:p>time bomb</text:p>
          </table:table-cell>
          <table:table-cell office:value-type="string">
            <text:p>定時炸彈</text:p>
          </table:table-cell>
          <table:table-cell office:value-type="string">
            <text:p/>
          </table:table-cell>
          <table:table-cell office:value-type="string">
            <text:p>定时炸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3</text:p>
          </table:table-cell>
          <table:table-cell office:value-type="string">
            <text:p>time sharing</text:p>
          </table:table-cell>
          <table:table-cell office:value-type="string">
            <text:p>分時</text:p>
          </table:table-cell>
          <table:table-cell office:value-type="string">
            <text:p/>
          </table:table-cell>
          <table:table-cell office:value-type="string">
            <text:p>分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4</text:p>
          </table:table-cell>
          <table:table-cell office:value-type="string">
            <text:p>time slicing</text:p>
          </table:table-cell>
          <table:table-cell office:value-type="string">
            <text:p>時間截分</text:p>
          </table:table-cell>
          <table:table-cell office:value-type="string">
            <text:p/>
          </table:table-cell>
          <table:table-cell office:value-type="string">
            <text:p>时间分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5</text:p>
          </table:table-cell>
          <table:table-cell office:value-type="string">
            <text:p>timeout</text:p>
          </table:table-cell>
          <table:table-cell office:value-type="string">
            <text:p>逾時；時限</text:p>
          </table:table-cell>
          <table:table-cell office:value-type="string">
            <text:p/>
          </table:table-cell>
          <table:table-cell office:value-type="string">
            <text:p>超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6</text:p>
          </table:table-cell>
          <table:table-cell office:value-type="string">
            <text:p>timer</text:p>
          </table:table-cell>
          <table:table-cell office:value-type="string">
            <text:p>計時器</text:p>
          </table:table-cell>
          <table:table-cell office:value-type="string">
            <text:p/>
          </table:table-cell>
          <table:table-cell office:value-type="string">
            <text:p>计时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7</text:p>
          </table:table-cell>
          <table:table-cell office:value-type="string">
            <text:p>timestamp</text:p>
          </table:table-cell>
          <table:table-cell office:value-type="string">
            <text:p>時戳；時間戳記</text:p>
          </table:table-cell>
          <table:table-cell office:value-type="string">
            <text:p/>
          </table:table-cell>
          <table:table-cell office:value-type="string">
            <text:p>时戳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8</text:p>
          </table:table-cell>
          <table:table-cell office:value-type="string">
            <text:p>timing signal</text:p>
          </table:table-cell>
          <table:table-cell office:value-type="string">
            <text:p>計時信號</text:p>
          </table:table-cell>
          <table:table-cell office:value-type="string">
            <text:p/>
          </table:table-cell>
          <table:table-cell office:value-type="string">
            <text:p>定时信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39</text:p>
          </table:table-cell>
          <table:table-cell office:value-type="string">
            <text:p>title bar</text:p>
          </table:table-cell>
          <table:table-cell office:value-type="string">
            <text:p>標題條</text:p>
          </table:table-cell>
          <table:table-cell office:value-type="string">
            <text:p/>
          </table:table-cell>
          <table:table-cell office:value-type="string">
            <text:p>标题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0</text:p>
          </table:table-cell>
          <table:table-cell office:value-type="string">
            <text:p>tone</text:p>
          </table:table-cell>
          <table:table-cell office:value-type="string">
            <text:p>音調；音；單音；純音；色調</text:p>
          </table:table-cell>
          <table:table-cell office:value-type="string">
            <text:p/>
          </table:table-cell>
          <table:table-cell office:value-type="string">
            <text:p>色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1</text:p>
          </table:table-cell>
          <table:table-cell office:value-type="string">
            <text:p>toner</text:p>
          </table:table-cell>
          <table:table-cell office:value-type="string">
            <text:p>色劑；碳粉</text:p>
          </table:table-cell>
          <table:table-cell office:value-type="string">
            <text:p/>
          </table:table-cell>
          <table:table-cell office:value-type="string">
            <text:p>色粉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2</text:p>
          </table:table-cell>
          <table:table-cell office:value-type="string">
            <text:p>toolbar</text:p>
          </table:table-cell>
          <table:table-cell office:value-type="string">
            <text:p>工具列</text:p>
          </table:table-cell>
          <table:table-cell office:value-type="string">
            <text:p/>
          </table:table-cell>
          <table:table-cell office:value-type="string">
            <text:p>工具条[栏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3</text:p>
          </table:table-cell>
          <table:table-cell office:value-type="string">
            <text:p>toolbox</text:p>
          </table:table-cell>
          <table:table-cell office:value-type="string">
            <text:p>工具箱</text:p>
          </table:table-cell>
          <table:table-cell office:value-type="string">
            <text:p/>
          </table:table-cell>
          <table:table-cell office:value-type="string">
            <text:p>工具箱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4</text:p>
          </table:table-cell>
          <table:table-cell office:value-type="string">
            <text:p>toolkit</text:p>
          </table:table-cell>
          <table:table-cell office:value-type="string">
            <text:p>工具箱；套件</text:p>
          </table:table-cell>
          <table:table-cell office:value-type="string">
            <text:p/>
          </table:table-cell>
          <table:table-cell office:value-type="string">
            <text:p>工具箱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5</text:p>
          </table:table-cell>
          <table:table-cell office:value-type="string">
            <text:p>top-down programming</text:p>
          </table:table-cell>
          <table:table-cell office:value-type="string">
            <text:p>自上而下程式設計</text:p>
          </table:table-cell>
          <table:table-cell office:value-type="string">
            <text:p/>
          </table:table-cell>
          <table:table-cell office:value-type="string">
            <text:p>自顶向下程序设计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6</text:p>
          </table:table-cell>
          <table:table-cell office:value-type="string">
            <text:p>topic group</text:p>
          </table:table-cell>
          <table:table-cell office:value-type="string">
            <text:p>主題群組</text:p>
          </table:table-cell>
          <table:table-cell office:value-type="string">
            <text:p/>
          </table:table-cell>
          <table:table-cell office:value-type="string">
            <text:p>话题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7</text:p>
          </table:table-cell>
          <table:table-cell office:value-type="string">
            <text:p>top-level domain name</text:p>
          </table:table-cell>
          <table:table-cell office:value-type="string">
            <text:p>頂層領域名稱</text:p>
          </table:table-cell>
          <table:table-cell office:value-type="string">
            <text:p/>
          </table:table-cell>
          <table:table-cell office:value-type="string">
            <text:p>顶级域名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8</text:p>
          </table:table-cell>
          <table:table-cell office:value-type="string">
            <text:p>topology</text:p>
          </table:table-cell>
          <table:table-cell office:value-type="string">
            <text:p>拓撲學；布局；拓撲;(網路的)形狀結構</text:p>
          </table:table-cell>
          <table:table-cell office:value-type="string">
            <text:p/>
          </table:table-cell>
          <table:table-cell office:value-type="string">
            <text:p>拓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49</text:p>
          </table:table-cell>
          <table:table-cell office:value-type="string">
            <text:p>touch screen</text:p>
          </table:table-cell>
          <table:table-cell office:value-type="string">
            <text:p>觸控螢幕</text:p>
          </table:table-cell>
          <table:table-cell office:value-type="string">
            <text:p/>
          </table:table-cell>
          <table:table-cell office:value-type="string">
            <text:p>触摸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0</text:p>
          </table:table-cell>
          <table:table-cell office:value-type="string">
            <text:p>trace</text:p>
          </table:table-cell>
          <table:table-cell office:value-type="string">
            <text:p>追蹤</text:p>
          </table:table-cell>
          <table:table-cell office:value-type="string">
            <text:p/>
          </table:table-cell>
          <table:table-cell office:value-type="string">
            <text:p>[踪]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1</text:p>
          </table:table-cell>
          <table:table-cell office:value-type="string">
            <text:p>track</text:p>
          </table:table-cell>
          <table:table-cell office:value-type="string">
            <text:p>磁軌</text:p>
          </table:table-cell>
          <table:table-cell office:value-type="string">
            <text:p/>
          </table:table-cell>
          <table:table-cell office:value-type="string">
            <text:p>[磁]道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2</text:p>
          </table:table-cell>
          <table:table-cell office:value-type="string">
            <text:p>track</text:p>
          </table:table-cell>
          <table:table-cell office:value-type="string">
            <text:p>磁軌</text:p>
          </table:table-cell>
          <table:table-cell office:value-type="string">
            <text:p/>
          </table:table-cell>
          <table:table-cell office:value-type="string">
            <text:p>[声像]轨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3</text:p>
          </table:table-cell>
          <table:table-cell office:value-type="string">
            <text:p>track</text:p>
          </table:table-cell>
          <table:table-cell office:value-type="string">
            <text:p>磁軌</text:p>
          </table:table-cell>
          <table:table-cell office:value-type="string">
            <text:p/>
          </table:table-cell>
          <table:table-cell office:value-type="string">
            <text:p>跟踪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4</text:p>
          </table:table-cell>
          <table:table-cell office:value-type="string">
            <text:p>transaction</text:p>
          </table:table-cell>
          <table:table-cell office:value-type="string">
            <text:p>交易；異動</text:p>
          </table:table-cell>
          <table:table-cell office:value-type="string">
            <text:p/>
          </table:table-cell>
          <table:table-cell office:value-type="string">
            <text:p>事务[元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5</text:p>
          </table:table-cell>
          <table:table-cell office:value-type="string">
            <text:p>transaction processing</text:p>
          </table:table-cell>
          <table:table-cell office:value-type="string">
            <text:p>異動處理</text:p>
          </table:table-cell>
          <table:table-cell office:value-type="string">
            <text:p/>
          </table:table-cell>
          <table:table-cell office:value-type="string">
            <text:p>事务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6</text:p>
          </table:table-cell>
          <table:table-cell office:value-type="string">
            <text:p>transcribe</text:p>
          </table:table-cell>
          <table:table-cell office:value-type="string">
            <text:p>轉錄</text:p>
          </table:table-cell>
          <table:table-cell office:value-type="string">
            <text:p/>
          </table:table-cell>
          <table:table-cell office:value-type="string">
            <text:p>转录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7</text:p>
          </table:table-cell>
          <table:table-cell office:value-type="string">
            <text:p>transfer rate</text:p>
          </table:table-cell>
          <table:table-cell office:value-type="string">
            <text:p>傳送率</text:p>
          </table:table-cell>
          <table:table-cell office:value-type="string">
            <text:p/>
          </table:table-cell>
          <table:table-cell office:value-type="string">
            <text:p>传送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8</text:p>
          </table:table-cell>
          <table:table-cell office:value-type="string">
            <text:p>transfer</text:p>
          </table:table-cell>
          <table:table-cell office:value-type="string">
            <text:p>轉移；傳送；傳輸；傳遞</text:p>
          </table:table-cell>
          <table:table-cell office:value-type="string">
            <text:p/>
          </table:table-cell>
          <table:table-cell office:value-type="string">
            <text:p>传送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59</text:p>
          </table:table-cell>
          <table:table-cell office:value-type="string">
            <text:p>transform</text:p>
          </table:table-cell>
          <table:table-cell office:value-type="string">
            <text:p>變換</text:p>
          </table:table-cell>
          <table:table-cell office:value-type="string">
            <text:p/>
          </table:table-cell>
          <table:table-cell office:value-type="string">
            <text:p>变换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0</text:p>
          </table:table-cell>
          <table:table-cell office:value-type="string">
            <text:p>translate</text:p>
          </table:table-cell>
          <table:table-cell office:value-type="string">
            <text:p>翻譯；移位；轉換</text:p>
          </table:table-cell>
          <table:table-cell office:value-type="string">
            <text:p/>
          </table:table-cell>
          <table:table-cell office:value-type="string">
            <text:p>翻译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1</text:p>
          </table:table-cell>
          <table:table-cell office:value-type="string">
            <text:p>translating</text:p>
          </table:table-cell>
          <table:table-cell office:value-type="string">
            <text:p>位移</text:p>
          </table:table-cell>
          <table:table-cell office:value-type="string">
            <text:p/>
          </table:table-cell>
          <table:table-cell office:value-type="string">
            <text:p>平移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2</text:p>
          </table:table-cell>
          <table:table-cell office:value-type="string">
            <text:p>Transmission Control Protocol/Internet Protocol; TCP/IP</text:p>
          </table:table-cell>
          <table:table-cell office:value-type="string">
            <text:p>傳輸控制協定/網際網路協定</text:p>
          </table:table-cell>
          <table:table-cell office:value-type="string">
            <text:p/>
          </table:table-cell>
          <table:table-cell office:value-type="string">
            <text:p>传输控制与网际协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3</text:p>
          </table:table-cell>
          <table:table-cell office:value-type="string">
            <text:p>trap</text:p>
          </table:table-cell>
          <table:table-cell office:value-type="string">
            <text:p>陷阱</text:p>
          </table:table-cell>
          <table:table-cell office:value-type="string">
            <text:p/>
          </table:table-cell>
          <table:table-cell office:value-type="string">
            <text:p>陷阱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4</text:p>
          </table:table-cell>
          <table:table-cell office:value-type="string">
            <text:p>trapdoor</text:p>
          </table:table-cell>
          <table:table-cell office:value-type="string">
            <text:p>陷門</text:p>
          </table:table-cell>
          <table:table-cell office:value-type="string">
            <text:p/>
          </table:table-cell>
          <table:table-cell office:value-type="string">
            <text:p>陷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5</text:p>
          </table:table-cell>
          <table:table-cell office:value-type="string">
            <text:p>tree</text:p>
          </table:table-cell>
          <table:table-cell office:value-type="string">
            <text:p>樹</text:p>
          </table:table-cell>
          <table:table-cell office:value-type="string">
            <text:p/>
          </table:table-cell>
          <table:table-cell office:value-type="string">
            <text:p>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6</text:p>
          </table:table-cell>
          <table:table-cell office:value-type="string">
            <text:p>tree structure</text:p>
          </table:table-cell>
          <table:table-cell office:value-type="string">
            <text:p>樹狀結構</text:p>
          </table:table-cell>
          <table:table-cell office:value-type="string">
            <text:p/>
          </table:table-cell>
          <table:table-cell office:value-type="string">
            <text:p>树结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7</text:p>
          </table:table-cell>
          <table:table-cell office:value-type="string">
            <text:p>tributary station</text:p>
          </table:table-cell>
          <table:table-cell office:value-type="string">
            <text:p>支流站；受控站</text:p>
          </table:table-cell>
          <table:table-cell office:value-type="string">
            <text:p/>
          </table:table-cell>
          <table:table-cell office:value-type="string">
            <text:p>支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8</text:p>
          </table:table-cell>
          <table:table-cell office:value-type="string">
            <text:p>trichromatic</text:p>
          </table:table-cell>
          <table:table-cell office:value-type="string">
            <text:p>三色</text:p>
          </table:table-cell>
          <table:table-cell office:value-type="string">
            <text:p/>
          </table:table-cell>
          <table:table-cell office:value-type="string">
            <text:p>三色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69</text:p>
          </table:table-cell>
          <table:table-cell office:value-type="string">
            <text:p>trigger</text:p>
          </table:table-cell>
          <table:table-cell office:value-type="string">
            <text:p>觸發；觸發器</text:p>
          </table:table-cell>
          <table:table-cell office:value-type="string">
            <text:p/>
          </table:table-cell>
          <table:table-cell office:value-type="string">
            <text:p>触发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0</text:p>
          </table:table-cell>
          <table:table-cell office:value-type="string">
            <text:p>troubleshoot</text:p>
          </table:table-cell>
          <table:table-cell office:value-type="string">
            <text:p>故障檢修</text:p>
          </table:table-cell>
          <table:table-cell office:value-type="string">
            <text:p/>
          </table:table-cell>
          <table:table-cell office:value-type="string">
            <text:p>故障排查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1</text:p>
          </table:table-cell>
          <table:table-cell office:value-type="string">
            <text:p>truncation</text:p>
          </table:table-cell>
          <table:table-cell office:value-type="string">
            <text:p>修剪</text:p>
          </table:table-cell>
          <table:table-cell office:value-type="string">
            <text:p/>
          </table:table-cell>
          <table:table-cell office:value-type="string">
            <text:p>截断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2</text:p>
          </table:table-cell>
          <table:table-cell office:value-type="string">
            <text:p>trunk</text:p>
          </table:table-cell>
          <table:table-cell office:value-type="string">
            <text:p>幹線；中繼線</text:p>
          </table:table-cell>
          <table:table-cell office:value-type="string">
            <text:p/>
          </table:table-cell>
          <table:table-cell office:value-type="string">
            <text:p>干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3</text:p>
          </table:table-cell>
          <table:table-cell office:value-type="string">
            <text:p>trusted computer system</text:p>
          </table:table-cell>
          <table:table-cell office:value-type="string">
            <text:p>可信賴的電腦系統</text:p>
          </table:table-cell>
          <table:table-cell office:value-type="string">
            <text:p/>
          </table:table-cell>
          <table:table-cell office:value-type="string">
            <text:p>可信计算机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4</text:p>
          </table:table-cell>
          <table:table-cell office:value-type="string">
            <text:p>truth table</text:p>
          </table:table-cell>
          <table:table-cell office:value-type="string">
            <text:p>真值表</text:p>
          </table:table-cell>
          <table:table-cell office:value-type="string">
            <text:p/>
          </table:table-cell>
          <table:table-cell office:value-type="string">
            <text:p>真值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5</text:p>
          </table:table-cell>
          <table:table-cell office:value-type="string">
            <text:p>tunneling</text:p>
          </table:table-cell>
          <table:table-cell office:value-type="string">
            <text:p>透納</text:p>
          </table:table-cell>
          <table:table-cell office:value-type="string">
            <text:p/>
          </table:table-cell>
          <table:table-cell office:value-type="string">
            <text:p>隧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6</text:p>
          </table:table-cell>
          <table:table-cell office:value-type="string">
            <text:p>Turing machine</text:p>
          </table:table-cell>
          <table:table-cell office:value-type="string">
            <text:p>杜林機</text:p>
          </table:table-cell>
          <table:table-cell office:value-type="string">
            <text:p/>
          </table:table-cell>
          <table:table-cell office:value-type="string">
            <text:p>图灵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7</text:p>
          </table:table-cell>
          <table:table-cell office:value-type="string">
            <text:p>turnaround time</text:p>
          </table:table-cell>
          <table:table-cell office:value-type="string">
            <text:p>轉迴時間</text:p>
          </table:table-cell>
          <table:table-cell office:value-type="string">
            <text:p/>
          </table:table-cell>
          <table:table-cell office:value-type="string">
            <text:p>周转时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8</text:p>
          </table:table-cell>
          <table:table-cell office:value-type="string">
            <text:p>twisted pair</text:p>
          </table:table-cell>
          <table:table-cell office:value-type="string">
            <text:p>雙絞線；絞對線</text:p>
          </table:table-cell>
          <table:table-cell office:value-type="string">
            <text:p/>
          </table:table-cell>
          <table:table-cell office:value-type="string">
            <text:p>双绞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79</text:p>
          </table:table-cell>
          <table:table-cell office:value-type="string">
            <text:p>two-address instruction</text:p>
          </table:table-cell>
          <table:table-cell office:value-type="string">
            <text:p>二址指令</text:p>
          </table:table-cell>
          <table:table-cell office:value-type="string">
            <text:p/>
          </table:table-cell>
          <table:table-cell office:value-type="string">
            <text:p>双地址指令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0</text:p>
          </table:table-cell>
          <table:table-cell office:value-type="string">
            <text:p>two-dimensional</text:p>
          </table:table-cell>
          <table:table-cell office:value-type="string">
            <text:p>二維</text:p>
          </table:table-cell>
          <table:table-cell office:value-type="string">
            <text:p/>
          </table:table-cell>
          <table:table-cell office:value-type="string">
            <text:p>二维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1</text:p>
          </table:table-cell>
          <table:table-cell office:value-type="string">
            <text:p>two's complement</text:p>
          </table:table-cell>
          <table:table-cell office:value-type="string">
            <text:p>2補數</text:p>
          </table:table-cell>
          <table:table-cell office:value-type="string">
            <text:p/>
          </table:table-cell>
          <table:table-cell office:value-type="string">
            <text:p>[对]二的补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2</text:p>
          </table:table-cell>
          <table:table-cell office:value-type="string">
            <text:p>type</text:p>
          </table:table-cell>
          <table:table-cell office:value-type="string">
            <text:p>類型；型態</text:p>
          </table:table-cell>
          <table:table-cell office:value-type="string">
            <text:p/>
          </table:table-cell>
          <table:table-cell office:value-type="string">
            <text:p>[类]型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3</text:p>
          </table:table-cell>
          <table:table-cell office:value-type="string">
            <text:p>type</text:p>
          </table:table-cell>
          <table:table-cell office:value-type="string">
            <text:p>類型；型態</text:p>
          </table:table-cell>
          <table:table-cell office:value-type="string">
            <text:p/>
          </table:table-cell>
          <table:table-cell office:value-type="string">
            <text:p>键入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4</text:p>
          </table:table-cell>
          <table:table-cell office:value-type="string">
            <text:p>ubiquitous computing (UC)</text:p>
          </table:table-cell>
          <table:table-cell office:value-type="string">
            <text:p>遍存計算</text:p>
          </table:table-cell>
          <table:table-cell office:value-type="string">
            <text:p/>
          </table:table-cell>
          <table:table-cell office:value-type="string">
            <text:p>无处不在的计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5</text:p>
          </table:table-cell>
          <table:table-cell office:value-type="string">
            <text:p>ultra-large-scale integration(ULSI)</text:p>
          </table:table-cell>
          <table:table-cell office:value-type="string">
            <text:p>超大型積體電路</text:p>
          </table:table-cell>
          <table:table-cell office:value-type="string">
            <text:p/>
          </table:table-cell>
          <table:table-cell office:value-type="string">
            <text:p>特大规模集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6</text:p>
          </table:table-cell>
          <table:table-cell office:value-type="string">
            <text:p>unary</text:p>
          </table:table-cell>
          <table:table-cell office:value-type="string">
            <text:p>一元關係；一元的</text:p>
          </table:table-cell>
          <table:table-cell office:value-type="string">
            <text:p/>
          </table:table-cell>
          <table:table-cell office:value-type="string">
            <text:p>一元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7</text:p>
          </table:table-cell>
          <table:table-cell office:value-type="string">
            <text:p>uncertainty</text:p>
          </table:table-cell>
          <table:table-cell office:value-type="string">
            <text:p>不確定性</text:p>
          </table:table-cell>
          <table:table-cell office:value-type="string">
            <text:p/>
          </table:table-cell>
          <table:table-cell office:value-type="string">
            <text:p>不确定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8</text:p>
          </table:table-cell>
          <table:table-cell office:value-type="string">
            <text:p>(uncompressing); decompress</text:p>
          </table:table-cell>
          <table:table-cell office:value-type="string">
            <text:p>解壓縮</text:p>
          </table:table-cell>
          <table:table-cell office:value-type="string">
            <text:p/>
          </table:table-cell>
          <table:table-cell office:value-type="string">
            <text:p>解压[缩]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89</text:p>
          </table:table-cell>
          <table:table-cell office:value-type="string">
            <text:p>unconditional jump</text:p>
          </table:table-cell>
          <table:table-cell office:value-type="string">
            <text:p>無條件跳越；無條件跳位</text:p>
          </table:table-cell>
          <table:table-cell office:value-type="string">
            <text:p/>
          </table:table-cell>
          <table:table-cell office:value-type="string">
            <text:p>无条件跳转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0</text:p>
          </table:table-cell>
          <table:table-cell office:value-type="string">
            <text:p>undelete</text:p>
          </table:table-cell>
          <table:table-cell office:value-type="string">
            <text:p>取消刪除</text:p>
          </table:table-cell>
          <table:table-cell office:value-type="string">
            <text:p/>
          </table:table-cell>
          <table:table-cell office:value-type="string">
            <text:p>恢复所删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1</text:p>
          </table:table-cell>
          <table:table-cell office:value-type="string">
            <text:p>underflow</text:p>
          </table:table-cell>
          <table:table-cell office:value-type="string">
            <text:p>下溢；欠位；低於下限</text:p>
          </table:table-cell>
          <table:table-cell office:value-type="string">
            <text:p/>
          </table:table-cell>
          <table:table-cell office:value-type="string">
            <text:p>下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2</text:p>
          </table:table-cell>
          <table:table-cell office:value-type="string">
            <text:p>underline</text:p>
          </table:table-cell>
          <table:table-cell office:value-type="string">
            <text:p>底線</text:p>
          </table:table-cell>
          <table:table-cell office:value-type="string">
            <text:p/>
          </table:table-cell>
          <table:table-cell office:value-type="string">
            <text:p>下划线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3</text:p>
          </table:table-cell>
          <table:table-cell office:value-type="string">
            <text:p>undo</text:p>
          </table:table-cell>
          <table:table-cell office:value-type="string">
            <text:p>取消；廢除</text:p>
          </table:table-cell>
          <table:table-cell office:value-type="string">
            <text:p/>
          </table:table-cell>
          <table:table-cell office:value-type="string">
            <text:p>撤消所做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4</text:p>
          </table:table-cell>
          <table:table-cell office:value-type="string">
            <text:p>undock</text:p>
          </table:table-cell>
          <table:table-cell office:value-type="string">
            <text:p>出塢；駛離碼頭</text:p>
          </table:table-cell>
          <table:table-cell office:value-type="string">
            <text:p/>
          </table:table-cell>
          <table:table-cell office:value-type="string">
            <text:p>离坞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5</text:p>
          </table:table-cell>
          <table:table-cell office:value-type="string">
            <text:p>Unicode</text:p>
          </table:table-cell>
          <table:table-cell office:value-type="string">
            <text:p>萬國碼</text:p>
          </table:table-cell>
          <table:table-cell office:value-type="string">
            <text:p/>
          </table:table-cell>
          <table:table-cell office:value-type="string">
            <text:p>统一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6</text:p>
          </table:table-cell>
          <table:table-cell office:value-type="string">
            <text:p>Unified Modeling Language; UML</text:p>
          </table:table-cell>
          <table:table-cell office:value-type="string">
            <text:p>統一模型化語言</text:p>
          </table:table-cell>
          <table:table-cell office:value-type="string">
            <text:p/>
          </table:table-cell>
          <table:table-cell office:value-type="string">
            <text:p>统一建模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7</text:p>
          </table:table-cell>
          <table:table-cell office:value-type="string">
            <text:p>Uniform Resource Identifier; URI</text:p>
          </table:table-cell>
          <table:table-cell office:value-type="string">
            <text:p>一致資源識別符號</text:p>
          </table:table-cell>
          <table:table-cell office:value-type="string">
            <text:p/>
          </table:table-cell>
          <table:table-cell office:value-type="string">
            <text:p>统一资源标识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8</text:p>
          </table:table-cell>
          <table:table-cell office:value-type="string">
            <text:p>union</text:p>
          </table:table-cell>
          <table:table-cell office:value-type="string">
            <text:p>聯合；聯集；聯盟</text:p>
          </table:table-cell>
          <table:table-cell office:value-type="string">
            <text:p/>
          </table:table-cell>
          <table:table-cell office:value-type="string">
            <text:p>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799</text:p>
          </table:table-cell>
          <table:table-cell office:value-type="string">
            <text:p>union</text:p>
          </table:table-cell>
          <table:table-cell office:value-type="string">
            <text:p>聯合；聯集；聯盟</text:p>
          </table:table-cell>
          <table:table-cell office:value-type="string">
            <text:p/>
          </table:table-cell>
          <table:table-cell office:value-type="string">
            <text:p>联合[号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0</text:p>
          </table:table-cell>
          <table:table-cell office:value-type="string">
            <text:p>unit</text:p>
          </table:table-cell>
          <table:table-cell office:value-type="string">
            <text:p>單位；單元；部件；裝置；設備；器</text:p>
          </table:table-cell>
          <table:table-cell office:value-type="string">
            <text:p/>
          </table:table-cell>
          <table:table-cell office:value-type="string">
            <text:p>单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1</text:p>
          </table:table-cell>
          <table:table-cell office:value-type="string">
            <text:p>unit test</text:p>
          </table:table-cell>
          <table:table-cell office:value-type="string">
            <text:p>單元測試</text:p>
          </table:table-cell>
          <table:table-cell office:value-type="string">
            <text:p/>
          </table:table-cell>
          <table:table-cell office:value-type="string">
            <text:p>单元测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2</text:p>
          </table:table-cell>
          <table:table-cell office:value-type="string">
            <text:p>Universal Resource Locator; URL</text:p>
          </table:table-cell>
          <table:table-cell office:value-type="string">
            <text:p>環球資源定位器</text:p>
          </table:table-cell>
          <table:table-cell office:value-type="string">
            <text:p/>
          </table:table-cell>
          <table:table-cell office:value-type="string">
            <text:p>统一资源定位地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3</text:p>
          </table:table-cell>
          <table:table-cell office:value-type="string">
            <text:p>Universal Time Coordinate (UTC)</text:p>
          </table:table-cell>
          <table:table-cell office:value-type="string">
            <text:p>國際標準時間</text:p>
          </table:table-cell>
          <table:table-cell office:value-type="string">
            <text:p/>
          </table:table-cell>
          <table:table-cell office:value-type="string">
            <text:p>世界协调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4</text:p>
          </table:table-cell>
          <table:table-cell office:value-type="string">
            <text:p>UNIX</text:p>
          </table:table-cell>
          <table:table-cell office:value-type="string">
            <text:p>UNIX作業系統</text:p>
          </table:table-cell>
          <table:table-cell office:value-type="string">
            <text:p/>
          </table:table-cell>
          <table:table-cell office:value-type="string">
            <text:p>UNIX 操作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5</text:p>
          </table:table-cell>
          <table:table-cell office:value-type="string">
            <text:p>up time</text:p>
          </table:table-cell>
          <table:table-cell office:value-type="string">
            <text:p>順時；開機時間；可操作時間</text:p>
          </table:table-cell>
          <table:table-cell office:value-type="string">
            <text:p/>
          </table:table-cell>
          <table:table-cell office:value-type="string">
            <text:p>待用时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6</text:p>
          </table:table-cell>
          <table:table-cell office:value-type="string">
            <text:p>update</text:p>
          </table:table-cell>
          <table:table-cell office:value-type="string">
            <text:p>更新；修正</text:p>
          </table:table-cell>
          <table:table-cell office:value-type="string">
            <text:p/>
          </table:table-cell>
          <table:table-cell office:value-type="string">
            <text:p>更新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7</text:p>
          </table:table-cell>
          <table:table-cell office:value-type="string">
            <text:p>upgrade</text:p>
          </table:table-cell>
          <table:table-cell office:value-type="string">
            <text:p>升級；提高質量</text:p>
          </table:table-cell>
          <table:table-cell office:value-type="string">
            <text:p/>
          </table:table-cell>
          <table:table-cell office:value-type="string">
            <text:p>升级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8</text:p>
          </table:table-cell>
          <table:table-cell office:value-type="string">
            <text:p>upload</text:p>
          </table:table-cell>
          <table:table-cell office:value-type="string">
            <text:p>上傳；上載</text:p>
          </table:table-cell>
          <table:table-cell office:value-type="string">
            <text:p/>
          </table:table-cell>
          <table:table-cell office:value-type="string">
            <text:p>上载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09</text:p>
          </table:table-cell>
          <table:table-cell office:value-type="string">
            <text:p>upward-compatible</text:p>
          </table:table-cell>
          <table:table-cell office:value-type="string">
            <text:p>向上相容</text:p>
          </table:table-cell>
          <table:table-cell office:value-type="string">
            <text:p/>
          </table:table-cell>
          <table:table-cell office:value-type="string">
            <text:p>向上兼容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0</text:p>
          </table:table-cell>
          <table:table-cell office:value-type="string">
            <text:p>universal serial bus; USB</text:p>
          </table:table-cell>
          <table:table-cell office:value-type="string">
            <text:p>通用序列匯流排；通用串列匯流排</text:p>
          </table:table-cell>
          <table:table-cell office:value-type="string">
            <text:p/>
          </table:table-cell>
          <table:table-cell office:value-type="string">
            <text:p>通用串行总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1</text:p>
          </table:table-cell>
          <table:table-cell office:value-type="string">
            <text:p>user</text:p>
          </table:table-cell>
          <table:table-cell office:value-type="string">
            <text:p>用戶；使用者</text:p>
          </table:table-cell>
          <table:table-cell office:value-type="string">
            <text:p/>
          </table:table-cell>
          <table:table-cell office:value-type="string">
            <text:p>用户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2</text:p>
          </table:table-cell>
          <table:table-cell office:value-type="string">
            <text:p>user agent (UA)</text:p>
          </table:table-cell>
          <table:table-cell office:value-type="string">
            <text:p>使用者代理</text:p>
          </table:table-cell>
          <table:table-cell office:value-type="string">
            <text:p/>
          </table:table-cell>
          <table:table-cell office:value-type="string">
            <text:p>用户代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3</text:p>
          </table:table-cell>
          <table:table-cell office:value-type="string">
            <text:p>user data</text:p>
          </table:table-cell>
          <table:table-cell office:value-type="string">
            <text:p>使用者資料</text:p>
          </table:table-cell>
          <table:table-cell office:value-type="string">
            <text:p/>
          </table:table-cell>
          <table:table-cell office:value-type="string">
            <text:p>用户数据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4</text:p>
          </table:table-cell>
          <table:table-cell office:value-type="string">
            <text:p>user group</text:p>
          </table:table-cell>
          <table:table-cell office:value-type="string">
            <text:p>用戶群；用戶組</text:p>
          </table:table-cell>
          <table:table-cell office:value-type="string">
            <text:p/>
          </table:table-cell>
          <table:table-cell office:value-type="string">
            <text:p>用户组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5</text:p>
          </table:table-cell>
          <table:table-cell office:value-type="string">
            <text:p>user interface</text:p>
          </table:table-cell>
          <table:table-cell office:value-type="string">
            <text:p>使用者介面；用戶介面</text:p>
          </table:table-cell>
          <table:table-cell office:value-type="string">
            <text:p/>
          </table:table-cell>
          <table:table-cell office:value-type="string">
            <text:p>用户界面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6</text:p>
          </table:table-cell>
          <table:table-cell office:value-type="string">
            <text:p>user manual</text:p>
          </table:table-cell>
          <table:table-cell office:value-type="string">
            <text:p>使用者手冊</text:p>
          </table:table-cell>
          <table:table-cell office:value-type="string">
            <text:p/>
          </table:table-cell>
          <table:table-cell office:value-type="string">
            <text:p>用户手册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7</text:p>
          </table:table-cell>
          <table:table-cell office:value-type="string">
            <text:p>user profile</text:p>
          </table:table-cell>
          <table:table-cell office:value-type="string">
            <text:p>用戶設定檔；用者概況；用戶簡要；用戶特定檔</text:p>
          </table:table-cell>
          <table:table-cell office:value-type="string">
            <text:p/>
          </table:table-cell>
          <table:table-cell office:value-type="string">
            <text:p>用户简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8</text:p>
          </table:table-cell>
          <table:table-cell office:value-type="string">
            <text:p>user friendly</text:p>
          </table:table-cell>
          <table:table-cell office:value-type="string">
            <text:p>使用者親和性；用戶滿意介面</text:p>
          </table:table-cell>
          <table:table-cell office:value-type="string">
            <text:p/>
          </table:table-cell>
          <table:table-cell office:value-type="string">
            <text:p>[对]用户友好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19</text:p>
          </table:table-cell>
          <table:table-cell office:value-type="string">
            <text:p>utility program</text:p>
          </table:table-cell>
          <table:table-cell office:value-type="string">
            <text:p>公用程式；公用常式</text:p>
          </table:table-cell>
          <table:table-cell office:value-type="string">
            <text:p/>
          </table:table-cell>
          <table:table-cell office:value-type="string">
            <text:p>实用程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0</text:p>
          </table:table-cell>
          <table:table-cell office:value-type="string">
            <text:p>value</text:p>
          </table:table-cell>
          <table:table-cell office:value-type="string">
            <text:p>值；價值</text:p>
          </table:table-cell>
          <table:table-cell office:value-type="string">
            <text:p/>
          </table:table-cell>
          <table:table-cell office:value-type="string">
            <text:p>值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1</text:p>
          </table:table-cell>
          <table:table-cell office:value-type="string">
            <text:p>value added network</text:p>
          </table:table-cell>
          <table:table-cell office:value-type="string">
            <text:p>加值網路</text:p>
          </table:table-cell>
          <table:table-cell office:value-type="string">
            <text:p/>
          </table:table-cell>
          <table:table-cell office:value-type="string">
            <text:p>增值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2</text:p>
          </table:table-cell>
          <table:table-cell office:value-type="string">
            <text:p>variable</text:p>
          </table:table-cell>
          <table:table-cell office:value-type="string">
            <text:p>變數</text:p>
          </table:table-cell>
          <table:table-cell office:value-type="string">
            <text:p/>
          </table:table-cell>
          <table:table-cell office:value-type="string">
            <text:p>变量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3</text:p>
          </table:table-cell>
          <table:table-cell office:value-type="string">
            <text:p>verification</text:p>
          </table:table-cell>
          <table:table-cell office:value-type="string">
            <text:p>驗證</text:p>
          </table:table-cell>
          <table:table-cell office:value-type="string">
            <text:p/>
          </table:table-cell>
          <table:table-cell office:value-type="string">
            <text:p>验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4</text:p>
          </table:table-cell>
          <table:table-cell office:value-type="string">
            <text:p>verification test</text:p>
          </table:table-cell>
          <table:table-cell office:value-type="string">
            <text:p>驗證測試</text:p>
          </table:table-cell>
          <table:table-cell office:value-type="string">
            <text:p/>
          </table:table-cell>
          <table:table-cell office:value-type="string">
            <text:p>验证测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5</text:p>
          </table:table-cell>
          <table:table-cell office:value-type="string">
            <text:p>very large scale integration</text:p>
          </table:table-cell>
          <table:table-cell office:value-type="string">
            <text:p>超大型積體電路</text:p>
          </table:table-cell>
          <table:table-cell office:value-type="string">
            <text:p/>
          </table:table-cell>
          <table:table-cell office:value-type="string">
            <text:p>超大规模集成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6</text:p>
          </table:table-cell>
          <table:table-cell office:value-type="string">
            <text:p>video compression</text:p>
          </table:table-cell>
          <table:table-cell office:value-type="string">
            <text:p>視訊壓縮</text:p>
          </table:table-cell>
          <table:table-cell office:value-type="string">
            <text:p/>
          </table:table-cell>
          <table:table-cell office:value-type="string">
            <text:p>视频压缩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7</text:p>
          </table:table-cell>
          <table:table-cell office:value-type="string">
            <text:p>videodisc</text:p>
          </table:table-cell>
          <table:table-cell office:value-type="string">
            <text:p>影像磁碟</text:p>
          </table:table-cell>
          <table:table-cell office:value-type="string">
            <text:p/>
          </table:table-cell>
          <table:table-cell office:value-type="string">
            <text:p>影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8</text:p>
          </table:table-cell>
          <table:table-cell office:value-type="string">
            <text:p>view</text:p>
          </table:table-cell>
          <table:table-cell office:value-type="string">
            <text:p>視野；觀點</text:p>
          </table:table-cell>
          <table:table-cell office:value-type="string">
            <text:p/>
          </table:table-cell>
          <table:table-cell office:value-type="string">
            <text:p>视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29</text:p>
          </table:table-cell>
          <table:table-cell office:value-type="string">
            <text:p>virtual</text:p>
          </table:table-cell>
          <table:table-cell office:value-type="string">
            <text:p>虛擬</text:p>
          </table:table-cell>
          <table:table-cell office:value-type="string">
            <text:p/>
          </table:table-cell>
          <table:table-cell office:value-type="string">
            <text:p>虚拟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0</text:p>
          </table:table-cell>
          <table:table-cell office:value-type="string">
            <text:p>virtual memory (VM)</text:p>
          </table:table-cell>
          <table:table-cell office:value-type="string">
            <text:p>虛擬記憶體</text:p>
          </table:table-cell>
          <table:table-cell office:value-type="string">
            <text:p/>
          </table:table-cell>
          <table:table-cell office:value-type="string">
            <text:p>虚存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1</text:p>
          </table:table-cell>
          <table:table-cell office:value-type="string">
            <text:p>virtual path</text:p>
          </table:table-cell>
          <table:table-cell office:value-type="string">
            <text:p>虛擬路徑</text:p>
          </table:table-cell>
          <table:table-cell office:value-type="string">
            <text:p/>
          </table:table-cell>
          <table:table-cell office:value-type="string">
            <text:p>虚通路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2</text:p>
          </table:table-cell>
          <table:table-cell office:value-type="string">
            <text:p>virtual peripheral</text:p>
          </table:table-cell>
          <table:table-cell office:value-type="string">
            <text:p>虛擬週邊設備</text:p>
          </table:table-cell>
          <table:table-cell office:value-type="string">
            <text:p/>
          </table:table-cell>
          <table:table-cell office:value-type="string">
            <text:p>虚拟外设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3</text:p>
          </table:table-cell>
          <table:table-cell office:value-type="string">
            <text:p>virtual reality (VR)</text:p>
          </table:table-cell>
          <table:table-cell office:value-type="string">
            <text:p>虛擬實境</text:p>
          </table:table-cell>
          <table:table-cell office:value-type="string">
            <text:p/>
          </table:table-cell>
          <table:table-cell office:value-type="string">
            <text:p>虚拟现实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4</text:p>
          </table:table-cell>
          <table:table-cell office:value-type="string">
            <text:p>virus</text:p>
          </table:table-cell>
          <table:table-cell office:value-type="string">
            <text:p>病毒</text:p>
          </table:table-cell>
          <table:table-cell office:value-type="string">
            <text:p/>
          </table:table-cell>
          <table:table-cell office:value-type="string">
            <text:p>病毒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5</text:p>
          </table:table-cell>
          <table:table-cell office:value-type="string">
            <text:p>visibility</text:p>
          </table:table-cell>
          <table:table-cell office:value-type="string">
            <text:p>可見性</text:p>
          </table:table-cell>
          <table:table-cell office:value-type="string">
            <text:p/>
          </table:table-cell>
          <table:table-cell office:value-type="string">
            <text:p>可见性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6</text:p>
          </table:table-cell>
          <table:table-cell office:value-type="string">
            <text:p>vision system</text:p>
          </table:table-cell>
          <table:table-cell office:value-type="string">
            <text:p>視覺系統</text:p>
          </table:table-cell>
          <table:table-cell office:value-type="string">
            <text:p/>
          </table:table-cell>
          <table:table-cell office:value-type="string">
            <text:p>视觉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7</text:p>
          </table:table-cell>
          <table:table-cell office:value-type="string">
            <text:p>visualization</text:p>
          </table:table-cell>
          <table:table-cell office:value-type="string">
            <text:p>視覺化</text:p>
          </table:table-cell>
          <table:table-cell office:value-type="string">
            <text:p/>
          </table:table-cell>
          <table:table-cell office:value-type="string">
            <text:p>可视化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8</text:p>
          </table:table-cell>
          <table:table-cell office:value-type="string">
            <text:p>vocoder</text:p>
          </table:table-cell>
          <table:table-cell office:value-type="string">
            <text:p>聲碼器；語音編碼器</text:p>
          </table:table-cell>
          <table:table-cell office:value-type="string">
            <text:p/>
          </table:table-cell>
          <table:table-cell office:value-type="string">
            <text:p>声码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39</text:p>
          </table:table-cell>
          <table:table-cell office:value-type="string">
            <text:p>voice control</text:p>
          </table:table-cell>
          <table:table-cell office:value-type="string">
            <text:p>語音控制</text:p>
          </table:table-cell>
          <table:table-cell office:value-type="string">
            <text:p/>
          </table:table-cell>
          <table:table-cell office:value-type="string">
            <text:p>话音控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0</text:p>
          </table:table-cell>
          <table:table-cell office:value-type="string">
            <text:p>voice recognition</text:p>
          </table:table-cell>
          <table:table-cell office:value-type="string">
            <text:p>語音辨識</text:p>
          </table:table-cell>
          <table:table-cell office:value-type="string">
            <text:p/>
          </table:table-cell>
          <table:table-cell office:value-type="string">
            <text:p>话音识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1</text:p>
          </table:table-cell>
          <table:table-cell office:value-type="string">
            <text:p>volatile storage</text:p>
          </table:table-cell>
          <table:table-cell office:value-type="string">
            <text:p>依電性儲存器</text:p>
          </table:table-cell>
          <table:table-cell office:value-type="string">
            <text:p/>
          </table:table-cell>
          <table:table-cell office:value-type="string">
            <text:p>易失性存储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2</text:p>
          </table:table-cell>
          <table:table-cell office:value-type="string">
            <text:p>vulnerability</text:p>
          </table:table-cell>
          <table:table-cell office:value-type="string">
            <text:p>易損性；脆弱度；脆弱性</text:p>
          </table:table-cell>
          <table:table-cell office:value-type="string">
            <text:p/>
          </table:table-cell>
          <table:table-cell office:value-type="string">
            <text:p>脆弱点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3</text:p>
          </table:table-cell>
          <table:table-cell office:value-type="string">
            <text:p>wafer</text:p>
          </table:table-cell>
          <table:table-cell office:value-type="string">
            <text:p>晶片；晶元；圓片；大晶片；薄片；干膠片</text:p>
          </table:table-cell>
          <table:table-cell office:value-type="string">
            <text:p/>
          </table:table-cell>
          <table:table-cell office:value-type="string">
            <text:p>圆片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4</text:p>
          </table:table-cell>
          <table:table-cell office:value-type="string">
            <text:p>wait state</text:p>
          </table:table-cell>
          <table:table-cell office:value-type="string">
            <text:p>等待狀態</text:p>
          </table:table-cell>
          <table:table-cell office:value-type="string">
            <text:p/>
          </table:table-cell>
          <table:table-cell office:value-type="string">
            <text:p>等待状态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5</text:p>
          </table:table-cell>
          <table:table-cell office:value-type="string">
            <text:p>walk-through</text:p>
          </table:table-cell>
          <table:table-cell office:value-type="string">
            <text:p>走查</text:p>
          </table:table-cell>
          <table:table-cell office:value-type="string">
            <text:p/>
          </table:table-cell>
          <table:table-cell office:value-type="string">
            <text:p>走查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6</text:p>
          </table:table-cell>
          <table:table-cell office:value-type="string">
            <text:p>watchdog timer</text:p>
          </table:table-cell>
          <table:table-cell office:value-type="string">
            <text:p>監視計時器；看門狗計時器</text:p>
          </table:table-cell>
          <table:table-cell office:value-type="string">
            <text:p/>
          </table:table-cell>
          <table:table-cell office:value-type="string">
            <text:p>把关[定时]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7</text:p>
          </table:table-cell>
          <table:table-cell office:value-type="string">
            <text:p>watermark</text:p>
          </table:table-cell>
          <table:table-cell office:value-type="string">
            <text:p>浮水印</text:p>
          </table:table-cell>
          <table:table-cell office:value-type="string">
            <text:p/>
          </table:table-cell>
          <table:table-cell office:value-type="string">
            <text:p>水印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8</text:p>
          </table:table-cell>
          <table:table-cell office:value-type="string">
            <text:p>What-You-See-Before-You-Get-It</text:p>
          </table:table-cell>
          <table:table-cell office:value-type="string">
            <text:p>所得前所見</text:p>
          </table:table-cell>
          <table:table-cell office:value-type="string">
            <text:p/>
          </table:table-cell>
          <table:table-cell office:value-type="string">
            <text:p>所见先所得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49</text:p>
          </table:table-cell>
          <table:table-cell office:value-type="string">
            <text:p>white box testing</text:p>
          </table:table-cell>
          <table:table-cell office:value-type="string">
            <text:p>白箱測試</text:p>
          </table:table-cell>
          <table:table-cell office:value-type="string">
            <text:p/>
          </table:table-cell>
          <table:table-cell office:value-type="string">
            <text:p>白盒测试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0</text:p>
          </table:table-cell>
          <table:table-cell office:value-type="string">
            <text:p>whiteboard</text:p>
          </table:table-cell>
          <table:table-cell office:value-type="string">
            <text:p>白板</text:p>
          </table:table-cell>
          <table:table-cell office:value-type="string">
            <text:p/>
          </table:table-cell>
          <table:table-cell office:value-type="string">
            <text:p>白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1</text:p>
          </table:table-cell>
          <table:table-cell office:value-type="string">
            <text:p>wildcard character</text:p>
          </table:table-cell>
          <table:table-cell office:value-type="string">
            <text:p>通配字元；通用字元</text:p>
          </table:table-cell>
          <table:table-cell office:value-type="string">
            <text:p/>
          </table:table-cell>
          <table:table-cell office:value-type="string">
            <text:p>通配字符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2</text:p>
          </table:table-cell>
          <table:table-cell office:value-type="string">
            <text:p>window</text:p>
          </table:table-cell>
          <table:table-cell office:value-type="string">
            <text:p>視窗；窗；窗口</text:p>
          </table:table-cell>
          <table:table-cell office:value-type="string">
            <text:p/>
          </table:table-cell>
          <table:table-cell office:value-type="string">
            <text:p>窗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3</text:p>
          </table:table-cell>
          <table:table-cell office:value-type="string">
            <text:p>windowing</text:p>
          </table:table-cell>
          <table:table-cell office:value-type="string">
            <text:p>開視窗</text:p>
          </table:table-cell>
          <table:table-cell office:value-type="string">
            <text:p/>
          </table:table-cell>
          <table:table-cell office:value-type="string">
            <text:p>开窗口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4</text:p>
          </table:table-cell>
          <table:table-cell office:value-type="string">
            <text:p>Windows</text:p>
          </table:table-cell>
          <table:table-cell office:value-type="string">
            <text:p>視窗；窗口；視窗作業系統</text:p>
          </table:table-cell>
          <table:table-cell office:value-type="string">
            <text:p/>
          </table:table-cell>
          <table:table-cell office:value-type="string">
            <text:p>视窗操作系统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5</text:p>
          </table:table-cell>
          <table:table-cell office:value-type="string">
            <text:p>wireless</text:p>
          </table:table-cell>
          <table:table-cell office:value-type="string">
            <text:p>無線</text:p>
          </table:table-cell>
          <table:table-cell office:value-type="string">
            <text:p/>
          </table:table-cell>
          <table:table-cell office:value-type="string">
            <text:p>无线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6</text:p>
          </table:table-cell>
          <table:table-cell office:value-type="string">
            <text:p>wire-pin printer</text:p>
          </table:table-cell>
          <table:table-cell office:value-type="string">
            <text:p>針式印表機；點陣印表機</text:p>
          </table:table-cell>
          <table:table-cell office:value-type="string">
            <text:p/>
          </table:table-cell>
          <table:table-cell office:value-type="string">
            <text:p>针式打印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7</text:p>
          </table:table-cell>
          <table:table-cell office:value-type="string">
            <text:p>wiretapping</text:p>
          </table:table-cell>
          <table:table-cell office:value-type="string">
            <text:p>搭線</text:p>
          </table:table-cell>
          <table:table-cell office:value-type="string">
            <text:p/>
          </table:table-cell>
          <table:table-cell office:value-type="string">
            <text:p>搭窃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8</text:p>
          </table:table-cell>
          <table:table-cell office:value-type="string">
            <text:p>wizard</text:p>
          </table:table-cell>
          <table:table-cell office:value-type="string">
            <text:p>精靈</text:p>
          </table:table-cell>
          <table:table-cell office:value-type="string">
            <text:p/>
          </table:table-cell>
          <table:table-cell office:value-type="string">
            <text:p>向导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59</text:p>
          </table:table-cell>
          <table:table-cell office:value-type="string">
            <text:p>word</text:p>
          </table:table-cell>
          <table:table-cell office:value-type="string">
            <text:p>字組</text:p>
          </table:table-cell>
          <table:table-cell office:value-type="string">
            <text:p/>
          </table:table-cell>
          <table:table-cell office:value-type="string">
            <text:p>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0</text:p>
          </table:table-cell>
          <table:table-cell office:value-type="string">
            <text:p>word length</text:p>
          </table:table-cell>
          <table:table-cell office:value-type="string">
            <text:p>字長</text:p>
          </table:table-cell>
          <table:table-cell office:value-type="string">
            <text:p/>
          </table:table-cell>
          <table:table-cell office:value-type="string">
            <text:p>字长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1</text:p>
          </table:table-cell>
          <table:table-cell office:value-type="string">
            <text:p>word processing</text:p>
          </table:table-cell>
          <table:table-cell office:value-type="string">
            <text:p>文字處理</text:p>
          </table:table-cell>
          <table:table-cell office:value-type="string">
            <text:p/>
          </table:table-cell>
          <table:table-cell office:value-type="string">
            <text:p>字处理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2</text:p>
          </table:table-cell>
          <table:table-cell office:value-type="string">
            <text:p>workstation</text:p>
          </table:table-cell>
          <table:table-cell office:value-type="string">
            <text:p>工作站</text:p>
          </table:table-cell>
          <table:table-cell office:value-type="string">
            <text:p/>
          </table:table-cell>
          <table:table-cell office:value-type="string">
            <text:p>工作站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3</text:p>
          </table:table-cell>
          <table:table-cell office:value-type="string">
            <text:p>worm</text:p>
          </table:table-cell>
          <table:table-cell office:value-type="string">
            <text:p>蟲</text:p>
          </table:table-cell>
          <table:table-cell office:value-type="string">
            <text:p/>
          </table:table-cell>
          <table:table-cell office:value-type="string">
            <text:p>蠕虫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4</text:p>
          </table:table-cell>
          <table:table-cell office:value-type="string">
            <text:p>wraparound</text:p>
          </table:table-cell>
          <table:table-cell office:value-type="string">
            <text:p>環繞；回歸；裹包</text:p>
          </table:table-cell>
          <table:table-cell office:value-type="string">
            <text:p/>
          </table:table-cell>
          <table:table-cell office:value-type="string">
            <text:p>绕回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5</text:p>
          </table:table-cell>
          <table:table-cell office:value-type="string">
            <text:p>write</text:p>
          </table:table-cell>
          <table:table-cell office:value-type="string">
            <text:p>寫</text:p>
          </table:table-cell>
          <table:table-cell office:value-type="string">
            <text:p/>
          </table:table-cell>
          <table:table-cell office:value-type="string">
            <text:p>写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6</text:p>
          </table:table-cell>
          <table:table-cell office:value-type="string">
            <text:p>write head</text:p>
          </table:table-cell>
          <table:table-cell office:value-type="string">
            <text:p>寫入頭</text:p>
          </table:table-cell>
          <table:table-cell office:value-type="string">
            <text:p/>
          </table:table-cell>
          <table:table-cell office:value-type="string">
            <text:p>写[磁]头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7</text:p>
          </table:table-cell>
          <table:table-cell office:value-type="string">
            <text:p>write protection</text:p>
          </table:table-cell>
          <table:table-cell office:value-type="string">
            <text:p>寫保護</text:p>
          </table:table-cell>
          <table:table-cell office:value-type="string">
            <text:p/>
          </table:table-cell>
          <table:table-cell office:value-type="string">
            <text:p>防写[器]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8</text:p>
          </table:table-cell>
          <table:table-cell office:value-type="string">
            <text:p>write-many</text:p>
          </table:table-cell>
          <table:table-cell office:value-type="string">
            <text:p>多次寫入</text:p>
          </table:table-cell>
          <table:table-cell office:value-type="string">
            <text:p/>
          </table:table-cell>
          <table:table-cell office:value-type="string">
            <text:p>多次写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69</text:p>
          </table:table-cell>
          <table:table-cell office:value-type="string">
            <text:p>write-once</text:p>
          </table:table-cell>
          <table:table-cell office:value-type="string">
            <text:p>單次寫入</text:p>
          </table:table-cell>
          <table:table-cell office:value-type="string">
            <text:p/>
          </table:table-cell>
          <table:table-cell office:value-type="string">
            <text:p>一次写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0</text:p>
          </table:table-cell>
          <table:table-cell office:value-type="string">
            <text:p>WYSIWYG</text:p>
          </table:table-cell>
          <table:table-cell office:value-type="string">
            <text:p>所見即所得</text:p>
          </table:table-cell>
          <table:table-cell office:value-type="string">
            <text:p/>
          </table:table-cell>
          <table:table-cell office:value-type="string">
            <text:p>所见即所得的【形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1</text:p>
          </table:table-cell>
          <table:table-cell office:value-type="string">
            <text:p>XML</text:p>
          </table:table-cell>
          <table:table-cell office:value-type="string">
            <text:p>可延伸標示語言</text:p>
          </table:table-cell>
          <table:table-cell office:value-type="string">
            <text:p/>
          </table:table-cell>
          <table:table-cell office:value-type="string">
            <text:p>可扩展置标语言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2</text:p>
          </table:table-cell>
          <table:table-cell office:value-type="string">
            <text:p>XOR gate</text:p>
          </table:table-cell>
          <table:table-cell office:value-type="string">
            <text:p>互斥或閘</text:p>
          </table:table-cell>
          <table:table-cell office:value-type="string">
            <text:p/>
          </table:table-cell>
          <table:table-cell office:value-type="string">
            <text:p>“异”门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3</text:p>
          </table:table-cell>
          <table:table-cell office:value-type="string">
            <text:p>yellow pages</text:p>
          </table:table-cell>
          <table:table-cell office:value-type="string">
            <text:p>黃頁；黃頁(分類)簿；電話號碼簿之非住宅分類部份</text:p>
          </table:table-cell>
          <table:table-cell office:value-type="string">
            <text:p/>
          </table:table-cell>
          <table:table-cell office:value-type="string">
            <text:p>黄页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4</text:p>
          </table:table-cell>
          <table:table-cell office:value-type="string">
            <text:p>zero out</text:p>
          </table:table-cell>
          <table:table-cell office:value-type="string">
            <text:p>零化</text:p>
          </table:table-cell>
          <table:table-cell office:value-type="string">
            <text:p/>
          </table:table-cell>
          <table:table-cell office:value-type="string">
            <text:p>置零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5</text:p>
          </table:table-cell>
          <table:table-cell office:value-type="string">
            <text:p>zero suppression</text:p>
          </table:table-cell>
          <table:table-cell office:value-type="string">
            <text:p>消零；零抑制</text:p>
          </table:table-cell>
          <table:table-cell office:value-type="string">
            <text:p/>
          </table:table-cell>
          <table:table-cell office:value-type="string">
            <text:p>消零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6</text:p>
          </table:table-cell>
          <table:table-cell office:value-type="string">
            <text:p>zerofill</text:p>
          </table:table-cell>
          <table:table-cell office:value-type="string">
            <text:p>填零</text:p>
          </table:table-cell>
          <table:table-cell office:value-type="string">
            <text:p/>
          </table:table-cell>
          <table:table-cell office:value-type="string">
            <text:p>填零【动】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7</text:p>
          </table:table-cell>
          <table:table-cell office:value-type="string">
            <text:p>e-zine；electronic magazine</text:p>
          </table:table-cell>
          <table:table-cell office:value-type="string">
            <text:p>電子雜誌</text:p>
          </table:table-cell>
          <table:table-cell office:value-type="string">
            <text:p/>
          </table:table-cell>
          <table:table-cell office:value-type="string">
            <text:p>电子杂志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8</text:p>
          </table:table-cell>
          <table:table-cell office:value-type="string">
            <text:p>zombie computer</text:p>
          </table:table-cell>
          <table:table-cell office:value-type="string">
            <text:p>殭屍電腦</text:p>
          </table:table-cell>
          <table:table-cell office:value-type="string">
            <text:p/>
          </table:table-cell>
          <table:table-cell office:value-type="string">
            <text:p>“蛇神”机</text:p>
          </table:table-cell>
          <table:table-cell office:value-type="string">
            <text:p>2015-09-16</text:p>
          </table:table-cell>
        </table:table-row>
        <table:table-row>
          <table:table-cell office:value-type="string">
            <text:p>2454879</text:p>
          </table:table-cell>
          <table:table-cell office:value-type="string">
            <text:p>zooming</text:p>
          </table:table-cell>
          <table:table-cell office:value-type="string">
            <text:p>調焦</text:p>
          </table:table-cell>
          <table:table-cell office:value-type="string">
            <text:p/>
          </table:table-cell>
          <table:table-cell office:value-type="string">
            <text:p>变焦</text:p>
          </table:table-cell>
          <table:table-cell office:value-type="string">
            <text:p>2015-09-16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10-25T15:17:53.509174</meta:creation-date>
    <dc:date>2022-10-25T15:17:53.815916</dc:date>
    <meta:generator>http://pypi.python.org/pypi/ezodf/0.1.0$Python3.9.10 (main, Feb  8 2022, 15:28:05) 
[GCC 9.3.0]</meta:generator>
    <meta:document-statistic/>
    <meta:editing-cycles>1</meta:editing-cycles>
  </office:meta>
</office:document-meta>
</file>